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116.79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offs_x_j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ddx/ddz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0515774" calcext:value-type="float">
            <text:p>-0.005157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5697253" calcext:value-type="float">
            <text:p>-0.0015697253</text:p>
          </table:table-cell>
          <table:table-cell office:value-type="float" office:value="-0.1963016129" calcext:value-type="float">
            <text:p>-0.19630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/[.I2]" office:value-type="float" office:value="0.00799649721064518" calcext:value-type="float">
            <text:p>0.0079964972</text:p>
          </table:table-cell>
          <table:table-cell table:formula="of:=[.D2]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821" calcext:value-type="float">
            <text:p>-0.0003821</text:p>
          </table:table-cell>
          <table:table-cell office:value-type="float" office:value="-0.00677436" calcext:value-type="float">
            <text:p>-0.006774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136098" calcext:value-type="float">
            <text:p>-0.0041136098</text:p>
          </table:table-cell>
          <table:table-cell office:value-type="float" office:value="-0.3916650772" calcext:value-type="float">
            <text:p>-0.39166507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3]/[.I3]" office:value-type="float" office:value="0.010502876154821" calcext:value-type="float">
            <text:p>0.0105028762</text:p>
          </table:table-cell>
          <table:table-cell table:formula="of:=[.D3]/[.L3]" office:value-type="float" office:value="-0.036380510858886" calcext:value-type="float">
            <text:p>-0.03638051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1616" calcext:value-type="float">
            <text:p>-0.00031616</text:p>
          </table:table-cell>
          <table:table-cell office:value-type="float" office:value="-0.00964042" calcext:value-type="float">
            <text:p>-0.009640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7659019" calcext:value-type="float">
            <text:p>-0.0087659019</text:p>
          </table:table-cell>
          <table:table-cell office:value-type="float" office:value="-0.5864894295" calcext:value-type="float">
            <text:p>-0.5864894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4]/[.I4]" office:value-type="float" office:value="0.014946393675796" calcext:value-type="float">
            <text:p>0.0149463937</text:p>
          </table:table-cell>
          <table:table-cell table:formula="of:=[.D4]/[.L4]" office:value-type="float" office:value="-0.0211529287169778" calcext:value-type="float">
            <text:p>-0.021152928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47036754" calcext:value-type="float">
            <text:p>0.0047036754</text:p>
          </table:table-cell>
          <table:table-cell office:value-type="float" office:value="0" calcext:value-type="float">
            <text:p>0</text:p>
          </table:table-cell>
          <table:table-cell office:value-type="float" office:value="-0.00023028" calcext:value-type="float">
            <text:p>-0.00023028</text:p>
          </table:table-cell>
          <table:table-cell office:value-type="float" office:value="-0.01114513" calcext:value-type="float">
            <text:p>-0.011145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5156125" calcext:value-type="float">
            <text:p>-0.0135156125</text:p>
          </table:table-cell>
          <table:table-cell office:value-type="float" office:value="-0.7821861458" calcext:value-type="float">
            <text:p>-0.78218614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5]/[.I5]" office:value-type="float" office:value="0.0172792788169069" calcext:value-type="float">
            <text:p>0.0172792788</text:p>
          </table:table-cell>
          <table:table-cell table:formula="of:=[.D5]/[.L5]" office:value-type="float" office:value="-0.0133269450907108" calcext:value-type="float">
            <text:p>-0.013326945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10801" calcext:value-type="float">
            <text:p>-5.10801E-05</text:p>
          </table:table-cell>
          <table:table-cell office:value-type="float" office:value="0" calcext:value-type="float">
            <text:p>0</text:p>
          </table:table-cell>
          <table:table-cell office:value-type="float" office:value="-0.00018422" calcext:value-type="float">
            <text:p>-0.00018422</text:p>
          </table:table-cell>
          <table:table-cell office:value-type="float" office:value="-0.01077038" calcext:value-type="float">
            <text:p>-0.010770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3444209" calcext:value-type="float">
            <text:p>-0.0163444209</text:p>
          </table:table-cell>
          <table:table-cell office:value-type="float" office:value="-0.9788096046" calcext:value-type="float">
            <text:p>-0.97880960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6]/[.I6]" office:value-type="float" office:value="0.0166982637105194" calcext:value-type="float">
            <text:p>0.0166982637</text:p>
          </table:table-cell>
          <table:table-cell table:formula="of:=[.D6]/[.L6]" office:value-type="float" office:value="-0.0110322847449072" calcext:value-type="float">
            <text:p>-0.01103228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21398512" calcext:value-type="float">
            <text:p>0.0021398512</text:p>
          </table:table-cell>
          <table:table-cell office:value-type="float" office:value="0" calcext:value-type="float">
            <text:p>0</text:p>
          </table:table-cell>
          <table:table-cell office:value-type="float" office:value="-0.00025393" calcext:value-type="float">
            <text:p>-0.00025393</text:p>
          </table:table-cell>
          <table:table-cell office:value-type="float" office:value="-0.00928422" calcext:value-type="float">
            <text:p>-0.009284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920807" calcext:value-type="float">
            <text:p>-0.016920807</text:p>
          </table:table-cell>
          <table:table-cell office:value-type="float" office:value="-1.1755344772" calcext:value-type="float">
            <text:p>-1.17553447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7]/[.I7]" office:value-type="float" office:value="0.0143941392857346" calcext:value-type="float">
            <text:p>0.0143941393</text:p>
          </table:table-cell>
          <table:table-cell table:formula="of:=[.D7]/[.L7]" office:value-type="float" office:value="-0.0176412076442569" calcext:value-type="float">
            <text:p>-0.017641207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4819766" calcext:value-type="float">
            <text:p>0.0004819766</text:p>
          </table:table-cell>
          <table:table-cell office:value-type="float" office:value="0" calcext:value-type="float">
            <text:p>0</text:p>
          </table:table-cell>
          <table:table-cell office:value-type="float" office:value="-0.00021765" calcext:value-type="float">
            <text:p>-0.00021765</text:p>
          </table:table-cell>
          <table:table-cell office:value-type="float" office:value="-0.00841439" calcext:value-type="float">
            <text:p>-0.008414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9113278" calcext:value-type="float">
            <text:p>-0.0179113278</text:p>
          </table:table-cell>
          <table:table-cell office:value-type="float" office:value="-1.3729818916" calcext:value-type="float">
            <text:p>-1.37298189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8]/[.I8]" office:value-type="float" office:value="0.0130455673957412" calcext:value-type="float">
            <text:p>0.0130455674</text:p>
          </table:table-cell>
          <table:table-cell table:formula="of:=[.D8]/[.L8]" office:value-type="float" office:value="-0.0166838278012387" calcext:value-type="float">
            <text:p>-0.016683827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3862107" calcext:value-type="float">
            <text:p>0.0023862107</text:p>
          </table:table-cell>
          <table:table-cell office:value-type="float" office:value="0" calcext:value-type="float">
            <text:p>0</text:p>
          </table:table-cell>
          <table:table-cell office:value-type="float" office:value="-0.00031383" calcext:value-type="float">
            <text:p>-0.00031383</text:p>
          </table:table-cell>
          <table:table-cell office:value-type="float" office:value="-0.00966443" calcext:value-type="float">
            <text:p>-0.009664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4888914" calcext:value-type="float">
            <text:p>-0.0234888914</text:p>
          </table:table-cell>
          <table:table-cell office:value-type="float" office:value="-1.5676395226" calcext:value-type="float">
            <text:p>-1.56763952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9]/[.I9]" office:value-type="float" office:value="0.0149836050069997" calcext:value-type="float">
            <text:p>0.014983605</text:p>
          </table:table-cell>
          <table:table-cell table:formula="of:=[.D9]/[.L9]" office:value-type="float" office:value="-0.0209448927580106" calcext:value-type="float">
            <text:p>-0.02094489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6033875" calcext:value-type="float">
            <text:p>0.0006033875</text:p>
          </table:table-cell>
          <table:table-cell office:value-type="float" office:value="0" calcext:value-type="float">
            <text:p>0</text:p>
          </table:table-cell>
          <table:table-cell office:value-type="float" office:value="-0.0002713" calcext:value-type="float">
            <text:p>-0.0002713</text:p>
          </table:table-cell>
          <table:table-cell office:value-type="float" office:value="-0.0092847" calcext:value-type="float">
            <text:p>-0.0092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4037245" calcext:value-type="float">
            <text:p>-0.0254037245</text:p>
          </table:table-cell>
          <table:table-cell office:value-type="float" office:value="-1.7647747231" calcext:value-type="float">
            <text:p>-1.76477472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H10]/[.I10]" office:value-type="float" office:value="0.0143948823424759" calcext:value-type="float">
            <text:p>0.0143948823</text:p>
          </table:table-cell>
          <table:table-cell table:formula="of:=[.D10]/[.L10]" office:value-type="float" office:value="-0.0188469758588757" calcext:value-type="float">
            <text:p>-0.018846975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2983269" calcext:value-type="float">
            <text:p>0.002983269</text:p>
          </table:table-cell>
          <table:table-cell office:value-type="float" office:value="0" calcext:value-type="float">
            <text:p>0</text:p>
          </table:table-cell>
          <table:table-cell office:value-type="float" office:value="-0.00024417" calcext:value-type="float">
            <text:p>-0.00024417</text:p>
          </table:table-cell>
          <table:table-cell office:value-type="float" office:value="-0.00900199" calcext:value-type="float">
            <text:p>-0.009001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73714857" calcext:value-type="float">
            <text:p>-0.0273714857</text:p>
          </table:table-cell>
          <table:table-cell office:value-type="float" office:value="-1.9611892509" calcext:value-type="float">
            <text:p>-1.96118925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]/[.I11]" office:value-type="float" office:value="0.0139565754235289" calcext:value-type="float">
            <text:p>0.0139565754</text:p>
          </table:table-cell>
          <table:table-cell table:formula="of:=[.D11]/[.L11]" office:value-type="float" office:value="-0.0174949794337343" calcext:value-type="float">
            <text:p>-0.017494979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7442573" calcext:value-type="float">
            <text:p>0.0007442573</text:p>
          </table:table-cell>
          <table:table-cell office:value-type="float" office:value="0" calcext:value-type="float">
            <text:p>0</text:p>
          </table:table-cell>
          <table:table-cell office:value-type="float" office:value="-0.0003453" calcext:value-type="float">
            <text:p>-0.0003453</text:p>
          </table:table-cell>
          <table:table-cell office:value-type="float" office:value="-0.00812781" calcext:value-type="float">
            <text:p>-0.008127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72073053" calcext:value-type="float">
            <text:p>-0.0272073053</text:p>
          </table:table-cell>
          <table:table-cell office:value-type="float" office:value="-2.1590947914" calcext:value-type="float">
            <text:p>-2.15909479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H12]/[.I12]" office:value-type="float" office:value="0.0126012555856143" calcext:value-type="float">
            <text:p>0.0126012556</text:p>
          </table:table-cell>
          <table:table-cell table:formula="of:=[.D12]/[.L12]" office:value-type="float" office:value="-0.0274020313018805" calcext:value-type="float">
            <text:p>-0.027402031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19139728" calcext:value-type="float">
            <text:p>0.0019139728</text:p>
          </table:table-cell>
          <table:table-cell office:value-type="float" office:value="0" calcext:value-type="float">
            <text:p>0</text:p>
          </table:table-cell>
          <table:table-cell office:value-type="float" office:value="-0.00031295" calcext:value-type="float">
            <text:p>-0.00031295</text:p>
          </table:table-cell>
          <table:table-cell office:value-type="float" office:value="-0.00857337" calcext:value-type="float">
            <text:p>-0.008573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12856792" calcext:value-type="float">
            <text:p>-0.0312856792</text:p>
          </table:table-cell>
          <table:table-cell office:value-type="float" office:value="-2.3537154961" calcext:value-type="float">
            <text:p>-2.35371549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3]/[.I13]" office:value-type="float" office:value="0.013292039438003" calcext:value-type="float">
            <text:p>0.0132920394</text:p>
          </table:table-cell>
          <table:table-cell table:formula="of:=[.D13]/[.L13]" office:value-type="float" office:value="-0.0235441672784427" calcext:value-type="float">
            <text:p>-0.023544167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25294567" calcext:value-type="float">
            <text:p>0.0025294567</text:p>
          </table:table-cell>
          <table:table-cell office:value-type="float" office:value="0" calcext:value-type="float">
            <text:p>0</text:p>
          </table:table-cell>
          <table:table-cell office:value-type="float" office:value="-0.00028888" calcext:value-type="float">
            <text:p>-0.00028888</text:p>
          </table:table-cell>
          <table:table-cell office:value-type="float" office:value="-0.00933632" calcext:value-type="float">
            <text:p>-0.009336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68950402" calcext:value-type="float">
            <text:p>-0.0368950402</text:p>
          </table:table-cell>
          <table:table-cell office:value-type="float" office:value="-2.5488956642" calcext:value-type="float">
            <text:p>-2.54889566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H14]/[.I14]" office:value-type="float" office:value="0.0144749119072239" calcext:value-type="float">
            <text:p>0.0144749119</text:p>
          </table:table-cell>
          <table:table-cell table:formula="of:=[.D14]/[.L14]" office:value-type="float" office:value="-0.0199572889874259" calcext:value-type="float">
            <text:p>-0.01995728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14318614" calcext:value-type="float">
            <text:p>0.0014318614</text:p>
          </table:table-cell>
          <table:table-cell office:value-type="float" office:value="0" calcext:value-type="float">
            <text:p>0</text:p>
          </table:table-cell>
          <table:table-cell office:value-type="float" office:value="-0.00037247" calcext:value-type="float">
            <text:p>-0.00037247</text:p>
          </table:table-cell>
          <table:table-cell office:value-type="float" office:value="-0.00884644" calcext:value-type="float">
            <text:p>-0.008846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76539681" calcext:value-type="float">
            <text:p>-0.0376539681</text:p>
          </table:table-cell>
          <table:table-cell office:value-type="float" office:value="-2.74537714" calcext:value-type="float">
            <text:p>-2.745377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5]/[.I15]" office:value-type="float" office:value="0.0137154081861409" calcext:value-type="float">
            <text:p>0.0137154082</text:p>
          </table:table-cell>
          <table:table-cell table:formula="of:=[.D15]/[.L15]" office:value-type="float" office:value="-0.0271570481129663" calcext:value-type="float">
            <text:p>-0.02715704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19590906" calcext:value-type="float">
            <text:p>0.0019590906</text:p>
          </table:table-cell>
          <table:table-cell office:value-type="float" office:value="0" calcext:value-type="float">
            <text:p>0</text:p>
          </table:table-cell>
          <table:table-cell office:value-type="float" office:value="-0.00034764" calcext:value-type="float">
            <text:p>-0.00034764</text:p>
          </table:table-cell>
          <table:table-cell office:value-type="float" office:value="-0.00886067" calcext:value-type="float">
            <text:p>-0.008860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03910942" calcext:value-type="float">
            <text:p>-0.0403910942</text:p>
          </table:table-cell>
          <table:table-cell office:value-type="float" office:value="-2.9402138329" calcext:value-type="float">
            <text:p>-2.94021383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16]/[.I16]" office:value-type="float" office:value="0.0137374682575931" calcext:value-type="float">
            <text:p>0.0137374683</text:p>
          </table:table-cell>
          <table:table-cell table:formula="of:=[.D16]/[.L16]" office:value-type="float" office:value="-0.0253059729406726" calcext:value-type="float">
            <text:p>-0.025305972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27182791" calcext:value-type="float">
            <text:p>0.0027182791</text:p>
          </table:table-cell>
          <table:table-cell office:value-type="float" office:value="0" calcext:value-type="float">
            <text:p>0</text:p>
          </table:table-cell>
          <table:table-cell office:value-type="float" office:value="-0.00039416" calcext:value-type="float">
            <text:p>-0.00039416</text:p>
          </table:table-cell>
          <table:table-cell office:value-type="float" office:value="-0.00937123" calcext:value-type="float">
            <text:p>-0.009371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55724097" calcext:value-type="float">
            <text:p>-0.0455724097</text:p>
          </table:table-cell>
          <table:table-cell office:value-type="float" office:value="-3.1366436958" calcext:value-type="float">
            <text:p>-3.13664369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17]/[.I17]" office:value-type="float" office:value="0.0145290361672325" calcext:value-type="float">
            <text:p>0.0145290362</text:p>
          </table:table-cell>
          <table:table-cell table:formula="of:=[.D17]/[.L17]" office:value-type="float" office:value="-0.0271291223631856" calcext:value-type="float">
            <text:p>-0.027129122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1693504" calcext:value-type="float">
            <text:p>0.001693504</text:p>
          </table:table-cell>
          <table:table-cell office:value-type="float" office:value="0" calcext:value-type="float">
            <text:p>0</text:p>
          </table:table-cell>
          <table:table-cell office:value-type="float" office:value="-0.0003752" calcext:value-type="float">
            <text:p>-0.0003752</text:p>
          </table:table-cell>
          <table:table-cell office:value-type="float" office:value="-0.00951696" calcext:value-type="float">
            <text:p>-0.009516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91682674" calcext:value-type="float">
            <text:p>-0.0491682674</text:p>
          </table:table-cell>
          <table:table-cell office:value-type="float" office:value="-3.3323159599" calcext:value-type="float">
            <text:p>-3.33231595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H18]/[.I18]" office:value-type="float" office:value="0.0147549836185028" calcext:value-type="float">
            <text:p>0.0147549836</text:p>
          </table:table-cell>
          <table:table-cell table:formula="of:=[.D18]/[.L18]" office:value-type="float" office:value="-0.0254286964798454" calcext:value-type="float">
            <text:p>-0.025428696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30061335" calcext:value-type="float">
            <text:p>0.0030061335</text:p>
          </table:table-cell>
          <table:table-cell office:value-type="float" office:value="0" calcext:value-type="float">
            <text:p>0</text:p>
          </table:table-cell>
          <table:table-cell office:value-type="float" office:value="-0.00035436" calcext:value-type="float">
            <text:p>-0.00035436</text:p>
          </table:table-cell>
          <table:table-cell office:value-type="float" office:value="-0.00978282" calcext:value-type="float">
            <text:p>-0.009782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35280861" calcext:value-type="float">
            <text:p>-0.0535280861</text:p>
          </table:table-cell>
          <table:table-cell office:value-type="float" office:value="-3.5292090607" calcext:value-type="float">
            <text:p>-3.52920906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H19]/[.I19]" office:value-type="float" office:value="0.0151671621542825" calcext:value-type="float">
            <text:p>0.0151671622</text:p>
          </table:table-cell>
          <table:table-cell table:formula="of:=[.D19]/[.L19]" office:value-type="float" office:value="-0.0233636323259025" calcext:value-type="float">
            <text:p>-0.023363632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18331991" calcext:value-type="float">
            <text:p>0.0018331991</text:p>
          </table:table-cell>
          <table:table-cell office:value-type="float" office:value="0" calcext:value-type="float">
            <text:p>0</text:p>
          </table:table-cell>
          <table:table-cell office:value-type="float" office:value="-0.0003717" calcext:value-type="float">
            <text:p>-0.0003717</text:p>
          </table:table-cell>
          <table:table-cell office:value-type="float" office:value="-0.01039259" calcext:value-type="float">
            <text:p>-0.010392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00058086" calcext:value-type="float">
            <text:p>-0.0600058086</text:p>
          </table:table-cell>
          <table:table-cell office:value-type="float" office:value="-3.7241678429" calcext:value-type="float">
            <text:p>-3.72416784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H20]/[.I20]" office:value-type="float" office:value="0.0161125414136205" calcext:value-type="float">
            <text:p>0.0161125414</text:p>
          </table:table-cell>
          <table:table-cell table:formula="of:=[.D20]/[.L20]" office:value-type="float" office:value="-0.0230689864781845" calcext:value-type="float">
            <text:p>-0.023068986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23539881" calcext:value-type="float">
            <text:p>0.0023539881</text:p>
          </table:table-cell>
          <table:table-cell office:value-type="float" office:value="0" calcext:value-type="float">
            <text:p>0</text:p>
          </table:table-cell>
          <table:table-cell office:value-type="float" office:value="-0.00035312" calcext:value-type="float">
            <text:p>-0.00035312</text:p>
          </table:table-cell>
          <table:table-cell office:value-type="float" office:value="-0.01037309" calcext:value-type="float">
            <text:p>-0.010373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30607609" calcext:value-type="float">
            <text:p>-0.0630607609</text:p>
          </table:table-cell>
          <table:table-cell office:value-type="float" office:value="-3.921125927" calcext:value-type="float">
            <text:p>-3.9211259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H21]/[.I21]" office:value-type="float" office:value="0.0160823095391499" calcext:value-type="float">
            <text:p>0.0160823095</text:p>
          </table:table-cell>
          <table:table-cell table:formula="of:=[.D21]/[.L21]" office:value-type="float" office:value="-0.0219570453572221" calcext:value-type="float">
            <text:p>-0.02195704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23148865" calcext:value-type="float">
            <text:p>0.0023148865</text:p>
          </table:table-cell>
          <table:table-cell office:value-type="float" office:value="0" calcext:value-type="float">
            <text:p>0</text:p>
          </table:table-cell>
          <table:table-cell office:value-type="float" office:value="-0.0003363" calcext:value-type="float">
            <text:p>-0.0003363</text:p>
          </table:table-cell>
          <table:table-cell office:value-type="float" office:value="-0.01041227" calcext:value-type="float">
            <text:p>-0.010412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64693464" calcext:value-type="float">
            <text:p>-0.0664693464</text:p>
          </table:table-cell>
          <table:table-cell office:value-type="float" office:value="-4.117521801" calcext:value-type="float">
            <text:p>-4.1175218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H22]/[.I22]" office:value-type="float" office:value="0.0161430466218435" calcext:value-type="float">
            <text:p>0.0161430466</text:p>
          </table:table-cell>
          <table:table-cell table:formula="of:=[.D22]/[.L22]" office:value-type="float" office:value="-0.0208324988385368" calcext:value-type="float">
            <text:p>-0.020832498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2037209" calcext:value-type="float">
            <text:p>0.002037209</text:p>
          </table:table-cell>
          <table:table-cell office:value-type="float" office:value="0" calcext:value-type="float">
            <text:p>0</text:p>
          </table:table-cell>
          <table:table-cell office:value-type="float" office:value="-0.00031887" calcext:value-type="float">
            <text:p>-0.00031887</text:p>
          </table:table-cell>
          <table:table-cell office:value-type="float" office:value="-0.01028786" calcext:value-type="float">
            <text:p>-0.010287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87788725" calcext:value-type="float">
            <text:p>-0.0687788725</text:p>
          </table:table-cell>
          <table:table-cell office:value-type="float" office:value="-4.3121108818" calcext:value-type="float">
            <text:p>-4.31211088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23]/[.I23]" office:value-type="float" office:value="0.0159501632461013" calcext:value-type="float">
            <text:p>0.0159501632</text:p>
          </table:table-cell>
          <table:table-cell table:formula="of:=[.D23]/[.L23]" office:value-type="float" office:value="-0.019991644917988" calcext:value-type="float">
            <text:p>-0.019991644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20691191" calcext:value-type="float">
            <text:p>0.0020691191</text:p>
          </table:table-cell>
          <table:table-cell office:value-type="float" office:value="0" calcext:value-type="float">
            <text:p>0</text:p>
          </table:table-cell>
          <table:table-cell office:value-type="float" office:value="-0.00030501" calcext:value-type="float">
            <text:p>-0.00030501</text:p>
          </table:table-cell>
          <table:table-cell office:value-type="float" office:value="-0.01003295" calcext:value-type="float">
            <text:p>-0.010032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01161804" calcext:value-type="float">
            <text:p>-0.0701161804</text:p>
          </table:table-cell>
          <table:table-cell office:value-type="float" office:value="-4.5076392746" calcext:value-type="float">
            <text:p>-4.50763927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H24]/[.I24]" office:value-type="float" office:value="0.0155549670522875" calcext:value-type="float">
            <text:p>0.0155549671</text:p>
          </table:table-cell>
          <table:table-cell table:formula="of:=[.D24]/[.L24]" office:value-type="float" office:value="-0.0196085275510208" calcext:value-type="float">
            <text:p>-0.019608527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18713461" calcext:value-type="float">
            <text:p>0.0018713461</text:p>
          </table:table-cell>
          <table:table-cell office:value-type="float" office:value="0" calcext:value-type="float">
            <text:p>0</text:p>
          </table:table-cell>
          <table:table-cell office:value-type="float" office:value="-0.00025765" calcext:value-type="float">
            <text:p>-0.00025765</text:p>
          </table:table-cell>
          <table:table-cell office:value-type="float" office:value="-0.01026803" calcext:value-type="float">
            <text:p>-0.010268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48667392" calcext:value-type="float">
            <text:p>-0.0748667392</text:p>
          </table:table-cell>
          <table:table-cell office:value-type="float" office:value="-4.7028534126" calcext:value-type="float">
            <text:p>-4.70285341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25]/[.I25]" office:value-type="float" office:value="0.0159194286174039" calcext:value-type="float">
            <text:p>0.0159194286</text:p>
          </table:table-cell>
          <table:table-cell table:formula="of:=[.D25]/[.L25]" office:value-type="float" office:value="-0.016184626106387" calcext:value-type="float">
            <text:p>-0.0161846261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18614632" calcext:value-type="float">
            <text:p>0.0018614632</text:p>
          </table:table-cell>
          <table:table-cell office:value-type="float" office:value="0" calcext:value-type="float">
            <text:p>0</text:p>
          </table:table-cell>
          <table:table-cell office:value-type="float" office:value="-0.00024734" calcext:value-type="float">
            <text:p>-0.00024734</text:p>
          </table:table-cell>
          <table:table-cell office:value-type="float" office:value="-0.0100415" calcext:value-type="float">
            <text:p>-0.01004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6263687" calcext:value-type="float">
            <text:p>-0.076263687</text:p>
          </table:table-cell>
          <table:table-cell office:value-type="float" office:value="-4.8986797142" calcext:value-type="float">
            <text:p>-4.89867971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26]/[.I26]" office:value-type="float" office:value="0.0155682125489714" calcext:value-type="float">
            <text:p>0.0155682125</text:p>
          </table:table-cell>
          <table:table-cell table:formula="of:=[.D26]/[.L26]" office:value-type="float" office:value="-0.0158875014856052" calcext:value-type="float">
            <text:p>-0.015887501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13177501" calcext:value-type="float">
            <text:p>0.0013177501</text:p>
          </table:table-cell>
          <table:table-cell office:value-type="float" office:value="0" calcext:value-type="float">
            <text:p>0</text:p>
          </table:table-cell>
          <table:table-cell office:value-type="float" office:value="-0.00023783" calcext:value-type="float">
            <text:p>-0.00023783</text:p>
          </table:table-cell>
          <table:table-cell office:value-type="float" office:value="-0.00979151" calcext:value-type="float">
            <text:p>-0.009791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73573858" calcext:value-type="float">
            <text:p>-0.0773573858</text:p>
          </table:table-cell>
          <table:table-cell office:value-type="float" office:value="-5.095795269" calcext:value-type="float">
            <text:p>-5.09579526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27]/[.I27]" office:value-type="float" office:value="0.0151806306408343" calcext:value-type="float">
            <text:p>0.0151806306</text:p>
          </table:table-cell>
          <table:table-cell table:formula="of:=[.D27]/[.L27]" office:value-type="float" office:value="-0.0156666745688589" calcext:value-type="float">
            <text:p>-0.015666674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16482159" calcext:value-type="float">
            <text:p>0.0016482159</text:p>
          </table:table-cell>
          <table:table-cell office:value-type="float" office:value="0" calcext:value-type="float">
            <text:p>0</text:p>
          </table:table-cell>
          <table:table-cell office:value-type="float" office:value="-0.00016641" calcext:value-type="float">
            <text:p>-0.00016641</text:p>
          </table:table-cell>
          <table:table-cell office:value-type="float" office:value="-0.00937322" calcext:value-type="float">
            <text:p>-0.009373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69439778" calcext:value-type="float">
            <text:p>-0.0769439778</text:p>
          </table:table-cell>
          <table:table-cell office:value-type="float" office:value="-5.2947531509" calcext:value-type="float">
            <text:p>-5.29475315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H28]/[.I28]" office:value-type="float" office:value="0.0145321180434863" calcext:value-type="float">
            <text:p>0.014532118</text:p>
          </table:table-cell>
          <table:table-cell table:formula="of:=[.D28]/[.L28]" office:value-type="float" office:value="-0.0114511869159079" calcext:value-type="float">
            <text:p>-0.011451186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1339352" calcext:value-type="float">
            <text:p>0.001339352</text:p>
          </table:table-cell>
          <table:table-cell office:value-type="float" office:value="0" calcext:value-type="float">
            <text:p>0</text:p>
          </table:table-cell>
          <table:table-cell office:value-type="float" office:value="-0.00016047" calcext:value-type="float">
            <text:p>-0.00016047</text:p>
          </table:table-cell>
          <table:table-cell office:value-type="float" office:value="-0.00920138" calcext:value-type="float">
            <text:p>-0.009201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83268524" calcext:value-type="float">
            <text:p>-0.0783268524</text:p>
          </table:table-cell>
          <table:table-cell office:value-type="float" office:value="-5.4905709076" calcext:value-type="float">
            <text:p>-5.49057090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H29]/[.I29]" office:value-type="float" office:value="0.0142657027325848" calcext:value-type="float">
            <text:p>0.0142657027</text:p>
          </table:table-cell>
          <table:table-cell table:formula="of:=[.D29]/[.L29]" office:value-type="float" office:value="-0.0112486572171075" calcext:value-type="float">
            <text:p>-0.011248657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6672844" calcext:value-type="float">
            <text:p>0.0006672844</text:p>
          </table:table-cell>
          <table:table-cell office:value-type="float" office:value="0" calcext:value-type="float">
            <text:p>0</text:p>
          </table:table-cell>
          <table:table-cell office:value-type="float" office:value="-0.00008027" calcext:value-type="float">
            <text:p>-0.00008027</text:p>
          </table:table-cell>
          <table:table-cell office:value-type="float" office:value="-0.00899864" calcext:value-type="float">
            <text:p>-0.008998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93233847" calcext:value-type="float">
            <text:p>-0.0793233847</text:p>
          </table:table-cell>
          <table:table-cell office:value-type="float" office:value="-5.685703125" calcext:value-type="float">
            <text:p>-5.6857031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30]/[.I30]" office:value-type="float" office:value="0.0139513764535499" calcext:value-type="float">
            <text:p>0.0139513765</text:p>
          </table:table-cell>
          <table:table-cell table:formula="of:=[.D30]/[.L30]" office:value-type="float" office:value="-0.00575355415770288" calcext:value-type="float">
            <text:p>-0.005753554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12059412" calcext:value-type="float">
            <text:p>0.0012059412</text:p>
          </table:table-cell>
          <table:table-cell office:value-type="float" office:value="0" calcext:value-type="float">
            <text:p>0</text:p>
          </table:table-cell>
          <table:table-cell office:value-type="float" office:value="-0.00007759" calcext:value-type="float">
            <text:p>-0.00007759</text:p>
          </table:table-cell>
          <table:table-cell office:value-type="float" office:value="-0.00883947" calcext:value-type="float">
            <text:p>-0.008839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06052038" calcext:value-type="float">
            <text:p>-0.0806052038</text:p>
          </table:table-cell>
          <table:table-cell office:value-type="float" office:value="-5.8816124725" calcext:value-type="float">
            <text:p>-5.88161247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31]/[.I31]" office:value-type="float" office:value="0.0137046097778248" calcext:value-type="float">
            <text:p>0.0137046098</text:p>
          </table:table-cell>
          <table:table-cell table:formula="of:=[.D31]/[.L31]" office:value-type="float" office:value="-0.00566159863417249" calcext:value-type="float">
            <text:p>-0.005661598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0.0001274881" calcext:value-type="float">
            <text:p>-0.0001274881</text:p>
          </table:table-cell>
          <table:table-cell office:value-type="float" office:value="0" calcext:value-type="float">
            <text:p>0</text:p>
          </table:table-cell>
          <table:table-cell office:value-type="float" office:value="-0.00007509" calcext:value-type="float">
            <text:p>-0.00007509</text:p>
          </table:table-cell>
          <table:table-cell office:value-type="float" office:value="-0.00884413" calcext:value-type="float">
            <text:p>-0.008844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3333027" calcext:value-type="float">
            <text:p>-0.083333027</text:p>
          </table:table-cell>
          <table:table-cell office:value-type="float" office:value="-6.0774580193" calcext:value-type="float">
            <text:p>-6.077458019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H32]/[.I32]" office:value-type="float" office:value="0.0137118227284108" calcext:value-type="float">
            <text:p>0.0137118227</text:p>
          </table:table-cell>
          <table:table-cell table:formula="of:=[.D32]/[.L32]" office:value-type="float" office:value="-0.00547629600289495" calcext:value-type="float">
            <text:p>-0.00547629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8728828" calcext:value-type="float">
            <text:p>0.0008728828</text:p>
          </table:table-cell>
          <table:table-cell office:value-type="float" office:value="0" calcext:value-type="float">
            <text:p>0</text:p>
          </table:table-cell>
          <table:table-cell office:value-type="float" office:value="0.00000179" calcext:value-type="float">
            <text:p>0.00000179</text:p>
          </table:table-cell>
          <table:table-cell office:value-type="float" office:value="-0.0085896" calcext:value-type="float">
            <text:p>-0.00858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35563006" calcext:value-type="float">
            <text:p>-0.0835563006</text:p>
          </table:table-cell>
          <table:table-cell office:value-type="float" office:value="-6.274310627" calcext:value-type="float">
            <text:p>-6.2743106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H33]/[.I33]" office:value-type="float" office:value="0.0133172081472083" calcext:value-type="float">
            <text:p>0.0133172081</text:p>
          </table:table-cell>
          <table:table-cell table:formula="of:=[.D33]/[.L33]" office:value-type="float" office:value="0.000134412557062513" calcext:value-type="float">
            <text:p>0.0001344126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2126009" calcext:value-type="float">
            <text:p>0.0002126009</text:p>
          </table:table-cell>
          <table:table-cell office:value-type="float" office:value="0" calcext:value-type="float">
            <text:p>0</text:p>
          </table:table-cell>
          <table:table-cell office:value-type="float" office:value="0.00000174" calcext:value-type="float">
            <text:p>0.00000174</text:p>
          </table:table-cell>
          <table:table-cell office:value-type="float" office:value="-0.00846176" calcext:value-type="float">
            <text:p>-0.008461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49156699" calcext:value-type="float">
            <text:p>-0.0849156699</text:p>
          </table:table-cell>
          <table:table-cell office:value-type="float" office:value="-6.4727227974" calcext:value-type="float">
            <text:p>-6.472722797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H34]/[.I34]" office:value-type="float" office:value="0.0131190030158729" calcext:value-type="float">
            <text:p>0.013119003</text:p>
          </table:table-cell>
          <table:table-cell table:formula="of:=[.D34]/[.L34]" office:value-type="float" office:value="0.000132632029880224" calcext:value-type="float">
            <text:p>0.00013263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0.0003371627" calcext:value-type="float">
            <text:p>-0.0003371627</text:p>
          </table:table-cell>
          <table:table-cell office:value-type="float" office:value="0" calcext:value-type="float">
            <text:p>0</text:p>
          </table:table-cell>
          <table:table-cell office:value-type="float" office:value="0.00006865" calcext:value-type="float">
            <text:p>0.00006865</text:p>
          </table:table-cell>
          <table:table-cell office:value-type="float" office:value="-0.00875603" calcext:value-type="float">
            <text:p>-0.008756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05322275" calcext:value-type="float">
            <text:p>-0.0905322275</text:p>
          </table:table-cell>
          <table:table-cell office:value-type="float" office:value="-6.668921833" calcext:value-type="float">
            <text:p>-6.6689218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H35]/[.I35]" office:value-type="float" office:value="0.0135752419607045" calcext:value-type="float">
            <text:p>0.013575242</text:p>
          </table:table-cell>
          <table:table-cell table:formula="of:=[.D35]/[.L35]" office:value-type="float" office:value="0.00505700010347641" calcext:value-type="float">
            <text:p>0.005057000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2279074" calcext:value-type="float">
            <text:p>0.0002279074</text:p>
          </table:table-cell>
          <table:table-cell office:value-type="float" office:value="0" calcext:value-type="float">
            <text:p>0</text:p>
          </table:table-cell>
          <table:table-cell office:value-type="float" office:value="0.00006669" calcext:value-type="float">
            <text:p>0.00006669</text:p>
          </table:table-cell>
          <table:table-cell office:value-type="float" office:value="-0.0089457" calcext:value-type="float">
            <text:p>-0.00894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519954" calcext:value-type="float">
            <text:p>-0.09519954</text:p>
          </table:table-cell>
          <table:table-cell office:value-type="float" office:value="-6.8640451431" calcext:value-type="float">
            <text:p>-6.86404514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H36]/[.I36]" office:value-type="float" office:value="0.0138693056376091" calcext:value-type="float">
            <text:p>0.0138693056</text:p>
          </table:table-cell>
          <table:table-cell table:formula="of:=[.D36]/[.L36]" office:value-type="float" office:value="0.0048084599000514" calcext:value-type="float">
            <text:p>0.004808459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0009832791" calcext:value-type="float">
            <text:p>-0.0009832791</text:p>
          </table:table-cell>
          <table:table-cell office:value-type="float" office:value="0" calcext:value-type="float">
            <text:p>0</text:p>
          </table:table-cell>
          <table:table-cell office:value-type="float" office:value="0.00006484" calcext:value-type="float">
            <text:p>0.00006484</text:p>
          </table:table-cell>
          <table:table-cell office:value-type="float" office:value="-0.00880492" calcext:value-type="float">
            <text:p>-0.008804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63902542" calcext:value-type="float">
            <text:p>-0.0963902542</text:p>
          </table:table-cell>
          <table:table-cell office:value-type="float" office:value="-7.0610183334" calcext:value-type="float">
            <text:p>-7.06101833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H37]/[.I37]" office:value-type="float" office:value="0.0136510414856247" calcext:value-type="float">
            <text:p>0.0136510415</text:p>
          </table:table-cell>
          <table:table-cell table:formula="of:=[.D37]/[.L37]" office:value-type="float" office:value="0.00474982074212287" calcext:value-type="float">
            <text:p>0.0047498207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0.0000324419" calcext:value-type="float">
            <text:p>-3.24419E-05</text:p>
          </table:table-cell>
          <table:table-cell office:value-type="float" office:value="0" calcext:value-type="float">
            <text:p>0</text:p>
          </table:table-cell>
          <table:table-cell office:value-type="float" office:value="0.0001113" calcext:value-type="float">
            <text:p>0.0001113</text:p>
          </table:table-cell>
          <table:table-cell office:value-type="float" office:value="-0.00892815" calcext:value-type="float">
            <text:p>-0.008928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04706735" calcext:value-type="float">
            <text:p>-0.1004706735</text:p>
          </table:table-cell>
          <table:table-cell office:value-type="float" office:value="-7.2583456039" calcext:value-type="float">
            <text:p>-7.25834560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H38]/[.I38]" office:value-type="float" office:value="0.0138420900550693" calcext:value-type="float">
            <text:p>0.0138420901</text:p>
          </table:table-cell>
          <table:table-cell table:formula="of:=[.D38]/[.L38]" office:value-type="float" office:value="0.00804069324482103" calcext:value-type="float">
            <text:p>0.008040693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0006167577" calcext:value-type="float">
            <text:p>-0.0006167577</text:p>
          </table:table-cell>
          <table:table-cell office:value-type="float" office:value="0" calcext:value-type="float">
            <text:p>0</text:p>
          </table:table-cell>
          <table:table-cell office:value-type="float" office:value="0.00010837" calcext:value-type="float">
            <text:p>0.00010837</text:p>
          </table:table-cell>
          <table:table-cell office:value-type="float" office:value="-0.00904654" calcext:value-type="float">
            <text:p>-0.009046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45502395" calcext:value-type="float">
            <text:p>-0.1045502395</text:p>
          </table:table-cell>
          <table:table-cell office:value-type="float" office:value="-7.4542230797" calcext:value-type="float">
            <text:p>-7.454223079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39]/[.I39]" office:value-type="float" office:value="0.014025638672489" calcext:value-type="float">
            <text:p>0.0140256387</text:p>
          </table:table-cell>
          <table:table-cell table:formula="of:=[.D39]/[.L39]" office:value-type="float" office:value="0.00772656436762241" calcext:value-type="float">
            <text:p>0.007726564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0008479491" calcext:value-type="float">
            <text:p>-0.0008479491</text:p>
          </table:table-cell>
          <table:table-cell office:value-type="float" office:value="0" calcext:value-type="float">
            <text:p>0</text:p>
          </table:table-cell>
          <table:table-cell office:value-type="float" office:value="0.00010559" calcext:value-type="float">
            <text:p>0.00010559</text:p>
          </table:table-cell>
          <table:table-cell office:value-type="float" office:value="-0.00912489" calcext:value-type="float">
            <text:p>-0.009124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2368791" calcext:value-type="float">
            <text:p>-0.1082368791</text:p>
          </table:table-cell>
          <table:table-cell office:value-type="float" office:value="-7.6508119965" calcext:value-type="float">
            <text:p>-7.65081199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H40]/[.I40]" office:value-type="float" office:value="0.0141471100256437" calcext:value-type="float">
            <text:p>0.01414711</text:p>
          </table:table-cell>
          <table:table-cell table:formula="of:=[.D40]/[.L40]" office:value-type="float" office:value="0.00746371519049495" calcext:value-type="float">
            <text:p>0.007463715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-0.0005264536" calcext:value-type="float">
            <text:p>-0.0005264536</text:p>
          </table:table-cell>
          <table:table-cell office:value-type="float" office:value="0" calcext:value-type="float">
            <text:p>0</text:p>
          </table:table-cell>
          <table:table-cell office:value-type="float" office:value="0.00011968" calcext:value-type="float">
            <text:p>0.00011968</text:p>
          </table:table-cell>
          <table:table-cell office:value-type="float" office:value="-0.00893513" calcext:value-type="float">
            <text:p>-0.008935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7064216" calcext:value-type="float">
            <text:p>-0.1087064216</text:p>
          </table:table-cell>
          <table:table-cell office:value-type="float" office:value="-7.8471901703" calcext:value-type="float">
            <text:p>-7.847190170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H41]/[.I41]" office:value-type="float" office:value="0.0138529103081293" calcext:value-type="float">
            <text:p>0.0138529103</text:p>
          </table:table-cell>
          <table:table-cell table:formula="of:=[.D41]/[.L41]" office:value-type="float" office:value="0.00863933984541631" calcext:value-type="float">
            <text:p>0.008639339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0.0007254945" calcext:value-type="float">
            <text:p>-0.0007254945</text:p>
          </table:table-cell>
          <table:table-cell office:value-type="float" office:value="0" calcext:value-type="float">
            <text:p>0</text:p>
          </table:table-cell>
          <table:table-cell office:value-type="float" office:value="0.00011676" calcext:value-type="float">
            <text:p>0.00011676</text:p>
          </table:table-cell>
          <table:table-cell office:value-type="float" office:value="-0.00906917" calcext:value-type="float">
            <text:p>-0.009069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0738655" calcext:value-type="float">
            <text:p>-0.1130738655</text:p>
          </table:table-cell>
          <table:table-cell office:value-type="float" office:value="-8.0418173599" calcext:value-type="float">
            <text:p>-8.041817359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H42]/[.I42]" office:value-type="float" office:value="0.0140607353337612" calcext:value-type="float">
            <text:p>0.0140607353</text:p>
          </table:table-cell>
          <table:table-cell table:formula="of:=[.D42]/[.L42]" office:value-type="float" office:value="0.00830397537742197" calcext:value-type="float">
            <text:p>0.008303975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0.0007824925" calcext:value-type="float">
            <text:p>-0.0007824925</text:p>
          </table:table-cell>
          <table:table-cell office:value-type="float" office:value="0" calcext:value-type="float">
            <text:p>0</text:p>
          </table:table-cell>
          <table:table-cell office:value-type="float" office:value="0.00010624" calcext:value-type="float">
            <text:p>0.00010624</text:p>
          </table:table-cell>
          <table:table-cell office:value-type="float" office:value="-0.00881876" calcext:value-type="float">
            <text:p>-0.008818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26721043" calcext:value-type="float">
            <text:p>-0.1126721043</text:p>
          </table:table-cell>
          <table:table-cell office:value-type="float" office:value="-8.240782299" calcext:value-type="float">
            <text:p>-8.2407822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H43]/[.I43]" office:value-type="float" office:value="0.0136725010092394" calcext:value-type="float">
            <text:p>0.013672501</text:p>
          </table:table-cell>
          <table:table-cell table:formula="of:=[.D43]/[.L43]" office:value-type="float" office:value="0.00777034135365625" calcext:value-type="float">
            <text:p>0.007770341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-0.0006675616" calcext:value-type="float">
            <text:p>-0.0006675616</text:p>
          </table:table-cell>
          <table:table-cell office:value-type="float" office:value="0" calcext:value-type="float">
            <text:p>0</text:p>
          </table:table-cell>
          <table:table-cell office:value-type="float" office:value="0.00010377" calcext:value-type="float">
            <text:p>0.00010377</text:p>
          </table:table-cell>
          <table:table-cell office:value-type="float" office:value="-0.00868033" calcext:value-type="float">
            <text:p>-0.008680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5710586" calcext:value-type="float">
            <text:p>-0.1135710586</text:p>
          </table:table-cell>
          <table:table-cell office:value-type="float" office:value="-8.4390034103" calcext:value-type="float">
            <text:p>-8.43900341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H44]/[.I44]" office:value-type="float" office:value="0.0134578756611692" calcext:value-type="float">
            <text:p>0.0134578757</text:p>
          </table:table-cell>
          <table:table-cell table:formula="of:=[.D44]/[.L44]" office:value-type="float" office:value="0.00771072661188377" calcext:value-type="float">
            <text:p>0.007710726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-0.0006254515" calcext:value-type="float">
            <text:p>-0.0006254515</text:p>
          </table:table-cell>
          <table:table-cell office:value-type="float" office:value="0" calcext:value-type="float">
            <text:p>0</text:p>
          </table:table-cell>
          <table:table-cell office:value-type="float" office:value="0.00010141" calcext:value-type="float">
            <text:p>0.00010141</text:p>
          </table:table-cell>
          <table:table-cell office:value-type="float" office:value="-0.00859142" calcext:value-type="float">
            <text:p>-0.008591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0365764" calcext:value-type="float">
            <text:p>-0.1150365764</text:p>
          </table:table-cell>
          <table:table-cell office:value-type="float" office:value="-8.6363608932" calcext:value-type="float">
            <text:p>-8.636360893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H45]/[.I45]" office:value-type="float" office:value="0.0133200288666232" calcext:value-type="float">
            <text:p>0.0133200289</text:p>
          </table:table-cell>
          <table:table-cell table:formula="of:=[.D45]/[.L45]" office:value-type="float" office:value="0.00761334686399283" calcext:value-type="float">
            <text:p>0.007613346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0006483602" calcext:value-type="float">
            <text:p>-0.0006483602</text:p>
          </table:table-cell>
          <table:table-cell office:value-type="float" office:value="0" calcext:value-type="float">
            <text:p>0</text:p>
          </table:table-cell>
          <table:table-cell office:value-type="float" office:value="0.00006599" calcext:value-type="float">
            <text:p>0.00006599</text:p>
          </table:table-cell>
          <table:table-cell office:value-type="float" office:value="-0.00833985" calcext:value-type="float">
            <text:p>-0.008339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2144777" calcext:value-type="float">
            <text:p>-0.1142144777</text:p>
          </table:table-cell>
          <table:table-cell office:value-type="float" office:value="-8.8332951736" calcext:value-type="float">
            <text:p>-8.83329517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H46]/[.I46]" office:value-type="float" office:value="0.0129299967288936" calcext:value-type="float">
            <text:p>0.0129299967</text:p>
          </table:table-cell>
          <table:table-cell table:formula="of:=[.D46]/[.L46]" office:value-type="float" office:value="0.00510363624861075" calcext:value-type="float">
            <text:p>0.005103636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-0.000606732" calcext:value-type="float">
            <text:p>-0.000606732</text:p>
          </table:table-cell>
          <table:table-cell office:value-type="float" office:value="0" calcext:value-type="float">
            <text:p>0</text:p>
          </table:table-cell>
          <table:table-cell office:value-type="float" office:value="0.00006456" calcext:value-type="float">
            <text:p>0.00006456</text:p>
          </table:table-cell>
          <table:table-cell office:value-type="float" office:value="-0.00820106" calcext:value-type="float">
            <text:p>-0.008201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8242631" calcext:value-type="float">
            <text:p>-0.1148242631</text:p>
          </table:table-cell>
          <table:table-cell office:value-type="float" office:value="-9.0307367897" calcext:value-type="float">
            <text:p>-9.030736789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H47]/[.I47]" office:value-type="float" office:value="0.0127148277902378" calcext:value-type="float">
            <text:p>0.0127148278</text:p>
          </table:table-cell>
          <table:table-cell table:formula="of:=[.D47]/[.L47]" office:value-type="float" office:value="0.00507753632727674" calcext:value-type="float">
            <text:p>0.005077536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0.0002020432" calcext:value-type="float">
            <text:p>-0.0002020432</text:p>
          </table:table-cell>
          <table:table-cell office:value-type="float" office:value="0" calcext:value-type="float">
            <text:p>0</text:p>
          </table:table-cell>
          <table:table-cell office:value-type="float" office:value="0.00006562" calcext:value-type="float">
            <text:p>0.00006562</text:p>
          </table:table-cell>
          <table:table-cell office:value-type="float" office:value="-0.00812286" calcext:value-type="float">
            <text:p>-0.008122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2099553" calcext:value-type="float">
            <text:p>-0.1162099553</text:p>
          </table:table-cell>
          <table:table-cell office:value-type="float" office:value="-9.2277156639" calcext:value-type="float">
            <text:p>-9.22771566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48]/[.I48]" office:value-type="float" office:value="0.0125935778184658" calcext:value-type="float">
            <text:p>0.0125935778</text:p>
          </table:table-cell>
          <table:table-cell table:formula="of:=[.D48]/[.L48]" office:value-type="float" office:value="0.0052105923309405" calcext:value-type="float">
            <text:p>0.0052105923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0005301523" calcext:value-type="float">
            <text:p>-0.0005301523</text:p>
          </table:table-cell>
          <table:table-cell office:value-type="float" office:value="0" calcext:value-type="float">
            <text:p>0</text:p>
          </table:table-cell>
          <table:table-cell office:value-type="float" office:value="0.00001054" calcext:value-type="float">
            <text:p>0.00001054</text:p>
          </table:table-cell>
          <table:table-cell office:value-type="float" office:value="-0.00811308" calcext:value-type="float">
            <text:p>-0.008113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543069" calcext:value-type="float">
            <text:p>-0.118543069</text:p>
          </table:table-cell>
          <table:table-cell office:value-type="float" office:value="-9.4243198776" calcext:value-type="float">
            <text:p>-9.42431987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49]/[.I49]" office:value-type="float" office:value="0.0125784216303775" calcext:value-type="float">
            <text:p>0.0125784216</text:p>
          </table:table-cell>
          <table:table-cell table:formula="of:=[.D49]/[.L49]" office:value-type="float" office:value="0.000837942971679804" calcext:value-type="float">
            <text:p>0.000837943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0.0003317275" calcext:value-type="float">
            <text:p>-0.0003317275</text:p>
          </table:table-cell>
          <table:table-cell office:value-type="float" office:value="0" calcext:value-type="float">
            <text:p>0</text:p>
          </table:table-cell>
          <table:table-cell office:value-type="float" office:value="0.00001033" calcext:value-type="float">
            <text:p>0.00001033</text:p>
          </table:table-cell>
          <table:table-cell office:value-type="float" office:value="-0.00811458" calcext:value-type="float">
            <text:p>-0.008114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0348144" calcext:value-type="float">
            <text:p>-0.1210348144</text:p>
          </table:table-cell>
          <table:table-cell office:value-type="float" office:value="-9.6206460381" calcext:value-type="float">
            <text:p>-9.620646038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H50]/[.I50]" office:value-type="float" office:value="0.0125807366699361" calcext:value-type="float">
            <text:p>0.0125807367</text:p>
          </table:table-cell>
          <table:table-cell table:formula="of:=[.D50]/[.L50]" office:value-type="float" office:value="0.000821096591639612" calcext:value-type="float">
            <text:p>0.000821096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2314319" calcext:value-type="float">
            <text:p>0.0002314319</text:p>
          </table:table-cell>
          <table:table-cell office:value-type="float" office:value="0" calcext:value-type="float">
            <text:p>0</text:p>
          </table:table-cell>
          <table:table-cell office:value-type="float" office:value="-0.00005435" calcext:value-type="float">
            <text:p>-0.00005435</text:p>
          </table:table-cell>
          <table:table-cell office:value-type="float" office:value="-0.00791557" calcext:value-type="float">
            <text:p>-0.007915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4939504" calcext:value-type="float">
            <text:p>-0.1204939504</text:p>
          </table:table-cell>
          <table:table-cell office:value-type="float" office:value="-9.8184516144" calcext:value-type="float">
            <text:p>-9.81845161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H51]/[.I51]" office:value-type="float" office:value="0.0122721947545457" calcext:value-type="float">
            <text:p>0.0122721948</text:p>
          </table:table-cell>
          <table:table-cell table:formula="of:=[.D51]/[.L51]" office:value-type="float" office:value="-0.0044287106819152" calcext:value-type="float">
            <text:p>-0.004428710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0002691168" calcext:value-type="float">
            <text:p>-0.0002691168</text:p>
          </table:table-cell>
          <table:table-cell office:value-type="float" office:value="0" calcext:value-type="float">
            <text:p>0</text:p>
          </table:table-cell>
          <table:table-cell office:value-type="float" office:value="-0.00005435" calcext:value-type="float">
            <text:p>-0.00005435</text:p>
          </table:table-cell>
          <table:table-cell office:value-type="float" office:value="-0.00780928" calcext:value-type="float">
            <text:p>-0.007809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9013053" calcext:value-type="float">
            <text:p>-0.1189013053</text:p>
          </table:table-cell>
          <table:table-cell office:value-type="float" office:value="-9.820539875" calcext:value-type="float">
            <text:p>-9.8205398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H52]/[.I52]" office:value-type="float" office:value="0.0121074102659758" calcext:value-type="float">
            <text:p>0.0121074103</text:p>
          </table:table-cell>
          <table:table-cell table:formula="of:=[.D52]/[.L52]" office:value-type="float" office:value="-0.00448898639808498" calcext:value-type="float">
            <text:p>-0.0044889864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008583898" calcext:value-type="float">
            <text:p>0.0008583898</text:p>
          </table:table-cell>
          <table:table-cell office:value-type="float" office:value="0" calcext:value-type="float">
            <text:p>0</text:p>
          </table:table-cell>
          <table:table-cell office:value-type="float" office:value="-0.00005582" calcext:value-type="float">
            <text:p>-0.00005582</text:p>
          </table:table-cell>
          <table:table-cell office:value-type="float" office:value="-0.00778242" calcext:value-type="float">
            <text:p>-0.007782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5137926" calcext:value-type="float">
            <text:p>-0.1185137926</text:p>
          </table:table-cell>
          <table:table-cell office:value-type="float" office:value="-9.8223174095" calcext:value-type="float">
            <text:p>-9.822317409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H53]/[.I53]" office:value-type="float" office:value="0.0120657669324935" calcext:value-type="float">
            <text:p>0.0120657669</text:p>
          </table:table-cell>
          <table:table-cell table:formula="of:=[.D53]/[.L53]" office:value-type="float" office:value="-0.00462631180531716" calcext:value-type="float">
            <text:p>-0.004626311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-0.0000082747" calcext:value-type="float">
            <text:p>-8.27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12456" calcext:value-type="float">
            <text:p>-0.00012456</text:p>
          </table:table-cell>
          <table:table-cell office:value-type="float" office:value="-0.00774978" calcext:value-type="float">
            <text:p>-0.007749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0293353" calcext:value-type="float">
            <text:p>-0.1180293353</text:p>
          </table:table-cell>
          <table:table-cell office:value-type="float" office:value="-9.8233677673" calcext:value-type="float">
            <text:p>-9.823367767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H54]/[.I54]" office:value-type="float" office:value="0.0120151599834118" calcext:value-type="float">
            <text:p>0.01201516</text:p>
          </table:table-cell>
          <table:table-cell table:formula="of:=[.D54]/[.L54]" office:value-type="float" office:value="-0.0103669031600052" calcext:value-type="float">
            <text:p>-0.010366903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005594871" calcext:value-type="float">
            <text:p>0.0005594871</text:p>
          </table:table-cell>
          <table:table-cell office:value-type="float" office:value="0" calcext:value-type="float">
            <text:p>0</text:p>
          </table:table-cell>
          <table:table-cell office:value-type="float" office:value="-0.00012456" calcext:value-type="float">
            <text:p>-0.00012456</text:p>
          </table:table-cell>
          <table:table-cell office:value-type="float" office:value="-0.00762966" calcext:value-type="float">
            <text:p>-0.007629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2040279" calcext:value-type="float">
            <text:p>-0.1162040279</text:p>
          </table:table-cell>
          <table:table-cell office:value-type="float" office:value="-9.823716507" calcext:value-type="float">
            <text:p>-9.82371650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H55]/[.I55]" office:value-type="float" office:value="0.0118289272514325" calcext:value-type="float">
            <text:p>0.0118289273</text:p>
          </table:table-cell>
          <table:table-cell table:formula="of:=[.D55]/[.L55]" office:value-type="float" office:value="-0.0105301180193593" calcext:value-type="float">
            <text:p>-0.01053011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010655759" calcext:value-type="float">
            <text:p>0.0010655759</text:p>
          </table:table-cell>
          <table:table-cell office:value-type="float" office:value="0" calcext:value-type="float">
            <text:p>0</text:p>
          </table:table-cell>
          <table:table-cell office:value-type="float" office:value="-0.00018432" calcext:value-type="float">
            <text:p>-0.00018432</text:p>
          </table:table-cell>
          <table:table-cell office:value-type="float" office:value="-0.00766183" calcext:value-type="float">
            <text:p>-0.007661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6837786" calcext:value-type="float">
            <text:p>-0.1166837786</text:p>
          </table:table-cell>
          <table:table-cell office:value-type="float" office:value="-9.8228565216" calcext:value-type="float">
            <text:p>-9.82285652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H56]/[.I56]" office:value-type="float" office:value="0.0118788031102173" calcext:value-type="float">
            <text:p>0.0118788031</text:p>
          </table:table-cell>
          <table:table-cell table:formula="of:=[.D56]/[.L56]" office:value-type="float" office:value="-0.0155167147977612" calcext:value-type="float">
            <text:p>-0.0155167148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005522922" calcext:value-type="float">
            <text:p>0.0005522922</text:p>
          </table:table-cell>
          <table:table-cell office:value-type="float" office:value="0" calcext:value-type="float">
            <text:p>0</text:p>
          </table:table-cell>
          <table:table-cell office:value-type="float" office:value="-0.00018432" calcext:value-type="float">
            <text:p>-0.00018432</text:p>
          </table:table-cell>
          <table:table-cell office:value-type="float" office:value="-0.00796319" calcext:value-type="float">
            <text:p>-0.007963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2493982" calcext:value-type="float">
            <text:p>-0.1212493982</text:p>
          </table:table-cell>
          <table:table-cell office:value-type="float" office:value="-9.8209233093" calcext:value-type="float">
            <text:p>-9.82092330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H57]/[.I57]" office:value-type="float" office:value="0.0123460284111151" calcext:value-type="float">
            <text:p>0.0123460284</text:p>
          </table:table-cell>
          <table:table-cell table:formula="of:=[.D57]/[.L57]" office:value-type="float" office:value="-0.0149294974758083" calcext:value-type="float">
            <text:p>-0.014929497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016388341" calcext:value-type="float">
            <text:p>0.0016388341</text:p>
          </table:table-cell>
          <table:table-cell office:value-type="float" office:value="0" calcext:value-type="float">
            <text:p>0</text:p>
          </table:table-cell>
          <table:table-cell office:value-type="float" office:value="-0.00018974" calcext:value-type="float">
            <text:p>-0.00018974</text:p>
          </table:table-cell>
          <table:table-cell office:value-type="float" office:value="-0.00809627" calcext:value-type="float">
            <text:p>-0.008096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2677661" calcext:value-type="float">
            <text:p>-0.1232677661</text:p>
          </table:table-cell>
          <table:table-cell office:value-type="float" office:value="-9.8202892494" calcext:value-type="float">
            <text:p>-9.820289249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H58]/[.I58]" office:value-type="float" office:value="0.0125523559407918" calcext:value-type="float">
            <text:p>0.0125523559</text:p>
          </table:table-cell>
          <table:table-cell table:formula="of:=[.D58]/[.L58]" office:value-type="float" office:value="-0.0151158874792098" calcext:value-type="float">
            <text:p>-0.015115887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008085067" calcext:value-type="float">
            <text:p>0.0008085067</text:p>
          </table:table-cell>
          <table:table-cell office:value-type="float" office:value="0" calcext:value-type="float">
            <text:p>0</text:p>
          </table:table-cell>
          <table:table-cell office:value-type="float" office:value="-0.00023438" calcext:value-type="float">
            <text:p>-0.00023438</text:p>
          </table:table-cell>
          <table:table-cell office:value-type="float" office:value="-0.0079536" calcext:value-type="float">
            <text:p>-0.00795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1305381" calcext:value-type="float">
            <text:p>-0.1211305381</text:p>
          </table:table-cell>
          <table:table-cell office:value-type="float" office:value="-9.8231297112" calcext:value-type="float">
            <text:p>-9.82312971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H59]/[.I59]" office:value-type="float" office:value="0.0123311553100934" calcext:value-type="float">
            <text:p>0.0123311553</text:p>
          </table:table-cell>
          <table:table-cell table:formula="of:=[.D59]/[.L59]" office:value-type="float" office:value="-0.0190071403778487" calcext:value-type="float">
            <text:p>-0.019007140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014008821" calcext:value-type="float">
            <text:p>0.0014008821</text:p>
          </table:table-cell>
          <table:table-cell office:value-type="float" office:value="0" calcext:value-type="float">
            <text:p>0</text:p>
          </table:table-cell>
          <table:table-cell office:value-type="float" office:value="-0.00023438" calcext:value-type="float">
            <text:p>-0.00023438</text:p>
          </table:table-cell>
          <table:table-cell office:value-type="float" office:value="-0.00783829" calcext:value-type="float">
            <text:p>-0.007838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3624156" calcext:value-type="float">
            <text:p>-0.1193624156</text:p>
          </table:table-cell>
          <table:table-cell office:value-type="float" office:value="-9.8221323395" calcext:value-type="float">
            <text:p>-9.822132339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60]/[.I60]" office:value-type="float" office:value="0.012152393337237" calcext:value-type="float">
            <text:p>0.0121523933</text:p>
          </table:table-cell>
          <table:table-cell table:formula="of:=[.D60]/[.L60]" office:value-type="float" office:value="-0.0192867358302022" calcext:value-type="float">
            <text:p>-0.019286735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015841424" calcext:value-type="float">
            <text:p>0.0015841424</text:p>
          </table:table-cell>
          <table:table-cell office:value-type="float" office:value="0" calcext:value-type="float">
            <text:p>0</text:p>
          </table:table-cell>
          <table:table-cell office:value-type="float" office:value="-0.00026544" calcext:value-type="float">
            <text:p>-0.00026544</text:p>
          </table:table-cell>
          <table:table-cell office:value-type="float" office:value="-0.00784361" calcext:value-type="float">
            <text:p>-0.007843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4480647" calcext:value-type="float">
            <text:p>-0.1194480647</text:p>
          </table:table-cell>
          <table:table-cell office:value-type="float" office:value="-9.8225144768" calcext:value-type="float">
            <text:p>-9.82251447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H61]/[.I61]" office:value-type="float" office:value="0.0121606402293554" calcext:value-type="float">
            <text:p>0.0121606402</text:p>
          </table:table-cell>
          <table:table-cell table:formula="of:=[.D61]/[.L61]" office:value-type="float" office:value="-0.0218277981252365" calcext:value-type="float">
            <text:p>-0.021827798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013376185" calcext:value-type="float">
            <text:p>0.0013376185</text:p>
          </table:table-cell>
          <table:table-cell office:value-type="float" office:value="0" calcext:value-type="float">
            <text:p>0</text:p>
          </table:table-cell>
          <table:table-cell office:value-type="float" office:value="-0.00026544" calcext:value-type="float">
            <text:p>-0.00026544</text:p>
          </table:table-cell>
          <table:table-cell office:value-type="float" office:value="-0.00802153" calcext:value-type="float">
            <text:p>-0.008021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1425936" calcext:value-type="float">
            <text:p>-0.1221425936</text:p>
          </table:table-cell>
          <table:table-cell office:value-type="float" office:value="-9.8213168335" calcext:value-type="float">
            <text:p>-9.82131683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H62]/[.I62]" office:value-type="float" office:value="0.0124364782921347" calcext:value-type="float">
            <text:p>0.0124364783</text:p>
          </table:table-cell>
          <table:table-cell table:formula="of:=[.D62]/[.L62]" office:value-type="float" office:value="-0.0213436628734257" calcext:value-type="float">
            <text:p>-0.021343662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018978775" calcext:value-type="float">
            <text:p>0.0018978775</text:p>
          </table:table-cell>
          <table:table-cell office:value-type="float" office:value="0" calcext:value-type="float">
            <text:p>0</text:p>
          </table:table-cell>
          <table:table-cell office:value-type="float" office:value="-0.00027315" calcext:value-type="float">
            <text:p>-0.00027315</text:p>
          </table:table-cell>
          <table:table-cell office:value-type="float" office:value="-0.00784462" calcext:value-type="float">
            <text:p>-0.007844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451702" calcext:value-type="float">
            <text:p>-0.119451702</text:p>
          </table:table-cell>
          <table:table-cell office:value-type="float" office:value="-9.8215504837" calcext:value-type="float">
            <text:p>-9.82155048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H63]/[.I63]" office:value-type="float" office:value="0.0121622041446759" calcext:value-type="float">
            <text:p>0.0121622041</text:p>
          </table:table-cell>
          <table:table-cell table:formula="of:=[.D63]/[.L63]" office:value-type="float" office:value="-0.0224589224741449" calcext:value-type="float">
            <text:p>-0.022458922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14668863" calcext:value-type="float">
            <text:p>0.0014668863</text:p>
          </table:table-cell>
          <table:table-cell office:value-type="float" office:value="0" calcext:value-type="float">
            <text:p>0</text:p>
          </table:table-cell>
          <table:table-cell office:value-type="float" office:value="-0.00027706" calcext:value-type="float">
            <text:p>-0.00027706</text:p>
          </table:table-cell>
          <table:table-cell office:value-type="float" office:value="-0.00772419" calcext:value-type="float">
            <text:p>-0.007724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6260433" calcext:value-type="float">
            <text:p>-0.1176260433</text:p>
          </table:table-cell>
          <table:table-cell office:value-type="float" office:value="-9.8222371674" calcext:value-type="float">
            <text:p>-9.822237167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H64]/[.I64]" office:value-type="float" office:value="0.011975483924416" calcext:value-type="float">
            <text:p>0.0119754839</text:p>
          </table:table-cell>
          <table:table-cell table:formula="of:=[.D64]/[.L64]" office:value-type="float" office:value="-0.0231355995088534" calcext:value-type="float">
            <text:p>-0.0231355995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18352054" calcext:value-type="float">
            <text:p>0.0018352054</text:p>
          </table:table-cell>
          <table:table-cell office:value-type="float" office:value="0" calcext:value-type="float">
            <text:p>0</text:p>
          </table:table-cell>
          <table:table-cell office:value-type="float" office:value="-0.00027706" calcext:value-type="float">
            <text:p>-0.00027706</text:p>
          </table:table-cell>
          <table:table-cell office:value-type="float" office:value="-0.00803837" calcext:value-type="float">
            <text:p>-0.008038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3840682" calcext:value-type="float">
            <text:p>-0.1223840682</text:p>
          </table:table-cell>
          <table:table-cell office:value-type="float" office:value="-9.8201148415" calcext:value-type="float">
            <text:p>-9.82011484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H65]/[.I65]" office:value-type="float" office:value="0.0124625903235676" calcext:value-type="float">
            <text:p>0.0124625903</text:p>
          </table:table-cell>
          <table:table-cell table:formula="of:=[.D65]/[.L65]" office:value-type="float" office:value="-0.0222313333590098" calcext:value-type="float">
            <text:p>-0.022231333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016421481" calcext:value-type="float">
            <text:p>0.0016421481</text:p>
          </table:table-cell>
          <table:table-cell office:value-type="float" office:value="0" calcext:value-type="float">
            <text:p>0</text:p>
          </table:table-cell>
          <table:table-cell office:value-type="float" office:value="-0.00028709" calcext:value-type="float">
            <text:p>-0.00028709</text:p>
          </table:table-cell>
          <table:table-cell office:value-type="float" office:value="-0.00786659" calcext:value-type="float">
            <text:p>-0.007866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7850755" calcext:value-type="float">
            <text:p>-0.1197850755</text:p>
          </table:table-cell>
          <table:table-cell office:value-type="float" office:value="-9.8214590645" calcext:value-type="float">
            <text:p>-9.82145906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H66]/[.I66]" office:value-type="float" office:value="0.0121962607300342" calcext:value-type="float">
            <text:p>0.0121962607</text:p>
          </table:table-cell>
          <table:table-cell table:formula="of:=[.D66]/[.L66]" office:value-type="float" office:value="-0.0235391819144223" calcext:value-type="float">
            <text:p>-0.023539181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017462212" calcext:value-type="float">
            <text:p>0.0017462212</text:p>
          </table:table-cell>
          <table:table-cell office:value-type="float" office:value="0" calcext:value-type="float">
            <text:p>0</text:p>
          </table:table-cell>
          <table:table-cell office:value-type="float" office:value="-0.00026811" calcext:value-type="float">
            <text:p>-0.00026811</text:p>
          </table:table-cell>
          <table:table-cell office:value-type="float" office:value="-0.00778853" calcext:value-type="float">
            <text:p>-0.007788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5804" calcext:value-type="float">
            <text:p>-0.1185804</text:p>
          </table:table-cell>
          <table:table-cell office:value-type="float" office:value="-9.8201275635" calcext:value-type="float">
            <text:p>-9.820127563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H67]/[.I67]" office:value-type="float" office:value="0.0120752402892144" calcext:value-type="float">
            <text:p>0.0120752403</text:p>
          </table:table-cell>
          <table:table-cell table:formula="of:=[.D67]/[.L67]" office:value-type="float" office:value="-0.0222032848687472" calcext:value-type="float">
            <text:p>-0.022203284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018127005" calcext:value-type="float">
            <text:p>0.0018127005</text:p>
          </table:table-cell>
          <table:table-cell office:value-type="float" office:value="0" calcext:value-type="float">
            <text:p>0</text:p>
          </table:table-cell>
          <table:table-cell office:value-type="float" office:value="-0.00026811" calcext:value-type="float">
            <text:p>-0.00026811</text:p>
          </table:table-cell>
          <table:table-cell office:value-type="float" office:value="-0.00771851" calcext:value-type="float">
            <text:p>-0.007718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5210771" calcext:value-type="float">
            <text:p>-0.1175210771</text:p>
          </table:table-cell>
          <table:table-cell office:value-type="float" office:value="-9.8206838608" calcext:value-type="float">
            <text:p>-9.820683860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H68]/[.I68]" office:value-type="float" office:value="0.0119666897708717" calcext:value-type="float">
            <text:p>0.0119666898</text:p>
          </table:table-cell>
          <table:table-cell table:formula="of:=[.D68]/[.L68]" office:value-type="float" office:value="-0.0224046921190028" calcext:value-type="float">
            <text:p>-0.022404692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0015070601" calcext:value-type="float">
            <text:p>0.0015070601</text:p>
          </table:table-cell>
          <table:table-cell office:value-type="float" office:value="0" calcext:value-type="float">
            <text:p>0</text:p>
          </table:table-cell>
          <table:table-cell office:value-type="float" office:value="-0.00024878" calcext:value-type="float">
            <text:p>-0.00024878</text:p>
          </table:table-cell>
          <table:table-cell office:value-type="float" office:value="-0.00754765" calcext:value-type="float">
            <text:p>-0.007547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9210499" calcext:value-type="float">
            <text:p>-0.1149210499</text:p>
          </table:table-cell>
          <table:table-cell office:value-type="float" office:value="-9.8208197212" calcext:value-type="float">
            <text:p>-9.820819721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H69]/[.I69]" office:value-type="float" office:value="0.0117017777703344" calcext:value-type="float">
            <text:p>0.0117017778</text:p>
          </table:table-cell>
          <table:table-cell table:formula="of:=[.D69]/[.L69]" office:value-type="float" office:value="-0.0212600174847527" calcext:value-type="float">
            <text:p>-0.021260017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017528459" calcext:value-type="float">
            <text:p>0.0017528459</text:p>
          </table:table-cell>
          <table:table-cell office:value-type="float" office:value="0" calcext:value-type="float">
            <text:p>0</text:p>
          </table:table-cell>
          <table:table-cell office:value-type="float" office:value="-0.00024878" calcext:value-type="float">
            <text:p>-0.00024878</text:p>
          </table:table-cell>
          <table:table-cell office:value-type="float" office:value="-0.007125" calcext:value-type="float">
            <text:p>-0.0071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5036752" calcext:value-type="float">
            <text:p>-0.1085036752</text:p>
          </table:table-cell>
          <table:table-cell office:value-type="float" office:value="-9.822437458" calcext:value-type="float">
            <text:p>-9.82243745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H70]/[.I70]" office:value-type="float" office:value="0.0110465121986221" calcext:value-type="float">
            <text:p>0.0110465122</text:p>
          </table:table-cell>
          <table:table-cell table:formula="of:=[.D70]/[.L70]" office:value-type="float" office:value="-0.0225211356785566" calcext:value-type="float">
            <text:p>-0.022521135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0013567028" calcext:value-type="float">
            <text:p>0.0013567028</text:p>
          </table:table-cell>
          <table:table-cell office:value-type="float" office:value="0" calcext:value-type="float">
            <text:p>0</text:p>
          </table:table-cell>
          <table:table-cell office:value-type="float" office:value="-0.00025586" calcext:value-type="float">
            <text:p>-0.00025586</text:p>
          </table:table-cell>
          <table:table-cell office:value-type="float" office:value="-0.00699524" calcext:value-type="float">
            <text:p>-0.006995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5265887" calcext:value-type="float">
            <text:p>-0.1065265887</text:p>
          </table:table-cell>
          <table:table-cell office:value-type="float" office:value="-9.8223437691" calcext:value-type="float">
            <text:p>-9.82234376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H71]/[.I71]" office:value-type="float" office:value="0.0108453329677913" calcext:value-type="float">
            <text:p>0.010845333</text:p>
          </table:table-cell>
          <table:table-cell table:formula="of:=[.D71]/[.L71]" office:value-type="float" office:value="-0.0235917145891101" calcext:value-type="float">
            <text:p>-0.0235917146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016502352" calcext:value-type="float">
            <text:p>0.0016502352</text:p>
          </table:table-cell>
          <table:table-cell office:value-type="float" office:value="0" calcext:value-type="float">
            <text:p>0</text:p>
          </table:table-cell>
          <table:table-cell office:value-type="float" office:value="-0.00021463" calcext:value-type="float">
            <text:p>-0.00021463</text:p>
          </table:table-cell>
          <table:table-cell office:value-type="float" office:value="-0.00697234" calcext:value-type="float">
            <text:p>-0.006972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1570098" calcext:value-type="float">
            <text:p>-0.1061570098</text:p>
          </table:table-cell>
          <table:table-cell office:value-type="float" office:value="-9.8204123878" calcext:value-type="float">
            <text:p>-9.820412387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H72]/[.I72]" office:value-type="float" office:value="0.0108098321748565" calcext:value-type="float">
            <text:p>0.0108098322</text:p>
          </table:table-cell>
          <table:table-cell table:formula="of:=[.D72]/[.L72]" office:value-type="float" office:value="-0.0198550723571107" calcext:value-type="float">
            <text:p>-0.019855072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001553562" calcext:value-type="float">
            <text:p>0.001553562</text:p>
          </table:table-cell>
          <table:table-cell office:value-type="float" office:value="0" calcext:value-type="float">
            <text:p>0</text:p>
          </table:table-cell>
          <table:table-cell office:value-type="float" office:value="-0.00022332" calcext:value-type="float">
            <text:p>-0.00022332</text:p>
          </table:table-cell>
          <table:table-cell office:value-type="float" office:value="-0.00692537" calcext:value-type="float">
            <text:p>-0.006925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4932564" calcext:value-type="float">
            <text:p>-0.1054932564</text:p>
          </table:table-cell>
          <table:table-cell office:value-type="float" office:value="-9.8252065277" calcext:value-type="float">
            <text:p>-9.825206527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H73]/[.I73]" office:value-type="float" office:value="0.0107370014159585" calcext:value-type="float">
            <text:p>0.0107370014</text:p>
          </table:table-cell>
          <table:table-cell table:formula="of:=[.D73]/[.L73]" office:value-type="float" office:value="-0.0207991031525875" calcext:value-type="float">
            <text:p>-0.020799103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010810187" calcext:value-type="float">
            <text:p>0.0010810187</text:p>
          </table:table-cell>
          <table:table-cell office:value-type="float" office:value="0" calcext:value-type="float">
            <text:p>0</text:p>
          </table:table-cell>
          <table:table-cell office:value-type="float" office:value="-0.00022332" calcext:value-type="float">
            <text:p>-0.00022332</text:p>
          </table:table-cell>
          <table:table-cell office:value-type="float" office:value="-0.00703441" calcext:value-type="float">
            <text:p>-0.007034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1577977" calcext:value-type="float">
            <text:p>-0.1071577977</text:p>
          </table:table-cell>
          <table:table-cell office:value-type="float" office:value="-9.8255210304" calcext:value-type="float">
            <text:p>-9.825521030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H74]/[.I74]" office:value-type="float" office:value="0.0109060677157431" calcext:value-type="float">
            <text:p>0.0109060677</text:p>
          </table:table-cell>
          <table:table-cell table:formula="of:=[.D74]/[.L74]" office:value-type="float" office:value="-0.0204766746200956" calcext:value-type="float">
            <text:p>-0.020476674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0015991868" calcext:value-type="float">
            <text:p>0.0015991868</text:p>
          </table:table-cell>
          <table:table-cell office:value-type="float" office:value="0" calcext:value-type="float">
            <text:p>0</text:p>
          </table:table-cell>
          <table:table-cell office:value-type="float" office:value="-0.00017901" calcext:value-type="float">
            <text:p>-0.00017901</text:p>
          </table:table-cell>
          <table:table-cell office:value-type="float" office:value="-0.00694779" calcext:value-type="float">
            <text:p>-0.006947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8255603" calcext:value-type="float">
            <text:p>-0.1058255603</text:p>
          </table:table-cell>
          <table:table-cell office:value-type="float" office:value="-9.824341526" calcext:value-type="float">
            <text:p>-9.8243415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H75]/[.I75]" office:value-type="float" office:value="0.0107717713212569" calcext:value-type="float">
            <text:p>0.0107717713</text:p>
          </table:table-cell>
          <table:table-cell table:formula="of:=[.D75]/[.L75]" office:value-type="float" office:value="-0.0166184367140011" calcext:value-type="float">
            <text:p>-0.016618436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012389255" calcext:value-type="float">
            <text:p>0.0012389255</text:p>
          </table:table-cell>
          <table:table-cell office:value-type="float" office:value="0" calcext:value-type="float">
            <text:p>0</text:p>
          </table:table-cell>
          <table:table-cell office:value-type="float" office:value="-0.00018609" calcext:value-type="float">
            <text:p>-0.00018609</text:p>
          </table:table-cell>
          <table:table-cell office:value-type="float" office:value="-0.00666649" calcext:value-type="float">
            <text:p>-0.006666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15676936" calcext:value-type="float">
            <text:p>-0.1015676936</text:p>
          </table:table-cell>
          <table:table-cell office:value-type="float" office:value="-9.8269407272" calcext:value-type="float">
            <text:p>-9.826940727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H76]/[.I76]" office:value-type="float" office:value="0.0103356371448207" calcext:value-type="float">
            <text:p>0.0103356371</text:p>
          </table:table-cell>
          <table:table-cell table:formula="of:=[.D76]/[.L76]" office:value-type="float" office:value="-0.0180046955395731" calcext:value-type="float">
            <text:p>-0.018004695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0009142288" calcext:value-type="float">
            <text:p>0.0009142288</text:p>
          </table:table-cell>
          <table:table-cell office:value-type="float" office:value="0" calcext:value-type="float">
            <text:p>0</text:p>
          </table:table-cell>
          <table:table-cell office:value-type="float" office:value="-0.00014729" calcext:value-type="float">
            <text:p>-0.00014729</text:p>
          </table:table-cell>
          <table:table-cell office:value-type="float" office:value="-0.00680224" calcext:value-type="float">
            <text:p>-0.006802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36277811" calcext:value-type="float">
            <text:p>-0.1036277811</text:p>
          </table:table-cell>
          <table:table-cell office:value-type="float" office:value="-9.826158905" calcext:value-type="float">
            <text:p>-9.82615890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77]/[.I77]" office:value-type="float" office:value="0.0105461128913018" calcext:value-type="float">
            <text:p>0.0105461129</text:p>
          </table:table-cell>
          <table:table-cell table:formula="of:=[.D77]/[.L77]" office:value-type="float" office:value="-0.0139662832664614" calcext:value-type="float">
            <text:p>-0.013966283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0013300732" calcext:value-type="float">
            <text:p>0.0013300732</text:p>
          </table:table-cell>
          <table:table-cell office:value-type="float" office:value="0" calcext:value-type="float">
            <text:p>0</text:p>
          </table:table-cell>
          <table:table-cell office:value-type="float" office:value="-0.00014729" calcext:value-type="float">
            <text:p>-0.00014729</text:p>
          </table:table-cell>
          <table:table-cell office:value-type="float" office:value="-0.00687252" calcext:value-type="float">
            <text:p>-0.006872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46699945" calcext:value-type="float">
            <text:p>-0.1046699945</text:p>
          </table:table-cell>
          <table:table-cell office:value-type="float" office:value="-9.8234947586" calcext:value-type="float">
            <text:p>-9.823494758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H78]/[.I78]" office:value-type="float" office:value="0.0106550669667092" calcext:value-type="float">
            <text:p>0.010655067</text:p>
          </table:table-cell>
          <table:table-cell table:formula="of:=[.D78]/[.L78]" office:value-type="float" office:value="-0.0138234701349315" calcext:value-type="float">
            <text:p>-0.013823470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005547927" calcext:value-type="float">
            <text:p>0.0005547927</text:p>
          </table:table-cell>
          <table:table-cell office:value-type="float" office:value="0" calcext:value-type="float">
            <text:p>0</text:p>
          </table:table-cell>
          <table:table-cell office:value-type="float" office:value="-0.00015028" calcext:value-type="float">
            <text:p>-0.00015028</text:p>
          </table:table-cell>
          <table:table-cell office:value-type="float" office:value="-0.00690197" calcext:value-type="float">
            <text:p>-0.006901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1402898" calcext:value-type="float">
            <text:p>-0.1051402898</text:p>
          </table:table-cell>
          <table:table-cell office:value-type="float" office:value="-9.8255275726" calcext:value-type="float">
            <text:p>-9.825527572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H79]/[.I79]" office:value-type="float" office:value="0.0107007271643306" calcext:value-type="float">
            <text:p>0.0107007272</text:p>
          </table:table-cell>
          <table:table-cell table:formula="of:=[.D79]/[.L79]" office:value-type="float" office:value="-0.0140439053993394" calcext:value-type="float">
            <text:p>-0.014043905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0011394776" calcext:value-type="float">
            <text:p>0.0011394776</text:p>
          </table:table-cell>
          <table:table-cell office:value-type="float" office:value="0" calcext:value-type="float">
            <text:p>0</text:p>
          </table:table-cell>
          <table:table-cell office:value-type="float" office:value="-0.0001191" calcext:value-type="float">
            <text:p>-0.0001191</text:p>
          </table:table-cell>
          <table:table-cell office:value-type="float" office:value="-0.0069291" calcext:value-type="float">
            <text:p>-0.00692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5897698" calcext:value-type="float">
            <text:p>-0.1055897698</text:p>
          </table:table-cell>
          <table:table-cell office:value-type="float" office:value="-9.8289004135" calcext:value-type="float">
            <text:p>-9.828900413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H80]/[.I80]" office:value-type="float" office:value="0.0107427855973566" calcext:value-type="float">
            <text:p>0.0107427856</text:p>
          </table:table-cell>
          <table:table-cell table:formula="of:=[.D80]/[.L80]" office:value-type="float" office:value="-0.0110865100043797" calcext:value-type="float">
            <text:p>-0.0110865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0008077928" calcext:value-type="float">
            <text:p>0.0008077928</text:p>
          </table:table-cell>
          <table:table-cell office:value-type="float" office:value="0" calcext:value-type="float">
            <text:p>0</text:p>
          </table:table-cell>
          <table:table-cell office:value-type="float" office:value="-0.00012301" calcext:value-type="float">
            <text:p>-0.00012301</text:p>
          </table:table-cell>
          <table:table-cell office:value-type="float" office:value="-0.00683103" calcext:value-type="float">
            <text:p>-0.006831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41032968" calcext:value-type="float">
            <text:p>-0.1041032968</text:p>
          </table:table-cell>
          <table:table-cell office:value-type="float" office:value="-9.829644165" calcext:value-type="float">
            <text:p>-9.82964416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H81]/[.I81]" office:value-type="float" office:value="0.0105907492735776" calcext:value-type="float">
            <text:p>0.0105907493</text:p>
          </table:table-cell>
          <table:table-cell table:formula="of:=[.D81]/[.L81]" office:value-type="float" office:value="-0.0116148533802884" calcext:value-type="float">
            <text:p>-0.011614853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00610314" calcext:value-type="float">
            <text:p>0.000610314</text:p>
          </table:table-cell>
          <table:table-cell office:value-type="float" office:value="0" calcext:value-type="float">
            <text:p>0</text:p>
          </table:table-cell>
          <table:table-cell office:value-type="float" office:value="-0.00012301" calcext:value-type="float">
            <text:p>-0.00012301</text:p>
          </table:table-cell>
          <table:table-cell office:value-type="float" office:value="-0.0069834" calcext:value-type="float">
            <text:p>-0.00698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4164118" calcext:value-type="float">
            <text:p>-0.1064164118</text:p>
          </table:table-cell>
          <table:table-cell office:value-type="float" office:value="-9.8288267899" calcext:value-type="float">
            <text:p>-9.828826789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H82]/[.I82]" office:value-type="float" office:value="0.0108269698993325" calcext:value-type="float">
            <text:p>0.0108269699</text:p>
          </table:table-cell>
          <table:table-cell table:formula="of:=[.D82]/[.L82]" office:value-type="float" office:value="-0.0113614428730964" calcext:value-type="float">
            <text:p>-0.011361442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0008759616" calcext:value-type="float">
            <text:p>0.0008759616</text:p>
          </table:table-cell>
          <table:table-cell office:value-type="float" office:value="0" calcext:value-type="float">
            <text:p>0</text:p>
          </table:table-cell>
          <table:table-cell office:value-type="float" office:value="-0.00010553" calcext:value-type="float">
            <text:p>-0.00010553</text:p>
          </table:table-cell>
          <table:table-cell office:value-type="float" office:value="-0.00718525" calcext:value-type="float">
            <text:p>-0.007185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94893368" calcext:value-type="float">
            <text:p>-0.1094893368</text:p>
          </table:table-cell>
          <table:table-cell office:value-type="float" office:value="-9.8285514069" calcext:value-type="float">
            <text:p>-9.828551406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83]/[.I83]" office:value-type="float" office:value="0.0111399261465056" calcext:value-type="float">
            <text:p>0.0111399261</text:p>
          </table:table-cell>
          <table:table-cell table:formula="of:=[.D83]/[.L83]" office:value-type="float" office:value="-0.00947313282082239" calcext:value-type="float">
            <text:p>-0.0094731328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000684245" calcext:value-type="float">
            <text:p>0.000684245</text:p>
          </table:table-cell>
          <table:table-cell office:value-type="float" office:value="0" calcext:value-type="float">
            <text:p>0</text:p>
          </table:table-cell>
          <table:table-cell office:value-type="float" office:value="-0.00010786" calcext:value-type="float">
            <text:p>-0.00010786</text:p>
          </table:table-cell>
          <table:table-cell office:value-type="float" office:value="-0.00723783" calcext:value-type="float">
            <text:p>-0.00723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02761482" calcext:value-type="float">
            <text:p>-0.1102761482</text:p>
          </table:table-cell>
          <table:table-cell office:value-type="float" office:value="-9.8272740364" calcext:value-type="float">
            <text:p>-9.82727403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H84]/[.I84]" office:value-type="float" office:value="0.0112214381924774" calcext:value-type="float">
            <text:p>0.0112214382</text:p>
          </table:table-cell>
          <table:table-cell table:formula="of:=[.D84]/[.L84]" office:value-type="float" office:value="-0.00961195865894511" calcext:value-type="float">
            <text:p>-0.009611958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0005881175" calcext:value-type="float">
            <text:p>0.0005881175</text:p>
          </table:table-cell>
          <table:table-cell office:value-type="float" office:value="0" calcext:value-type="float">
            <text:p>0</text:p>
          </table:table-cell>
          <table:table-cell office:value-type="float" office:value="-0.00010531" calcext:value-type="float">
            <text:p>-0.00010531</text:p>
          </table:table-cell>
          <table:table-cell office:value-type="float" office:value="-0.00707946" calcext:value-type="float">
            <text:p>-0.007079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8647905" calcext:value-type="float">
            <text:p>-0.1078647905</text:p>
          </table:table-cell>
          <table:table-cell office:value-type="float" office:value="-9.8274117661" calcext:value-type="float">
            <text:p>-9.827411766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[.H85]/[.I85]" office:value-type="float" office:value="0.0109759103482448" calcext:value-type="float">
            <text:p>0.0109759103</text:p>
          </table:table-cell>
          <table:table-cell table:formula="of:=[.D85]/[.L85]" office:value-type="float" office:value="-0.00959464833974707" calcext:value-type="float">
            <text:p>-0.0095946483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0007274614" calcext:value-type="float">
            <text:p>0.0007274614</text:p>
          </table:table-cell>
          <table:table-cell office:value-type="float" office:value="0" calcext:value-type="float">
            <text:p>0</text:p>
          </table:table-cell>
          <table:table-cell office:value-type="float" office:value="-0.0001049" calcext:value-type="float">
            <text:p>-0.0001049</text:p>
          </table:table-cell>
          <table:table-cell office:value-type="float" office:value="-0.00698259" calcext:value-type="float">
            <text:p>-0.006982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398819" calcext:value-type="float">
            <text:p>-0.106398819</text:p>
          </table:table-cell>
          <table:table-cell office:value-type="float" office:value="-9.8283330345" calcext:value-type="float">
            <text:p>-9.82833303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H86]/[.I86]" office:value-type="float" office:value="0.0108257238156779" calcext:value-type="float">
            <text:p>0.0108257238</text:p>
          </table:table-cell>
          <table:table-cell table:formula="of:=[.D86]/[.L86]" office:value-type="float" office:value="-0.0096898832619472" calcext:value-type="float">
            <text:p>-0.0096898833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005942633" calcext:value-type="float">
            <text:p>0.0005942633</text:p>
          </table:table-cell>
          <table:table-cell office:value-type="float" office:value="0" calcext:value-type="float">
            <text:p>0</text:p>
          </table:table-cell>
          <table:table-cell office:value-type="float" office:value="-0.0001049" calcext:value-type="float">
            <text:p>-0.0001049</text:p>
          </table:table-cell>
          <table:table-cell office:value-type="float" office:value="-0.00709725" calcext:value-type="float">
            <text:p>-0.007097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1352617" calcext:value-type="float">
            <text:p>-0.1081352617</text:p>
          </table:table-cell>
          <table:table-cell office:value-type="float" office:value="-9.8273586655" calcext:value-type="float">
            <text:p>-9.827358665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H87]/[.I87]" office:value-type="float" office:value="0.0110034919229742" calcext:value-type="float">
            <text:p>0.0110034919</text:p>
          </table:table-cell>
          <table:table-cell table:formula="of:=[.D87]/[.L87]" office:value-type="float" office:value="-0.00953333730185951" calcext:value-type="float">
            <text:p>-0.009533337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0006790746" calcext:value-type="float">
            <text:p>0.0006790746</text:p>
          </table:table-cell>
          <table:table-cell office:value-type="float" office:value="0" calcext:value-type="float">
            <text:p>0</text:p>
          </table:table-cell>
          <table:table-cell office:value-type="float" office:value="-0.00011471" calcext:value-type="float">
            <text:p>-0.00011471</text:p>
          </table:table-cell>
          <table:table-cell office:value-type="float" office:value="-0.00697246" calcext:value-type="float">
            <text:p>-0.006972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2147405" calcext:value-type="float">
            <text:p>-0.1062147405</text:p>
          </table:table-cell>
          <table:table-cell office:value-type="float" office:value="-9.8255803299" calcext:value-type="float">
            <text:p>-9.82558032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H88]/[.I88]" office:value-type="float" office:value="0.0108100220988251" calcext:value-type="float">
            <text:p>0.0108100221</text:p>
          </table:table-cell>
          <table:table-cell table:formula="of:=[.D88]/[.L88]" office:value-type="float" office:value="-0.0106114491673859" calcext:value-type="float">
            <text:p>-0.0106114492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0006288682" calcext:value-type="float">
            <text:p>0.0006288682</text:p>
          </table:table-cell>
          <table:table-cell office:value-type="float" office:value="0" calcext:value-type="float">
            <text:p>0</text:p>
          </table:table-cell>
          <table:table-cell office:value-type="float" office:value="-0.00011593" calcext:value-type="float">
            <text:p>-0.00011593</text:p>
          </table:table-cell>
          <table:table-cell office:value-type="float" office:value="-0.00678783" calcext:value-type="float">
            <text:p>-0.00678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34151161" calcext:value-type="float">
            <text:p>-0.1034151161</text:p>
          </table:table-cell>
          <table:table-cell office:value-type="float" office:value="-9.8268187904" calcext:value-type="float">
            <text:p>-9.82681879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H89]/[.I89]" office:value-type="float" office:value="0.0105237634178243" calcext:value-type="float">
            <text:p>0.0105237634</text:p>
          </table:table-cell>
          <table:table-cell table:formula="of:=[.D89]/[.L89]" office:value-type="float" office:value="-0.0110160211130979" calcext:value-type="float">
            <text:p>-0.0110160211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0007784681" calcext:value-type="float">
            <text:p>0.0007784681</text:p>
          </table:table-cell>
          <table:table-cell office:value-type="float" office:value="0" calcext:value-type="float">
            <text:p>0</text:p>
          </table:table-cell>
          <table:table-cell office:value-type="float" office:value="-0.0001357" calcext:value-type="float">
            <text:p>-0.0001357</text:p>
          </table:table-cell>
          <table:table-cell office:value-type="float" office:value="-0.00688421" calcext:value-type="float">
            <text:p>-0.006884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48669035" calcext:value-type="float">
            <text:p>-0.1048669035</text:p>
          </table:table-cell>
          <table:table-cell office:value-type="float" office:value="-9.8252609062" calcext:value-type="float">
            <text:p>-9.825260906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[.H90]/[.I90]" office:value-type="float" office:value="0.0106731927529605" calcext:value-type="float">
            <text:p>0.0106731928</text:p>
          </table:table-cell>
          <table:table-cell table:formula="of:=[.D90]/[.L90]" office:value-type="float" office:value="-0.0127140962541279" calcext:value-type="float">
            <text:p>-0.012714096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006759484" calcext:value-type="float">
            <text:p>0.0006759484</text:p>
          </table:table-cell>
          <table:table-cell office:value-type="float" office:value="0" calcext:value-type="float">
            <text:p>0</text:p>
          </table:table-cell>
          <table:table-cell office:value-type="float" office:value="-0.00013575" calcext:value-type="float">
            <text:p>-0.00013575</text:p>
          </table:table-cell>
          <table:table-cell office:value-type="float" office:value="-0.00706898" calcext:value-type="float">
            <text:p>-0.007068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6894725" calcext:value-type="float">
            <text:p>-0.1076894725</text:p>
          </table:table-cell>
          <table:table-cell office:value-type="float" office:value="-9.825988884" calcext:value-type="float">
            <text:p>-9.82598888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91]/[.I91]" office:value-type="float" office:value="0.0109596574727816" calcext:value-type="float">
            <text:p>0.0109596575</text:p>
          </table:table-cell>
          <table:table-cell table:formula="of:=[.D91]/[.L91]" office:value-type="float" office:value="-0.0123863360088703" calcext:value-type="float">
            <text:p>-0.012386336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0009817397" calcext:value-type="float">
            <text:p>0.0009817397</text:p>
          </table:table-cell>
          <table:table-cell office:value-type="float" office:value="0" calcext:value-type="float">
            <text:p>0</text:p>
          </table:table-cell>
          <table:table-cell office:value-type="float" office:value="-0.00013575" calcext:value-type="float">
            <text:p>-0.00013575</text:p>
          </table:table-cell>
          <table:table-cell office:value-type="float" office:value="-0.00696723" calcext:value-type="float">
            <text:p>-0.006967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1547661" calcext:value-type="float">
            <text:p>-0.1061547661</text:p>
          </table:table-cell>
          <table:table-cell office:value-type="float" office:value="-9.8274078369" calcext:value-type="float">
            <text:p>-9.827407836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H92]/[.I92]" office:value-type="float" office:value="0.0108019090956427" calcext:value-type="float">
            <text:p>0.0108019091</text:p>
          </table:table-cell>
          <table:table-cell table:formula="of:=[.D92]/[.L92]" office:value-type="float" office:value="-0.0125672229601302" calcext:value-type="float">
            <text:p>-0.01256722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0007420757" calcext:value-type="float">
            <text:p>0.0007420757</text:p>
          </table:table-cell>
          <table:table-cell office:value-type="float" office:value="0" calcext:value-type="float">
            <text:p>0</text:p>
          </table:table-cell>
          <table:table-cell office:value-type="float" office:value="-0.00016481" calcext:value-type="float">
            <text:p>-0.00016481</text:p>
          </table:table-cell>
          <table:table-cell office:value-type="float" office:value="-0.00706204" calcext:value-type="float">
            <text:p>-0.007062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564332" calcext:value-type="float">
            <text:p>-0.107564332</text:p>
          </table:table-cell>
          <table:table-cell office:value-type="float" office:value="-9.8242099762" calcext:value-type="float">
            <text:p>-9.824209976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H93]/[.I93]" office:value-type="float" office:value="0.0109489040096439" calcext:value-type="float">
            <text:p>0.010948904</text:p>
          </table:table-cell>
          <table:table-cell table:formula="of:=[.D93]/[.L93]" office:value-type="float" office:value="-0.0150526481787431" calcext:value-type="float">
            <text:p>-0.015052648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0008950243" calcext:value-type="float">
            <text:p>0.0008950243</text:p>
          </table:table-cell>
          <table:table-cell office:value-type="float" office:value="0" calcext:value-type="float">
            <text:p>0</text:p>
          </table:table-cell>
          <table:table-cell office:value-type="float" office:value="-0.00016618" calcext:value-type="float">
            <text:p>-0.00016618</text:p>
          </table:table-cell>
          <table:table-cell office:value-type="float" office:value="-0.00718383" calcext:value-type="float">
            <text:p>-0.007183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9394002" calcext:value-type="float">
            <text:p>-0.109394002</text:p>
          </table:table-cell>
          <table:table-cell office:value-type="float" office:value="-9.8219315147" calcext:value-type="float">
            <text:p>-9.821931514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H94]/[.I94]" office:value-type="float" office:value="0.0111377280361073" calcext:value-type="float">
            <text:p>0.011137728</text:p>
          </table:table-cell>
          <table:table-cell table:formula="of:=[.D94]/[.L94]" office:value-type="float" office:value="-0.0149204576966921" calcext:value-type="float">
            <text:p>-0.014920457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0011621889" calcext:value-type="float">
            <text:p>0.0011621889</text:p>
          </table:table-cell>
          <table:table-cell office:value-type="float" office:value="0" calcext:value-type="float">
            <text:p>0</text:p>
          </table:table-cell>
          <table:table-cell office:value-type="float" office:value="-0.00019775" calcext:value-type="float">
            <text:p>-0.00019775</text:p>
          </table:table-cell>
          <table:table-cell office:value-type="float" office:value="-0.00736476" calcext:value-type="float">
            <text:p>-0.007364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2118578" calcext:value-type="float">
            <text:p>-0.112118578</text:p>
          </table:table-cell>
          <table:table-cell office:value-type="float" office:value="-9.8192545319" calcext:value-type="float">
            <text:p>-9.819254531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[.H95]/[.I95]" office:value-type="float" office:value="0.0114182372639143" calcext:value-type="float">
            <text:p>0.0114182373</text:p>
          </table:table-cell>
          <table:table-cell table:formula="of:=[.D95]/[.L95]" office:value-type="float" office:value="-0.0173187853281837" calcext:value-type="float">
            <text:p>-0.0173187853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0009310857" calcext:value-type="float">
            <text:p>0.0009310857</text:p>
          </table:table-cell>
          <table:table-cell office:value-type="float" office:value="0" calcext:value-type="float">
            <text:p>0</text:p>
          </table:table-cell>
          <table:table-cell office:value-type="float" office:value="-0.00019775" calcext:value-type="float">
            <text:p>-0.00019775</text:p>
          </table:table-cell>
          <table:table-cell office:value-type="float" office:value="-0.00739575" calcext:value-type="float">
            <text:p>-0.007395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25993279" calcext:value-type="float">
            <text:p>-0.1125993279</text:p>
          </table:table-cell>
          <table:table-cell office:value-type="float" office:value="-9.8200376701" calcext:value-type="float">
            <text:p>-9.820037670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H96]/[.I96]" office:value-type="float" office:value="0.0114662826847235" calcext:value-type="float">
            <text:p>0.0114662827</text:p>
          </table:table-cell>
          <table:table-cell table:formula="of:=[.D96]/[.L96]" office:value-type="float" office:value="-0.0172462170554597" calcext:value-type="float">
            <text:p>-0.017246217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0014715593" calcext:value-type="float">
            <text:p>0.0014715593</text:p>
          </table:table-cell>
          <table:table-cell office:value-type="float" office:value="0" calcext:value-type="float">
            <text:p>0</text:p>
          </table:table-cell>
          <table:table-cell office:value-type="float" office:value="-0.00020231" calcext:value-type="float">
            <text:p>-0.00020231</text:p>
          </table:table-cell>
          <table:table-cell office:value-type="float" office:value="-0.00766153" calcext:value-type="float">
            <text:p>-0.007661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629439" calcext:value-type="float">
            <text:p>-0.116629439</text:p>
          </table:table-cell>
          <table:table-cell office:value-type="float" office:value="-9.8186689186" calcext:value-type="float">
            <text:p>-9.81866891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H97]/[.I97]" office:value-type="float" office:value="0.011878335033689" calcext:value-type="float">
            <text:p>0.011878335</text:p>
          </table:table-cell>
          <table:table-cell table:formula="of:=[.D97]/[.L97]" office:value-type="float" office:value="-0.0170318482705037" calcext:value-type="float">
            <text:p>-0.017031848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0010547353" calcext:value-type="float">
            <text:p>0.0010547353</text:p>
          </table:table-cell>
          <table:table-cell office:value-type="float" office:value="0" calcext:value-type="float">
            <text:p>0</text:p>
          </table:table-cell>
          <table:table-cell office:value-type="float" office:value="-0.00022875" calcext:value-type="float">
            <text:p>-0.00022875</text:p>
          </table:table-cell>
          <table:table-cell office:value-type="float" office:value="-0.00774985" calcext:value-type="float">
            <text:p>-0.007749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9737447" calcext:value-type="float">
            <text:p>-0.1179737447</text:p>
          </table:table-cell>
          <table:table-cell office:value-type="float" office:value="-9.8186480331" calcext:value-type="float">
            <text:p>-9.81864803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H98]/[.I98]" office:value-type="float" office:value="0.012015273824084" calcext:value-type="float">
            <text:p>0.0120152738</text:p>
          </table:table-cell>
          <table:table-cell table:formula="of:=[.D98]/[.L98]" office:value-type="float" office:value="-0.0190382677373097" calcext:value-type="float">
            <text:p>-0.0190382677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0013755136" calcext:value-type="float">
            <text:p>0.0013755136</text:p>
          </table:table-cell>
          <table:table-cell office:value-type="float" office:value="0" calcext:value-type="float">
            <text:p>0</text:p>
          </table:table-cell>
          <table:table-cell office:value-type="float" office:value="-0.00023124" calcext:value-type="float">
            <text:p>-0.00023124</text:p>
          </table:table-cell>
          <table:table-cell office:value-type="float" office:value="-0.00780783" calcext:value-type="float">
            <text:p>-0.00780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8490933" calcext:value-type="float">
            <text:p>-0.1188490933</text:p>
          </table:table-cell>
          <table:table-cell office:value-type="float" office:value="-9.8180443954" calcext:value-type="float">
            <text:p>-9.818044395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99]/[.I99]" office:value-type="float" office:value="0.0121051696767315" calcext:value-type="float">
            <text:p>0.0121051697</text:p>
          </table:table-cell>
          <table:table-cell table:formula="of:=[.D99]/[.L99]" office:value-type="float" office:value="-0.0191025822995681" calcext:value-type="float">
            <text:p>-0.0191025823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0014974895" calcext:value-type="float">
            <text:p>0.0014974895</text:p>
          </table:table-cell>
          <table:table-cell office:value-type="float" office:value="0" calcext:value-type="float">
            <text:p>0</text:p>
          </table:table-cell>
          <table:table-cell office:value-type="float" office:value="-0.00023124" calcext:value-type="float">
            <text:p>-0.00023124</text:p>
          </table:table-cell>
          <table:table-cell office:value-type="float" office:value="-0.00790004" calcext:value-type="float">
            <text:p>-0.007900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2447018" calcext:value-type="float">
            <text:p>-0.1202447018</text:p>
          </table:table-cell>
          <table:table-cell office:value-type="float" office:value="-9.8173984528" calcext:value-type="float">
            <text:p>-9.81739845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H100]/[.I100]" office:value-type="float" office:value="0.0122481227973084" calcext:value-type="float">
            <text:p>0.0122481228</text:p>
          </table:table-cell>
          <table:table-cell table:formula="of:=[.D100]/[.L100]" office:value-type="float" office:value="-0.0188796278276061" calcext:value-type="float">
            <text:p>-0.018879627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0013755892" calcext:value-type="float">
            <text:p>0.0013755892</text:p>
          </table:table-cell>
          <table:table-cell office:value-type="float" office:value="0" calcext:value-type="float">
            <text:p>0</text:p>
          </table:table-cell>
          <table:table-cell office:value-type="float" office:value="-0.00025964" calcext:value-type="float">
            <text:p>-0.00025964</text:p>
          </table:table-cell>
          <table:table-cell office:value-type="float" office:value="0" calcext:value-type="float">
            <text:p>0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000012" calcext:value-type="float">
            <text:p>-1.2E-09</text:p>
          </table:table-cell>
          <table:table-cell office:value-type="float" office:value="-9.8148407555" calcext:value-type="float">
            <text:p>-9.8148407555</text:p>
          </table:table-cell>
          <table:table-cell office:value-type="float" office:value="-0.122370258" calcext:value-type="float">
            <text:p>-0.122370258</text:p>
          </table:table-cell>
          <table:table-cell office:value-type="float" office:value="100" calcext:value-type="float">
            <text:p>100</text:p>
          </table:table-cell>
          <table:table-cell table:formula="of:=[.H101]/[.I101]" office:value-type="float" office:value="0.000000000122263827798485" calcext:value-type="float">
            <text:p>1.22263827798485E-10</text:p>
          </table:table-cell>
          <table:table-cell table:formula="of:=[.D101]/[.L101]" office:value-type="float" office:value="-2123604.37813168" calcext:value-type="float">
            <text:p>-2123604.3781316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0014586464" calcext:value-type="float">
            <text:p>0.0014586464</text:p>
          </table:table-cell>
          <table:table-cell office:value-type="float" office:value="0" calcext:value-type="float">
            <text:p>0</text:p>
          </table:table-cell>
          <table:table-cell office:value-type="float" office:value="-0.00025964" calcext:value-type="float">
            <text:p>-0.00025964</text:p>
          </table:table-cell>
          <table:table-cell office:value-type="float" office:value="-0.00010639" calcext:value-type="float">
            <text:p>-0.000106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6184507" calcext:value-type="float">
            <text:p>-0.0016184507</text:p>
          </table:table-cell>
          <table:table-cell office:value-type="float" office:value="-9.8122132683" calcext:value-type="float">
            <text:p>-9.8122132683</text:p>
          </table:table-cell>
          <table:table-cell office:value-type="float" office:value="-0.1239887103" calcext:value-type="float">
            <text:p>-0.1239887103</text:p>
          </table:table-cell>
          <table:table-cell office:value-type="float" office:value="101" calcext:value-type="float">
            <text:p>101</text:p>
          </table:table-cell>
          <table:table-cell table:formula="of:=[.H102]/[.I102]" office:value-type="float" office:value="0.000164942470750068" calcext:value-type="float">
            <text:p>0.0001649425</text:p>
          </table:table-cell>
          <table:table-cell table:formula="of:=[.D102]/[.L102]" office:value-type="float" office:value="-1.57412459519552" calcext:value-type="float">
            <text:p>-1.5741245952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0017577109" calcext:value-type="float">
            <text:p>0.0017577109</text:p>
          </table:table-cell>
          <table:table-cell office:value-type="float" office:value="0" calcext:value-type="float">
            <text:p>0</text:p>
          </table:table-cell>
          <table:table-cell office:value-type="float" office:value="-0.00027285" calcext:value-type="float">
            <text:p>-0.00027285</text:p>
          </table:table-cell>
          <table:table-cell office:value-type="float" office:value="-0.00000266" calcext:value-type="float">
            <text:p>-0.000002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405109" calcext:value-type="float">
            <text:p>-4.05109E-05</text:p>
          </table:table-cell>
          <table:table-cell office:value-type="float" office:value="-9.8117825127" calcext:value-type="float">
            <text:p>-9.8117825127</text:p>
          </table:table-cell>
          <table:table-cell office:value-type="float" office:value="-0.124008961" calcext:value-type="float">
            <text:p>-0.124008961</text:p>
          </table:table-cell>
          <table:table-cell office:value-type="float" office:value="102" calcext:value-type="float">
            <text:p>102</text:p>
          </table:table-cell>
          <table:table-cell table:formula="of:=[.H103]/[.I103]" office:value-type="float" office:value="0.00000412880125986937" calcext:value-type="float">
            <text:p>4.12880125986937E-06</text:p>
          </table:table-cell>
          <table:table-cell table:formula="of:=[.D103]/[.L103]" office:value-type="float" office:value="-66.0845564672766" calcext:value-type="float">
            <text:p>-66.0845564673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0014939859" calcext:value-type="float">
            <text:p>0.0014939859</text:p>
          </table:table-cell>
          <table:table-cell office:value-type="float" office:value="0" calcext:value-type="float">
            <text:p>0</text:p>
          </table:table-cell>
          <table:table-cell office:value-type="float" office:value="-0.00028059" calcext:value-type="float">
            <text:p>-0.00028059</text:p>
          </table:table-cell>
          <table:table-cell office:value-type="float" office:value="0.00016337" calcext:value-type="float">
            <text:p>0.000163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485137" calcext:value-type="float">
            <text:p>0.002485137</text:p>
          </table:table-cell>
          <table:table-cell office:value-type="float" office:value="-9.8115248489" calcext:value-type="float">
            <text:p>-9.8115248489</text:p>
          </table:table-cell>
          <table:table-cell office:value-type="float" office:value="-0.1231805831" calcext:value-type="float">
            <text:p>-0.1231805831</text:p>
          </table:table-cell>
          <table:table-cell office:value-type="float" office:value="103" calcext:value-type="float">
            <text:p>103</text:p>
          </table:table-cell>
          <table:table-cell table:formula="of:=[.H104]/[.I104]" office:value-type="float" office:value="-0.000253287540751488" calcext:value-type="float">
            <text:p>-0.0002532875</text:p>
          </table:table-cell>
          <table:table-cell table:formula="of:=[.D104]/[.L104]" office:value-type="float" office:value="1.10779235002048" calcext:value-type="float">
            <text:p>1.10779235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18307902" calcext:value-type="float">
            <text:p>0.0018307902</text:p>
          </table:table-cell>
          <table:table-cell office:value-type="float" office:value="0" calcext:value-type="float">
            <text:p>0</text:p>
          </table:table-cell>
          <table:table-cell office:value-type="float" office:value="-0.00028059" calcext:value-type="float">
            <text:p>-0.00028059</text:p>
          </table:table-cell>
          <table:table-cell office:value-type="float" office:value="0.00024388" calcext:value-type="float">
            <text:p>0.000243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7098533" calcext:value-type="float">
            <text:p>0.0037098533</text:p>
          </table:table-cell>
          <table:table-cell office:value-type="float" office:value="-9.8115824699" calcext:value-type="float">
            <text:p>-9.8115824699</text:p>
          </table:table-cell>
          <table:table-cell office:value-type="float" office:value="-0.1222531199" calcext:value-type="float">
            <text:p>-0.1222531199</text:p>
          </table:table-cell>
          <table:table-cell office:value-type="float" office:value="104" calcext:value-type="float">
            <text:p>104</text:p>
          </table:table-cell>
          <table:table-cell table:formula="of:=[.H105]/[.I105]" office:value-type="float" office:value="-0.000378109577265553" calcext:value-type="float">
            <text:p>-0.0003781096</text:p>
          </table:table-cell>
          <table:table-cell table:formula="of:=[.D105]/[.L105]" office:value-type="float" office:value="0.742086466122324" calcext:value-type="float">
            <text:p>0.7420864661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0016850443" calcext:value-type="float">
            <text:p>0.0016850443</text:p>
          </table:table-cell>
          <table:table-cell office:value-type="float" office:value="0" calcext:value-type="float">
            <text:p>0</text:p>
          </table:table-cell>
          <table:table-cell office:value-type="float" office:value="-0.00028405" calcext:value-type="float">
            <text:p>-0.00028405</text:p>
          </table:table-cell>
          <table:table-cell office:value-type="float" office:value="0.00039898" calcext:value-type="float">
            <text:p>0.000398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0700697" calcext:value-type="float">
            <text:p>0.0060700697</text:p>
          </table:table-cell>
          <table:table-cell office:value-type="float" office:value="-9.8130912399" calcext:value-type="float">
            <text:p>-9.8130912399</text:p>
          </table:table-cell>
          <table:table-cell office:value-type="float" office:value="-0.1210391149" calcext:value-type="float">
            <text:p>-0.1210391149</text:p>
          </table:table-cell>
          <table:table-cell office:value-type="float" office:value="105" calcext:value-type="float">
            <text:p>105</text:p>
          </table:table-cell>
          <table:table-cell table:formula="of:=[.H106]/[.I106]" office:value-type="float" office:value="-0.000618568558225477" calcext:value-type="float">
            <text:p>-0.0006185686</text:p>
          </table:table-cell>
          <table:table-cell table:formula="of:=[.D106]/[.L106]" office:value-type="float" office:value="0.4592053640988" calcext:value-type="float">
            <text:p>0.459205364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17543997" calcext:value-type="float">
            <text:p>0.0017543997</text:p>
          </table:table-cell>
          <table:table-cell office:value-type="float" office:value="0" calcext:value-type="float">
            <text:p>0</text:p>
          </table:table-cell>
          <table:table-cell office:value-type="float" office:value="-0.00029018" calcext:value-type="float">
            <text:p>-0.00029018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4658677" calcext:value-type="float">
            <text:p>0.0094658677</text:p>
          </table:table-cell>
          <table:table-cell office:value-type="float" office:value="-9.8159200859" calcext:value-type="float">
            <text:p>-9.8159200859</text:p>
          </table:table-cell>
          <table:table-cell office:value-type="float" office:value="-0.1194614694" calcext:value-type="float">
            <text:p>-0.1194614694</text:p>
          </table:table-cell>
          <table:table-cell office:value-type="float" office:value="106" calcext:value-type="float">
            <text:p>106</text:p>
          </table:table-cell>
          <table:table-cell table:formula="of:=[.H107]/[.I107]" office:value-type="float" office:value="-0.000964338301164164" calcext:value-type="float">
            <text:p>-0.0009643383</text:p>
          </table:table-cell>
          <table:table-cell table:formula="of:=[.D107]/[.L107]" office:value-type="float" office:value="0.3009109973644" calcext:value-type="float">
            <text:p>0.3009109974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0017616855" calcext:value-type="float">
            <text:p>0.0017616855</text:p>
          </table:table-cell>
          <table:table-cell office:value-type="float" office:value="0" calcext:value-type="float">
            <text:p>0</text:p>
          </table:table-cell>
          <table:table-cell office:value-type="float" office:value="-0.00029018" calcext:value-type="float">
            <text:p>-0.00029018</text:p>
          </table:table-cell>
          <table:table-cell office:value-type="float" office:value="0.0005275" calcext:value-type="float">
            <text:p>0.00052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026159" calcext:value-type="float">
            <text:p>0.008026159</text:p>
          </table:table-cell>
          <table:table-cell office:value-type="float" office:value="-9.813900032" calcext:value-type="float">
            <text:p>-9.813900032</text:p>
          </table:table-cell>
          <table:table-cell office:value-type="float" office:value="-0.1183148772" calcext:value-type="float">
            <text:p>-0.1183148772</text:p>
          </table:table-cell>
          <table:table-cell office:value-type="float" office:value="107" calcext:value-type="float">
            <text:p>107</text:p>
          </table:table-cell>
          <table:table-cell table:formula="of:=[.H108]/[.I108]" office:value-type="float" office:value="-0.000817835822030921" calcext:value-type="float">
            <text:p>-0.0008178358</text:p>
          </table:table-cell>
          <table:table-cell table:formula="of:=[.D108]/[.L108]" office:value-type="float" office:value="0.354814489880622" calcext:value-type="float">
            <text:p>0.3548144899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18202126" calcext:value-type="float">
            <text:p>0.0018202126</text:p>
          </table:table-cell>
          <table:table-cell office:value-type="float" office:value="0" calcext:value-type="float">
            <text:p>0</text:p>
          </table:table-cell>
          <table:table-cell office:value-type="float" office:value="-0.0002945" calcext:value-type="float">
            <text:p>-0.0002945</text:p>
          </table:table-cell>
          <table:table-cell office:value-type="float" office:value="0.00054912" calcext:value-type="float">
            <text:p>0.000549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3539152" calcext:value-type="float">
            <text:p>0.0083539152</text:p>
          </table:table-cell>
          <table:table-cell office:value-type="float" office:value="-9.8125796318" calcext:value-type="float">
            <text:p>-9.8125796318</text:p>
          </table:table-cell>
          <table:table-cell office:value-type="float" office:value="-0.117270641" calcext:value-type="float">
            <text:p>-0.117270641</text:p>
          </table:table-cell>
          <table:table-cell office:value-type="float" office:value="108" calcext:value-type="float">
            <text:p>108</text:p>
          </table:table-cell>
          <table:table-cell table:formula="of:=[.H109]/[.I109]" office:value-type="float" office:value="-0.000851347506309875" calcext:value-type="float">
            <text:p>-0.0008513475</text:p>
          </table:table-cell>
          <table:table-cell table:formula="of:=[.D109]/[.L109]" office:value-type="float" office:value="0.345922197242929" calcext:value-type="float">
            <text:p>0.345922197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0017700079" calcext:value-type="float">
            <text:p>0.0017700079</text:p>
          </table:table-cell>
          <table:table-cell office:value-type="float" office:value="0" calcext:value-type="float">
            <text:p>0</text:p>
          </table:table-cell>
          <table:table-cell office:value-type="float" office:value="-0.0002945" calcext:value-type="float">
            <text:p>-0.0002945</text:p>
          </table:table-cell>
          <table:table-cell office:value-type="float" office:value="0.00028753" calcext:value-type="float">
            <text:p>0.000287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3736288" calcext:value-type="float">
            <text:p>0.0043736288</text:p>
          </table:table-cell>
          <table:table-cell office:value-type="float" office:value="-9.8112437439" calcext:value-type="float">
            <text:p>-9.8112437439</text:p>
          </table:table-cell>
          <table:table-cell office:value-type="float" office:value="-0.1167846769" calcext:value-type="float">
            <text:p>-0.1167846769</text:p>
          </table:table-cell>
          <table:table-cell office:value-type="float" office:value="109" calcext:value-type="float">
            <text:p>109</text:p>
          </table:table-cell>
          <table:table-cell table:formula="of:=[.H110]/[.I110]" office:value-type="float" office:value="-0.000445777203600638" calcext:value-type="float">
            <text:p>-0.0004457772</text:p>
          </table:table-cell>
          <table:table-cell table:formula="of:=[.D110]/[.L110]" office:value-type="float" office:value="0.660643921719774" calcext:value-type="float">
            <text:p>0.660643921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18561219" calcext:value-type="float">
            <text:p>0.0018561219</text:p>
          </table:table-cell>
          <table:table-cell office:value-type="float" office:value="0" calcext:value-type="float">
            <text:p>0</text:p>
          </table:table-cell>
          <table:table-cell office:value-type="float" office:value="-0.00028177" calcext:value-type="float">
            <text:p>-0.00028177</text:p>
          </table:table-cell>
          <table:table-cell office:value-type="float" office:value="0.00009512" calcext:value-type="float">
            <text:p>0.000095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4466326" calcext:value-type="float">
            <text:p>0.0014466326</text:p>
          </table:table-cell>
          <table:table-cell office:value-type="float" office:value="-9.8097532082" calcext:value-type="float">
            <text:p>-9.8097532082</text:p>
          </table:table-cell>
          <table:table-cell office:value-type="float" office:value="-0.1166400164" calcext:value-type="float">
            <text:p>-0.1166400164</text:p>
          </table:table-cell>
          <table:table-cell office:value-type="float" office:value="110" calcext:value-type="float">
            <text:p>110</text:p>
          </table:table-cell>
          <table:table-cell table:formula="of:=[.H111]/[.I111]" office:value-type="float" office:value="-0.000147468806737233" calcext:value-type="float">
            <text:p>-0.0001474688</text:p>
          </table:table-cell>
          <table:table-cell table:formula="of:=[.D111]/[.L111]" office:value-type="float" office:value="1.91070916103682" calcext:value-type="float">
            <text:p>1.910709161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0017918078" calcext:value-type="float">
            <text:p>0.0017918078</text:p>
          </table:table-cell>
          <table:table-cell office:value-type="float" office:value="0" calcext:value-type="float">
            <text:p>0</text:p>
          </table:table-cell>
          <table:table-cell office:value-type="float" office:value="-0.00028863" calcext:value-type="float">
            <text:p>-0.00028863</text:p>
          </table:table-cell>
          <table:table-cell office:value-type="float" office:value="0.0001797" calcext:value-type="float">
            <text:p>0.00017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7334828" calcext:value-type="float">
            <text:p>0.0027334828</text:p>
          </table:table-cell>
          <table:table-cell office:value-type="float" office:value="-9.8111234665" calcext:value-type="float">
            <text:p>-9.8111234665</text:p>
          </table:table-cell>
          <table:table-cell office:value-type="float" office:value="-0.1163915172" calcext:value-type="float">
            <text:p>-0.1163915172</text:p>
          </table:table-cell>
          <table:table-cell office:value-type="float" office:value="111" calcext:value-type="float">
            <text:p>111</text:p>
          </table:table-cell>
          <table:table-cell table:formula="of:=[.H112]/[.I112]" office:value-type="float" office:value="-0.000278610580055735" calcext:value-type="float">
            <text:p>-0.0002786106</text:p>
          </table:table-cell>
          <table:table-cell table:formula="of:=[.D112]/[.L112]" office:value-type="float" office:value="1.03596209426886" calcext:value-type="float">
            <text:p>1.0359620943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16754952" calcext:value-type="float">
            <text:p>0.0016754952</text:p>
          </table:table-cell>
          <table:table-cell office:value-type="float" office:value="0" calcext:value-type="float">
            <text:p>0</text:p>
          </table:table-cell>
          <table:table-cell office:value-type="float" office:value="-0.00028863" calcext:value-type="float">
            <text:p>-0.00028863</text:p>
          </table:table-cell>
          <table:table-cell office:value-type="float" office:value="0.00003232" calcext:value-type="float">
            <text:p>0.000032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4915888" calcext:value-type="float">
            <text:p>0.0004915888</text:p>
          </table:table-cell>
          <table:table-cell office:value-type="float" office:value="-9.8118885422" calcext:value-type="float">
            <text:p>-9.8118885422</text:p>
          </table:table-cell>
          <table:table-cell office:value-type="float" office:value="-0.1163505614" calcext:value-type="float">
            <text:p>-0.1163505614</text:p>
          </table:table-cell>
          <table:table-cell office:value-type="float" office:value="112" calcext:value-type="float">
            <text:p>112</text:p>
          </table:table-cell>
          <table:table-cell table:formula="of:=[.H113]/[.I113]" office:value-type="float" office:value="-0.0000501013436797333" calcext:value-type="float">
            <text:p>-5.01013436797333E-05</text:p>
          </table:table-cell>
          <table:table-cell table:formula="of:=[.D113]/[.L113]" office:value-type="float" office:value="5.76092333660813" calcext:value-type="float">
            <text:p>5.7609233366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0018674745" calcext:value-type="float">
            <text:p>0.0018674745</text:p>
          </table:table-cell>
          <table:table-cell office:value-type="float" office:value="0" calcext:value-type="float">
            <text:p>0</text:p>
          </table:table-cell>
          <table:table-cell office:value-type="float" office:value="-0.0002781" calcext:value-type="float">
            <text:p>-0.0002781</text:p>
          </table:table-cell>
          <table:table-cell office:value-type="float" office:value="0.0001118" calcext:value-type="float">
            <text:p>0.00011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7006903" calcext:value-type="float">
            <text:p>0.0017006903</text:p>
          </table:table-cell>
          <table:table-cell office:value-type="float" office:value="-9.8117671776" calcext:value-type="float">
            <text:p>-9.8117671776</text:p>
          </table:table-cell>
          <table:table-cell office:value-type="float" office:value="-0.1162197366" calcext:value-type="float">
            <text:p>-0.1162197366</text:p>
          </table:table-cell>
          <table:table-cell office:value-type="float" office:value="113" calcext:value-type="float">
            <text:p>113</text:p>
          </table:table-cell>
          <table:table-cell table:formula="of:=[.H114]/[.I114]" office:value-type="float" office:value="-0.000173331701539212" calcext:value-type="float">
            <text:p>-0.0001733317</text:p>
          </table:table-cell>
          <table:table-cell table:formula="of:=[.D114]/[.L114]" office:value-type="float" office:value="1.60443818141996" calcext:value-type="float">
            <text:p>1.604438181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17247836" calcext:value-type="float">
            <text:p>0.0017247836</text:p>
          </table:table-cell>
          <table:table-cell office:value-type="float" office:value="0" calcext:value-type="float">
            <text:p>0</text:p>
          </table:table-cell>
          <table:table-cell office:value-type="float" office:value="-0.0002781" calcext:value-type="float">
            <text:p>-0.0002781</text:p>
          </table:table-cell>
          <table:table-cell office:value-type="float" office:value="0.00029283" calcext:value-type="float">
            <text:p>0.000292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4553193" calcext:value-type="float">
            <text:p>0.0044553193</text:p>
          </table:table-cell>
          <table:table-cell office:value-type="float" office:value="-9.8133952522" calcext:value-type="float">
            <text:p>-9.8133952522</text:p>
          </table:table-cell>
          <table:table-cell office:value-type="float" office:value="-0.1159014925" calcext:value-type="float">
            <text:p>-0.1159014925</text:p>
          </table:table-cell>
          <table:table-cell office:value-type="float" office:value="114" calcext:value-type="float">
            <text:p>114</text:p>
          </table:table-cell>
          <table:table-cell table:formula="of:=[.H115]/[.I115]" office:value-type="float" office:value="-0.000454003857533527" calcext:value-type="float">
            <text:p>-0.0004540039</text:p>
          </table:table-cell>
          <table:table-cell table:formula="of:=[.D115]/[.L115]" office:value-type="float" office:value="0.612549861384081" calcext:value-type="float">
            <text:p>0.612549861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0016847121" calcext:value-type="float">
            <text:p>0.0016847121</text:p>
          </table:table-cell>
          <table:table-cell office:value-type="float" office:value="0" calcext:value-type="float">
            <text:p>0</text:p>
          </table:table-cell>
          <table:table-cell office:value-type="float" office:value="-0.00025934" calcext:value-type="float">
            <text:p>-0.00025934</text:p>
          </table:table-cell>
          <table:table-cell office:value-type="float" office:value="0.00038561" calcext:value-type="float">
            <text:p>0.000385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8677318" calcext:value-type="float">
            <text:p>0.0058677318</text:p>
          </table:table-cell>
          <table:table-cell office:value-type="float" office:value="-9.8148884392" calcext:value-type="float">
            <text:p>-9.8148884392</text:p>
          </table:table-cell>
          <table:table-cell office:value-type="float" office:value="-0.1155103147" calcext:value-type="float">
            <text:p>-0.1155103147</text:p>
          </table:table-cell>
          <table:table-cell office:value-type="float" office:value="115" calcext:value-type="float">
            <text:p>115</text:p>
          </table:table-cell>
          <table:table-cell table:formula="of:=[.H116]/[.I116]" office:value-type="float" office:value="-0.000597839887467765" calcext:value-type="float">
            <text:p>-0.0005978399</text:p>
          </table:table-cell>
          <table:table-cell table:formula="of:=[.D116]/[.L116]" office:value-type="float" office:value="0.433795076970309" calcext:value-type="float">
            <text:p>0.433795077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1740681" calcext:value-type="float">
            <text:p>0.001740681</text:p>
          </table:table-cell>
          <table:table-cell office:value-type="float" office:value="0" calcext:value-type="float">
            <text:p>0</text:p>
          </table:table-cell>
          <table:table-cell office:value-type="float" office:value="-0.0002637" calcext:value-type="float">
            <text:p>-0.0002637</text:p>
          </table:table-cell>
          <table:table-cell office:value-type="float" office:value="0.00049901" calcext:value-type="float">
            <text:p>0.000499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5945198" calcext:value-type="float">
            <text:p>0.0075945198</text:p>
          </table:table-cell>
          <table:table-cell office:value-type="float" office:value="-9.8163452911" calcext:value-type="float">
            <text:p>-9.8163452911</text:p>
          </table:table-cell>
          <table:table-cell office:value-type="float" office:value="-0.1150356606" calcext:value-type="float">
            <text:p>-0.1150356606</text:p>
          </table:table-cell>
          <table:table-cell office:value-type="float" office:value="116" calcext:value-type="float">
            <text:p>116</text:p>
          </table:table-cell>
          <table:table-cell table:formula="of:=[.H117]/[.I117]" office:value-type="float" office:value="-0.000773660621625197" calcext:value-type="float">
            <text:p>-0.0007736606</text:p>
          </table:table-cell>
          <table:table-cell table:formula="of:=[.D117]/[.L117]" office:value-type="float" office:value="0.340847126800969" calcext:value-type="float">
            <text:p>0.3408471268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0014690997" calcext:value-type="float">
            <text:p>0.0014690997</text:p>
          </table:table-cell>
          <table:table-cell office:value-type="float" office:value="0" calcext:value-type="float">
            <text:p>0</text:p>
          </table:table-cell>
          <table:table-cell office:value-type="float" office:value="-0.0002637" calcext:value-type="float">
            <text:p>-0.0002637</text:p>
          </table:table-cell>
          <table:table-cell office:value-type="float" office:value="0.00043018" calcext:value-type="float">
            <text:p>0.000430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5461882" calcext:value-type="float">
            <text:p>0.0065461882</text:p>
          </table:table-cell>
          <table:table-cell office:value-type="float" office:value="-9.8152424812" calcext:value-type="float">
            <text:p>-9.8152424812</text:p>
          </table:table-cell>
          <table:table-cell office:value-type="float" office:value="-0.1146505922" calcext:value-type="float">
            <text:p>-0.1146505922</text:p>
          </table:table-cell>
          <table:table-cell office:value-type="float" office:value="117" calcext:value-type="float">
            <text:p>117</text:p>
          </table:table-cell>
          <table:table-cell table:formula="of:=[.H118]/[.I118]" office:value-type="float" office:value="-0.000666941057496898" calcext:value-type="float">
            <text:p>-0.0006669411</text:p>
          </table:table-cell>
          <table:table-cell table:formula="of:=[.D118]/[.L118]" office:value-type="float" office:value="0.395387264040536" calcext:value-type="float">
            <text:p>0.39538726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17416715" calcext:value-type="float">
            <text:p>0.0017416715</text:p>
          </table:table-cell>
          <table:table-cell office:value-type="float" office:value="0" calcext:value-type="float">
            <text:p>0</text:p>
          </table:table-cell>
          <table:table-cell office:value-type="float" office:value="-0.0002465" calcext:value-type="float">
            <text:p>-0.0002465</text:p>
          </table:table-cell>
          <table:table-cell office:value-type="float" office:value="0.00038145" calcext:value-type="float">
            <text:p>0.00038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8041016" calcext:value-type="float">
            <text:p>0.0058041016</text:p>
          </table:table-cell>
          <table:table-cell office:value-type="float" office:value="-9.8142573929" calcext:value-type="float">
            <text:p>-9.8142573929</text:p>
          </table:table-cell>
          <table:table-cell office:value-type="float" office:value="-0.114328146" calcext:value-type="float">
            <text:p>-0.114328146</text:p>
          </table:table-cell>
          <table:table-cell office:value-type="float" office:value="118" calcext:value-type="float">
            <text:p>118</text:p>
          </table:table-cell>
          <table:table-cell table:formula="of:=[.H119]/[.I119]" office:value-type="float" office:value="-0.00059139488273447" calcext:value-type="float">
            <text:p>-0.0005913949</text:p>
          </table:table-cell>
          <table:table-cell table:formula="of:=[.D119]/[.L119]" office:value-type="float" office:value="0.4168111818287" calcext:value-type="float">
            <text:p>0.416811181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0015557719" calcext:value-type="float">
            <text:p>0.0015557719</text:p>
          </table:table-cell>
          <table:table-cell office:value-type="float" office:value="0" calcext:value-type="float">
            <text:p>0</text:p>
          </table:table-cell>
          <table:table-cell office:value-type="float" office:value="-0.0002465" calcext:value-type="float">
            <text:p>-0.0002465</text:p>
          </table:table-cell>
          <table:table-cell office:value-type="float" office:value="0.00033973" calcext:value-type="float">
            <text:p>0.000339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1688849" calcext:value-type="float">
            <text:p>0.0051688849</text:p>
          </table:table-cell>
          <table:table-cell office:value-type="float" office:value="-9.813479557" calcext:value-type="float">
            <text:p>-9.813479557</text:p>
          </table:table-cell>
          <table:table-cell office:value-type="float" office:value="-0.1140560955" calcext:value-type="float">
            <text:p>-0.1140560955</text:p>
          </table:table-cell>
          <table:table-cell office:value-type="float" office:value="119" calcext:value-type="float">
            <text:p>119</text:p>
          </table:table-cell>
          <table:table-cell table:formula="of:=[.H120]/[.I120]" office:value-type="float" office:value="-0.000526712759727818" calcext:value-type="float">
            <text:p>-0.0005267128</text:p>
          </table:table-cell>
          <table:table-cell table:formula="of:=[.D120]/[.L120]" office:value-type="float" office:value="0.46799701630046" calcext:value-type="float">
            <text:p>0.467997016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14571559" calcext:value-type="float">
            <text:p>0.0014571559</text:p>
          </table:table-cell>
          <table:table-cell office:value-type="float" office:value="0" calcext:value-type="float">
            <text:p>0</text:p>
          </table:table-cell>
          <table:table-cell office:value-type="float" office:value="-0.00023162" calcext:value-type="float">
            <text:p>-0.00023162</text:p>
          </table:table-cell>
          <table:table-cell office:value-type="float" office:value="0.00038359" calcext:value-type="float">
            <text:p>0.000383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836642" calcext:value-type="float">
            <text:p>0.005836642</text:p>
          </table:table-cell>
          <table:table-cell office:value-type="float" office:value="-9.8142816162" calcext:value-type="float">
            <text:p>-9.8142816162</text:p>
          </table:table-cell>
          <table:table-cell office:value-type="float" office:value="-0.1137642637" calcext:value-type="float">
            <text:p>-0.1137642637</text:p>
          </table:table-cell>
          <table:table-cell office:value-type="float" office:value="120" calcext:value-type="float">
            <text:p>120</text:p>
          </table:table-cell>
          <table:table-cell table:formula="of:=[.H121]/[.I121]" office:value-type="float" office:value="-0.000594709040177298" calcext:value-type="float">
            <text:p>-0.000594709</text:p>
          </table:table-cell>
          <table:table-cell table:formula="of:=[.D121]/[.L121]" office:value-type="float" office:value="0.389467763817662" calcext:value-type="float">
            <text:p>0.3894677638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0015689776" calcext:value-type="float">
            <text:p>0.0015689776</text:p>
          </table:table-cell>
          <table:table-cell office:value-type="float" office:value="0" calcext:value-type="float">
            <text:p>0</text:p>
          </table:table-cell>
          <table:table-cell office:value-type="float" office:value="-0.00023438" calcext:value-type="float">
            <text:p>-0.00023438</text:p>
          </table:table-cell>
          <table:table-cell office:value-type="float" office:value="0.00037276" calcext:value-type="float">
            <text:p>0.000372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6730379" calcext:value-type="float">
            <text:p>0.0056730379</text:p>
          </table:table-cell>
          <table:table-cell office:value-type="float" office:value="-9.8162539482" calcext:value-type="float">
            <text:p>-9.8162539482</text:p>
          </table:table-cell>
          <table:table-cell office:value-type="float" office:value="-0.1134941131" calcext:value-type="float">
            <text:p>-0.1134941131</text:p>
          </table:table-cell>
          <table:table-cell office:value-type="float" office:value="121" calcext:value-type="float">
            <text:p>121</text:p>
          </table:table-cell>
          <table:table-cell table:formula="of:=[.H122]/[.I122]" office:value-type="float" office:value="-0.000577922895020484" calcext:value-type="float">
            <text:p>-0.0005779229</text:p>
          </table:table-cell>
          <table:table-cell table:formula="of:=[.D122]/[.L122]" office:value-type="float" office:value="0.405555831096971" calcext:value-type="float">
            <text:p>0.405555831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1307536" calcext:value-type="float">
            <text:p>0.001307536</text:p>
          </table:table-cell>
          <table:table-cell office:value-type="float" office:value="0" calcext:value-type="float">
            <text:p>0</text:p>
          </table:table-cell>
          <table:table-cell office:value-type="float" office:value="-0.00023438" calcext:value-type="float">
            <text:p>-0.00023438</text:p>
          </table:table-cell>
          <table:table-cell office:value-type="float" office:value="0.00030714" calcext:value-type="float">
            <text:p>0.000307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726857" calcext:value-type="float">
            <text:p>0.0046726857</text:p>
          </table:table-cell>
          <table:table-cell office:value-type="float" office:value="-9.8128033638" calcext:value-type="float">
            <text:p>-9.8128033638</text:p>
          </table:table-cell>
          <table:table-cell office:value-type="float" office:value="-0.1132817194" calcext:value-type="float">
            <text:p>-0.1132817194</text:p>
          </table:table-cell>
          <table:table-cell office:value-type="float" office:value="122" calcext:value-type="float">
            <text:p>122</text:p>
          </table:table-cell>
          <table:table-cell table:formula="of:=[.H123]/[.I123]" office:value-type="float" office:value="-0.000476182547103492" calcext:value-type="float">
            <text:p>-0.0004761825</text:p>
          </table:table-cell>
          <table:table-cell table:formula="of:=[.D123]/[.L123]" office:value-type="float" office:value="0.492206195766055" calcext:value-type="float">
            <text:p>0.4922061958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0015431354" calcext:value-type="float">
            <text:p>0.0015431354</text:p>
          </table:table-cell>
          <table:table-cell office:value-type="float" office:value="0" calcext:value-type="float">
            <text:p>0</text:p>
          </table:table-cell>
          <table:table-cell office:value-type="float" office:value="-0.00022489" calcext:value-type="float">
            <text:p>-0.00022489</text:p>
          </table:table-cell>
          <table:table-cell office:value-type="float" office:value="0.00029937" calcext:value-type="float">
            <text:p>0.000299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5545294" calcext:value-type="float">
            <text:p>0.0045545294</text:p>
          </table:table-cell>
          <table:table-cell office:value-type="float" office:value="-9.8130044556" calcext:value-type="float">
            <text:p>-9.8130044556</text:p>
          </table:table-cell>
          <table:table-cell office:value-type="float" office:value="-0.1130836904" calcext:value-type="float">
            <text:p>-0.1130836904</text:p>
          </table:table-cell>
          <table:table-cell office:value-type="float" office:value="123" calcext:value-type="float">
            <text:p>123</text:p>
          </table:table-cell>
          <table:table-cell table:formula="of:=[.H124]/[.I124]" office:value-type="float" office:value="-0.000464132001631861" calcext:value-type="float">
            <text:p>-0.000464132</text:p>
          </table:table-cell>
          <table:table-cell table:formula="of:=[.D124]/[.L124]" office:value-type="float" office:value="0.484538879476743" calcext:value-type="float">
            <text:p>0.48453887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13866388" calcext:value-type="float">
            <text:p>0.0013866388</text:p>
          </table:table-cell>
          <table:table-cell office:value-type="float" office:value="0" calcext:value-type="float">
            <text:p>0</text:p>
          </table:table-cell>
          <table:table-cell office:value-type="float" office:value="-0.00022489" calcext:value-type="float">
            <text:p>-0.00022489</text:p>
          </table:table-cell>
          <table:table-cell office:value-type="float" office:value="0.00045223" calcext:value-type="float">
            <text:p>0.000452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8824269" calcext:value-type="float">
            <text:p>0.0068824269</text:p>
          </table:table-cell>
          <table:table-cell office:value-type="float" office:value="-9.8160783005" calcext:value-type="float">
            <text:p>-9.8160783005</text:p>
          </table:table-cell>
          <table:table-cell office:value-type="float" office:value="-0.112796925" calcext:value-type="float">
            <text:p>-0.112796925</text:p>
          </table:table-cell>
          <table:table-cell office:value-type="float" office:value="124" calcext:value-type="float">
            <text:p>124</text:p>
          </table:table-cell>
          <table:table-cell table:formula="of:=[.H125]/[.I125]" office:value-type="float" office:value="-0.000701138141863582" calcext:value-type="float">
            <text:p>-0.0007011381</text:p>
          </table:table-cell>
          <table:table-cell table:formula="of:=[.D125]/[.L125]" office:value-type="float" office:value="0.320749915847191" calcext:value-type="float">
            <text:p>0.3207499158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0013639793" calcext:value-type="float">
            <text:p>0.0013639793</text:p>
          </table:table-cell>
          <table:table-cell office:value-type="float" office:value="0" calcext:value-type="float">
            <text:p>0</text:p>
          </table:table-cell>
          <table:table-cell office:value-type="float" office:value="-0.00022489" calcext:value-type="float">
            <text:p>-0.00022489</text:p>
          </table:table-cell>
          <table:table-cell office:value-type="float" office:value="0.00004847" calcext:value-type="float">
            <text:p>0.00004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737391" calcext:value-type="float">
            <text:p>0.000737391</text:p>
          </table:table-cell>
          <table:table-cell office:value-type="float" office:value="-9.8126387405" calcext:value-type="float">
            <text:p>-9.8126387405</text:p>
          </table:table-cell>
          <table:table-cell office:value-type="float" office:value="-0.1127674282" calcext:value-type="float">
            <text:p>-0.1127674282</text:p>
          </table:table-cell>
          <table:table-cell office:value-type="float" office:value="125" calcext:value-type="float">
            <text:p>125</text:p>
          </table:table-cell>
          <table:table-cell table:formula="of:=[.H126]/[.I126]" office:value-type="float" office:value="-0.0000751470648722187" calcext:value-type="float">
            <text:p>-7.51470648722187E-05</text:p>
          </table:table-cell>
          <table:table-cell table:formula="of:=[.D126]/[.L126]" office:value-type="float" office:value="2.99266512115153" calcext:value-type="float">
            <text:p>2.9926651212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14075174" calcext:value-type="float">
            <text:p>0.0014075174</text:p>
          </table:table-cell>
          <table:table-cell office:value-type="float" office:value="0" calcext:value-type="float">
            <text:p>0</text:p>
          </table:table-cell>
          <table:table-cell office:value-type="float" office:value="-0.00022467" calcext:value-type="float">
            <text:p>-0.00022467</text:p>
          </table:table-cell>
          <table:table-cell office:value-type="float" office:value="-0.00003657" calcext:value-type="float">
            <text:p>-0.000036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5561597" calcext:value-type="float">
            <text:p>-0.0005561597</text:p>
          </table:table-cell>
          <table:table-cell office:value-type="float" office:value="-9.810019474" calcext:value-type="float">
            <text:p>-9.810019474</text:p>
          </table:table-cell>
          <table:table-cell office:value-type="float" office:value="-0.1127888188" calcext:value-type="float">
            <text:p>-0.1127888188</text:p>
          </table:table-cell>
          <table:table-cell office:value-type="float" office:value="126" calcext:value-type="float">
            <text:p>126</text:p>
          </table:table-cell>
          <table:table-cell table:formula="of:=[.H127]/[.I127]" office:value-type="float" office:value="0.0000566930271111101" calcext:value-type="float">
            <text:p>0.000056693</text:p>
          </table:table-cell>
          <table:table-cell table:formula="of:=[.D127]/[.L127]" office:value-type="float" office:value="-3.9629212170957" calcext:value-type="float">
            <text:p>-3.962921217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001374574" calcext:value-type="float">
            <text:p>0.001374574</text:p>
          </table:table-cell>
          <table:table-cell office:value-type="float" office:value="0" calcext:value-type="float">
            <text:p>0</text:p>
          </table:table-cell>
          <table:table-cell office:value-type="float" office:value="-0.00022467" calcext:value-type="float">
            <text:p>-0.00022467</text:p>
          </table:table-cell>
          <table:table-cell office:value-type="float" office:value="-0.0002505" calcext:value-type="float">
            <text:p>-0.00025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096021" calcext:value-type="float">
            <text:p>-0.0038096021</text:p>
          </table:table-cell>
          <table:table-cell office:value-type="float" office:value="-9.8090175247" calcext:value-type="float">
            <text:p>-9.8090175247</text:p>
          </table:table-cell>
          <table:table-cell office:value-type="float" office:value="-0.1129299179" calcext:value-type="float">
            <text:p>-0.1129299179</text:p>
          </table:table-cell>
          <table:table-cell office:value-type="float" office:value="127" calcext:value-type="float">
            <text:p>127</text:p>
          </table:table-cell>
          <table:table-cell table:formula="of:=[.H128]/[.I128]" office:value-type="float" office:value="0.000388377540401684" calcext:value-type="float">
            <text:p>0.0003883775</text:p>
          </table:table-cell>
          <table:table-cell table:formula="of:=[.D128]/[.L128]" office:value-type="float" office:value="-0.578483502850429" calcext:value-type="float">
            <text:p>-0.5784835029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13926217" calcext:value-type="float">
            <text:p>0.0013926217</text:p>
          </table:table-cell>
          <table:table-cell office:value-type="float" office:value="0" calcext:value-type="float">
            <text:p>0</text:p>
          </table:table-cell>
          <table:table-cell office:value-type="float" office:value="-0.0002293" calcext:value-type="float">
            <text:p>-0.0002293</text:p>
          </table:table-cell>
          <table:table-cell office:value-type="float" office:value="-0.00029497" calcext:value-type="float">
            <text:p>-0.000294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4844211" calcext:value-type="float">
            <text:p>-0.0044844211</text:p>
          </table:table-cell>
          <table:table-cell office:value-type="float" office:value="-9.8060020828" calcext:value-type="float">
            <text:p>-9.8060020828</text:p>
          </table:table-cell>
          <table:table-cell office:value-type="float" office:value="-0.1130900681" calcext:value-type="float">
            <text:p>-0.1130900681</text:p>
          </table:table-cell>
          <table:table-cell office:value-type="float" office:value="128" calcext:value-type="float">
            <text:p>128</text:p>
          </table:table-cell>
          <table:table-cell table:formula="of:=[.H129]/[.I129]" office:value-type="float" office:value="0.00045731390449792" calcext:value-type="float">
            <text:p>0.0004573139</text:p>
          </table:table-cell>
          <table:table-cell table:formula="of:=[.D129]/[.L129]" office:value-type="float" office:value="-0.501406140825187" calcext:value-type="float">
            <text:p>-0.501406140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0013826592" calcext:value-type="float">
            <text:p>0.0013826592</text:p>
          </table:table-cell>
          <table:table-cell office:value-type="float" office:value="0" calcext:value-type="float">
            <text:p>0</text:p>
          </table:table-cell>
          <table:table-cell office:value-type="float" office:value="-0.0002293" calcext:value-type="float">
            <text:p>-0.0002293</text:p>
          </table:table-cell>
          <table:table-cell office:value-type="float" office:value="-0.00028811" calcext:value-type="float">
            <text:p>-0.000288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792176" calcext:value-type="float">
            <text:p>-0.0043792176</text:p>
          </table:table-cell>
          <table:table-cell office:value-type="float" office:value="-9.8037110519" calcext:value-type="float">
            <text:p>-9.8037110519</text:p>
          </table:table-cell>
          <table:table-cell office:value-type="float" office:value="-0.1132410765" calcext:value-type="float">
            <text:p>-0.1132410765</text:p>
          </table:table-cell>
          <table:table-cell office:value-type="float" office:value="129" calcext:value-type="float">
            <text:p>129</text:p>
          </table:table-cell>
          <table:table-cell table:formula="of:=[.H130]/[.I130]" office:value-type="float" office:value="0.000446689786838555" calcext:value-type="float">
            <text:p>0.0004466898</text:p>
          </table:table-cell>
          <table:table-cell table:formula="of:=[.D130]/[.L130]" office:value-type="float" office:value="-0.513331638099159" calcext:value-type="float">
            <text:p>-0.5133316381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014451935" calcext:value-type="float">
            <text:p>0.0014451935</text:p>
          </table:table-cell>
          <table:table-cell office:value-type="float" office:value="0" calcext:value-type="float">
            <text:p>0</text:p>
          </table:table-cell>
          <table:table-cell office:value-type="float" office:value="-0.0002293" calcext:value-type="float">
            <text:p>-0.0002293</text:p>
          </table:table-cell>
          <table:table-cell office:value-type="float" office:value="-0.00053322" calcext:value-type="float">
            <text:p>-0.000533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1039282" calcext:value-type="float">
            <text:p>-0.0081039282</text:p>
          </table:table-cell>
          <table:table-cell office:value-type="float" office:value="-9.8026872063" calcext:value-type="float">
            <text:p>-9.8026872063</text:p>
          </table:table-cell>
          <table:table-cell office:value-type="float" office:value="-0.1135112122" calcext:value-type="float">
            <text:p>-0.1135112122</text:p>
          </table:table-cell>
          <table:table-cell office:value-type="float" office:value="130" calcext:value-type="float">
            <text:p>130</text:p>
          </table:table-cell>
          <table:table-cell table:formula="of:=[.H131]/[.I131]" office:value-type="float" office:value="0.000826704762627921" calcext:value-type="float">
            <text:p>0.0008267048</text:p>
          </table:table-cell>
          <table:table-cell table:formula="of:=[.D131]/[.L131]" office:value-type="float" office:value="-0.277366250160581" calcext:value-type="float">
            <text:p>-0.277366250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0013943347" calcext:value-type="float">
            <text:p>0.0013943347</text:p>
          </table:table-cell>
          <table:table-cell office:value-type="float" office:value="0" calcext:value-type="float">
            <text:p>0</text:p>
          </table:table-cell>
          <table:table-cell office:value-type="float" office:value="-0.00023949" calcext:value-type="float">
            <text:p>-0.00023949</text:p>
          </table:table-cell>
          <table:table-cell office:value-type="float" office:value="-0.00060111" calcext:value-type="float">
            <text:p>-0.000601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364556" calcext:value-type="float">
            <text:p>-0.0091364556</text:p>
          </table:table-cell>
          <table:table-cell office:value-type="float" office:value="-9.8035255241" calcext:value-type="float">
            <text:p>-9.8035255241</text:p>
          </table:table-cell>
          <table:table-cell office:value-type="float" office:value="-0.1138059348" calcext:value-type="float">
            <text:p>-0.1138059348</text:p>
          </table:table-cell>
          <table:table-cell office:value-type="float" office:value="131" calcext:value-type="float">
            <text:p>131</text:p>
          </table:table-cell>
          <table:table-cell table:formula="of:=[.H132]/[.I132]" office:value-type="float" office:value="0.000931956119004317" calcext:value-type="float">
            <text:p>0.0009319561</text:p>
          </table:table-cell>
          <table:table-cell table:formula="of:=[.D132]/[.L132]" office:value-type="float" office:value="-0.256975618396997" calcext:value-type="float">
            <text:p>-0.256975618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014271615" calcext:value-type="float">
            <text:p>0.0014271615</text:p>
          </table:table-cell>
          <table:table-cell office:value-type="float" office:value="0" calcext:value-type="float">
            <text:p>0</text:p>
          </table:table-cell>
          <table:table-cell office:value-type="float" office:value="-0.00023949" calcext:value-type="float">
            <text:p>-0.00023949</text:p>
          </table:table-cell>
          <table:table-cell office:value-type="float" office:value="-0.00052937" calcext:value-type="float">
            <text:p>-0.000529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0458117" calcext:value-type="float">
            <text:p>-0.0080458117</text:p>
          </table:table-cell>
          <table:table-cell office:value-type="float" office:value="-9.8033298302" calcext:value-type="float">
            <text:p>-9.8033298302</text:p>
          </table:table-cell>
          <table:table-cell office:value-type="float" office:value="-0.1140573695" calcext:value-type="float">
            <text:p>-0.1140573695</text:p>
          </table:table-cell>
          <table:table-cell office:value-type="float" office:value="132" calcext:value-type="float">
            <text:p>132</text:p>
          </table:table-cell>
          <table:table-cell table:formula="of:=[.H133]/[.I133]" office:value-type="float" office:value="0.000820722329999975" calcext:value-type="float">
            <text:p>0.0008207223</text:p>
          </table:table-cell>
          <table:table-cell table:formula="of:=[.D133]/[.L133]" office:value-type="float" office:value="-0.291803928376126" calcext:value-type="float">
            <text:p>-0.2918039284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0015331164" calcext:value-type="float">
            <text:p>0.0015331164</text:p>
          </table:table-cell>
          <table:table-cell office:value-type="float" office:value="0" calcext:value-type="float">
            <text:p>0</text:p>
          </table:table-cell>
          <table:table-cell office:value-type="float" office:value="-0.00023949" calcext:value-type="float">
            <text:p>-0.00023949</text:p>
          </table:table-cell>
          <table:table-cell office:value-type="float" office:value="-0.00059454" calcext:value-type="float">
            <text:p>-0.000594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352704" calcext:value-type="float">
            <text:p>-0.0090352704</text:p>
          </table:table-cell>
          <table:table-cell office:value-type="float" office:value="-9.802108326" calcext:value-type="float">
            <text:p>-9.802108326</text:p>
          </table:table-cell>
          <table:table-cell office:value-type="float" office:value="-0.1143311635" calcext:value-type="float">
            <text:p>-0.1143311635</text:p>
          </table:table-cell>
          <table:table-cell office:value-type="float" office:value="133" calcext:value-type="float">
            <text:p>133</text:p>
          </table:table-cell>
          <table:table-cell table:formula="of:=[.H134]/[.I134]" office:value-type="float" office:value="0.00092176806249264" calcext:value-type="float">
            <text:p>0.0009217681</text:p>
          </table:table-cell>
          <table:table-cell table:formula="of:=[.D134]/[.L134]" office:value-type="float" office:value="-0.259815901358496" calcext:value-type="float">
            <text:p>-0.2598159014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014391488" calcext:value-type="float">
            <text:p>0.0014391488</text:p>
          </table:table-cell>
          <table:table-cell office:value-type="float" office:value="0" calcext:value-type="float">
            <text:p>0</text:p>
          </table:table-cell>
          <table:table-cell office:value-type="float" office:value="-0.00025269" calcext:value-type="float">
            <text:p>-0.00025269</text:p>
          </table:table-cell>
          <table:table-cell office:value-type="float" office:value="-0.000664" calcext:value-type="float">
            <text:p>-0.0006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0898536" calcext:value-type="float">
            <text:p>-0.0100898536</text:p>
          </table:table-cell>
          <table:table-cell office:value-type="float" office:value="-9.8011255074" calcext:value-type="float">
            <text:p>-9.8011255074</text:p>
          </table:table-cell>
          <table:table-cell office:value-type="float" office:value="-0.1146279201" calcext:value-type="float">
            <text:p>-0.1146279201</text:p>
          </table:table-cell>
          <table:table-cell office:value-type="float" office:value="134" calcext:value-type="float">
            <text:p>134</text:p>
          </table:table-cell>
          <table:table-cell table:formula="of:=[.H135]/[.I135]" office:value-type="float" office:value="0.00102945866700534" calcext:value-type="float">
            <text:p>0.0010294587</text:p>
          </table:table-cell>
          <table:table-cell table:formula="of:=[.D135]/[.L135]" office:value-type="float" office:value="-0.245459102049301" calcext:value-type="float">
            <text:p>-0.24545910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0.001501303" calcext:value-type="float">
            <text:p>0.001501303</text:p>
          </table:table-cell>
          <table:table-cell office:value-type="float" office:value="0" calcext:value-type="float">
            <text:p>0</text:p>
          </table:table-cell>
          <table:table-cell office:value-type="float" office:value="-0.00025269" calcext:value-type="float">
            <text:p>-0.00025269</text:p>
          </table:table-cell>
          <table:table-cell office:value-type="float" office:value="-0.00067554" calcext:value-type="float">
            <text:p>-0.000675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2646568" calcext:value-type="float">
            <text:p>-0.0102646568</text:p>
          </table:table-cell>
          <table:table-cell office:value-type="float" office:value="-9.8005482674" calcext:value-type="float">
            <text:p>-9.8005482674</text:p>
          </table:table-cell>
          <table:table-cell office:value-type="float" office:value="-0.1149211973" calcext:value-type="float">
            <text:p>-0.1149211973</text:p>
          </table:table-cell>
          <table:table-cell office:value-type="float" office:value="135" calcext:value-type="float">
            <text:p>135</text:p>
          </table:table-cell>
          <table:table-cell table:formula="of:=[.H136]/[.I136]" office:value-type="float" office:value="0.00104735536420384" calcext:value-type="float">
            <text:p>0.0010473554</text:p>
          </table:table-cell>
          <table:table-cell table:formula="of:=[.D136]/[.L136]" office:value-type="float" office:value="-0.24126481673399" calcext:value-type="float">
            <text:p>-0.241264816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016264418" calcext:value-type="float">
            <text:p>0.0016264418</text:p>
          </table:table-cell>
          <table:table-cell office:value-type="float" office:value="0" calcext:value-type="float">
            <text:p>0</text:p>
          </table:table-cell>
          <table:table-cell office:value-type="float" office:value="-0.00026472" calcext:value-type="float">
            <text:p>-0.00026472</text:p>
          </table:table-cell>
          <table:table-cell office:value-type="float" office:value="-0.00046584" calcext:value-type="float">
            <text:p>-0.000465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07895" calcext:value-type="float">
            <text:p>-0.00707895</text:p>
          </table:table-cell>
          <table:table-cell office:value-type="float" office:value="-9.801397934" calcext:value-type="float">
            <text:p>-9.801397934</text:p>
          </table:table-cell>
          <table:table-cell office:value-type="float" office:value="-0.115117833" calcext:value-type="float">
            <text:p>-0.115117833</text:p>
          </table:table-cell>
          <table:table-cell office:value-type="float" office:value="136" calcext:value-type="float">
            <text:p>136</text:p>
          </table:table-cell>
          <table:table-cell table:formula="of:=[.H137]/[.I137]" office:value-type="float" office:value="0.000722238812021281" calcext:value-type="float">
            <text:p>0.0007222388</text:p>
          </table:table-cell>
          <table:table-cell table:formula="of:=[.D137]/[.L137]" office:value-type="float" office:value="-0.366526965311025" calcext:value-type="float">
            <text:p>-0.3665269653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0015117934" calcext:value-type="float">
            <text:p>0.0015117934</text:p>
          </table:table-cell>
          <table:table-cell office:value-type="float" office:value="0" calcext:value-type="float">
            <text:p>0</text:p>
          </table:table-cell>
          <table:table-cell office:value-type="float" office:value="-0.00026472" calcext:value-type="float">
            <text:p>-0.00026472</text:p>
          </table:table-cell>
          <table:table-cell office:value-type="float" office:value="-0.00044574" calcext:value-type="float">
            <text:p>-0.000445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77489" calcext:value-type="float">
            <text:p>-0.00677489</text:p>
          </table:table-cell>
          <table:table-cell office:value-type="float" office:value="-9.8034098244" calcext:value-type="float">
            <text:p>-9.8034098244</text:p>
          </table:table-cell>
          <table:table-cell office:value-type="float" office:value="-0.1153009459" calcext:value-type="float">
            <text:p>-0.1153009459</text:p>
          </table:table-cell>
          <table:table-cell office:value-type="float" office:value="137" calcext:value-type="float">
            <text:p>137</text:p>
          </table:table-cell>
          <table:table-cell table:formula="of:=[.H138]/[.I138]" office:value-type="float" office:value="0.000691074852663792" calcext:value-type="float">
            <text:p>0.0006910749</text:p>
          </table:table-cell>
          <table:table-cell table:formula="of:=[.D138]/[.L138]" office:value-type="float" office:value="-0.383055466393575" calcext:value-type="float">
            <text:p>-0.383055466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017363174" calcext:value-type="float">
            <text:p>0.0017363174</text:p>
          </table:table-cell>
          <table:table-cell office:value-type="float" office:value="0" calcext:value-type="float">
            <text:p>0</text:p>
          </table:table-cell>
          <table:table-cell office:value-type="float" office:value="-0.00026472" calcext:value-type="float">
            <text:p>-0.00026472</text:p>
          </table:table-cell>
          <table:table-cell office:value-type="float" office:value="-0.00035398" calcext:value-type="float">
            <text:p>-0.000353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3806077" calcext:value-type="float">
            <text:p>-0.0053806077</text:p>
          </table:table-cell>
          <table:table-cell office:value-type="float" office:value="-9.804154644" calcext:value-type="float">
            <text:p>-9.804154644</text:p>
          </table:table-cell>
          <table:table-cell office:value-type="float" office:value="-0.1154425293" calcext:value-type="float">
            <text:p>-0.1154425293</text:p>
          </table:table-cell>
          <table:table-cell office:value-type="float" office:value="138" calcext:value-type="float">
            <text:p>138</text:p>
          </table:table-cell>
          <table:table-cell table:formula="of:=[.H139]/[.I139]" office:value-type="float" office:value="0.000548808938187532" calcext:value-type="float">
            <text:p>0.0005488089</text:p>
          </table:table-cell>
          <table:table-cell table:formula="of:=[.D139]/[.L139]" office:value-type="float" office:value="-0.482353660044697" calcext:value-type="float">
            <text:p>-0.48235366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0015660839" calcext:value-type="float">
            <text:p>0.0015660839</text:p>
          </table:table-cell>
          <table:table-cell office:value-type="float" office:value="0" calcext:value-type="float">
            <text:p>0</text:p>
          </table:table-cell>
          <table:table-cell office:value-type="float" office:value="-0.00028114" calcext:value-type="float">
            <text:p>-0.00028114</text:p>
          </table:table-cell>
          <table:table-cell office:value-type="float" office:value="-0.00001555" calcext:value-type="float">
            <text:p>-0.000015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2364142" calcext:value-type="float">
            <text:p>-0.0002364142</text:p>
          </table:table-cell>
          <table:table-cell office:value-type="float" office:value="-9.8064647865" calcext:value-type="float">
            <text:p>-9.8064647865</text:p>
          </table:table-cell>
          <table:table-cell office:value-type="float" office:value="-0.1154485941" calcext:value-type="float">
            <text:p>-0.1154485941</text:p>
          </table:table-cell>
          <table:table-cell office:value-type="float" office:value="139" calcext:value-type="float">
            <text:p>139</text:p>
          </table:table-cell>
          <table:table-cell table:formula="of:=[.H140]/[.I140]" office:value-type="float" office:value="0.0000241079945879638" calcext:value-type="float">
            <text:p>0.000024108</text:p>
          </table:table-cell>
          <table:table-cell table:formula="of:=[.D140]/[.L140]" office:value-type="float" office:value="-11.6616916838185" calcext:value-type="float">
            <text:p>-11.6616916838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016735754" calcext:value-type="float">
            <text:p>0.0016735754</text:p>
          </table:table-cell>
          <table:table-cell office:value-type="float" office:value="0" calcext:value-type="float">
            <text:p>0</text:p>
          </table:table-cell>
          <table:table-cell office:value-type="float" office:value="-0.00028114" calcext:value-type="float">
            <text:p>-0.00028114</text:p>
          </table:table-cell>
          <table:table-cell office:value-type="float" office:value="-0.0000168" calcext:value-type="float">
            <text:p>-0.00001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2553345" calcext:value-type="float">
            <text:p>-0.0002553345</text:p>
          </table:table-cell>
          <table:table-cell office:value-type="float" office:value="-9.8056105804" calcext:value-type="float">
            <text:p>-9.8056105804</text:p>
          </table:table-cell>
          <table:table-cell office:value-type="float" office:value="-0.1154549792" calcext:value-type="float">
            <text:p>-0.1154549792</text:p>
          </table:table-cell>
          <table:table-cell office:value-type="float" office:value="140" calcext:value-type="float">
            <text:p>140</text:p>
          </table:table-cell>
          <table:table-cell table:formula="of:=[.H141]/[.I141]" office:value-type="float" office:value="0.0000260396329128526" calcext:value-type="float">
            <text:p>2.60396329128526E-05</text:p>
          </table:table-cell>
          <table:table-cell table:formula="of:=[.D141]/[.L141]" office:value-type="float" office:value="-10.7966191743523" calcext:value-type="float">
            <text:p>-10.7966191744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0018123484" calcext:value-type="float">
            <text:p>0.0018123484</text:p>
          </table:table-cell>
          <table:table-cell office:value-type="float" office:value="0" calcext:value-type="float">
            <text:p>0</text:p>
          </table:table-cell>
          <table:table-cell office:value-type="float" office:value="-0.0002963" calcext:value-type="float">
            <text:p>-0.0002963</text:p>
          </table:table-cell>
          <table:table-cell office:value-type="float" office:value="0.00005177" calcext:value-type="float">
            <text:p>0.000051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7869039" calcext:value-type="float">
            <text:p>0.0007869039</text:p>
          </table:table-cell>
          <table:table-cell office:value-type="float" office:value="-9.8043298531" calcext:value-type="float">
            <text:p>-9.8043298531</text:p>
          </table:table-cell>
          <table:table-cell office:value-type="float" office:value="-0.1154357791" calcext:value-type="float">
            <text:p>-0.1154357791</text:p>
          </table:table-cell>
          <table:table-cell office:value-type="float" office:value="141" calcext:value-type="float">
            <text:p>141</text:p>
          </table:table-cell>
          <table:table-cell table:formula="of:=[.H142]/[.I142]" office:value-type="float" office:value="-0.0000802608553353793" calcext:value-type="float">
            <text:p>-8.02608553353793E-05</text:p>
          </table:table-cell>
          <table:table-cell table:formula="of:=[.D142]/[.L142]" office:value-type="float" office:value="3.69171246383901" calcext:value-type="float">
            <text:p>3.6917124638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016791604" calcext:value-type="float">
            <text:p>0.0016791604</text:p>
          </table:table-cell>
          <table:table-cell office:value-type="float" office:value="0" calcext:value-type="float">
            <text:p>0</text:p>
          </table:table-cell>
          <table:table-cell office:value-type="float" office:value="-0.0002963" calcext:value-type="float">
            <text:p>-0.0002963</text:p>
          </table:table-cell>
          <table:table-cell office:value-type="float" office:value="-0.00013432" calcext:value-type="float">
            <text:p>-0.000134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416509" calcext:value-type="float">
            <text:p>-0.0020416509</text:p>
          </table:table-cell>
          <table:table-cell office:value-type="float" office:value="-9.8036618233" calcext:value-type="float">
            <text:p>-9.8036618233</text:p>
          </table:table-cell>
          <table:table-cell office:value-type="float" office:value="-0.1154843941" calcext:value-type="float">
            <text:p>-0.1154843941</text:p>
          </table:table-cell>
          <table:table-cell office:value-type="float" office:value="142" calcext:value-type="float">
            <text:p>142</text:p>
          </table:table-cell>
          <table:table-cell table:formula="of:=[.H143]/[.I143]" office:value-type="float" office:value="0.000208253909283946" calcext:value-type="float">
            <text:p>0.0002082539</text:p>
          </table:table-cell>
          <table:table-cell table:formula="of:=[.D143]/[.L143]" office:value-type="float" office:value="-1.42278241507585" calcext:value-type="float">
            <text:p>-1.4227824151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0019556661" calcext:value-type="float">
            <text:p>0.0019556661</text:p>
          </table:table-cell>
          <table:table-cell office:value-type="float" office:value="0" calcext:value-type="float">
            <text:p>0</text:p>
          </table:table-cell>
          <table:table-cell office:value-type="float" office:value="-0.0002963" calcext:value-type="float">
            <text:p>-0.0002963</text:p>
          </table:table-cell>
          <table:table-cell office:value-type="float" office:value="-0.00023606" calcext:value-type="float">
            <text:p>-0.000236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5876252" calcext:value-type="float">
            <text:p>-0.0035876252</text:p>
          </table:table-cell>
          <table:table-cell office:value-type="float" office:value="-9.8027271271" calcext:value-type="float">
            <text:p>-9.8027271271</text:p>
          </table:table-cell>
          <table:table-cell office:value-type="float" office:value="-0.1155678257" calcext:value-type="float">
            <text:p>-0.1155678257</text:p>
          </table:table-cell>
          <table:table-cell office:value-type="float" office:value="143" calcext:value-type="float">
            <text:p>143</text:p>
          </table:table-cell>
          <table:table-cell table:formula="of:=[.H144]/[.I144]" office:value-type="float" office:value="0.000365982359141863" calcext:value-type="float">
            <text:p>0.0003659824</text:p>
          </table:table-cell>
          <table:table-cell table:formula="of:=[.D144]/[.L144]" office:value-type="float" office:value="-0.809601863583668" calcext:value-type="float">
            <text:p>-0.8096018636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017447651" calcext:value-type="float">
            <text:p>0.0017447651</text:p>
          </table:table-cell>
          <table:table-cell office:value-type="float" office:value="0" calcext:value-type="float">
            <text:p>0</text:p>
          </table:table-cell>
          <table:table-cell office:value-type="float" office:value="-0.00030804" calcext:value-type="float">
            <text:p>-0.00030804</text:p>
          </table:table-cell>
          <table:table-cell office:value-type="float" office:value="0.0000364" calcext:value-type="float">
            <text:p>0.00003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5534215" calcext:value-type="float">
            <text:p>0.0005534215</text:p>
          </table:table-cell>
          <table:table-cell office:value-type="float" office:value="-9.8059129906" calcext:value-type="float">
            <text:p>-9.8059129906</text:p>
          </table:table-cell>
          <table:table-cell office:value-type="float" office:value="-0.1155552417" calcext:value-type="float">
            <text:p>-0.1155552417</text:p>
          </table:table-cell>
          <table:table-cell office:value-type="float" office:value="144" calcext:value-type="float">
            <text:p>144</text:p>
          </table:table-cell>
          <table:table-cell table:formula="of:=[.H145]/[.I145]" office:value-type="float" office:value="-0.0000564375291245713" calcext:value-type="float">
            <text:p>-5.64375291245713E-05</text:p>
          </table:table-cell>
          <table:table-cell table:formula="of:=[.D145]/[.L145]" office:value-type="float" office:value="5.45807027306388" calcext:value-type="float">
            <text:p>5.4580702731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0018781949" calcext:value-type="float">
            <text:p>0.0018781949</text:p>
          </table:table-cell>
          <table:table-cell office:value-type="float" office:value="0" calcext:value-type="float">
            <text:p>0</text:p>
          </table:table-cell>
          <table:table-cell office:value-type="float" office:value="-0.00030804" calcext:value-type="float">
            <text:p>-0.00030804</text:p>
          </table:table-cell>
          <table:table-cell office:value-type="float" office:value="-0.00032383" calcext:value-type="float">
            <text:p>-0.000323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9209414" calcext:value-type="float">
            <text:p>-0.0049209414</text:p>
          </table:table-cell>
          <table:table-cell office:value-type="float" office:value="-9.801494236" calcext:value-type="float">
            <text:p>-9.801494236</text:p>
          </table:table-cell>
          <table:table-cell office:value-type="float" office:value="-0.1156645939" calcext:value-type="float">
            <text:p>-0.1156645939</text:p>
          </table:table-cell>
          <table:table-cell office:value-type="float" office:value="145" calcext:value-type="float">
            <text:p>145</text:p>
          </table:table-cell>
          <table:table-cell table:formula="of:=[.H146]/[.I146]" office:value-type="float" office:value="0.000502060326876062" calcext:value-type="float">
            <text:p>0.0005020603</text:p>
          </table:table-cell>
          <table:table-cell table:formula="of:=[.D146]/[.L146]" office:value-type="float" office:value="-0.613551765614896" calcext:value-type="float">
            <text:p>-0.6135517656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019439413" calcext:value-type="float">
            <text:p>0.0019439413</text:p>
          </table:table-cell>
          <table:table-cell office:value-type="float" office:value="0" calcext:value-type="float">
            <text:p>0</text:p>
          </table:table-cell>
          <table:table-cell office:value-type="float" office:value="-0.00030804" calcext:value-type="float">
            <text:p>-0.00030804</text:p>
          </table:table-cell>
          <table:table-cell office:value-type="float" office:value="-0.00001409" calcext:value-type="float">
            <text:p>-0.000014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2141703" calcext:value-type="float">
            <text:p>-0.0002141703</text:p>
          </table:table-cell>
          <table:table-cell office:value-type="float" office:value="-9.8020281219" calcext:value-type="float">
            <text:p>-9.8020281219</text:p>
          </table:table-cell>
          <table:table-cell office:value-type="float" office:value="-0.1156692505" calcext:value-type="float">
            <text:p>-0.1156692505</text:p>
          </table:table-cell>
          <table:table-cell office:value-type="float" office:value="146" calcext:value-type="float">
            <text:p>146</text:p>
          </table:table-cell>
          <table:table-cell table:formula="of:=[.H147]/[.I147]" office:value-type="float" office:value="0.0000218495904456236" calcext:value-type="float">
            <text:p>2.18495904456236E-05</text:p>
          </table:table-cell>
          <table:table-cell table:formula="of:=[.D147]/[.L147]" office:value-type="float" office:value="-14.0982047588768" calcext:value-type="float">
            <text:p>-14.0982047589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001867902" calcext:value-type="float">
            <text:p>0.001867902</text:p>
          </table:table-cell>
          <table:table-cell office:value-type="float" office:value="0" calcext:value-type="float">
            <text:p>0</text:p>
          </table:table-cell>
          <table:table-cell office:value-type="float" office:value="-0.00031604" calcext:value-type="float">
            <text:p>-0.00031604</text:p>
          </table:table-cell>
          <table:table-cell office:value-type="float" office:value="0.00012778" calcext:value-type="float">
            <text:p>0.000127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9417418" calcext:value-type="float">
            <text:p>0.0019417418</text:p>
          </table:table-cell>
          <table:table-cell office:value-type="float" office:value="-9.8013619041" calcext:value-type="float">
            <text:p>-9.8013619041</text:p>
          </table:table-cell>
          <table:table-cell office:value-type="float" office:value="-0.115627937" calcext:value-type="float">
            <text:p>-0.115627937</text:p>
          </table:table-cell>
          <table:table-cell office:value-type="float" office:value="147" calcext:value-type="float">
            <text:p>147</text:p>
          </table:table-cell>
          <table:table-cell table:formula="of:=[.H148]/[.I148]" office:value-type="float" office:value="-0.000198109387144224" calcext:value-type="float">
            <text:p>-0.0001981094</text:p>
          </table:table-cell>
          <table:table-cell table:formula="of:=[.D148]/[.L148]" office:value-type="float" office:value="1.59528028709675" calcext:value-type="float">
            <text:p>1.595280287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019213331" calcext:value-type="float">
            <text:p>0.0019213331</text:p>
          </table:table-cell>
          <table:table-cell office:value-type="float" office:value="0" calcext:value-type="float">
            <text:p>0</text:p>
          </table:table-cell>
          <table:table-cell office:value-type="float" office:value="-0.00031604" calcext:value-type="float">
            <text:p>-0.00031604</text:p>
          </table:table-cell>
          <table:table-cell office:value-type="float" office:value="-0.00003137" calcext:value-type="float">
            <text:p>-0.000031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4766058" calcext:value-type="float">
            <text:p>-0.0004766058</text:p>
          </table:table-cell>
          <table:table-cell office:value-type="float" office:value="-9.800026722" calcext:value-type="float">
            <text:p>-9.800026722</text:p>
          </table:table-cell>
          <table:table-cell office:value-type="float" office:value="-0.1156378686" calcext:value-type="float">
            <text:p>-0.1156378686</text:p>
          </table:table-cell>
          <table:table-cell office:value-type="float" office:value="148" calcext:value-type="float">
            <text:p>148</text:p>
          </table:table-cell>
          <table:table-cell table:formula="of:=[.H149]/[.I149]" office:value-type="float" office:value="0.0000486331122883646" calcext:value-type="float">
            <text:p>4.86331122883646E-05</text:p>
          </table:table-cell>
          <table:table-cell table:formula="of:=[.D149]/[.L149]" office:value-type="float" office:value="-6.49845311412677" calcext:value-type="float">
            <text:p>-6.4984531141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0019869201" calcext:value-type="float">
            <text:p>0.0019869201</text:p>
          </table:table-cell>
          <table:table-cell office:value-type="float" office:value="0" calcext:value-type="float">
            <text:p>0</text:p>
          </table:table-cell>
          <table:table-cell office:value-type="float" office:value="-0.00032215" calcext:value-type="float">
            <text:p>-0.00032215</text:p>
          </table:table-cell>
          <table:table-cell office:value-type="float" office:value="0.00008765" calcext:value-type="float">
            <text:p>0.000087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31906" calcext:value-type="float">
            <text:p>0.001331906</text:p>
          </table:table-cell>
          <table:table-cell office:value-type="float" office:value="-9.8007556152" calcext:value-type="float">
            <text:p>-9.8007556152</text:p>
          </table:table-cell>
          <table:table-cell office:value-type="float" office:value="-0.1156106889" calcext:value-type="float">
            <text:p>-0.1156106889</text:p>
          </table:table-cell>
          <table:table-cell office:value-type="float" office:value="149" calcext:value-type="float">
            <text:p>149</text:p>
          </table:table-cell>
          <table:table-cell table:formula="of:=[.H150]/[.I150]" office:value-type="float" office:value="-0.000135898297263361" calcext:value-type="float">
            <text:p>-0.0001358983</text:p>
          </table:table-cell>
          <table:table-cell table:formula="of:=[.D150]/[.L150]" office:value-type="float" office:value="2.37052271063925" calcext:value-type="float">
            <text:p>2.3705227106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019235605" calcext:value-type="float">
            <text:p>0.0019235605</text:p>
          </table:table-cell>
          <table:table-cell office:value-type="float" office:value="0" calcext:value-type="float">
            <text:p>0</text:p>
          </table:table-cell>
          <table:table-cell office:value-type="float" office:value="-0.00032215" calcext:value-type="float">
            <text:p>-0.00032215</text:p>
          </table:table-cell>
          <table:table-cell office:value-type="float" office:value="-0.00010879" calcext:value-type="float">
            <text:p>-0.000108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6529927" calcext:value-type="float">
            <text:p>-0.0016529927</text:p>
          </table:table-cell>
          <table:table-cell office:value-type="float" office:value="-9.8004267311" calcext:value-type="float">
            <text:p>-9.8004267311</text:p>
          </table:table-cell>
          <table:table-cell office:value-type="float" office:value="-0.1156437472" calcext:value-type="float">
            <text:p>-0.1156437472</text:p>
          </table:table-cell>
          <table:table-cell office:value-type="float" office:value="150" calcext:value-type="float">
            <text:p>150</text:p>
          </table:table-cell>
          <table:table-cell table:formula="of:=[.H151]/[.I151]" office:value-type="float" office:value="0.000168665380126205" calcext:value-type="float">
            <text:p>0.0001686654</text:p>
          </table:table-cell>
          <table:table-cell table:formula="of:=[.D151]/[.L151]" office:value-type="float" office:value="-1.90999480604111" calcext:value-type="float">
            <text:p>-1.909994806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0020415953" calcext:value-type="float">
            <text:p>0.0020415953</text:p>
          </table:table-cell>
          <table:table-cell office:value-type="float" office:value="0" calcext:value-type="float">
            <text:p>0</text:p>
          </table:table-cell>
          <table:table-cell office:value-type="float" office:value="-0.00032625" calcext:value-type="float">
            <text:p>-0.00032625</text:p>
          </table:table-cell>
          <table:table-cell office:value-type="float" office:value="0.00008006" calcext:value-type="float">
            <text:p>0.000080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2165161" calcext:value-type="float">
            <text:p>0.0012165161</text:p>
          </table:table-cell>
          <table:table-cell office:value-type="float" office:value="-9.8013264656" calcext:value-type="float">
            <text:p>-9.8013264656</text:p>
          </table:table-cell>
          <table:table-cell office:value-type="float" office:value="-0.1156198904" calcext:value-type="float">
            <text:p>-0.1156198904</text:p>
          </table:table-cell>
          <table:table-cell office:value-type="float" office:value="151" calcext:value-type="float">
            <text:p>151</text:p>
          </table:table-cell>
          <table:table-cell table:formula="of:=[.H152]/[.I152]" office:value-type="float" office:value="-0.000124117496164386" calcext:value-type="float">
            <text:p>-0.0001241175</text:p>
          </table:table-cell>
          <table:table-cell table:formula="of:=[.D152]/[.L152]" office:value-type="float" office:value="2.62855769800498" calcext:value-type="float">
            <text:p>2.628557698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0019525856" calcext:value-type="float">
            <text:p>0.0019525856</text:p>
          </table:table-cell>
          <table:table-cell office:value-type="float" office:value="0" calcext:value-type="float">
            <text:p>0</text:p>
          </table:table-cell>
          <table:table-cell office:value-type="float" office:value="-0.00031861" calcext:value-type="float">
            <text:p>-0.00031861</text:p>
          </table:table-cell>
          <table:table-cell office:value-type="float" office:value="-0.00007822" calcext:value-type="float">
            <text:p>-0.000078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1884074" calcext:value-type="float">
            <text:p>-0.0011884074</text:p>
          </table:table-cell>
          <table:table-cell office:value-type="float" office:value="-9.8001358986" calcext:value-type="float">
            <text:p>-9.8001358986</text:p>
          </table:table-cell>
          <table:table-cell office:value-type="float" office:value="-0.1156427488" calcext:value-type="float">
            <text:p>-0.1156427488</text:p>
          </table:table-cell>
          <table:table-cell office:value-type="float" office:value="152" calcext:value-type="float">
            <text:p>152</text:p>
          </table:table-cell>
          <table:table-cell table:formula="of:=[.H153]/[.I153]" office:value-type="float" office:value="0.00012126437962659" calcext:value-type="float">
            <text:p>0.0001212644</text:p>
          </table:table-cell>
          <table:table-cell table:formula="of:=[.D153]/[.L153]" office:value-type="float" office:value="-2.62739974410539" calcext:value-type="float">
            <text:p>-2.6273997441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0020591796" calcext:value-type="float">
            <text:p>0.0020591796</text:p>
          </table:table-cell>
          <table:table-cell office:value-type="float" office:value="0" calcext:value-type="float">
            <text:p>0</text:p>
          </table:table-cell>
          <table:table-cell office:value-type="float" office:value="-0.00031861" calcext:value-type="float">
            <text:p>-0.00031861</text:p>
          </table:table-cell>
          <table:table-cell office:value-type="float" office:value="-0.00007017" calcext:value-type="float">
            <text:p>-0.000070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0663167" calcext:value-type="float">
            <text:p>-0.0010663167</text:p>
          </table:table-cell>
          <table:table-cell office:value-type="float" office:value="-9.8015796089" calcext:value-type="float">
            <text:p>-9.8015796089</text:p>
          </table:table-cell>
          <table:table-cell office:value-type="float" office:value="-0.1156628653" calcext:value-type="float">
            <text:p>-0.1156628653</text:p>
          </table:table-cell>
          <table:table-cell office:value-type="float" office:value="153" calcext:value-type="float">
            <text:p>153</text:p>
          </table:table-cell>
          <table:table-cell table:formula="of:=[.H154]/[.I154]" office:value-type="float" office:value="0.000108790291213037" calcext:value-type="float">
            <text:p>0.0001087903</text:p>
          </table:table-cell>
          <table:table-cell table:formula="of:=[.D154]/[.L154]" office:value-type="float" office:value="-2.92866207496481" calcext:value-type="float">
            <text:p>-2.928662075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0018897164" calcext:value-type="float">
            <text:p>0.0018897164</text:p>
          </table:table-cell>
          <table:table-cell office:value-type="float" office:value="0" calcext:value-type="float">
            <text:p>0</text:p>
          </table:table-cell>
          <table:table-cell office:value-type="float" office:value="-0.00032271" calcext:value-type="float">
            <text:p>-0.00032271</text:p>
          </table:table-cell>
          <table:table-cell office:value-type="float" office:value="-0.0002957" calcext:value-type="float">
            <text:p>-0.00029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4935015" calcext:value-type="float">
            <text:p>-0.0044935015</text:p>
          </table:table-cell>
          <table:table-cell office:value-type="float" office:value="-9.8014612198" calcext:value-type="float">
            <text:p>-9.8014612198</text:p>
          </table:table-cell>
          <table:table-cell office:value-type="float" office:value="-0.1157460809" calcext:value-type="float">
            <text:p>-0.1157460809</text:p>
          </table:table-cell>
          <table:table-cell office:value-type="float" office:value="154" calcext:value-type="float">
            <text:p>154</text:p>
          </table:table-cell>
          <table:table-cell table:formula="of:=[.H155]/[.I155]" office:value-type="float" office:value="0.000458452204138975" calcext:value-type="float">
            <text:p>0.0004584522</text:p>
          </table:table-cell>
          <table:table-cell table:formula="of:=[.D155]/[.L155]" office:value-type="float" office:value="-0.703911982724754" calcext:value-type="float">
            <text:p>-0.703911982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0020150568" calcext:value-type="float">
            <text:p>0.0020150568</text:p>
          </table:table-cell>
          <table:table-cell office:value-type="float" office:value="0" calcext:value-type="float">
            <text:p>0</text:p>
          </table:table-cell>
          <table:table-cell office:value-type="float" office:value="-0.00031552" calcext:value-type="float">
            <text:p>-0.00031552</text:p>
          </table:table-cell>
          <table:table-cell office:value-type="float" office:value="-0.00054582" calcext:value-type="float">
            <text:p>-0.000545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293706" calcext:value-type="float">
            <text:p>-0.008293706</text:p>
          </table:table-cell>
          <table:table-cell office:value-type="float" office:value="-9.8008254051" calcext:value-type="float">
            <text:p>-9.8008254051</text:p>
          </table:table-cell>
          <table:table-cell office:value-type="float" office:value="-0.1158968806" calcext:value-type="float">
            <text:p>-0.1158968806</text:p>
          </table:table-cell>
          <table:table-cell office:value-type="float" office:value="155" calcext:value-type="float">
            <text:p>155</text:p>
          </table:table-cell>
          <table:table-cell table:formula="of:=[.H156]/[.I156]" office:value-type="float" office:value="0.000846225257281316" calcext:value-type="float">
            <text:p>0.0008462253</text:p>
          </table:table-cell>
          <table:table-cell table:formula="of:=[.D156]/[.L156]" office:value-type="float" office:value="-0.372855805573184" calcext:value-type="float">
            <text:p>-0.3728558056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0019870359" calcext:value-type="float">
            <text:p>0.0019870359</text:p>
          </table:table-cell>
          <table:table-cell office:value-type="float" office:value="0" calcext:value-type="float">
            <text:p>0</text:p>
          </table:table-cell>
          <table:table-cell office:value-type="float" office:value="-0.00031552" calcext:value-type="float">
            <text:p>-0.00031552</text:p>
          </table:table-cell>
          <table:table-cell office:value-type="float" office:value="-0.00081831" calcext:value-type="float">
            <text:p>-0.000818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431119" calcext:value-type="float">
            <text:p>-0.012431119</text:p>
          </table:table-cell>
          <table:table-cell office:value-type="float" office:value="-9.7982798195" calcext:value-type="float">
            <text:p>-9.7982798195</text:p>
          </table:table-cell>
          <table:table-cell office:value-type="float" office:value="-0.1161188632" calcext:value-type="float">
            <text:p>-0.1161188632</text:p>
          </table:table-cell>
          <table:table-cell office:value-type="float" office:value="156" calcext:value-type="float">
            <text:p>156</text:p>
          </table:table-cell>
          <table:table-cell table:formula="of:=[.H157]/[.I157]" office:value-type="float" office:value="0.00126870422451707" calcext:value-type="float">
            <text:p>0.0012687042</text:p>
          </table:table-cell>
          <table:table-cell table:formula="of:=[.D157]/[.L157]" office:value-type="float" office:value="-0.248694686990659" calcext:value-type="float">
            <text:p>-0.24869468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0019023563" calcext:value-type="float">
            <text:p>0.0019023563</text:p>
          </table:table-cell>
          <table:table-cell office:value-type="float" office:value="0" calcext:value-type="float">
            <text:p>0</text:p>
          </table:table-cell>
          <table:table-cell office:value-type="float" office:value="-0.00031268" calcext:value-type="float">
            <text:p>-0.00031268</text:p>
          </table:table-cell>
          <table:table-cell office:value-type="float" office:value="-0.00081633" calcext:value-type="float">
            <text:p>-0.000816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4016842" calcext:value-type="float">
            <text:p>-0.0124016842</text:p>
          </table:table-cell>
          <table:table-cell office:value-type="float" office:value="-9.798861084" calcext:value-type="float">
            <text:p>-9.798861084</text:p>
          </table:table-cell>
          <table:table-cell office:value-type="float" office:value="-0.1163364351" calcext:value-type="float">
            <text:p>-0.1163364351</text:p>
          </table:table-cell>
          <table:table-cell office:value-type="float" office:value="157" calcext:value-type="float">
            <text:p>157</text:p>
          </table:table-cell>
          <table:table-cell table:formula="of:=[.H158]/[.I158]" office:value-type="float" office:value="0.00126562506537112" calcext:value-type="float">
            <text:p>0.0012656251</text:p>
          </table:table-cell>
          <table:table-cell table:formula="of:=[.D158]/[.L158]" office:value-type="float" office:value="-0.247055789708395" calcext:value-type="float">
            <text:p>-0.247055789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0019777359" calcext:value-type="float">
            <text:p>0.0019777359</text:p>
          </table:table-cell>
          <table:table-cell office:value-type="float" office:value="0" calcext:value-type="float">
            <text:p>0</text:p>
          </table:table-cell>
          <table:table-cell office:value-type="float" office:value="-0.00031268" calcext:value-type="float">
            <text:p>-0.00031268</text:p>
          </table:table-cell>
          <table:table-cell office:value-type="float" office:value="-0.00095142" calcext:value-type="float">
            <text:p>-0.000951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4529779" calcext:value-type="float">
            <text:p>-0.0144529779</text:p>
          </table:table-cell>
          <table:table-cell office:value-type="float" office:value="-9.7981809807" calcext:value-type="float">
            <text:p>-9.7981809807</text:p>
          </table:table-cell>
          <table:table-cell office:value-type="float" office:value="-0.1165856272" calcext:value-type="float">
            <text:p>-0.1165856272</text:p>
          </table:table-cell>
          <table:table-cell office:value-type="float" office:value="158" calcext:value-type="float">
            <text:p>158</text:p>
          </table:table-cell>
          <table:table-cell table:formula="of:=[.H159]/[.I159]" office:value-type="float" office:value="0.00147506745675231" calcext:value-type="float">
            <text:p>0.0014750675</text:p>
          </table:table-cell>
          <table:table-cell table:formula="of:=[.D159]/[.L159]" office:value-type="float" office:value="-0.211976746262462" calcext:value-type="float">
            <text:p>-0.2119767463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0018928943" calcext:value-type="float">
            <text:p>0.0018928943</text:p>
          </table:table-cell>
          <table:table-cell office:value-type="float" office:value="0" calcext:value-type="float">
            <text:p>0</text:p>
          </table:table-cell>
          <table:table-cell office:value-type="float" office:value="-0.00031429" calcext:value-type="float">
            <text:p>-0.00031429</text:p>
          </table:table-cell>
          <table:table-cell office:value-type="float" office:value="-0.00069501" calcext:value-type="float">
            <text:p>-0.000695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5603384" calcext:value-type="float">
            <text:p>-0.0105603384</text:p>
          </table:table-cell>
          <table:table-cell office:value-type="float" office:value="-9.8005108833" calcext:value-type="float">
            <text:p>-9.8005108833</text:p>
          </table:table-cell>
          <table:table-cell office:value-type="float" office:value="-0.1167646199" calcext:value-type="float">
            <text:p>-0.1167646199</text:p>
          </table:table-cell>
          <table:table-cell office:value-type="float" office:value="159" calcext:value-type="float">
            <text:p>159</text:p>
          </table:table-cell>
          <table:table-cell table:formula="of:=[.H160]/[.I160]" office:value-type="float" office:value="0.00107752937839136" calcext:value-type="float">
            <text:p>0.0010775294</text:p>
          </table:table-cell>
          <table:table-cell table:formula="of:=[.D160]/[.L160]" office:value-type="float" office:value="-0.291676502100762" calcext:value-type="float">
            <text:p>-0.291676502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0019521934" calcext:value-type="float">
            <text:p>0.0019521934</text:p>
          </table:table-cell>
          <table:table-cell office:value-type="float" office:value="0" calcext:value-type="float">
            <text:p>0</text:p>
          </table:table-cell>
          <table:table-cell office:value-type="float" office:value="-0.00030545" calcext:value-type="float">
            <text:p>-0.00030545</text:p>
          </table:table-cell>
          <table:table-cell office:value-type="float" office:value="-0.00039666" calcext:value-type="float">
            <text:p>-0.000396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0281182" calcext:value-type="float">
            <text:p>-0.0060281182</text:p>
          </table:table-cell>
          <table:table-cell office:value-type="float" office:value="-9.8022959518" calcext:value-type="float">
            <text:p>-9.8022959518</text:p>
          </table:table-cell>
          <table:table-cell office:value-type="float" office:value="-0.116865091" calcext:value-type="float">
            <text:p>-0.116865091</text:p>
          </table:table-cell>
          <table:table-cell office:value-type="float" office:value="160" calcext:value-type="float">
            <text:p>160</text:p>
          </table:table-cell>
          <table:table-cell table:formula="of:=[.H161]/[.I161]" office:value-type="float" office:value="0.000614970026373572" calcext:value-type="float">
            <text:p>0.00061497</text:p>
          </table:table-cell>
          <table:table-cell table:formula="of:=[.D161]/[.L161]" office:value-type="float" office:value="-0.496690874189778" calcext:value-type="float">
            <text:p>-0.4966908742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0019356007" calcext:value-type="float">
            <text:p>0.0019356007</text:p>
          </table:table-cell>
          <table:table-cell office:value-type="float" office:value="0" calcext:value-type="float">
            <text:p>0</text:p>
          </table:table-cell>
          <table:table-cell office:value-type="float" office:value="-0.00030545" calcext:value-type="float">
            <text:p>-0.00030545</text:p>
          </table:table-cell>
          <table:table-cell office:value-type="float" office:value="-0.0003503" calcext:value-type="float">
            <text:p>-0.00035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3223333" calcext:value-type="float">
            <text:p>-0.0053223333</text:p>
          </table:table-cell>
          <table:table-cell office:value-type="float" office:value="-9.800016098" calcext:value-type="float">
            <text:p>-9.800016098</text:p>
          </table:table-cell>
          <table:table-cell office:value-type="float" office:value="-0.1169523448" calcext:value-type="float">
            <text:p>-0.1169523448</text:p>
          </table:table-cell>
          <table:table-cell office:value-type="float" office:value="161" calcext:value-type="float">
            <text:p>161</text:p>
          </table:table-cell>
          <table:table-cell table:formula="of:=[.H162]/[.I162]" office:value-type="float" office:value="0.000543094342578293" calcext:value-type="float">
            <text:p>0.0005430943</text:p>
          </table:table-cell>
          <table:table-cell table:formula="of:=[.D162]/[.L162]" office:value-type="float" office:value="-0.562425302664548" calcext:value-type="float">
            <text:p>-0.562425302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001831337" calcext:value-type="float">
            <text:p>0.001831337</text:p>
          </table:table-cell>
          <table:table-cell office:value-type="float" office:value="0" calcext:value-type="float">
            <text:p>0</text:p>
          </table:table-cell>
          <table:table-cell office:value-type="float" office:value="-0.00030011" calcext:value-type="float">
            <text:p>-0.00030011</text:p>
          </table:table-cell>
          <table:table-cell office:value-type="float" office:value="-0.00029501" calcext:value-type="float">
            <text:p>-0.000295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4824187" calcext:value-type="float">
            <text:p>-0.0044824187</text:p>
          </table:table-cell>
          <table:table-cell office:value-type="float" office:value="-9.8000490761" calcext:value-type="float">
            <text:p>-9.8000490761</text:p>
          </table:table-cell>
          <table:table-cell office:value-type="float" office:value="-0.1170246378" calcext:value-type="float">
            <text:p>-0.1170246378</text:p>
          </table:table-cell>
          <table:table-cell office:value-type="float" office:value="162" calcext:value-type="float">
            <text:p>162</text:p>
          </table:table-cell>
          <table:table-cell table:formula="of:=[.H163]/[.I163]" office:value-type="float" office:value="0.000457387372776689" calcext:value-type="float">
            <text:p>0.0004573874</text:p>
          </table:table-cell>
          <table:table-cell table:formula="of:=[.D163]/[.L163]" office:value-type="float" office:value="-0.656139670358856" calcext:value-type="float">
            <text:p>-0.6561396704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0019213413" calcext:value-type="float">
            <text:p>0.0019213413</text:p>
          </table:table-cell>
          <table:table-cell office:value-type="float" office:value="0" calcext:value-type="float">
            <text:p>0</text:p>
          </table:table-cell>
          <table:table-cell office:value-type="float" office:value="-0.00030011" calcext:value-type="float">
            <text:p>-0.00030011</text:p>
          </table:table-cell>
          <table:table-cell office:value-type="float" office:value="-0.00057043" calcext:value-type="float">
            <text:p>-0.000570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6655264" calcext:value-type="float">
            <text:p>-0.0086655264</text:p>
          </table:table-cell>
          <table:table-cell office:value-type="float" office:value="-9.7983978462" calcext:value-type="float">
            <text:p>-9.7983978462</text:p>
          </table:table-cell>
          <table:table-cell office:value-type="float" office:value="-0.1171621904" calcext:value-type="float">
            <text:p>-0.1171621904</text:p>
          </table:table-cell>
          <table:table-cell office:value-type="float" office:value="163" calcext:value-type="float">
            <text:p>163</text:p>
          </table:table-cell>
          <table:table-cell table:formula="of:=[.H164]/[.I164]" office:value-type="float" office:value="0.000884381971013828" calcext:value-type="float">
            <text:p>0.000884382</text:p>
          </table:table-cell>
          <table:table-cell table:formula="of:=[.D164]/[.L164]" office:value-type="float" office:value="-0.339344321612485" calcext:value-type="float">
            <text:p>-0.3393443216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0017965805" calcext:value-type="float">
            <text:p>0.0017965805</text:p>
          </table:table-cell>
          <table:table-cell office:value-type="float" office:value="0" calcext:value-type="float">
            <text:p>0</text:p>
          </table:table-cell>
          <table:table-cell office:value-type="float" office:value="-0.00030333" calcext:value-type="float">
            <text:p>-0.00030333</text:p>
          </table:table-cell>
          <table:table-cell office:value-type="float" office:value="-0.00062369" calcext:value-type="float">
            <text:p>-0.000623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4742905" calcext:value-type="float">
            <text:p>-0.0094742905</text:p>
          </table:table-cell>
          <table:table-cell office:value-type="float" office:value="-9.7980771828" calcext:value-type="float">
            <text:p>-9.7980771828</text:p>
          </table:table-cell>
          <table:table-cell office:value-type="float" office:value="-0.117310226" calcext:value-type="float">
            <text:p>-0.117310226</text:p>
          </table:table-cell>
          <table:table-cell office:value-type="float" office:value="164" calcext:value-type="float">
            <text:p>164</text:p>
          </table:table-cell>
          <table:table-cell table:formula="of:=[.H165]/[.I165]" office:value-type="float" office:value="0.000966954058764878" calcext:value-type="float">
            <text:p>0.0009669541</text:p>
          </table:table-cell>
          <table:table-cell table:formula="of:=[.D165]/[.L165]" office:value-type="float" office:value="-0.31369639255401" calcext:value-type="float">
            <text:p>-0.3136963926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0018870498" calcext:value-type="float">
            <text:p>0.0018870498</text:p>
          </table:table-cell>
          <table:table-cell office:value-type="float" office:value="0" calcext:value-type="float">
            <text:p>0</text:p>
          </table:table-cell>
          <table:table-cell office:value-type="float" office:value="-0.00029823" calcext:value-type="float">
            <text:p>-0.00029823</text:p>
          </table:table-cell>
          <table:table-cell office:value-type="float" office:value="-0.00101851" calcext:value-type="float">
            <text:p>-0.001018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680405" calcext:value-type="float">
            <text:p>-0.0154680405</text:p>
          </table:table-cell>
          <table:table-cell office:value-type="float" office:value="-9.795618" calcext:value-type="float">
            <text:p>-9.795618</text:p>
          </table:table-cell>
          <table:table-cell office:value-type="float" office:value="-0.1175481901" calcext:value-type="float">
            <text:p>-0.1175481901</text:p>
          </table:table-cell>
          <table:table-cell office:value-type="float" office:value="165" calcext:value-type="float">
            <text:p>165</text:p>
          </table:table-cell>
          <table:table-cell table:formula="of:=[.H166]/[.I166]" office:value-type="float" office:value="0.00157907755284046" calcext:value-type="float">
            <text:p>0.0015790776</text:p>
          </table:table-cell>
          <table:table-cell table:formula="of:=[.D166]/[.L166]" office:value-type="float" office:value="-0.188863428185361" calcext:value-type="float">
            <text:p>-0.1888634282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018703412" calcext:value-type="float">
            <text:p>0.0018703412</text:p>
          </table:table-cell>
          <table:table-cell office:value-type="float" office:value="0" calcext:value-type="float">
            <text:p>0</text:p>
          </table:table-cell>
          <table:table-cell office:value-type="float" office:value="-0.00029823" calcext:value-type="float">
            <text:p>-0.00029823</text:p>
          </table:table-cell>
          <table:table-cell office:value-type="float" office:value="-0.00104641" calcext:value-type="float">
            <text:p>-0.001046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8920356" calcext:value-type="float">
            <text:p>-0.0158920356</text:p>
          </table:table-cell>
          <table:table-cell office:value-type="float" office:value="-9.7957238579" calcext:value-type="float">
            <text:p>-9.7957238579</text:p>
          </table:table-cell>
          <table:table-cell office:value-type="float" office:value="-0.1177889779" calcext:value-type="float">
            <text:p>-0.1177889779</text:p>
          </table:table-cell>
          <table:table-cell office:value-type="float" office:value="166" calcext:value-type="float">
            <text:p>166</text:p>
          </table:table-cell>
          <table:table-cell table:formula="of:=[.H167]/[.I167]" office:value-type="float" office:value="0.00162234418104625" calcext:value-type="float">
            <text:p>0.0016223442</text:p>
          </table:table-cell>
          <table:table-cell table:formula="of:=[.D167]/[.L167]" office:value-type="float" office:value="-0.183826590857971" calcext:value-type="float">
            <text:p>-0.1838265909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0018073855" calcext:value-type="float">
            <text:p>0.0018073855</text:p>
          </table:table-cell>
          <table:table-cell office:value-type="float" office:value="0" calcext:value-type="float">
            <text:p>0</text:p>
          </table:table-cell>
          <table:table-cell office:value-type="float" office:value="-0.00029729" calcext:value-type="float">
            <text:p>-0.00029729</text:p>
          </table:table-cell>
          <table:table-cell office:value-type="float" office:value="-0.00076279" calcext:value-type="float">
            <text:p>-0.000762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5857268" calcext:value-type="float">
            <text:p>-0.0115857268</text:p>
          </table:table-cell>
          <table:table-cell office:value-type="float" office:value="-9.7966514778" calcext:value-type="float">
            <text:p>-9.7966514778</text:p>
          </table:table-cell>
          <table:table-cell office:value-type="float" office:value="-0.1179618984" calcext:value-type="float">
            <text:p>-0.1179618984</text:p>
          </table:table-cell>
          <table:table-cell office:value-type="float" office:value="167" calcext:value-type="float">
            <text:p>167</text:p>
          </table:table-cell>
          <table:table-cell table:formula="of:=[.H168]/[.I168]" office:value-type="float" office:value="0.00118262110541078" calcext:value-type="float">
            <text:p>0.0011826211</text:p>
          </table:table-cell>
          <table:table-cell table:formula="of:=[.D168]/[.L168]" office:value-type="float" office:value="-0.251382288579009" calcext:value-type="float">
            <text:p>-0.2513822886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0018627802" calcext:value-type="float">
            <text:p>0.0018627802</text:p>
          </table:table-cell>
          <table:table-cell office:value-type="float" office:value="0" calcext:value-type="float">
            <text:p>0</text:p>
          </table:table-cell>
          <table:table-cell office:value-type="float" office:value="-0.00029729" calcext:value-type="float">
            <text:p>-0.00029729</text:p>
          </table:table-cell>
          <table:table-cell office:value-type="float" office:value="-0.00074642" calcext:value-type="float">
            <text:p>-0.000746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3358372" calcext:value-type="float">
            <text:p>-0.0113358372</text:p>
          </table:table-cell>
          <table:table-cell office:value-type="float" office:value="-9.7955180359" calcext:value-type="float">
            <text:p>-9.7955180359</text:p>
          </table:table-cell>
          <table:table-cell office:value-type="float" office:value="-0.1181285977" calcext:value-type="float">
            <text:p>-0.1181285977</text:p>
          </table:table-cell>
          <table:table-cell office:value-type="float" office:value="168" calcext:value-type="float">
            <text:p>168</text:p>
          </table:table-cell>
          <table:table-cell table:formula="of:=[.H169]/[.I169]" office:value-type="float" office:value="0.00115724734092213" calcext:value-type="float">
            <text:p>0.0011572473</text:p>
          </table:table-cell>
          <table:table-cell table:formula="of:=[.D169]/[.L169]" office:value-type="float" office:value="-0.256894087795537" calcext:value-type="float">
            <text:p>-0.2568940878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018147181" calcext:value-type="float">
            <text:p>0.0018147181</text:p>
          </table:table-cell>
          <table:table-cell office:value-type="float" office:value="0" calcext:value-type="float">
            <text:p>0</text:p>
          </table:table-cell>
          <table:table-cell office:value-type="float" office:value="-0.00029729" calcext:value-type="float">
            <text:p>-0.00029729</text:p>
          </table:table-cell>
          <table:table-cell office:value-type="float" office:value="-0.00129674" calcext:value-type="float">
            <text:p>-0.001296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6928147" calcext:value-type="float">
            <text:p>-0.0196928147</text:p>
          </table:table-cell>
          <table:table-cell office:value-type="float" office:value="-9.7952113914" calcext:value-type="float">
            <text:p>-9.7952113914</text:p>
          </table:table-cell>
          <table:table-cell office:value-type="float" office:value="-0.1184139922" calcext:value-type="float">
            <text:p>-0.1184139922</text:p>
          </table:table-cell>
          <table:table-cell office:value-type="float" office:value="169" calcext:value-type="float">
            <text:p>169</text:p>
          </table:table-cell>
          <table:table-cell table:formula="of:=[.H170]/[.I170]" office:value-type="float" office:value="0.00201045326263095" calcext:value-type="float">
            <text:p>0.0020104533</text:p>
          </table:table-cell>
          <table:table-cell table:formula="of:=[.D170]/[.L170]" office:value-type="float" office:value="-0.147872126910802" calcext:value-type="float">
            <text:p>-0.147872126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018463201" calcext:value-type="float">
            <text:p>0.0018463201</text:p>
          </table:table-cell>
          <table:table-cell office:value-type="float" office:value="0" calcext:value-type="float">
            <text:p>0</text:p>
          </table:table-cell>
          <table:table-cell office:value-type="float" office:value="-0.00029775" calcext:value-type="float">
            <text:p>-0.00029775</text:p>
          </table:table-cell>
          <table:table-cell office:value-type="float" office:value="-0.00145418" calcext:value-type="float">
            <text:p>-0.001454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080813" calcext:value-type="float">
            <text:p>-0.022080813</text:p>
          </table:table-cell>
          <table:table-cell office:value-type="float" office:value="-9.7939225388" calcext:value-type="float">
            <text:p>-9.7939225388</text:p>
          </table:table-cell>
          <table:table-cell office:value-type="float" office:value="-0.1187294275" calcext:value-type="float">
            <text:p>-0.1187294275</text:p>
          </table:table-cell>
          <table:table-cell office:value-type="float" office:value="170" calcext:value-type="float">
            <text:p>170</text:p>
          </table:table-cell>
          <table:table-cell table:formula="of:=[.H171]/[.I171]" office:value-type="float" office:value="0.0022545423360787" calcext:value-type="float">
            <text:p>0.0022545423</text:p>
          </table:table-cell>
          <table:table-cell table:formula="of:=[.D171]/[.L171]" office:value-type="float" office:value="-0.132066714931543" calcext:value-type="float">
            <text:p>-0.1320667149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0018273663" calcext:value-type="float">
            <text:p>0.0018273663</text:p>
          </table:table-cell>
          <table:table-cell office:value-type="float" office:value="0" calcext:value-type="float">
            <text:p>0</text:p>
          </table:table-cell>
          <table:table-cell office:value-type="float" office:value="-0.00029775" calcext:value-type="float">
            <text:p>-0.00029775</text:p>
          </table:table-cell>
          <table:table-cell office:value-type="float" office:value="-0.00146747" calcext:value-type="float">
            <text:p>-0.001467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2814512" calcext:value-type="float">
            <text:p>-0.0222814512</text:p>
          </table:table-cell>
          <table:table-cell office:value-type="float" office:value="-9.793441925" calcext:value-type="float">
            <text:p>-9.793441925</text:p>
          </table:table-cell>
          <table:table-cell office:value-type="float" office:value="-0.1190432608" calcext:value-type="float">
            <text:p>-0.1190432608</text:p>
          </table:table-cell>
          <table:table-cell office:value-type="float" office:value="171" calcext:value-type="float">
            <text:p>171</text:p>
          </table:table-cell>
          <table:table-cell table:formula="of:=[.H172]/[.I172]" office:value-type="float" office:value="0.00227513997332455" calcext:value-type="float">
            <text:p>0.00227514</text:p>
          </table:table-cell>
          <table:table-cell table:formula="of:=[.D172]/[.L172]" office:value-type="float" office:value="-0.130871068809412" calcext:value-type="float">
            <text:p>-0.130871068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018439224" calcext:value-type="float">
            <text:p>0.0018439224</text:p>
          </table:table-cell>
          <table:table-cell office:value-type="float" office:value="0" calcext:value-type="float">
            <text:p>0</text:p>
          </table:table-cell>
          <table:table-cell office:value-type="float" office:value="-0.00029892" calcext:value-type="float">
            <text:p>-0.00029892</text:p>
          </table:table-cell>
          <table:table-cell office:value-type="float" office:value="-0.00152906" calcext:value-type="float">
            <text:p>-0.001529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218358" calcext:value-type="float">
            <text:p>-0.023218358</text:p>
          </table:table-cell>
          <table:table-cell office:value-type="float" office:value="-9.7941504288" calcext:value-type="float">
            <text:p>-9.7941504288</text:p>
          </table:table-cell>
          <table:table-cell office:value-type="float" office:value="-0.1193657294" calcext:value-type="float">
            <text:p>-0.1193657294</text:p>
          </table:table-cell>
          <table:table-cell office:value-type="float" office:value="172" calcext:value-type="float">
            <text:p>172</text:p>
          </table:table-cell>
          <table:table-cell table:formula="of:=[.H173]/[.I173]" office:value-type="float" office:value="0.00237063522444231" calcext:value-type="float">
            <text:p>0.0023706352</text:p>
          </table:table-cell>
          <table:table-cell table:formula="of:=[.D173]/[.L173]" office:value-type="float" office:value="-0.126092785983268" calcext:value-type="float">
            <text:p>-0.126092786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0018330162" calcext:value-type="float">
            <text:p>0.0018330162</text:p>
          </table:table-cell>
          <table:table-cell office:value-type="float" office:value="0" calcext:value-type="float">
            <text:p>0</text:p>
          </table:table-cell>
          <table:table-cell office:value-type="float" office:value="-0.00030192" calcext:value-type="float">
            <text:p>-0.00030192</text:p>
          </table:table-cell>
          <table:table-cell office:value-type="float" office:value="-0.00150225" calcext:value-type="float">
            <text:p>-0.001502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8109802" calcext:value-type="float">
            <text:p>-0.0228109802</text:p>
          </table:table-cell>
          <table:table-cell office:value-type="float" office:value="-9.7940525246" calcext:value-type="float">
            <text:p>-9.7940525246</text:p>
          </table:table-cell>
          <table:table-cell office:value-type="float" office:value="-0.1196782142" calcext:value-type="float">
            <text:p>-0.1196782142</text:p>
          </table:table-cell>
          <table:table-cell office:value-type="float" office:value="173" calcext:value-type="float">
            <text:p>173</text:p>
          </table:table-cell>
          <table:table-cell table:formula="of:=[.H174]/[.I174]" office:value-type="float" office:value="0.00232906451570532" calcext:value-type="float">
            <text:p>0.0023290645</text:p>
          </table:table-cell>
          <table:table-cell table:formula="of:=[.D174]/[.L174]" office:value-type="float" office:value="-0.129631445571428" calcext:value-type="float">
            <text:p>-0.1296314456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018539045" calcext:value-type="float">
            <text:p>0.0018539045</text:p>
          </table:table-cell>
          <table:table-cell office:value-type="float" office:value="0" calcext:value-type="float">
            <text:p>0</text:p>
          </table:table-cell>
          <table:table-cell office:value-type="float" office:value="-0.00030309" calcext:value-type="float">
            <text:p>-0.00030309</text:p>
          </table:table-cell>
          <table:table-cell office:value-type="float" office:value="-0.00154586" calcext:value-type="float">
            <text:p>-0.001545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4684078" calcext:value-type="float">
            <text:p>-0.0234684078</text:p>
          </table:table-cell>
          <table:table-cell office:value-type="float" office:value="-9.7920518303" calcext:value-type="float">
            <text:p>-9.7920518303</text:p>
          </table:table-cell>
          <table:table-cell office:value-type="float" office:value="-0.1199953556" calcext:value-type="float">
            <text:p>-0.1199953556</text:p>
          </table:table-cell>
          <table:table-cell office:value-type="float" office:value="174" calcext:value-type="float">
            <text:p>174</text:p>
          </table:table-cell>
          <table:table-cell table:formula="of:=[.H175]/[.I175]" office:value-type="float" office:value="0.00239667928711127" calcext:value-type="float">
            <text:p>0.0023966793</text:p>
          </table:table-cell>
          <table:table-cell table:formula="of:=[.D175]/[.L175]" office:value-type="float" office:value="-0.12646247732433" calcext:value-type="float">
            <text:p>-0.1264624773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0018751236" calcext:value-type="float">
            <text:p>0.0018751236</text:p>
          </table:table-cell>
          <table:table-cell office:value-type="float" office:value="0" calcext:value-type="float">
            <text:p>0</text:p>
          </table:table-cell>
          <table:table-cell office:value-type="float" office:value="-0.00030864" calcext:value-type="float">
            <text:p>-0.00030864</text:p>
          </table:table-cell>
          <table:table-cell office:value-type="float" office:value="-0.00158513" calcext:value-type="float">
            <text:p>-0.001585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0657792" calcext:value-type="float">
            <text:p>-0.0240657792</text:p>
          </table:table-cell>
          <table:table-cell office:value-type="float" office:value="-9.7925572014" calcext:value-type="float">
            <text:p>-9.7925572014</text:p>
          </table:table-cell>
          <table:table-cell office:value-type="float" office:value="-0.1203162447" calcext:value-type="float">
            <text:p>-0.1203162447</text:p>
          </table:table-cell>
          <table:table-cell office:value-type="float" office:value="175" calcext:value-type="float">
            <text:p>175</text:p>
          </table:table-cell>
          <table:table-cell table:formula="of:=[.H176]/[.I176]" office:value-type="float" office:value="0.00245755819496867" calcext:value-type="float">
            <text:p>0.0024575582</text:p>
          </table:table-cell>
          <table:table-cell table:formula="of:=[.D176]/[.L176]" office:value-type="float" office:value="-0.125588073817286" calcext:value-type="float">
            <text:p>-0.125588073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0018683795" calcext:value-type="float">
            <text:p>0.0018683795</text:p>
          </table:table-cell>
          <table:table-cell office:value-type="float" office:value="0" calcext:value-type="float">
            <text:p>0</text:p>
          </table:table-cell>
          <table:table-cell office:value-type="float" office:value="-0.00030864" calcext:value-type="float">
            <text:p>-0.00030864</text:p>
          </table:table-cell>
          <table:table-cell office:value-type="float" office:value="-0.00142551" calcext:value-type="float">
            <text:p>-0.001425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6482573" calcext:value-type="float">
            <text:p>-0.0216482573</text:p>
          </table:table-cell>
          <table:table-cell office:value-type="float" office:value="-9.7951588821" calcext:value-type="float">
            <text:p>-9.7951588821</text:p>
          </table:table-cell>
          <table:table-cell office:value-type="float" office:value="-0.1206010878" calcext:value-type="float">
            <text:p>-0.1206010878</text:p>
          </table:table-cell>
          <table:table-cell office:value-type="float" office:value="176" calcext:value-type="float">
            <text:p>176</text:p>
          </table:table-cell>
          <table:table-cell table:formula="of:=[.H177]/[.I177]" office:value-type="float" office:value="0.00221009761664619" calcext:value-type="float">
            <text:p>0.0022100976</text:p>
          </table:table-cell>
          <table:table-cell table:formula="of:=[.D177]/[.L177]" office:value-type="float" office:value="-0.139649940199636" calcext:value-type="float">
            <text:p>-0.1396499402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0019390915" calcext:value-type="float">
            <text:p>0.0019390915</text:p>
          </table:table-cell>
          <table:table-cell office:value-type="float" office:value="0" calcext:value-type="float">
            <text:p>0</text:p>
          </table:table-cell>
          <table:table-cell office:value-type="float" office:value="-0.00030981" calcext:value-type="float">
            <text:p>-0.00030981</text:p>
          </table:table-cell>
          <table:table-cell office:value-type="float" office:value="-0.00114657" calcext:value-type="float">
            <text:p>-0.001146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4161284" calcext:value-type="float">
            <text:p>-0.0174161284</text:p>
          </table:table-cell>
          <table:table-cell office:value-type="float" office:value="-9.797383728" calcext:value-type="float">
            <text:p>-9.797383728</text:p>
          </table:table-cell>
          <table:table-cell office:value-type="float" office:value="-0.1208272725" calcext:value-type="float">
            <text:p>-0.1208272725</text:p>
          </table:table-cell>
          <table:table-cell office:value-type="float" office:value="177" calcext:value-type="float">
            <text:p>177</text:p>
          </table:table-cell>
          <table:table-cell table:formula="of:=[.H178]/[.I178]" office:value-type="float" office:value="0.00177763052703819" calcext:value-type="float">
            <text:p>0.0017776305</text:p>
          </table:table-cell>
          <table:table-cell table:formula="of:=[.D178]/[.L178]" office:value-type="float" office:value="-0.174282560570217" calcext:value-type="float">
            <text:p>-0.1742825606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0018808728" calcext:value-type="float">
            <text:p>0.0018808728</text:p>
          </table:table-cell>
          <table:table-cell office:value-type="float" office:value="0" calcext:value-type="float">
            <text:p>0</text:p>
          </table:table-cell>
          <table:table-cell office:value-type="float" office:value="-0.00031911" calcext:value-type="float">
            <text:p>-0.00031911</text:p>
          </table:table-cell>
          <table:table-cell office:value-type="float" office:value="-0.00115421" calcext:value-type="float">
            <text:p>-0.001154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5312497" calcext:value-type="float">
            <text:p>-0.0175312497</text:p>
          </table:table-cell>
          <table:table-cell office:value-type="float" office:value="-9.79690979" calcext:value-type="float">
            <text:p>-9.79690979</text:p>
          </table:table-cell>
          <table:table-cell office:value-type="float" office:value="-0.1210520267" calcext:value-type="float">
            <text:p>-0.1210520267</text:p>
          </table:table-cell>
          <table:table-cell office:value-type="float" office:value="178" calcext:value-type="float">
            <text:p>178</text:p>
          </table:table-cell>
          <table:table-cell table:formula="of:=[.H179]/[.I179]" office:value-type="float" office:value="0.00178946729895325" calcext:value-type="float">
            <text:p>0.0017894673</text:p>
          </table:table-cell>
          <table:table-cell table:formula="of:=[.D179]/[.L179]" office:value-type="float" office:value="-0.178326812782029" calcext:value-type="float">
            <text:p>-0.1783268128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001932906" calcext:value-type="float">
            <text:p>0.001932906</text:p>
          </table:table-cell>
          <table:table-cell office:value-type="float" office:value="0" calcext:value-type="float">
            <text:p>0</text:p>
          </table:table-cell>
          <table:table-cell office:value-type="float" office:value="-0.00031911" calcext:value-type="float">
            <text:p>-0.00031911</text:p>
          </table:table-cell>
          <table:table-cell office:value-type="float" office:value="-0.00107616" calcext:value-type="float">
            <text:p>-0.001076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3463303" calcext:value-type="float">
            <text:p>-0.0163463303</text:p>
          </table:table-cell>
          <table:table-cell office:value-type="float" office:value="-9.797265892" calcext:value-type="float">
            <text:p>-9.797265892</text:p>
          </table:table-cell>
          <table:table-cell office:value-type="float" office:value="-0.1212589517" calcext:value-type="float">
            <text:p>-0.1212589517</text:p>
          </table:table-cell>
          <table:table-cell office:value-type="float" office:value="179" calcext:value-type="float">
            <text:p>179</text:p>
          </table:table-cell>
          <table:table-cell table:formula="of:=[.H180]/[.I180]" office:value-type="float" office:value="0.00166845837197781" calcext:value-type="float">
            <text:p>0.0016684584</text:p>
          </table:table-cell>
          <table:table-cell table:formula="of:=[.D180]/[.L180]" office:value-type="float" office:value="-0.191260390645362" calcext:value-type="float">
            <text:p>-0.1912603906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0020129147" calcext:value-type="float">
            <text:p>0.0020129147</text:p>
          </table:table-cell>
          <table:table-cell office:value-type="float" office:value="0" calcext:value-type="float">
            <text:p>0</text:p>
          </table:table-cell>
          <table:table-cell office:value-type="float" office:value="-0.00031911" calcext:value-type="float">
            <text:p>-0.00031911</text:p>
          </table:table-cell>
          <table:table-cell office:value-type="float" office:value="-0.00095654" calcext:value-type="float">
            <text:p>-0.000956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5293984" calcext:value-type="float">
            <text:p>-0.0145293984</text:p>
          </table:table-cell>
          <table:table-cell office:value-type="float" office:value="-9.797279129" calcext:value-type="float">
            <text:p>-9.797279129</text:p>
          </table:table-cell>
          <table:table-cell office:value-type="float" office:value="-0.1214405671" calcext:value-type="float">
            <text:p>-0.1214405671</text:p>
          </table:table-cell>
          <table:table-cell office:value-type="float" office:value="180" calcext:value-type="float">
            <text:p>180</text:p>
          </table:table-cell>
          <table:table-cell table:formula="of:=[.H181]/[.I181]" office:value-type="float" office:value="0.00148300341438603" calcext:value-type="float">
            <text:p>0.0014830034</text:p>
          </table:table-cell>
          <table:table-cell table:formula="of:=[.D181]/[.L181]" office:value-type="float" office:value="-0.2151781964252" calcext:value-type="float">
            <text:p>-0.215178196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0019376848" calcext:value-type="float">
            <text:p>0.0019376848</text:p>
          </table:table-cell>
          <table:table-cell office:value-type="float" office:value="0" calcext:value-type="float">
            <text:p>0</text:p>
          </table:table-cell>
          <table:table-cell office:value-type="float" office:value="-0.00032511" calcext:value-type="float">
            <text:p>-0.00032511</text:p>
          </table:table-cell>
          <table:table-cell office:value-type="float" office:value="-0.00075824" calcext:value-type="float">
            <text:p>-0.000758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5163255" calcext:value-type="float">
            <text:p>-0.0115163255</text:p>
          </table:table-cell>
          <table:table-cell office:value-type="float" office:value="-9.7964533806" calcext:value-type="float">
            <text:p>-9.7964533806</text:p>
          </table:table-cell>
          <table:table-cell office:value-type="float" office:value="-0.1215827391" calcext:value-type="float">
            <text:p>-0.1215827391</text:p>
          </table:table-cell>
          <table:table-cell office:value-type="float" office:value="181" calcext:value-type="float">
            <text:p>181</text:p>
          </table:table-cell>
          <table:table-cell table:formula="of:=[.H182]/[.I182]" office:value-type="float" office:value="0.00117556069044394" calcext:value-type="float">
            <text:p>0.0011755607</text:p>
          </table:table-cell>
          <table:table-cell table:formula="of:=[.D182]/[.L182]" office:value-type="float" office:value="-0.276557393117003" calcext:value-type="float">
            <text:p>-0.276557393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0019882007" calcext:value-type="float">
            <text:p>0.0019882007</text:p>
          </table:table-cell>
          <table:table-cell office:value-type="float" office:value="0" calcext:value-type="float">
            <text:p>0</text:p>
          </table:table-cell>
          <table:table-cell office:value-type="float" office:value="-0.00032877" calcext:value-type="float">
            <text:p>-0.00032877</text:p>
          </table:table-cell>
          <table:table-cell office:value-type="float" office:value="-0.00084161" calcext:value-type="float">
            <text:p>-0.000841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7819042" calcext:value-type="float">
            <text:p>-0.0127819042</text:p>
          </table:table-cell>
          <table:table-cell office:value-type="float" office:value="-9.795843277" calcext:value-type="float">
            <text:p>-9.795843277</text:p>
          </table:table-cell>
          <table:table-cell office:value-type="float" office:value="-0.1217386201" calcext:value-type="float">
            <text:p>-0.1217386201</text:p>
          </table:table-cell>
          <table:table-cell office:value-type="float" office:value="182" calcext:value-type="float">
            <text:p>182</text:p>
          </table:table-cell>
          <table:table-cell table:formula="of:=[.H183]/[.I183]" office:value-type="float" office:value="0.00130482938921768" calcext:value-type="float">
            <text:p>0.0013048294</text:p>
          </table:table-cell>
          <table:table-cell table:formula="of:=[.D183]/[.L183]" office:value-type="float" office:value="-0.251963975303405" calcext:value-type="float">
            <text:p>-0.2519639753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0020315878" calcext:value-type="float">
            <text:p>0.0020315878</text:p>
          </table:table-cell>
          <table:table-cell office:value-type="float" office:value="0" calcext:value-type="float">
            <text:p>0</text:p>
          </table:table-cell>
          <table:table-cell office:value-type="float" office:value="-0.00033477" calcext:value-type="float">
            <text:p>-0.00033477</text:p>
          </table:table-cell>
          <table:table-cell office:value-type="float" office:value="-0.00087449" calcext:value-type="float">
            <text:p>-0.000874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2834424" calcext:value-type="float">
            <text:p>-0.0132834424</text:p>
          </table:table-cell>
          <table:table-cell office:value-type="float" office:value="-9.7974930763" calcext:value-type="float">
            <text:p>-9.7974930763</text:p>
          </table:table-cell>
          <table:table-cell office:value-type="float" office:value="-0.121898666" calcext:value-type="float">
            <text:p>-0.121898666</text:p>
          </table:table-cell>
          <table:table-cell office:value-type="float" office:value="183" calcext:value-type="float">
            <text:p>183</text:p>
          </table:table-cell>
          <table:table-cell table:formula="of:=[.H184]/[.I184]" office:value-type="float" office:value="0.00135580013137569" calcext:value-type="float">
            <text:p>0.0013558001</text:p>
          </table:table-cell>
          <table:table-cell table:formula="of:=[.D184]/[.L184]" office:value-type="float" office:value="-0.246916925476558" calcext:value-type="float">
            <text:p>-0.246916925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0020322762" calcext:value-type="float">
            <text:p>0.0020322762</text:p>
          </table:table-cell>
          <table:table-cell office:value-type="float" office:value="0" calcext:value-type="float">
            <text:p>0</text:p>
          </table:table-cell>
          <table:table-cell office:value-type="float" office:value="-0.00033477" calcext:value-type="float">
            <text:p>-0.00033477</text:p>
          </table:table-cell>
          <table:table-cell office:value-type="float" office:value="-0.00077107" calcext:value-type="float">
            <text:p>-0.000771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7136092" calcext:value-type="float">
            <text:p>-0.0117136092</text:p>
          </table:table-cell>
          <table:table-cell office:value-type="float" office:value="-9.7984842491" calcext:value-type="float">
            <text:p>-9.7984842491</text:p>
          </table:table-cell>
          <table:table-cell office:value-type="float" office:value="-0.1220381111" calcext:value-type="float">
            <text:p>-0.1220381111</text:p>
          </table:table-cell>
          <table:table-cell office:value-type="float" office:value="184" calcext:value-type="float">
            <text:p>184</text:p>
          </table:table-cell>
          <table:table-cell table:formula="of:=[.H185]/[.I185]" office:value-type="float" office:value="0.00119545114348435" calcext:value-type="float">
            <text:p>0.0011954511</text:p>
          </table:table-cell>
          <table:table-cell table:formula="of:=[.D185]/[.L185]" office:value-type="float" office:value="-0.280036538360116" calcext:value-type="float">
            <text:p>-0.2800365384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0020987899" calcext:value-type="float">
            <text:p>0.0020987899</text:p>
          </table:table-cell>
          <table:table-cell office:value-type="float" office:value="0" calcext:value-type="float">
            <text:p>0</text:p>
          </table:table-cell>
          <table:table-cell office:value-type="float" office:value="-0.00033682" calcext:value-type="float">
            <text:p>-0.00033682</text:p>
          </table:table-cell>
          <table:table-cell office:value-type="float" office:value="-0.00080571" calcext:value-type="float">
            <text:p>-0.000805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2384246" calcext:value-type="float">
            <text:p>-0.0122384246</text:p>
          </table:table-cell>
          <table:table-cell office:value-type="float" office:value="-9.7973163605" calcext:value-type="float">
            <text:p>-9.7973163605</text:p>
          </table:table-cell>
          <table:table-cell office:value-type="float" office:value="-0.1221820936" calcext:value-type="float">
            <text:p>-0.1221820936</text:p>
          </table:table-cell>
          <table:table-cell office:value-type="float" office:value="185" calcext:value-type="float">
            <text:p>185</text:p>
          </table:table-cell>
          <table:table-cell table:formula="of:=[.H186]/[.I186]" office:value-type="float" office:value="0.00124916090791371" calcext:value-type="float">
            <text:p>0.0012491609</text:p>
          </table:table-cell>
          <table:table-cell table:formula="of:=[.D186]/[.L186]" office:value-type="float" office:value="-0.269637000218444" calcext:value-type="float">
            <text:p>-0.2696370002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002042925" calcext:value-type="float">
            <text:p>0.002042925</text:p>
          </table:table-cell>
          <table:table-cell office:value-type="float" office:value="0" calcext:value-type="float">
            <text:p>0</text:p>
          </table:table-cell>
          <table:table-cell office:value-type="float" office:value="-0.00034028" calcext:value-type="float">
            <text:p>-0.00034028</text:p>
          </table:table-cell>
          <table:table-cell office:value-type="float" office:value="-0.00093468" calcext:value-type="float">
            <text:p>-0.000934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1958851" calcext:value-type="float">
            <text:p>-0.0141958851</text:p>
          </table:table-cell>
          <table:table-cell office:value-type="float" office:value="-9.7962060928" calcext:value-type="float">
            <text:p>-9.7962060928</text:p>
          </table:table-cell>
          <table:table-cell office:value-type="float" office:value="-0.1223471612" calcext:value-type="float">
            <text:p>-0.1223471612</text:p>
          </table:table-cell>
          <table:table-cell office:value-type="float" office:value="186" calcext:value-type="float">
            <text:p>186</text:p>
          </table:table-cell>
          <table:table-cell table:formula="of:=[.H187]/[.I187]" office:value-type="float" office:value="0.00144912070709023" calcext:value-type="float">
            <text:p>0.0014491207</text:p>
          </table:table-cell>
          <table:table-cell table:formula="of:=[.D187]/[.L187]" office:value-type="float" office:value="-0.234818257951241" calcext:value-type="float">
            <text:p>-0.234818258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0021045979" calcext:value-type="float">
            <text:p>0.0021045979</text:p>
          </table:table-cell>
          <table:table-cell office:value-type="float" office:value="0" calcext:value-type="float">
            <text:p>0</text:p>
          </table:table-cell>
          <table:table-cell office:value-type="float" office:value="-0.00034277" calcext:value-type="float">
            <text:p>-0.00034277</text:p>
          </table:table-cell>
          <table:table-cell office:value-type="float" office:value="-0.00093147" calcext:value-type="float">
            <text:p>-0.000931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1454401" calcext:value-type="float">
            <text:p>-0.0141454401</text:p>
          </table:table-cell>
          <table:table-cell office:value-type="float" office:value="-9.7950584221" calcext:value-type="float">
            <text:p>-9.7950584221</text:p>
          </table:table-cell>
          <table:table-cell office:value-type="float" office:value="-0.1225097477" calcext:value-type="float">
            <text:p>-0.1225097477</text:p>
          </table:table-cell>
          <table:table-cell office:value-type="float" office:value="187" calcext:value-type="float">
            <text:p>187</text:p>
          </table:table-cell>
          <table:table-cell table:formula="of:=[.H188]/[.I188]" office:value-type="float" office:value="0.00144414045230037" calcext:value-type="float">
            <text:p>0.0014441405</text:p>
          </table:table-cell>
          <table:table-cell table:formula="of:=[.D188]/[.L188]" office:value-type="float" office:value="-0.237352259923197" calcext:value-type="float">
            <text:p>-0.2373522599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0021041762" calcext:value-type="float">
            <text:p>0.0021041762</text:p>
          </table:table-cell>
          <table:table-cell office:value-type="float" office:value="0" calcext:value-type="float">
            <text:p>0</text:p>
          </table:table-cell>
          <table:table-cell office:value-type="float" office:value="-0.00034577" calcext:value-type="float">
            <text:p>-0.00034577</text:p>
          </table:table-cell>
          <table:table-cell office:value-type="float" office:value="-0.00101591" calcext:value-type="float">
            <text:p>-0.001015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253348" calcext:value-type="float">
            <text:p>-0.0154253348</text:p>
          </table:table-cell>
          <table:table-cell office:value-type="float" office:value="-9.7935026169" calcext:value-type="float">
            <text:p>-9.7935026169</text:p>
          </table:table-cell>
          <table:table-cell office:value-type="float" office:value="-0.1226850376" calcext:value-type="float">
            <text:p>-0.1226850376</text:p>
          </table:table-cell>
          <table:table-cell office:value-type="float" office:value="188" calcext:value-type="float">
            <text:p>188</text:p>
          </table:table-cell>
          <table:table-cell table:formula="of:=[.H189]/[.I189]" office:value-type="float" office:value="0.00157505801585038" calcext:value-type="float">
            <text:p>0.001575058</text:p>
          </table:table-cell>
          <table:table-cell table:formula="of:=[.D189]/[.L189]" office:value-type="float" office:value="-0.219528421505996" calcext:value-type="float">
            <text:p>-0.2195284215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0021255368" calcext:value-type="float">
            <text:p>0.0021255368</text:p>
          </table:table-cell>
          <table:table-cell office:value-type="float" office:value="0" calcext:value-type="float">
            <text:p>0</text:p>
          </table:table-cell>
          <table:table-cell office:value-type="float" office:value="-0.00034577" calcext:value-type="float">
            <text:p>-0.00034577</text:p>
          </table:table-cell>
          <table:table-cell office:value-type="float" office:value="-0.00119547" calcext:value-type="float">
            <text:p>-0.001195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1504661" calcext:value-type="float">
            <text:p>-0.0181504661</text:p>
          </table:table-cell>
          <table:table-cell office:value-type="float" office:value="-9.792837925" calcext:value-type="float">
            <text:p>-9.792837925</text:p>
          </table:table-cell>
          <table:table-cell office:value-type="float" office:value="-0.1228889748" calcext:value-type="float">
            <text:p>-0.1228889748</text:p>
          </table:table-cell>
          <table:table-cell office:value-type="float" office:value="189" calcext:value-type="float">
            <text:p>189</text:p>
          </table:table-cell>
          <table:table-cell table:formula="of:=[.H190]/[.I190]" office:value-type="float" office:value="0.00185344291808036" calcext:value-type="float">
            <text:p>0.0018534429</text:p>
          </table:table-cell>
          <table:table-cell table:formula="of:=[.D190]/[.L190]" office:value-type="float" office:value="-0.186555516022106" calcext:value-type="float">
            <text:p>-0.186555516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002144607" calcext:value-type="float">
            <text:p>0.002144607</text:p>
          </table:table-cell>
          <table:table-cell office:value-type="float" office:value="0" calcext:value-type="float">
            <text:p>0</text:p>
          </table:table-cell>
          <table:table-cell office:value-type="float" office:value="-0.00035148" calcext:value-type="float">
            <text:p>-0.00035148</text:p>
          </table:table-cell>
          <table:table-cell office:value-type="float" office:value="-0.00125622" calcext:value-type="float">
            <text:p>-0.001256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0718979" calcext:value-type="float">
            <text:p>-0.0190718979</text:p>
          </table:table-cell>
          <table:table-cell office:value-type="float" office:value="-9.7923668289" calcext:value-type="float">
            <text:p>-9.7923668289</text:p>
          </table:table-cell>
          <table:table-cell office:value-type="float" office:value="-0.1231008917" calcext:value-type="float">
            <text:p>-0.1231008917</text:p>
          </table:table-cell>
          <table:table-cell office:value-type="float" office:value="190" calcext:value-type="float">
            <text:p>190</text:p>
          </table:table-cell>
          <table:table-cell table:formula="of:=[.H191]/[.I191]" office:value-type="float" office:value="0.00194762902914477" calcext:value-type="float">
            <text:p>0.001947629</text:p>
          </table:table-cell>
          <table:table-cell table:formula="of:=[.D191]/[.L191]" office:value-type="float" office:value="-0.180465578783419" calcext:value-type="float">
            <text:p>-0.1804655788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0021252709" calcext:value-type="float">
            <text:p>0.0021252709</text:p>
          </table:table-cell>
          <table:table-cell office:value-type="float" office:value="0" calcext:value-type="float">
            <text:p>0</text:p>
          </table:table-cell>
          <table:table-cell office:value-type="float" office:value="-0.00034938" calcext:value-type="float">
            <text:p>-0.00034938</text:p>
          </table:table-cell>
          <table:table-cell office:value-type="float" office:value="-0.00136851" calcext:value-type="float">
            <text:p>-0.001368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7784016" calcext:value-type="float">
            <text:p>-0.0207784016</text:p>
          </table:table-cell>
          <table:table-cell office:value-type="float" office:value="-9.7931876564" calcext:value-type="float">
            <text:p>-9.7931876564</text:p>
          </table:table-cell>
          <table:table-cell office:value-type="float" office:value="-0.1233292222" calcext:value-type="float">
            <text:p>-0.1233292222</text:p>
          </table:table-cell>
          <table:table-cell office:value-type="float" office:value="191" calcext:value-type="float">
            <text:p>191</text:p>
          </table:table-cell>
          <table:table-cell table:formula="of:=[.H192]/[.I192]" office:value-type="float" office:value="0.00212171994748012" calcext:value-type="float">
            <text:p>0.0021217199</text:p>
          </table:table-cell>
          <table:table-cell table:formula="of:=[.D192]/[.L192]" office:value-type="float" office:value="-0.164668292068868" calcext:value-type="float">
            <text:p>-0.1646682921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022087556" calcext:value-type="float">
            <text:p>0.0022087556</text:p>
          </table:table-cell>
          <table:table-cell office:value-type="float" office:value="0" calcext:value-type="float">
            <text:p>0</text:p>
          </table:table-cell>
          <table:table-cell office:value-type="float" office:value="-0.00035349" calcext:value-type="float">
            <text:p>-0.00035349</text:p>
          </table:table-cell>
          <table:table-cell office:value-type="float" office:value="-0.00136321" calcext:value-type="float">
            <text:p>-0.001363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698729" calcext:value-type="float">
            <text:p>-0.020698729</text:p>
          </table:table-cell>
          <table:table-cell office:value-type="float" office:value="-9.7935778618" calcext:value-type="float">
            <text:p>-9.7935778618</text:p>
          </table:table-cell>
          <table:table-cell office:value-type="float" office:value="-0.1235542074" calcext:value-type="float">
            <text:p>-0.1235542074</text:p>
          </table:table-cell>
          <table:table-cell office:value-type="float" office:value="192" calcext:value-type="float">
            <text:p>192</text:p>
          </table:table-cell>
          <table:table-cell table:formula="of:=[.H193]/[.I193]" office:value-type="float" office:value="0.00211350022352257" calcext:value-type="float">
            <text:p>0.0021135002</text:p>
          </table:table-cell>
          <table:table-cell table:formula="of:=[.D193]/[.L193]" office:value-type="float" office:value="-0.167253353496617" calcext:value-type="float">
            <text:p>-0.1672533535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0021160035" calcext:value-type="float">
            <text:p>0.0021160035</text:p>
          </table:table-cell>
          <table:table-cell office:value-type="float" office:value="0" calcext:value-type="float">
            <text:p>0</text:p>
          </table:table-cell>
          <table:table-cell office:value-type="float" office:value="-0.00035349" calcext:value-type="float">
            <text:p>-0.00035349</text:p>
          </table:table-cell>
          <table:table-cell office:value-type="float" office:value="-0.00141434" calcext:value-type="float">
            <text:p>-0.001414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4770459" calcext:value-type="float">
            <text:p>-0.0214770459</text:p>
          </table:table-cell>
          <table:table-cell office:value-type="float" office:value="-9.7944685936" calcext:value-type="float">
            <text:p>-9.7944685936</text:p>
          </table:table-cell>
          <table:table-cell office:value-type="float" office:value="-0.1237851381" calcext:value-type="float">
            <text:p>-0.1237851381</text:p>
          </table:table-cell>
          <table:table-cell office:value-type="float" office:value="193" calcext:value-type="float">
            <text:p>193</text:p>
          </table:table-cell>
          <table:table-cell table:formula="of:=[.H194]/[.I194]" office:value-type="float" office:value="0.00219277296106026" calcext:value-type="float">
            <text:p>0.002192773</text:p>
          </table:table-cell>
          <table:table-cell table:formula="of:=[.D194]/[.L194]" office:value-type="float" office:value="-0.16120684005018" calcext:value-type="float">
            <text:p>-0.1612068401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0022312161" calcext:value-type="float">
            <text:p>0.0022312161</text:p>
          </table:table-cell>
          <table:table-cell office:value-type="float" office:value="0" calcext:value-type="float">
            <text:p>0</text:p>
          </table:table-cell>
          <table:table-cell office:value-type="float" office:value="-0.00035139" calcext:value-type="float">
            <text:p>-0.00035139</text:p>
          </table:table-cell>
          <table:table-cell office:value-type="float" office:value="-0.00140649" calcext:value-type="float">
            <text:p>-0.001406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3558268" calcext:value-type="float">
            <text:p>-0.0213558268</text:p>
          </table:table-cell>
          <table:table-cell office:value-type="float" office:value="-9.7935104179" calcext:value-type="float">
            <text:p>-9.7935104179</text:p>
          </table:table-cell>
          <table:table-cell office:value-type="float" office:value="-0.1240123361" calcext:value-type="float">
            <text:p>-0.1240123361</text:p>
          </table:table-cell>
          <table:table-cell office:value-type="float" office:value="194" calcext:value-type="float">
            <text:p>194</text:p>
          </table:table-cell>
          <table:table-cell table:formula="of:=[.H195]/[.I195]" office:value-type="float" office:value="0.00218061000486272" calcext:value-type="float">
            <text:p>0.00218061</text:p>
          </table:table-cell>
          <table:table-cell table:formula="of:=[.D195]/[.L195]" office:value-type="float" office:value="-0.16114298256745" calcext:value-type="float">
            <text:p>-0.1611429826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0021491819" calcext:value-type="float">
            <text:p>0.0021491819</text:p>
          </table:table-cell>
          <table:table-cell office:value-type="float" office:value="0" calcext:value-type="float">
            <text:p>0</text:p>
          </table:table-cell>
          <table:table-cell office:value-type="float" office:value="-0.00035593" calcext:value-type="float">
            <text:p>-0.00035593</text:p>
          </table:table-cell>
          <table:table-cell office:value-type="float" office:value="-0.00117508" calcext:value-type="float">
            <text:p>-0.001175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8460792" calcext:value-type="float">
            <text:p>-0.0178460792</text:p>
          </table:table-cell>
          <table:table-cell office:value-type="float" office:value="-9.7956595421" calcext:value-type="float">
            <text:p>-9.7956595421</text:p>
          </table:table-cell>
          <table:table-cell office:value-type="float" office:value="-0.1242001876" calcext:value-type="float">
            <text:p>-0.1242001876</text:p>
          </table:table-cell>
          <table:table-cell office:value-type="float" office:value="195" calcext:value-type="float">
            <text:p>195</text:p>
          </table:table-cell>
          <table:table-cell table:formula="of:=[.H196]/[.I196]" office:value-type="float" office:value="0.00182183538773482" calcext:value-type="float">
            <text:p>0.0018218354</text:p>
          </table:table-cell>
          <table:table-cell table:formula="of:=[.D196]/[.L196]" office:value-type="float" office:value="-0.195368913347625" calcext:value-type="float">
            <text:p>-0.1953689133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0021740512" calcext:value-type="float">
            <text:p>0.0021740512</text:p>
          </table:table-cell>
          <table:table-cell office:value-type="float" office:value="0" calcext:value-type="float">
            <text:p>0</text:p>
          </table:table-cell>
          <table:table-cell office:value-type="float" office:value="-0.00035084" calcext:value-type="float">
            <text:p>-0.00035084</text:p>
          </table:table-cell>
          <table:table-cell office:value-type="float" office:value="-0.00139467" calcext:value-type="float">
            <text:p>-0.001394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1809389" calcext:value-type="float">
            <text:p>-0.0211809389</text:p>
          </table:table-cell>
          <table:table-cell office:value-type="float" office:value="-9.7956852913" calcext:value-type="float">
            <text:p>-9.7956852913</text:p>
          </table:table-cell>
          <table:table-cell office:value-type="float" office:value="-0.1244208217" calcext:value-type="float">
            <text:p>-0.1244208217</text:p>
          </table:table-cell>
          <table:table-cell office:value-type="float" office:value="196" calcext:value-type="float">
            <text:p>196</text:p>
          </table:table-cell>
          <table:table-cell table:formula="of:=[.H197]/[.I197]" office:value-type="float" office:value="0.0021622722933751" calcext:value-type="float">
            <text:p>0.0021622723</text:p>
          </table:table-cell>
          <table:table-cell table:formula="of:=[.D197]/[.L197]" office:value-type="float" office:value="-0.162255235418279" calcext:value-type="float">
            <text:p>-0.162255235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0022220162" calcext:value-type="float">
            <text:p>0.0022220162</text:p>
          </table:table-cell>
          <table:table-cell office:value-type="float" office:value="0" calcext:value-type="float">
            <text:p>0</text:p>
          </table:table-cell>
          <table:table-cell office:value-type="float" office:value="-0.00035289" calcext:value-type="float">
            <text:p>-0.00035289</text:p>
          </table:table-cell>
          <table:table-cell office:value-type="float" office:value="-0.00159823" calcext:value-type="float">
            <text:p>-0.001598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2699715" calcext:value-type="float">
            <text:p>-0.0242699715</text:p>
          </table:table-cell>
          <table:table-cell office:value-type="float" office:value="-9.7946779442" calcext:value-type="float">
            <text:p>-9.7946779442</text:p>
          </table:table-cell>
          <table:table-cell office:value-type="float" office:value="-0.1246710345" calcext:value-type="float">
            <text:p>-0.1246710345</text:p>
          </table:table-cell>
          <table:table-cell office:value-type="float" office:value="197" calcext:value-type="float">
            <text:p>197</text:p>
          </table:table-cell>
          <table:table-cell table:formula="of:=[.H198]/[.I198]" office:value-type="float" office:value="0.00247787335512871" calcext:value-type="float">
            <text:p>0.0024778734</text:p>
          </table:table-cell>
          <table:table-cell table:formula="of:=[.D198]/[.L198]" office:value-type="float" office:value="-0.1424164795467" calcext:value-type="float">
            <text:p>-0.1424164795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0021151679" calcext:value-type="float">
            <text:p>0.0021151679</text:p>
          </table:table-cell>
          <table:table-cell office:value-type="float" office:value="0" calcext:value-type="float">
            <text:p>0</text:p>
          </table:table-cell>
          <table:table-cell office:value-type="float" office:value="-0.00035289" calcext:value-type="float">
            <text:p>-0.00035289</text:p>
          </table:table-cell>
          <table:table-cell office:value-type="float" office:value="-0.00140425" calcext:value-type="float">
            <text:p>-0.001404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3300174" calcext:value-type="float">
            <text:p>-0.0213300174</text:p>
          </table:table-cell>
          <table:table-cell office:value-type="float" office:value="-9.7973079872" calcext:value-type="float">
            <text:p>-9.7973079872</text:p>
          </table:table-cell>
          <table:table-cell office:value-type="float" office:value="-0.1248886809" calcext:value-type="float">
            <text:p>-0.1248886809</text:p>
          </table:table-cell>
          <table:table-cell office:value-type="float" office:value="198" calcext:value-type="float">
            <text:p>198</text:p>
          </table:table-cell>
          <table:table-cell table:formula="of:=[.H199]/[.I199]" office:value-type="float" office:value="0.00217713043499983" calcext:value-type="float">
            <text:p>0.0021771304</text:p>
          </table:table-cell>
          <table:table-cell table:formula="of:=[.D199]/[.L199]" office:value-type="float" office:value="-0.162089507512685" calcext:value-type="float">
            <text:p>-0.1620895075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0022225054" calcext:value-type="float">
            <text:p>0.0022225054</text:p>
          </table:table-cell>
          <table:table-cell office:value-type="float" office:value="0" calcext:value-type="float">
            <text:p>0</text:p>
          </table:table-cell>
          <table:table-cell office:value-type="float" office:value="-0.00034779" calcext:value-type="float">
            <text:p>-0.00034779</text:p>
          </table:table-cell>
          <table:table-cell office:value-type="float" office:value="-0.00130183" calcext:value-type="float">
            <text:p>-0.001301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7758623" calcext:value-type="float">
            <text:p>-0.0197758623</text:p>
          </table:table-cell>
          <table:table-cell office:value-type="float" office:value="-9.7980957222" calcext:value-type="float">
            <text:p>-9.7980957222</text:p>
          </table:table-cell>
          <table:table-cell office:value-type="float" office:value="-0.1250884384" calcext:value-type="float">
            <text:p>-0.1250884384</text:p>
          </table:table-cell>
          <table:table-cell office:value-type="float" office:value="199" calcext:value-type="float">
            <text:p>199</text:p>
          </table:table-cell>
          <table:table-cell table:formula="of:=[.H200]/[.I200]" office:value-type="float" office:value="0.0020183373239754" calcext:value-type="float">
            <text:p>0.0020183373</text:p>
          </table:table-cell>
          <table:table-cell table:formula="of:=[.D200]/[.L200]" office:value-type="float" office:value="-0.172315101082795" calcext:value-type="float">
            <text:p>-0.172315101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0021492834" calcext:value-type="float">
            <text:p>0.0021492834</text:p>
          </table:table-cell>
          <table:table-cell office:value-type="float" office:value="0" calcext:value-type="float">
            <text:p>0</text:p>
          </table:table-cell>
          <table:table-cell office:value-type="float" office:value="-0.00035306" calcext:value-type="float">
            <text:p>-0.00035306</text:p>
          </table:table-cell>
          <table:table-cell office:value-type="float" office:value="-0.00131098" calcext:value-type="float">
            <text:p>-0.001310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9143182" calcext:value-type="float">
            <text:p>-0.0199143182</text:p>
          </table:table-cell>
          <table:table-cell office:value-type="float" office:value="-9.7978136444" calcext:value-type="float">
            <text:p>-9.7978136444</text:p>
          </table:table-cell>
          <table:table-cell office:value-type="float" office:value="-0.1252875775" calcext:value-type="float">
            <text:p>-0.1252875775</text:p>
          </table:table-cell>
          <table:table-cell office:value-type="float" office:value="200" calcext:value-type="float">
            <text:p>200</text:p>
          </table:table-cell>
          <table:table-cell table:formula="of:=[.H201]/[.I201]" office:value-type="float" office:value="0.00203252673736882" calcext:value-type="float">
            <text:p>0.0020325267</text:p>
          </table:table-cell>
          <table:table-cell table:formula="of:=[.D201]/[.L201]" office:value-type="float" office:value="-0.17370497199808" calcext:value-type="float">
            <text:p>-0.173704972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0021310847" calcext:value-type="float">
            <text:p>0.0021310847</text:p>
          </table:table-cell>
          <table:table-cell office:value-type="float" office:value="0" calcext:value-type="float">
            <text:p>0</text:p>
          </table:table-cell>
          <table:table-cell office:value-type="float" office:value="-0.00034797" calcext:value-type="float">
            <text:p>-0.00034797</text:p>
          </table:table-cell>
          <table:table-cell office:value-type="float" office:value="-0.00132346" calcext:value-type="float">
            <text:p>-0.001323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1048467" calcext:value-type="float">
            <text:p>-0.0201048467</text:p>
          </table:table-cell>
          <table:table-cell office:value-type="float" office:value="-9.7983079147" calcext:value-type="float">
            <text:p>-9.7983079147</text:p>
          </table:table-cell>
          <table:table-cell office:value-type="float" office:value="-0.1254866421" calcext:value-type="float">
            <text:p>-0.1254866421</text:p>
          </table:table-cell>
          <table:table-cell office:value-type="float" office:value="201" calcext:value-type="float">
            <text:p>201</text:p>
          </table:table-cell>
          <table:table-cell table:formula="of:=[.H202]/[.I202]" office:value-type="float" office:value="0.00205186924875442" calcext:value-type="float">
            <text:p>0.0020518692</text:p>
          </table:table-cell>
          <table:table-cell table:formula="of:=[.D202]/[.L202]" office:value-type="float" office:value="-0.169586829283218" calcext:value-type="float">
            <text:p>-0.1695868293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0022227014" calcext:value-type="float">
            <text:p>0.0022227014</text:p>
          </table:table-cell>
          <table:table-cell office:value-type="float" office:value="0" calcext:value-type="float">
            <text:p>0</text:p>
          </table:table-cell>
          <table:table-cell office:value-type="float" office:value="-0.00035002" calcext:value-type="float">
            <text:p>-0.00035002</text:p>
          </table:table-cell>
          <table:table-cell office:value-type="float" office:value="-0.00134602" calcext:value-type="float">
            <text:p>-0.001346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450056" calcext:value-type="float">
            <text:p>-0.020450056</text:p>
          </table:table-cell>
          <table:table-cell office:value-type="float" office:value="-9.7995089149" calcext:value-type="float">
            <text:p>-9.7995089149</text:p>
          </table:table-cell>
          <table:table-cell office:value-type="float" office:value="-0.1256871223" calcext:value-type="float">
            <text:p>-0.1256871223</text:p>
          </table:table-cell>
          <table:table-cell office:value-type="float" office:value="202" calcext:value-type="float">
            <text:p>202</text:p>
          </table:table-cell>
          <table:table-cell table:formula="of:=[.H203]/[.I203]" office:value-type="float" office:value="0.00208684498147718" calcext:value-type="float">
            <text:p>0.002086845</text:p>
          </table:table-cell>
          <table:table-cell table:formula="of:=[.D203]/[.L203]" office:value-type="float" office:value="-0.167726881060536" calcext:value-type="float">
            <text:p>-0.167726881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002085998" calcext:value-type="float">
            <text:p>0.002085998</text:p>
          </table:table-cell>
          <table:table-cell office:value-type="float" office:value="0" calcext:value-type="float">
            <text:p>0</text:p>
          </table:table-cell>
          <table:table-cell office:value-type="float" office:value="-0.00035002" calcext:value-type="float">
            <text:p>-0.00035002</text:p>
          </table:table-cell>
          <table:table-cell office:value-type="float" office:value="-0.00125026" calcext:value-type="float">
            <text:p>-0.001250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9998065" calcext:value-type="float">
            <text:p>-0.0189998065</text:p>
          </table:table-cell>
          <table:table-cell office:value-type="float" office:value="-9.8018883133" calcext:value-type="float">
            <text:p>-9.8018883133</text:p>
          </table:table-cell>
          <table:table-cell office:value-type="float" office:value="-0.1258715987" calcext:value-type="float">
            <text:p>-0.1258715987</text:p>
          </table:table-cell>
          <table:table-cell office:value-type="float" office:value="203" calcext:value-type="float">
            <text:p>203</text:p>
          </table:table-cell>
          <table:table-cell table:formula="of:=[.H204]/[.I204]" office:value-type="float" office:value="0.00193838226805946" calcext:value-type="float">
            <text:p>0.0019383823</text:p>
          </table:table-cell>
          <table:table-cell table:formula="of:=[.D204]/[.L204]" office:value-type="float" office:value="-0.180573257281397" calcext:value-type="float">
            <text:p>-0.180573257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.0022115165" calcext:value-type="float">
            <text:p>0.0022115165</text:p>
          </table:table-cell>
          <table:table-cell office:value-type="float" office:value="0" calcext:value-type="float">
            <text:p>0</text:p>
          </table:table-cell>
          <table:table-cell office:value-type="float" office:value="-0.00034492" calcext:value-type="float">
            <text:p>-0.00034492</text:p>
          </table:table-cell>
          <table:table-cell office:value-type="float" office:value="-0.00120904" calcext:value-type="float">
            <text:p>-0.001209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3719792" calcext:value-type="float">
            <text:p>-0.0183719792</text:p>
          </table:table-cell>
          <table:table-cell office:value-type="float" office:value="-9.8010949707" calcext:value-type="float">
            <text:p>-9.8010949707</text:p>
          </table:table-cell>
          <table:table-cell office:value-type="float" office:value="-0.126048252" calcext:value-type="float">
            <text:p>-0.126048252</text:p>
          </table:table-cell>
          <table:table-cell office:value-type="float" office:value="204" calcext:value-type="float">
            <text:p>204</text:p>
          </table:table-cell>
          <table:table-cell table:formula="of:=[.H205]/[.I205]" office:value-type="float" office:value="0.0018744823159986" calcext:value-type="float">
            <text:p>0.0018744823</text:p>
          </table:table-cell>
          <table:table-cell table:formula="of:=[.D205]/[.L205]" office:value-type="float" office:value="-0.18400813763679" calcext:value-type="float">
            <text:p>-0.1840081376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0021277361" calcext:value-type="float">
            <text:p>0.0021277361</text:p>
          </table:table-cell>
          <table:table-cell office:value-type="float" office:value="0" calcext:value-type="float">
            <text:p>0</text:p>
          </table:table-cell>
          <table:table-cell office:value-type="float" office:value="-0.00034814" calcext:value-type="float">
            <text:p>-0.00034814</text:p>
          </table:table-cell>
          <table:table-cell office:value-type="float" office:value="-0.00104862" calcext:value-type="float">
            <text:p>-0.001048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9308391" calcext:value-type="float">
            <text:p>-0.0159308391</text:p>
          </table:table-cell>
          <table:table-cell office:value-type="float" office:value="-9.7989315605" calcext:value-type="float">
            <text:p>-9.7989315605</text:p>
          </table:table-cell>
          <table:table-cell office:value-type="float" office:value="-0.1261999756" calcext:value-type="float">
            <text:p>-0.1261999756</text:p>
          </table:table-cell>
          <table:table-cell office:value-type="float" office:value="205" calcext:value-type="float">
            <text:p>205</text:p>
          </table:table-cell>
          <table:table-cell table:formula="of:=[.H206]/[.I206]" office:value-type="float" office:value="0.00162577307552775" calcext:value-type="float">
            <text:p>0.0016257731</text:p>
          </table:table-cell>
          <table:table-cell table:formula="of:=[.D206]/[.L206]" office:value-type="float" office:value="-0.214138126187745" calcext:value-type="float">
            <text:p>-0.2141381262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0021154967" calcext:value-type="float">
            <text:p>0.0021154967</text:p>
          </table:table-cell>
          <table:table-cell office:value-type="float" office:value="0" calcext:value-type="float">
            <text:p>0</text:p>
          </table:table-cell>
          <table:table-cell office:value-type="float" office:value="-0.00034814" calcext:value-type="float">
            <text:p>-0.00034814</text:p>
          </table:table-cell>
          <table:table-cell office:value-type="float" office:value="-0.00101605" calcext:value-type="float">
            <text:p>-0.001016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37219" calcext:value-type="float">
            <text:p>-0.015437219</text:p>
          </table:table-cell>
          <table:table-cell office:value-type="float" office:value="-9.7997387314" calcext:value-type="float">
            <text:p>-9.7997387314</text:p>
          </table:table-cell>
          <table:table-cell office:value-type="float" office:value="-0.1263456047" calcext:value-type="float">
            <text:p>-0.1263456047</text:p>
          </table:table-cell>
          <table:table-cell office:value-type="float" office:value="206" calcext:value-type="float">
            <text:p>206</text:p>
          </table:table-cell>
          <table:table-cell table:formula="of:=[.H207]/[.I207]" office:value-type="float" office:value="0.00157526842532409" calcext:value-type="float">
            <text:p>0.0015752684</text:p>
          </table:table-cell>
          <table:table-cell table:formula="of:=[.D207]/[.L207]" office:value-type="float" office:value="-0.221003604467203" calcext:value-type="float">
            <text:p>-0.2210036045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0021784888" calcext:value-type="float">
            <text:p>0.0021784888</text:p>
          </table:table-cell>
          <table:table-cell office:value-type="float" office:value="0" calcext:value-type="float">
            <text:p>0</text:p>
          </table:table-cell>
          <table:table-cell office:value-type="float" office:value="-0.00034553" calcext:value-type="float">
            <text:p>-0.00034553</text:p>
          </table:table-cell>
          <table:table-cell office:value-type="float" office:value="-0.0010892" calcext:value-type="float">
            <text:p>-0.00108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5474059" calcext:value-type="float">
            <text:p>-0.0165474059</text:p>
          </table:table-cell>
          <table:table-cell office:value-type="float" office:value="-9.7990012741" calcext:value-type="float">
            <text:p>-9.7990012741</text:p>
          </table:table-cell>
          <table:table-cell office:value-type="float" office:value="-0.1265002489" calcext:value-type="float">
            <text:p>-0.1265002489</text:p>
          </table:table-cell>
          <table:table-cell office:value-type="float" office:value="207" calcext:value-type="float">
            <text:p>207</text:p>
          </table:table-cell>
          <table:table-cell table:formula="of:=[.H208]/[.I208]" office:value-type="float" office:value="0.00168868290115819" calcext:value-type="float">
            <text:p>0.0016886829</text:p>
          </table:table-cell>
          <table:table-cell table:formula="of:=[.D208]/[.L208]" office:value-type="float" office:value="-0.204615087748574" calcext:value-type="float">
            <text:p>-0.204615087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0021276034" calcext:value-type="float">
            <text:p>0.0021276034</text:p>
          </table:table-cell>
          <table:table-cell office:value-type="float" office:value="0" calcext:value-type="float">
            <text:p>0</text:p>
          </table:table-cell>
          <table:table-cell office:value-type="float" office:value="-0.00034553" calcext:value-type="float">
            <text:p>-0.00034553</text:p>
          </table:table-cell>
          <table:table-cell office:value-type="float" office:value="-0.00109145" calcext:value-type="float">
            <text:p>-0.00109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5821825" calcext:value-type="float">
            <text:p>-0.0165821825</text:p>
          </table:table-cell>
          <table:table-cell office:value-type="float" office:value="-9.7993411064" calcext:value-type="float">
            <text:p>-9.7993411064</text:p>
          </table:table-cell>
          <table:table-cell office:value-type="float" office:value="-0.1266537905" calcext:value-type="float">
            <text:p>-0.1266537905</text:p>
          </table:table-cell>
          <table:table-cell office:value-type="float" office:value="208" calcext:value-type="float">
            <text:p>208</text:p>
          </table:table-cell>
          <table:table-cell table:formula="of:=[.H209]/[.I209]" office:value-type="float" office:value="0.00169217321041821" calcext:value-type="float">
            <text:p>0.0016921732</text:p>
          </table:table-cell>
          <table:table-cell table:formula="of:=[.D209]/[.L209]" office:value-type="float" office:value="-0.204193044702915" calcext:value-type="float">
            <text:p>-0.2041930447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021283026" calcext:value-type="float">
            <text:p>0.0021283026</text:p>
          </table:table-cell>
          <table:table-cell office:value-type="float" office:value="0" calcext:value-type="float">
            <text:p>0</text:p>
          </table:table-cell>
          <table:table-cell office:value-type="float" office:value="-0.00034343" calcext:value-type="float">
            <text:p>-0.00034343</text:p>
          </table:table-cell>
          <table:table-cell office:value-type="float" office:value="-0.00116852" calcext:value-type="float">
            <text:p>-0.001168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748977" calcext:value-type="float">
            <text:p>-0.017748977</text:p>
          </table:table-cell>
          <table:table-cell office:value-type="float" office:value="-9.7970689201" calcext:value-type="float">
            <text:p>-9.7970689201</text:p>
          </table:table-cell>
          <table:table-cell office:value-type="float" office:value="-0.1268166304" calcext:value-type="float">
            <text:p>-0.1268166304</text:p>
          </table:table-cell>
          <table:table-cell office:value-type="float" office:value="209" calcext:value-type="float">
            <text:p>209</text:p>
          </table:table-cell>
          <table:table-cell table:formula="of:=[.H210]/[.I210]" office:value-type="float" office:value="0.00181166195162572" calcext:value-type="float">
            <text:p>0.001811662</text:p>
          </table:table-cell>
          <table:table-cell table:formula="of:=[.D210]/[.L210]" office:value-type="float" office:value="-0.189566270733797" calcext:value-type="float">
            <text:p>-0.1895662707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.0021356966" calcext:value-type="float">
            <text:p>0.0021356966</text:p>
          </table:table-cell>
          <table:table-cell office:value-type="float" office:value="0" calcext:value-type="float">
            <text:p>0</text:p>
          </table:table-cell>
          <table:table-cell office:value-type="float" office:value="-0.00034299" calcext:value-type="float">
            <text:p>-0.00034299</text:p>
          </table:table-cell>
          <table:table-cell office:value-type="float" office:value="-0.00108406" calcext:value-type="float">
            <text:p>-0.001084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4662822" calcext:value-type="float">
            <text:p>-0.0164662822</text:p>
          </table:table-cell>
          <table:table-cell office:value-type="float" office:value="-9.7972020531" calcext:value-type="float">
            <text:p>-9.7972020531</text:p>
          </table:table-cell>
          <table:table-cell office:value-type="float" office:value="-0.1269663274" calcext:value-type="float">
            <text:p>-0.1269663274</text:p>
          </table:table-cell>
          <table:table-cell office:value-type="float" office:value="210" calcext:value-type="float">
            <text:p>210</text:p>
          </table:table-cell>
          <table:table-cell table:formula="of:=[.H211]/[.I211]" office:value-type="float" office:value="0.00168071272907858" calcext:value-type="float">
            <text:p>0.0016807127</text:p>
          </table:table-cell>
          <table:table-cell table:formula="of:=[.D211]/[.L211]" office:value-type="float" office:value="-0.204074137159678" calcext:value-type="float">
            <text:p>-0.2040741372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0021035823" calcext:value-type="float">
            <text:p>0.0021035823</text:p>
          </table:table-cell>
          <table:table-cell office:value-type="float" office:value="0" calcext:value-type="float">
            <text:p>0</text:p>
          </table:table-cell>
          <table:table-cell office:value-type="float" office:value="-0.00034299" calcext:value-type="float">
            <text:p>-0.00034299</text:p>
          </table:table-cell>
          <table:table-cell office:value-type="float" office:value="-0.00123969" calcext:value-type="float">
            <text:p>-0.001239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8294281" calcext:value-type="float">
            <text:p>-0.0188294281</text:p>
          </table:table-cell>
          <table:table-cell office:value-type="float" office:value="-9.7968119812" calcext:value-type="float">
            <text:p>-9.7968119812</text:p>
          </table:table-cell>
          <table:table-cell office:value-type="float" office:value="-0.1271359622" calcext:value-type="float">
            <text:p>-0.1271359622</text:p>
          </table:table-cell>
          <table:table-cell office:value-type="float" office:value="211" calcext:value-type="float">
            <text:p>211</text:p>
          </table:table-cell>
          <table:table-cell table:formula="of:=[.H212]/[.I212]" office:value-type="float" office:value="0.00192199545486159" calcext:value-type="float">
            <text:p>0.0019219955</text:p>
          </table:table-cell>
          <table:table-cell table:formula="of:=[.D212]/[.L212]" office:value-type="float" office:value="-0.178455156661491" calcext:value-type="float">
            <text:p>-0.178455156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0021239379" calcext:value-type="float">
            <text:p>0.0021239379</text:p>
          </table:table-cell>
          <table:table-cell office:value-type="float" office:value="0" calcext:value-type="float">
            <text:p>0</text:p>
          </table:table-cell>
          <table:table-cell office:value-type="float" office:value="-0.00034299" calcext:value-type="float">
            <text:p>-0.00034299</text:p>
          </table:table-cell>
          <table:table-cell office:value-type="float" office:value="-0.00105884" calcext:value-type="float">
            <text:p>-0.001058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0841142" calcext:value-type="float">
            <text:p>-0.0160841142</text:p>
          </table:table-cell>
          <table:table-cell office:value-type="float" office:value="-9.7977680969" calcext:value-type="float">
            <text:p>-9.7977680969</text:p>
          </table:table-cell>
          <table:table-cell office:value-type="float" office:value="-0.1272795647" calcext:value-type="float">
            <text:p>-0.1272795647</text:p>
          </table:table-cell>
          <table:table-cell office:value-type="float" office:value="212" calcext:value-type="float">
            <text:p>212</text:p>
          </table:table-cell>
          <table:table-cell table:formula="of:=[.H213]/[.I213]" office:value-type="float" office:value="0.00164161001168103" calcext:value-type="float">
            <text:p>0.00164161</text:p>
          </table:table-cell>
          <table:table-cell table:formula="of:=[.D213]/[.L213]" office:value-type="float" office:value="-0.208935129269085" calcext:value-type="float">
            <text:p>-0.2089351293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0021119104" calcext:value-type="float">
            <text:p>0.0021119104</text:p>
          </table:table-cell>
          <table:table-cell office:value-type="float" office:value="0" calcext:value-type="float">
            <text:p>0</text:p>
          </table:table-cell>
          <table:table-cell office:value-type="float" office:value="-0.00034416" calcext:value-type="float">
            <text:p>-0.00034416</text:p>
          </table:table-cell>
          <table:table-cell office:value-type="float" office:value="-0.00091317" calcext:value-type="float">
            <text:p>-0.000913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8700532" calcext:value-type="float">
            <text:p>-0.0138700532</text:p>
          </table:table-cell>
          <table:table-cell office:value-type="float" office:value="-9.7968683243" calcext:value-type="float">
            <text:p>-9.7968683243</text:p>
          </table:table-cell>
          <table:table-cell office:value-type="float" office:value="-0.1274023205" calcext:value-type="float">
            <text:p>-0.1274023205</text:p>
          </table:table-cell>
          <table:table-cell office:value-type="float" office:value="213" calcext:value-type="float">
            <text:p>213</text:p>
          </table:table-cell>
          <table:table-cell table:formula="of:=[.H214]/[.I214]" office:value-type="float" office:value="0.00141576397077798" calcext:value-type="float">
            <text:p>0.001415764</text:p>
          </table:table-cell>
          <table:table-cell table:formula="of:=[.D214]/[.L214]" office:value-type="float" office:value="-0.243091367702258" calcext:value-type="float">
            <text:p>-0.2430913677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0021188005" calcext:value-type="float">
            <text:p>0.0021188005</text:p>
          </table:table-cell>
          <table:table-cell office:value-type="float" office:value="0" calcext:value-type="float">
            <text:p>0</text:p>
          </table:table-cell>
          <table:table-cell office:value-type="float" office:value="-0.00034416" calcext:value-type="float">
            <text:p>-0.00034416</text:p>
          </table:table-cell>
          <table:table-cell office:value-type="float" office:value="-0.00097068" calcext:value-type="float">
            <text:p>-0.000970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7443434" calcext:value-type="float">
            <text:p>-0.0147443434</text:p>
          </table:table-cell>
          <table:table-cell office:value-type="float" office:value="-9.797369175" calcext:value-type="float">
            <text:p>-9.797369175</text:p>
          </table:table-cell>
          <table:table-cell office:value-type="float" office:value="-0.1275316477" calcext:value-type="float">
            <text:p>-0.1275316477</text:p>
          </table:table-cell>
          <table:table-cell office:value-type="float" office:value="214" calcext:value-type="float">
            <text:p>214</text:p>
          </table:table-cell>
          <table:table-cell table:formula="of:=[.H215]/[.I215]" office:value-type="float" office:value="0.0015049288371845" calcext:value-type="float">
            <text:p>0.0015049288</text:p>
          </table:table-cell>
          <table:table-cell table:formula="of:=[.D215]/[.L215]" office:value-type="float" office:value="-0.228688554233483" calcext:value-type="float">
            <text:p>-0.2286885542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0021292532" calcext:value-type="float">
            <text:p>0.0021292532</text:p>
          </table:table-cell>
          <table:table-cell office:value-type="float" office:value="0" calcext:value-type="float">
            <text:p>0</text:p>
          </table:table-cell>
          <table:table-cell office:value-type="float" office:value="-0.00034666" calcext:value-type="float">
            <text:p>-0.00034666</text:p>
          </table:table-cell>
          <table:table-cell office:value-type="float" office:value="-0.00096069" calcext:value-type="float">
            <text:p>-0.000960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5949777" calcext:value-type="float">
            <text:p>-0.0145949777</text:p>
          </table:table-cell>
          <table:table-cell office:value-type="float" office:value="-9.7989497566" calcext:value-type="float">
            <text:p>-9.7989497566</text:p>
          </table:table-cell>
          <table:table-cell office:value-type="float" office:value="-0.1276585609" calcext:value-type="float">
            <text:p>-0.1276585609</text:p>
          </table:table-cell>
          <table:table-cell office:value-type="float" office:value="215" calcext:value-type="float">
            <text:p>215</text:p>
          </table:table-cell>
          <table:table-cell table:formula="of:=[.H216]/[.I216]" office:value-type="float" office:value="0.0014894430589533" calcext:value-type="float">
            <text:p>0.0014894431</text:p>
          </table:table-cell>
          <table:table-cell table:formula="of:=[.D216]/[.L216]" office:value-type="float" office:value="-0.232744714822206" calcext:value-type="float">
            <text:p>-0.2327447148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0021194106" calcext:value-type="float">
            <text:p>0.0021194106</text:p>
          </table:table-cell>
          <table:table-cell office:value-type="float" office:value="0" calcext:value-type="float">
            <text:p>0</text:p>
          </table:table-cell>
          <table:table-cell office:value-type="float" office:value="-0.00034666" calcext:value-type="float">
            <text:p>-0.00034666</text:p>
          </table:table-cell>
          <table:table-cell office:value-type="float" office:value="-0.00093397" calcext:value-type="float">
            <text:p>-0.000933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189238" calcext:value-type="float">
            <text:p>-0.014189238</text:p>
          </table:table-cell>
          <table:table-cell office:value-type="float" office:value="-9.7990433121" calcext:value-type="float">
            <text:p>-9.7990433121</text:p>
          </table:table-cell>
          <table:table-cell office:value-type="float" office:value="-0.1277808845" calcext:value-type="float">
            <text:p>-0.1277808845</text:p>
          </table:table-cell>
          <table:table-cell office:value-type="float" office:value="216" calcext:value-type="float">
            <text:p>216</text:p>
          </table:table-cell>
          <table:table-cell table:formula="of:=[.H217]/[.I217]" office:value-type="float" office:value="0.00144802278631414" calcext:value-type="float">
            <text:p>0.0014480228</text:p>
          </table:table-cell>
          <table:table-cell table:formula="of:=[.D217]/[.L217]" office:value-type="float" office:value="-0.239402310016407" calcext:value-type="float">
            <text:p>-0.23940231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002156856" calcext:value-type="float">
            <text:p>0.002156856</text:p>
          </table:table-cell>
          <table:table-cell office:value-type="float" office:value="0" calcext:value-type="float">
            <text:p>0</text:p>
          </table:table-cell>
          <table:table-cell office:value-type="float" office:value="-0.00034828" calcext:value-type="float">
            <text:p>-0.00034828</text:p>
          </table:table-cell>
          <table:table-cell office:value-type="float" office:value="-0.00112012" calcext:value-type="float">
            <text:p>-0.001120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0188025" calcext:value-type="float">
            <text:p>-0.0170188025</text:p>
          </table:table-cell>
          <table:table-cell office:value-type="float" office:value="-9.7999725533" calcext:value-type="float">
            <text:p>-9.7999725533</text:p>
          </table:table-cell>
          <table:table-cell office:value-type="float" office:value="-0.1279263347" calcext:value-type="float">
            <text:p>-0.1279263347</text:p>
          </table:table-cell>
          <table:table-cell office:value-type="float" office:value="217" calcext:value-type="float">
            <text:p>217</text:p>
          </table:table-cell>
          <table:table-cell table:formula="of:=[.H218]/[.I218]" office:value-type="float" office:value="0.0017366173637159" calcext:value-type="float">
            <text:p>0.0017366174</text:p>
          </table:table-cell>
          <table:table-cell table:formula="of:=[.D218]/[.L218]" office:value-type="float" office:value="-0.200550799086089" calcext:value-type="float">
            <text:p>-0.2005507991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0021270097" calcext:value-type="float">
            <text:p>0.0021270097</text:p>
          </table:table-cell>
          <table:table-cell office:value-type="float" office:value="0" calcext:value-type="float">
            <text:p>0</text:p>
          </table:table-cell>
          <table:table-cell office:value-type="float" office:value="-0.00034828" calcext:value-type="float">
            <text:p>-0.00034828</text:p>
          </table:table-cell>
          <table:table-cell office:value-type="float" office:value="-0.00115105" calcext:value-type="float">
            <text:p>-0.001151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490343" calcext:value-type="float">
            <text:p>-0.017490343</text:p>
          </table:table-cell>
          <table:table-cell office:value-type="float" office:value="-9.8008521843" calcext:value-type="float">
            <text:p>-9.8008521843</text:p>
          </table:table-cell>
          <table:table-cell office:value-type="float" office:value="-0.1280745715" calcext:value-type="float">
            <text:p>-0.1280745715</text:p>
          </table:table-cell>
          <table:table-cell office:value-type="float" office:value="218" calcext:value-type="float">
            <text:p>218</text:p>
          </table:table-cell>
          <table:table-cell table:formula="of:=[.H219]/[.I219]" office:value-type="float" office:value="0.00178457369533823" calcext:value-type="float">
            <text:p>0.0017845737</text:p>
          </table:table-cell>
          <table:table-cell table:formula="of:=[.D219]/[.L219]" office:value-type="float" office:value="-0.195161455595697" calcext:value-type="float">
            <text:p>-0.1951614556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0021660307" calcext:value-type="float">
            <text:p>0.0021660307</text:p>
          </table:table-cell>
          <table:table-cell office:value-type="float" office:value="0" calcext:value-type="float">
            <text:p>0</text:p>
          </table:table-cell>
          <table:table-cell office:value-type="float" office:value="-0.00034828" calcext:value-type="float">
            <text:p>-0.00034828</text:p>
          </table:table-cell>
          <table:table-cell office:value-type="float" office:value="-0.00071396" calcext:value-type="float">
            <text:p>-0.000713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8515452" calcext:value-type="float">
            <text:p>-0.0108515452</text:p>
          </table:table-cell>
          <table:table-cell office:value-type="float" office:value="-9.803413372" calcext:value-type="float">
            <text:p>-9.803413372</text:p>
          </table:table-cell>
          <table:table-cell office:value-type="float" office:value="-0.1281657517" calcext:value-type="float">
            <text:p>-0.1281657517</text:p>
          </table:table-cell>
          <table:table-cell office:value-type="float" office:value="219" calcext:value-type="float">
            <text:p>219</text:p>
          </table:table-cell>
          <table:table-cell table:formula="of:=[.H220]/[.I220]" office:value-type="float" office:value="0.00110691498850733" calcext:value-type="float">
            <text:p>0.001106915</text:p>
          </table:table-cell>
          <table:table-cell table:formula="of:=[.D220]/[.L220]" office:value-type="float" office:value="-0.31464024212885" calcext:value-type="float">
            <text:p>-0.3146402421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0021380009" calcext:value-type="float">
            <text:p>0.0021380009</text:p>
          </table:table-cell>
          <table:table-cell office:value-type="float" office:value="0" calcext:value-type="float">
            <text:p>0</text:p>
          </table:table-cell>
          <table:table-cell office:value-type="float" office:value="-0.00035084" calcext:value-type="float">
            <text:p>-0.00035084</text:p>
          </table:table-cell>
          <table:table-cell office:value-type="float" office:value="-0.00058595" calcext:value-type="float">
            <text:p>-0.000585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9065593" calcext:value-type="float">
            <text:p>-0.0089065593</text:p>
          </table:table-cell>
          <table:table-cell office:value-type="float" office:value="-9.8041008568" calcext:value-type="float">
            <text:p>-9.8041008568</text:p>
          </table:table-cell>
          <table:table-cell office:value-type="float" office:value="-0.1282399744" calcext:value-type="float">
            <text:p>-0.1282399744</text:p>
          </table:table-cell>
          <table:table-cell office:value-type="float" office:value="220" calcext:value-type="float">
            <text:p>220</text:p>
          </table:table-cell>
          <table:table-cell table:formula="of:=[.H221]/[.I221]" office:value-type="float" office:value="0.000908452435372747" calcext:value-type="float">
            <text:p>0.0009084524</text:p>
          </table:table-cell>
          <table:table-cell table:formula="of:=[.D221]/[.L221]" office:value-type="float" office:value="-0.386195233057025" calcext:value-type="float">
            <text:p>-0.3861952331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002155378" calcext:value-type="float">
            <text:p>0.002155378</text:p>
          </table:table-cell>
          <table:table-cell office:value-type="float" office:value="0" calcext:value-type="float">
            <text:p>0</text:p>
          </table:table-cell>
          <table:table-cell office:value-type="float" office:value="-0.00035084" calcext:value-type="float">
            <text:p>-0.00035084</text:p>
          </table:table-cell>
          <table:table-cell office:value-type="float" office:value="-0.0005269" calcext:value-type="float">
            <text:p>-0.00052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0096274" calcext:value-type="float">
            <text:p>-0.0080096274</text:p>
          </table:table-cell>
          <table:table-cell office:value-type="float" office:value="-9.8048483276" calcext:value-type="float">
            <text:p>-9.8048483276</text:p>
          </table:table-cell>
          <table:table-cell office:value-type="float" office:value="-0.1283061653" calcext:value-type="float">
            <text:p>-0.1283061653</text:p>
          </table:table-cell>
          <table:table-cell office:value-type="float" office:value="221" calcext:value-type="float">
            <text:p>221</text:p>
          </table:table-cell>
          <table:table-cell table:formula="of:=[.H222]/[.I222]" office:value-type="float" office:value="0.000816904773269509" calcext:value-type="float">
            <text:p>0.0008169048</text:p>
          </table:table-cell>
          <table:table-cell table:formula="of:=[.D222]/[.L222]" office:value-type="float" office:value="-0.429474782716507" calcext:value-type="float">
            <text:p>-0.4294747827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0021767402" calcext:value-type="float">
            <text:p>0.0021767402</text:p>
          </table:table-cell>
          <table:table-cell office:value-type="float" office:value="0" calcext:value-type="float">
            <text:p>0</text:p>
          </table:table-cell>
          <table:table-cell office:value-type="float" office:value="-0.00035384" calcext:value-type="float">
            <text:p>-0.00035384</text:p>
          </table:table-cell>
          <table:table-cell office:value-type="float" office:value="-0.00027704" calcext:value-type="float">
            <text:p>-0.000277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114919" calcext:value-type="float">
            <text:p>-0.0042114919</text:p>
          </table:table-cell>
          <table:table-cell office:value-type="float" office:value="-9.8052436829" calcext:value-type="float">
            <text:p>-9.8052436829</text:p>
          </table:table-cell>
          <table:table-cell office:value-type="float" office:value="-0.1283406913" calcext:value-type="float">
            <text:p>-0.1283406913</text:p>
          </table:table-cell>
          <table:table-cell office:value-type="float" office:value="222" calcext:value-type="float">
            <text:p>222</text:p>
          </table:table-cell>
          <table:table-cell table:formula="of:=[.H223]/[.I223]" office:value-type="float" office:value="0.000429514251373956" calcext:value-type="float">
            <text:p>0.0004295143</text:p>
          </table:table-cell>
          <table:table-cell table:formula="of:=[.D223]/[.L223]" office:value-type="float" office:value="-0.823814341126321" calcext:value-type="float">
            <text:p>-0.8238143411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0021561077" calcext:value-type="float">
            <text:p>0.0021561077</text:p>
          </table:table-cell>
          <table:table-cell office:value-type="float" office:value="0" calcext:value-type="float">
            <text:p>0</text:p>
          </table:table-cell>
          <table:table-cell office:value-type="float" office:value="-0.00035384" calcext:value-type="float">
            <text:p>-0.00035384</text:p>
          </table:table-cell>
          <table:table-cell office:value-type="float" office:value="-0.00008952" calcext:value-type="float">
            <text:p>-0.000089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3610409" calcext:value-type="float">
            <text:p>-0.0013610409</text:p>
          </table:table-cell>
          <table:table-cell office:value-type="float" office:value="-9.8063412666" calcext:value-type="float">
            <text:p>-9.8063412666</text:p>
          </table:table-cell>
          <table:table-cell office:value-type="float" office:value="-0.1283517629" calcext:value-type="float">
            <text:p>-0.1283517629</text:p>
          </table:table-cell>
          <table:table-cell office:value-type="float" office:value="223" calcext:value-type="float">
            <text:p>223</text:p>
          </table:table-cell>
          <table:table-cell table:formula="of:=[.H224]/[.I224]" office:value-type="float" office:value="0.000138791916679022" calcext:value-type="float">
            <text:p>0.0001387919</text:p>
          </table:table-cell>
          <table:table-cell table:formula="of:=[.D224]/[.L224]" office:value-type="float" office:value="-2.54942801041008" calcext:value-type="float">
            <text:p>-2.5494280104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0022069924" calcext:value-type="float">
            <text:p>0.0022069924</text:p>
          </table:table-cell>
          <table:table-cell office:value-type="float" office:value="0" calcext:value-type="float">
            <text:p>0</text:p>
          </table:table-cell>
          <table:table-cell office:value-type="float" office:value="-0.00035384" calcext:value-type="float">
            <text:p>-0.00035384</text:p>
          </table:table-cell>
          <table:table-cell office:value-type="float" office:value="-0.00000072" calcext:value-type="float">
            <text:p>-0.000000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109734" calcext:value-type="float">
            <text:p>-1.09734E-05</text:p>
          </table:table-cell>
          <table:table-cell office:value-type="float" office:value="-9.8084843254" calcext:value-type="float">
            <text:p>-9.8084843254</text:p>
          </table:table-cell>
          <table:table-cell office:value-type="float" office:value="-0.1283518523" calcext:value-type="float">
            <text:p>-0.1283518523</text:p>
          </table:table-cell>
          <table:table-cell office:value-type="float" office:value="224" calcext:value-type="float">
            <text:p>224</text:p>
          </table:table-cell>
          <table:table-cell table:formula="of:=[.H225]/[.I225]" office:value-type="float" office:value="0.00000111876612491324" calcext:value-type="float">
            <text:p>1.11876612491324E-06</text:p>
          </table:table-cell>
          <table:table-cell table:formula="of:=[.D225]/[.L225]" office:value-type="float" office:value="-316.277005640871" calcext:value-type="float">
            <text:p>-316.2770056409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0021675725" calcext:value-type="float">
            <text:p>0.0021675725</text:p>
          </table:table-cell>
          <table:table-cell office:value-type="float" office:value="0" calcext:value-type="float">
            <text:p>0</text:p>
          </table:table-cell>
          <table:table-cell office:value-type="float" office:value="-0.00035751" calcext:value-type="float">
            <text:p>-0.00035751</text:p>
          </table:table-cell>
          <table:table-cell office:value-type="float" office:value="0.00007949" calcext:value-type="float">
            <text:p>0.000079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2088601" calcext:value-type="float">
            <text:p>0.0012088601</text:p>
          </table:table-cell>
          <table:table-cell office:value-type="float" office:value="-9.8084702682" calcext:value-type="float">
            <text:p>-9.8084702682</text:p>
          </table:table-cell>
          <table:table-cell office:value-type="float" office:value="-0.1283421814" calcext:value-type="float">
            <text:p>-0.1283421814</text:p>
          </table:table-cell>
          <table:table-cell office:value-type="float" office:value="225" calcext:value-type="float">
            <text:p>225</text:p>
          </table:table-cell>
          <table:table-cell table:formula="of:=[.H226]/[.I226]" office:value-type="float" office:value="-0.00012324654782502" calcext:value-type="float">
            <text:p>-0.0001232465</text:p>
          </table:table-cell>
          <table:table-cell table:formula="of:=[.D226]/[.L226]" office:value-type="float" office:value="2.90077090441167" calcext:value-type="float">
            <text:p>2.9007709044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0021926372" calcext:value-type="float">
            <text:p>0.0021926372</text:p>
          </table:table-cell>
          <table:table-cell office:value-type="float" office:value="0" calcext:value-type="float">
            <text:p>0</text:p>
          </table:table-cell>
          <table:table-cell office:value-type="float" office:value="-0.00035751" calcext:value-type="float">
            <text:p>-0.00035751</text:p>
          </table:table-cell>
          <table:table-cell office:value-type="float" office:value="0.00009093" calcext:value-type="float">
            <text:p>0.000090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829286" calcext:value-type="float">
            <text:p>0.0013829286</text:p>
          </table:table-cell>
          <table:table-cell office:value-type="float" office:value="-9.8097266388" calcext:value-type="float">
            <text:p>-9.8097266388</text:p>
          </table:table-cell>
          <table:table-cell office:value-type="float" office:value="-0.1283311993" calcext:value-type="float">
            <text:p>-0.1283311993</text:p>
          </table:table-cell>
          <table:table-cell office:value-type="float" office:value="226" calcext:value-type="float">
            <text:p>226</text:p>
          </table:table-cell>
          <table:table-cell table:formula="of:=[.H227]/[.I227]" office:value-type="float" office:value="-0.000140975243339622" calcext:value-type="float">
            <text:p>-0.0001409752</text:p>
          </table:table-cell>
          <table:table-cell table:formula="of:=[.D227]/[.L227]" office:value-type="float" office:value="2.53597717961534" calcext:value-type="float">
            <text:p>2.5359771796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0022229729" calcext:value-type="float">
            <text:p>0.0022229729</text:p>
          </table:table-cell>
          <table:table-cell office:value-type="float" office:value="0" calcext:value-type="float">
            <text:p>0</text:p>
          </table:table-cell>
          <table:table-cell office:value-type="float" office:value="-0.00035796" calcext:value-type="float">
            <text:p>-0.00035796</text:p>
          </table:table-cell>
          <table:table-cell office:value-type="float" office:value="-0.00013627" calcext:value-type="float">
            <text:p>-0.000136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7226" calcext:value-type="float">
            <text:p>-0.00207226</text:p>
          </table:table-cell>
          <table:table-cell office:value-type="float" office:value="-9.8088398552" calcext:value-type="float">
            <text:p>-9.8088398552</text:p>
          </table:table-cell>
          <table:table-cell office:value-type="float" office:value="-0.1283475161" calcext:value-type="float">
            <text:p>-0.1283475161</text:p>
          </table:table-cell>
          <table:table-cell office:value-type="float" office:value="227" calcext:value-type="float">
            <text:p>227</text:p>
          </table:table-cell>
          <table:table-cell table:formula="of:=[.H228]/[.I228]" office:value-type="float" office:value="0.000211264535927908" calcext:value-type="float">
            <text:p>0.0002112645</text:p>
          </table:table-cell>
          <table:table-cell table:formula="of:=[.D228]/[.L228]" office:value-type="float" office:value="-1.69436861907646" calcext:value-type="float">
            <text:p>-1.6943686191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021936125" calcext:value-type="float">
            <text:p>0.0021936125</text:p>
          </table:table-cell>
          <table:table-cell office:value-type="float" office:value="0" calcext:value-type="float">
            <text:p>0</text:p>
          </table:table-cell>
          <table:table-cell office:value-type="float" office:value="-0.00035796" calcext:value-type="float">
            <text:p>-0.00035796</text:p>
          </table:table-cell>
          <table:table-cell office:value-type="float" office:value="-0.00001924" calcext:value-type="float">
            <text:p>-0.000019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2926909" calcext:value-type="float">
            <text:p>-0.0002926909</text:p>
          </table:table-cell>
          <table:table-cell office:value-type="float" office:value="-9.8109770393" calcext:value-type="float">
            <text:p>-9.8109770393</text:p>
          </table:table-cell>
          <table:table-cell office:value-type="float" office:value="-0.1283498108" calcext:value-type="float">
            <text:p>-0.1283498108</text:p>
          </table:table-cell>
          <table:table-cell office:value-type="float" office:value="228" calcext:value-type="float">
            <text:p>228</text:p>
          </table:table-cell>
          <table:table-cell table:formula="of:=[.H229]/[.I229]" office:value-type="float" office:value="0.0000298330022410167" calcext:value-type="float">
            <text:p>0.000029833</text:p>
          </table:table-cell>
          <table:table-cell table:formula="of:=[.D229]/[.L229]" office:value-type="float" office:value="-11.9987923812726" calcext:value-type="float">
            <text:p>-11.9987923813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022190101" calcext:value-type="float">
            <text:p>0.0022190101</text:p>
          </table:table-cell>
          <table:table-cell office:value-type="float" office:value="0" calcext:value-type="float">
            <text:p>0</text:p>
          </table:table-cell>
          <table:table-cell office:value-type="float" office:value="-0.00035796" calcext:value-type="float">
            <text:p>-0.00035796</text:p>
          </table:table-cell>
          <table:table-cell office:value-type="float" office:value="-0.00015105" calcext:value-type="float">
            <text:p>-0.000151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2976832" calcext:value-type="float">
            <text:p>-0.0022976832</text:p>
          </table:table-cell>
          <table:table-cell office:value-type="float" office:value="-9.8115534019" calcext:value-type="float">
            <text:p>-9.8115534019</text:p>
          </table:table-cell>
          <table:table-cell office:value-type="float" office:value="-0.1283676177" calcext:value-type="float">
            <text:p>-0.1283676177</text:p>
          </table:table-cell>
          <table:table-cell office:value-type="float" office:value="229" calcext:value-type="float">
            <text:p>229</text:p>
          </table:table-cell>
          <table:table-cell table:formula="of:=[.H230]/[.I230]" office:value-type="float" office:value="0.000234181388602039" calcext:value-type="float">
            <text:p>0.0002341814</text:p>
          </table:table-cell>
          <table:table-cell table:formula="of:=[.D230]/[.L230]" office:value-type="float" office:value="-1.52855870458735" calcext:value-type="float">
            <text:p>-1.5285587046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022023243" calcext:value-type="float">
            <text:p>0.0022023243</text:p>
          </table:table-cell>
          <table:table-cell office:value-type="float" office:value="0" calcext:value-type="float">
            <text:p>0</text:p>
          </table:table-cell>
          <table:table-cell office:value-type="float" office:value="-0.00036047" calcext:value-type="float">
            <text:p>-0.00036047</text:p>
          </table:table-cell>
          <table:table-cell office:value-type="float" office:value="-0.00016271" calcext:value-type="float">
            <text:p>-0.000162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4750763" calcext:value-type="float">
            <text:p>-0.0024750763</text:p>
          </table:table-cell>
          <table:table-cell office:value-type="float" office:value="-9.8117049026" calcext:value-type="float">
            <text:p>-9.8117049026</text:p>
          </table:table-cell>
          <table:table-cell office:value-type="float" office:value="-0.1283866465" calcext:value-type="float">
            <text:p>-0.1283866465</text:p>
          </table:table-cell>
          <table:table-cell office:value-type="float" office:value="230" calcext:value-type="float">
            <text:p>230</text:p>
          </table:table-cell>
          <table:table-cell table:formula="of:=[.H231]/[.I231]" office:value-type="float" office:value="0.000252257515342123" calcext:value-type="float">
            <text:p>0.0002522575</text:p>
          </table:table-cell>
          <table:table-cell table:formula="of:=[.D231]/[.L231]" office:value-type="float" office:value="-1.42897625670781" calcext:value-type="float">
            <text:p>-1.428976256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0022123286" calcext:value-type="float">
            <text:p>0.0022123286</text:p>
          </table:table-cell>
          <table:table-cell office:value-type="float" office:value="0" calcext:value-type="float">
            <text:p>0</text:p>
          </table:table-cell>
          <table:table-cell office:value-type="float" office:value="-0.00036047" calcext:value-type="float">
            <text:p>-0.00036047</text:p>
          </table:table-cell>
          <table:table-cell office:value-type="float" office:value="-0.00015452" calcext:value-type="float">
            <text:p>-0.000154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3511815" calcext:value-type="float">
            <text:p>-0.0023511815</text:p>
          </table:table-cell>
          <table:table-cell office:value-type="float" office:value="-9.8141606903" calcext:value-type="float">
            <text:p>-9.8141606903</text:p>
          </table:table-cell>
          <table:table-cell office:value-type="float" office:value="-0.1284046024" calcext:value-type="float">
            <text:p>-0.1284046024</text:p>
          </table:table-cell>
          <table:table-cell office:value-type="float" office:value="231" calcext:value-type="float">
            <text:p>231</text:p>
          </table:table-cell>
          <table:table-cell table:formula="of:=[.H232]/[.I232]" office:value-type="float" office:value="0.00023957030806759" calcext:value-type="float">
            <text:p>0.0002395703</text:p>
          </table:table-cell>
          <table:table-cell table:formula="of:=[.D232]/[.L232]" office:value-type="float" office:value="-1.50465223719753" calcext:value-type="float">
            <text:p>-1.504652237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0022374045" calcext:value-type="float">
            <text:p>0.0022374045</text:p>
          </table:table-cell>
          <table:table-cell office:value-type="float" office:value="0" calcext:value-type="float">
            <text:p>0</text:p>
          </table:table-cell>
          <table:table-cell office:value-type="float" office:value="-0.00036047" calcext:value-type="float">
            <text:p>-0.00036047</text:p>
          </table:table-cell>
          <table:table-cell office:value-type="float" office:value="-0.00008357" calcext:value-type="float">
            <text:p>-0.000083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720078" calcext:value-type="float">
            <text:p>-0.0012720078</text:p>
          </table:table-cell>
          <table:table-cell office:value-type="float" office:value="-9.8169330215" calcext:value-type="float">
            <text:p>-9.8169330215</text:p>
          </table:table-cell>
          <table:table-cell office:value-type="float" office:value="-0.1284142435" calcext:value-type="float">
            <text:p>-0.1284142435</text:p>
          </table:table-cell>
          <table:table-cell office:value-type="float" office:value="232" calcext:value-type="float">
            <text:p>232</text:p>
          </table:table-cell>
          <table:table-cell table:formula="of:=[.H233]/[.I233]" office:value-type="float" office:value="0.00012957283066047" calcext:value-type="float">
            <text:p>0.0001295728</text:p>
          </table:table-cell>
          <table:table-cell table:formula="of:=[.D233]/[.L233]" office:value-type="float" office:value="-2.7819875367589" calcext:value-type="float">
            <text:p>-2.7819875368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02214815" calcext:value-type="float">
            <text:p>0.002214815</text:p>
          </table:table-cell>
          <table:table-cell office:value-type="float" office:value="0" calcext:value-type="float">
            <text:p>0</text:p>
          </table:table-cell>
          <table:table-cell office:value-type="float" office:value="-0.00036413" calcext:value-type="float">
            <text:p>-0.00036413</text:p>
          </table:table-cell>
          <table:table-cell office:value-type="float" office:value="-0.00009516" calcext:value-type="float">
            <text:p>-0.000095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4481333" calcext:value-type="float">
            <text:p>-0.0014481333</text:p>
          </table:table-cell>
          <table:table-cell office:value-type="float" office:value="-9.8155329132" calcext:value-type="float">
            <text:p>-9.8155329132</text:p>
          </table:table-cell>
          <table:table-cell office:value-type="float" office:value="-0.1284251213" calcext:value-type="float">
            <text:p>-0.1284251213</text:p>
          </table:table-cell>
          <table:table-cell office:value-type="float" office:value="233" calcext:value-type="float">
            <text:p>233</text:p>
          </table:table-cell>
          <table:table-cell table:formula="of:=[.H234]/[.I234]" office:value-type="float" office:value="0.0001475348626311" calcext:value-type="float">
            <text:p>0.0001475349</text:p>
          </table:table-cell>
          <table:table-cell table:formula="of:=[.D234]/[.L234]" office:value-type="float" office:value="-2.4680946151045" calcext:value-type="float">
            <text:p>-2.4680946151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0022298188" calcext:value-type="float">
            <text:p>0.0022298188</text:p>
          </table:table-cell>
          <table:table-cell office:value-type="float" office:value="0" calcext:value-type="float">
            <text:p>0</text:p>
          </table:table-cell>
          <table:table-cell office:value-type="float" office:value="-0.00036413" calcext:value-type="float">
            <text:p>-0.00036413</text:p>
          </table:table-cell>
          <table:table-cell office:value-type="float" office:value="-0.00023772" calcext:value-type="float">
            <text:p>-0.000237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6169323" calcext:value-type="float">
            <text:p>-0.0036169323</text:p>
          </table:table-cell>
          <table:table-cell office:value-type="float" office:value="-9.8138310814" calcext:value-type="float">
            <text:p>-9.8138310814</text:p>
          </table:table-cell>
          <table:table-cell office:value-type="float" office:value="-0.1284521222" calcext:value-type="float">
            <text:p>-0.1284521222</text:p>
          </table:table-cell>
          <table:table-cell office:value-type="float" office:value="234" calcext:value-type="float">
            <text:p>234</text:p>
          </table:table-cell>
          <table:table-cell table:formula="of:=[.H235]/[.I235]" office:value-type="float" office:value="0.000368554570585091" calcext:value-type="float">
            <text:p>0.0003685546</text:p>
          </table:table-cell>
          <table:table-cell table:formula="of:=[.D235]/[.L235]" office:value-type="float" office:value="-0.987994802023301" calcext:value-type="float">
            <text:p>-0.987994802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0022659202" calcext:value-type="float">
            <text:p>0.0022659202</text:p>
          </table:table-cell>
          <table:table-cell office:value-type="float" office:value="0" calcext:value-type="float">
            <text:p>0</text:p>
          </table:table-cell>
          <table:table-cell office:value-type="float" office:value="-0.00036453" calcext:value-type="float">
            <text:p>-0.00036453</text:p>
          </table:table-cell>
          <table:table-cell office:value-type="float" office:value="-0.00005482" calcext:value-type="float">
            <text:p>-0.000054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8344193" calcext:value-type="float">
            <text:p>-0.0008344193</text:p>
          </table:table-cell>
          <table:table-cell office:value-type="float" office:value="-9.8166980362" calcext:value-type="float">
            <text:p>-9.8166980362</text:p>
          </table:table-cell>
          <table:table-cell office:value-type="float" office:value="-0.1284583062" calcext:value-type="float">
            <text:p>-0.1284583062</text:p>
          </table:table-cell>
          <table:table-cell office:value-type="float" office:value="235" calcext:value-type="float">
            <text:p>235</text:p>
          </table:table-cell>
          <table:table-cell table:formula="of:=[.H236]/[.I236]" office:value-type="float" office:value="0.0000849999966305371" calcext:value-type="float">
            <text:p>0.000085</text:p>
          </table:table-cell>
          <table:table-cell table:formula="of:=[.D236]/[.L236]" office:value-type="float" office:value="-4.28858840529694" calcext:value-type="float">
            <text:p>-4.2885884053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0.0022333041" calcext:value-type="float">
            <text:p>0.0022333041</text:p>
          </table:table-cell>
          <table:table-cell office:value-type="float" office:value="0" calcext:value-type="float">
            <text:p>0</text:p>
          </table:table-cell>
          <table:table-cell office:value-type="float" office:value="-0.00036453" calcext:value-type="float">
            <text:p>-0.00036453</text:p>
          </table:table-cell>
          <table:table-cell office:value-type="float" office:value="-0.00010523" calcext:value-type="float">
            <text:p>-0.000105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6014659" calcext:value-type="float">
            <text:p>-0.0016014659</text:p>
          </table:table-cell>
          <table:table-cell office:value-type="float" office:value="-9.8162370682" calcext:value-type="float">
            <text:p>-9.8162370682</text:p>
          </table:table-cell>
          <table:table-cell office:value-type="float" office:value="-0.1284700781" calcext:value-type="float">
            <text:p>-0.1284700781</text:p>
          </table:table-cell>
          <table:table-cell office:value-type="float" office:value="236" calcext:value-type="float">
            <text:p>236</text:p>
          </table:table-cell>
          <table:table-cell table:formula="of:=[.H237]/[.I237]" office:value-type="float" office:value="0.000163144582682095" calcext:value-type="float">
            <text:p>0.0001631446</text:p>
          </table:table-cell>
          <table:table-cell table:formula="of:=[.D237]/[.L237]" office:value-type="float" office:value="-2.23439843362943" calcext:value-type="float">
            <text:p>-2.2343984336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0022598216" calcext:value-type="float">
            <text:p>0.0022598216</text:p>
          </table:table-cell>
          <table:table-cell office:value-type="float" office:value="0" calcext:value-type="float">
            <text:p>0</text:p>
          </table:table-cell>
          <table:table-cell office:value-type="float" office:value="-0.00036453" calcext:value-type="float">
            <text:p>-0.00036453</text:p>
          </table:table-cell>
          <table:table-cell office:value-type="float" office:value="-0.00008016" calcext:value-type="float">
            <text:p>-0.000080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198125" calcext:value-type="float">
            <text:p>-0.0012198125</text:p>
          </table:table-cell>
          <table:table-cell office:value-type="float" office:value="-9.8154148674" calcext:value-type="float">
            <text:p>-9.8154148674</text:p>
          </table:table-cell>
          <table:table-cell office:value-type="float" office:value="-0.128478989" calcext:value-type="float">
            <text:p>-0.128478989</text:p>
          </table:table-cell>
          <table:table-cell office:value-type="float" office:value="237" calcext:value-type="float">
            <text:p>237</text:p>
          </table:table-cell>
          <table:table-cell table:formula="of:=[.H238]/[.I238]" office:value-type="float" office:value="0.000124275185153036" calcext:value-type="float">
            <text:p>0.0001242752</text:p>
          </table:table-cell>
          <table:table-cell table:formula="of:=[.D238]/[.L238]" office:value-type="float" office:value="-2.93324849648067" calcext:value-type="float">
            <text:p>-2.9332484965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0.0022427076" calcext:value-type="float">
            <text:p>0.0022427076</text:p>
          </table:table-cell>
          <table:table-cell office:value-type="float" office:value="0" calcext:value-type="float">
            <text:p>0</text:p>
          </table:table-cell>
          <table:table-cell office:value-type="float" office:value="-0.00036403" calcext:value-type="float">
            <text:p>-0.00036403</text:p>
          </table:table-cell>
          <table:table-cell office:value-type="float" office:value="-0.00020439" calcext:value-type="float">
            <text:p>-0.000204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1103343" calcext:value-type="float">
            <text:p>-0.0031103343</text:p>
          </table:table-cell>
          <table:table-cell office:value-type="float" office:value="-9.8153529167" calcext:value-type="float">
            <text:p>-9.8153529167</text:p>
          </table:table-cell>
          <table:table-cell office:value-type="float" office:value="-0.1285015345" calcext:value-type="float">
            <text:p>-0.1285015345</text:p>
          </table:table-cell>
          <table:table-cell office:value-type="float" office:value="238" calcext:value-type="float">
            <text:p>238</text:p>
          </table:table-cell>
          <table:table-cell table:formula="of:=[.H239]/[.I239]" office:value-type="float" office:value="0.000316884611933619" calcext:value-type="float">
            <text:p>0.0003168846</text:p>
          </table:table-cell>
          <table:table-cell table:formula="of:=[.D239]/[.L239]" office:value-type="float" office:value="-1.14877777680242" calcext:value-type="float">
            <text:p>-1.148777776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0022528952" calcext:value-type="float">
            <text:p>0.0022528952</text:p>
          </table:table-cell>
          <table:table-cell office:value-type="float" office:value="0" calcext:value-type="float">
            <text:p>0</text:p>
          </table:table-cell>
          <table:table-cell office:value-type="float" office:value="-0.00036403" calcext:value-type="float">
            <text:p>-0.00036403</text:p>
          </table:table-cell>
          <table:table-cell office:value-type="float" office:value="-0.00021547" calcext:value-type="float">
            <text:p>-0.000215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2785669" calcext:value-type="float">
            <text:p>-0.0032785669</text:p>
          </table:table-cell>
          <table:table-cell office:value-type="float" office:value="-9.8143905067" calcext:value-type="float">
            <text:p>-9.8143905067</text:p>
          </table:table-cell>
          <table:table-cell office:value-type="float" office:value="-0.128525123" calcext:value-type="float">
            <text:p>-0.128525123</text:p>
          </table:table-cell>
          <table:table-cell office:value-type="float" office:value="239" calcext:value-type="float">
            <text:p>239</text:p>
          </table:table-cell>
          <table:table-cell table:formula="of:=[.H240]/[.I240]" office:value-type="float" office:value="0.000334057107037041" calcext:value-type="float">
            <text:p>0.0003340571</text:p>
          </table:table-cell>
          <table:table-cell table:formula="of:=[.D240]/[.L240]" office:value-type="float" office:value="-1.0897238595784" calcext:value-type="float">
            <text:p>-1.0897238596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0022409628" calcext:value-type="float">
            <text:p>0.0022409628</text:p>
          </table:table-cell>
          <table:table-cell office:value-type="float" office:value="0" calcext:value-type="float">
            <text:p>0</text:p>
          </table:table-cell>
          <table:table-cell office:value-type="float" office:value="-0.00036403" calcext:value-type="float">
            <text:p>-0.00036403</text:p>
          </table:table-cell>
          <table:table-cell office:value-type="float" office:value="-0.00018161" calcext:value-type="float">
            <text:p>-0.000181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7638116" calcext:value-type="float">
            <text:p>-0.0027638116</text:p>
          </table:table-cell>
          <table:table-cell office:value-type="float" office:value="-9.8159175682" calcext:value-type="float">
            <text:p>-9.8159175682</text:p>
          </table:table-cell>
          <table:table-cell office:value-type="float" office:value="-0.128544867" calcext:value-type="float">
            <text:p>-0.128544867</text:p>
          </table:table-cell>
          <table:table-cell office:value-type="float" office:value="240" calcext:value-type="float">
            <text:p>240</text:p>
          </table:table-cell>
          <table:table-cell table:formula="of:=[.H241]/[.I241]" office:value-type="float" office:value="0.000281564263432055" calcext:value-type="float">
            <text:p>0.0002815643</text:p>
          </table:table-cell>
          <table:table-cell table:formula="of:=[.D241]/[.L241]" office:value-type="float" office:value="-1.29288424448028" calcext:value-type="float">
            <text:p>-1.2928842445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002249368" calcext:value-type="float">
            <text:p>0.002249368</text:p>
          </table:table-cell>
          <table:table-cell office:value-type="float" office:value="0" calcext:value-type="float">
            <text:p>0</text:p>
          </table:table-cell>
          <table:table-cell office:value-type="float" office:value="-0.00036215" calcext:value-type="float">
            <text:p>-0.00036215</text:p>
          </table:table-cell>
          <table:table-cell office:value-type="float" office:value="-0.00009228" calcext:value-type="float">
            <text:p>-0.000092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4042492" calcext:value-type="float">
            <text:p>-0.0014042492</text:p>
          </table:table-cell>
          <table:table-cell office:value-type="float" office:value="-9.8155004692" calcext:value-type="float">
            <text:p>-9.8155004692</text:p>
          </table:table-cell>
          <table:table-cell office:value-type="float" office:value="-0.128554821" calcext:value-type="float">
            <text:p>-0.128554821</text:p>
          </table:table-cell>
          <table:table-cell office:value-type="float" office:value="241" calcext:value-type="float">
            <text:p>241</text:p>
          </table:table-cell>
          <table:table-cell table:formula="of:=[.H242]/[.I242]" office:value-type="float" office:value="0.000143064452434839" calcext:value-type="float">
            <text:p>0.0001430645</text:p>
          </table:table-cell>
          <table:table-cell table:formula="of:=[.D242]/[.L242]" office:value-type="float" office:value="-2.53137654977534" calcext:value-type="float">
            <text:p>-2.5313765498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0022441936" calcext:value-type="float">
            <text:p>0.0022441936</text:p>
          </table:table-cell>
          <table:table-cell office:value-type="float" office:value="0" calcext:value-type="float">
            <text:p>0</text:p>
          </table:table-cell>
          <table:table-cell office:value-type="float" office:value="-0.00036215" calcext:value-type="float">
            <text:p>-0.00036215</text:p>
          </table:table-cell>
          <table:table-cell office:value-type="float" office:value="0.00014327" calcext:value-type="float">
            <text:p>0.000143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1806688" calcext:value-type="float">
            <text:p>0.0021806688</text:p>
          </table:table-cell>
          <table:table-cell office:value-type="float" office:value="-9.8173597527" calcext:value-type="float">
            <text:p>-9.8173597527</text:p>
          </table:table-cell>
          <table:table-cell office:value-type="float" office:value="-0.1285394728" calcext:value-type="float">
            <text:p>-0.1285394728</text:p>
          </table:table-cell>
          <table:table-cell office:value-type="float" office:value="242" calcext:value-type="float">
            <text:p>242</text:p>
          </table:table-cell>
          <table:table-cell table:formula="of:=[.H243]/[.I243]" office:value-type="float" office:value="-0.000222123753731268" calcext:value-type="float">
            <text:p>-0.0002221238</text:p>
          </table:table-cell>
          <table:table-cell table:formula="of:=[.D243]/[.L243]" office:value-type="float" office:value="1.63039744249118" calcext:value-type="float">
            <text:p>1.6303974425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.0022240831" calcext:value-type="float">
            <text:p>0.0022240831</text:p>
          </table:table-cell>
          <table:table-cell office:value-type="float" office:value="0" calcext:value-type="float">
            <text:p>0</text:p>
          </table:table-cell>
          <table:table-cell office:value-type="float" office:value="-0.00036211" calcext:value-type="float">
            <text:p>-0.00036211</text:p>
          </table:table-cell>
          <table:table-cell office:value-type="float" office:value="0.00030815" calcext:value-type="float">
            <text:p>0.000308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901524" calcext:value-type="float">
            <text:p>0.0046901524</text:p>
          </table:table-cell>
          <table:table-cell office:value-type="float" office:value="-9.8172126579" calcext:value-type="float">
            <text:p>-9.8172126579</text:p>
          </table:table-cell>
          <table:table-cell office:value-type="float" office:value="-0.1285066754" calcext:value-type="float">
            <text:p>-0.1285066754</text:p>
          </table:table-cell>
          <table:table-cell office:value-type="float" office:value="243" calcext:value-type="float">
            <text:p>243</text:p>
          </table:table-cell>
          <table:table-cell table:formula="of:=[.H244]/[.I244]" office:value-type="float" office:value="-0.000477747866266887" calcext:value-type="float">
            <text:p>-0.0004777479</text:p>
          </table:table-cell>
          <table:table-cell table:formula="of:=[.D244]/[.L244]" office:value-type="float" office:value="0.75795210312402" calcext:value-type="float">
            <text:p>0.7579521031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0022417528" calcext:value-type="float">
            <text:p>0.0022417528</text:p>
          </table:table-cell>
          <table:table-cell office:value-type="float" office:value="0" calcext:value-type="float">
            <text:p>0</text:p>
          </table:table-cell>
          <table:table-cell office:value-type="float" office:value="-0.00036211" calcext:value-type="float">
            <text:p>-0.00036211</text:p>
          </table:table-cell>
          <table:table-cell office:value-type="float" office:value="0.00032473" calcext:value-type="float">
            <text:p>0.000324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9416943" calcext:value-type="float">
            <text:p>0.0049416943</text:p>
          </table:table-cell>
          <table:table-cell office:value-type="float" office:value="-9.815517292" calcext:value-type="float">
            <text:p>-9.815517292</text:p>
          </table:table-cell>
          <table:table-cell office:value-type="float" office:value="-0.128472358" calcext:value-type="float">
            <text:p>-0.128472358</text:p>
          </table:table-cell>
          <table:table-cell office:value-type="float" office:value="244" calcext:value-type="float">
            <text:p>244</text:p>
          </table:table-cell>
          <table:table-cell table:formula="of:=[.H245]/[.I245]" office:value-type="float" office:value="-0.000503457347482609" calcext:value-type="float">
            <text:p>-0.0005034573</text:p>
          </table:table-cell>
          <table:table-cell table:formula="of:=[.D245]/[.L245]" office:value-type="float" office:value="0.719246628956008" calcext:value-type="float">
            <text:p>0.719246629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02229573" calcext:value-type="float">
            <text:p>0.002229573</text:p>
          </table:table-cell>
          <table:table-cell office:value-type="float" office:value="0" calcext:value-type="float">
            <text:p>0</text:p>
          </table:table-cell>
          <table:table-cell office:value-type="float" office:value="-0.00036576" calcext:value-type="float">
            <text:p>-0.00036576</text:p>
          </table:table-cell>
          <table:table-cell office:value-type="float" office:value="0.0002576" calcext:value-type="float">
            <text:p>0.00025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9204478" calcext:value-type="float">
            <text:p>0.0039204478</text:p>
          </table:table-cell>
          <table:table-cell office:value-type="float" office:value="-9.8162539864" calcext:value-type="float">
            <text:p>-9.8162539864</text:p>
          </table:table-cell>
          <table:table-cell office:value-type="float" office:value="-0.1284453273" calcext:value-type="float">
            <text:p>-0.1284453273</text:p>
          </table:table-cell>
          <table:table-cell office:value-type="float" office:value="245" calcext:value-type="float">
            <text:p>245</text:p>
          </table:table-cell>
          <table:table-cell table:formula="of:=[.H246]/[.I246]" office:value-type="float" office:value="-0.000399383288720077" calcext:value-type="float">
            <text:p>-0.0003993833</text:p>
          </table:table-cell>
          <table:table-cell table:formula="of:=[.D246]/[.L246]" office:value-type="float" office:value="0.915811978944258" calcext:value-type="float">
            <text:p>0.9158119789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022370117" calcext:value-type="float">
            <text:p>0.0022370117</text:p>
          </table:table-cell>
          <table:table-cell office:value-type="float" office:value="0" calcext:value-type="float">
            <text:p>0</text:p>
          </table:table-cell>
          <table:table-cell office:value-type="float" office:value="-0.00036321" calcext:value-type="float">
            <text:p>-0.00036321</text:p>
          </table:table-cell>
          <table:table-cell office:value-type="float" office:value="0.00035049" calcext:value-type="float">
            <text:p>0.000350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334885" calcext:value-type="float">
            <text:p>0.005334885</text:p>
          </table:table-cell>
          <table:table-cell office:value-type="float" office:value="-9.8177640533" calcext:value-type="float">
            <text:p>-9.8177640533</text:p>
          </table:table-cell>
          <table:table-cell office:value-type="float" office:value="-0.1284087896" calcext:value-type="float">
            <text:p>-0.1284087896</text:p>
          </table:table-cell>
          <table:table-cell office:value-type="float" office:value="246" calcext:value-type="float">
            <text:p>246</text:p>
          </table:table-cell>
          <table:table-cell table:formula="of:=[.H247]/[.I247]" office:value-type="float" office:value="-0.000543391038024265" calcext:value-type="float">
            <text:p>-0.000543391</text:p>
          </table:table-cell>
          <table:table-cell table:formula="of:=[.D247]/[.L247]" office:value-type="float" office:value="0.668413673734128" calcext:value-type="float">
            <text:p>0.6684136737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0022776674" calcext:value-type="float">
            <text:p>0.0022776674</text:p>
          </table:table-cell>
          <table:table-cell office:value-type="float" office:value="0" calcext:value-type="float">
            <text:p>0</text:p>
          </table:table-cell>
          <table:table-cell office:value-type="float" office:value="-0.00036321" calcext:value-type="float">
            <text:p>-0.00036321</text:p>
          </table:table-cell>
          <table:table-cell office:value-type="float" office:value="0.00055094" calcext:value-type="float">
            <text:p>0.000550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3866733" calcext:value-type="float">
            <text:p>0.0083866733</text:p>
          </table:table-cell>
          <table:table-cell office:value-type="float" office:value="-9.818480587" calcext:value-type="float">
            <text:p>-9.818480587</text:p>
          </table:table-cell>
          <table:table-cell office:value-type="float" office:value="-0.1283517331" calcext:value-type="float">
            <text:p>-0.1283517331</text:p>
          </table:table-cell>
          <table:table-cell office:value-type="float" office:value="247" calcext:value-type="float">
            <text:p>247</text:p>
          </table:table-cell>
          <table:table-cell table:formula="of:=[.H248]/[.I248]" office:value-type="float" office:value="-0.00085417221388656" calcext:value-type="float">
            <text:p>-0.0008541722</text:p>
          </table:table-cell>
          <table:table-cell table:formula="of:=[.D248]/[.L248]" office:value-type="float" office:value="0.425218701914175" calcext:value-type="float">
            <text:p>0.4252187019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022110301" calcext:value-type="float">
            <text:p>0.0022110301</text:p>
          </table:table-cell>
          <table:table-cell office:value-type="float" office:value="0" calcext:value-type="float">
            <text:p>0</text:p>
          </table:table-cell>
          <table:table-cell office:value-type="float" office:value="-0.00036023" calcext:value-type="float">
            <text:p>-0.00036023</text:p>
          </table:table-cell>
          <table:table-cell office:value-type="float" office:value="0.00045962" calcext:value-type="float">
            <text:p>0.000459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9952876" calcext:value-type="float">
            <text:p>0.0069952876</text:p>
          </table:table-cell>
          <table:table-cell office:value-type="float" office:value="-9.8167687607" calcext:value-type="float">
            <text:p>-9.8167687607</text:p>
          </table:table-cell>
          <table:table-cell office:value-type="float" office:value="-0.1283044666" calcext:value-type="float">
            <text:p>-0.1283044666</text:p>
          </table:table-cell>
          <table:table-cell office:value-type="float" office:value="248" calcext:value-type="float">
            <text:p>248</text:p>
          </table:table-cell>
          <table:table-cell table:formula="of:=[.H249]/[.I249]" office:value-type="float" office:value="-0.000712585553405782" calcext:value-type="float">
            <text:p>-0.0007125856</text:p>
          </table:table-cell>
          <table:table-cell table:formula="of:=[.D249]/[.L249]" office:value-type="float" office:value="0.505525263988712" calcext:value-type="float">
            <text:p>0.50552526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.0022605148" calcext:value-type="float">
            <text:p>0.0022605148</text:p>
          </table:table-cell>
          <table:table-cell office:value-type="float" office:value="0" calcext:value-type="float">
            <text:p>0</text:p>
          </table:table-cell>
          <table:table-cell office:value-type="float" office:value="-0.00036023" calcext:value-type="float">
            <text:p>-0.00036023</text:p>
          </table:table-cell>
          <table:table-cell office:value-type="float" office:value="0.0001106" calcext:value-type="float">
            <text:p>0.00011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829229" calcext:value-type="float">
            <text:p>0.0016829229</text:p>
          </table:table-cell>
          <table:table-cell office:value-type="float" office:value="-9.8149078178" calcext:value-type="float">
            <text:p>-9.814907817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49" calcext:value-type="float">
            <text:p>249</text:p>
          </table:table-cell>
          <table:table-cell table:formula="of:=[.H250]/[.I250]" office:value-type="float" office:value="-0.000171465991453114" calcext:value-type="float">
            <text:p>-0.000171466</text:p>
          </table:table-cell>
          <table:table-cell table:formula="of:=[.D250]/[.L250]" office:value-type="float" office:value="2.10088307860455" calcext:value-type="float">
            <text:p>2.1008830786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0021927336" calcext:value-type="float">
            <text:p>0.0021927336</text:p>
          </table:table-cell>
          <table:table-cell office:value-type="float" office:value="0" calcext:value-type="float">
            <text:p>0</text:p>
          </table:table-cell>
          <table:table-cell office:value-type="float" office:value="-0.00036023" calcext:value-type="float">
            <text:p>-0.00036023</text:p>
          </table:table-cell>
          <table:table-cell office:value-type="float" office:value="0.00026805" calcext:value-type="float">
            <text:p>0.000268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0795241" calcext:value-type="float">
            <text:p>0.0040795241</text:p>
          </table:table-cell>
          <table:table-cell office:value-type="float" office:value="-9.816600399" calcext:value-type="float">
            <text:p>-9.8166003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0" calcext:value-type="float">
            <text:p>250</text:p>
          </table:table-cell>
          <table:table-cell table:formula="of:=[.H251]/[.I251]" office:value-type="float" office:value="-0.000415574020963059" calcext:value-type="float">
            <text:p>-0.000415574</text:p>
          </table:table-cell>
          <table:table-cell table:formula="of:=[.D251]/[.L251]" office:value-type="float" office:value="0.866825118579829" calcext:value-type="float">
            <text:p>0.8668251186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0022417926" calcext:value-type="float">
            <text:p>0.0022417926</text:p>
          </table:table-cell>
          <table:table-cell office:value-type="float" office:value="0" calcext:value-type="float">
            <text:p>0</text:p>
          </table:table-cell>
          <table:table-cell office:value-type="float" office:value="-0.00036017" calcext:value-type="float">
            <text:p>-0.00036017</text:p>
          </table:table-cell>
          <table:table-cell office:value-type="float" office:value="0.00022456" calcext:value-type="float">
            <text:p>0.000224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4176293" calcext:value-type="float">
            <text:p>0.0034176293</text:p>
          </table:table-cell>
          <table:table-cell office:value-type="float" office:value="-9.8164146423" calcext:value-type="float">
            <text:p>-9.816414642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1" calcext:value-type="float">
            <text:p>251</text:p>
          </table:table-cell>
          <table:table-cell table:formula="of:=[.H252]/[.I252]" office:value-type="float" office:value="-0.000348154537530746" calcext:value-type="float">
            <text:p>-0.0003481545</text:p>
          </table:table-cell>
          <table:table-cell table:formula="of:=[.D252]/[.L252]" office:value-type="float" office:value="1.03451186520352" calcext:value-type="float">
            <text:p>1.0345118652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022112974" calcext:value-type="float">
            <text:p>0.0022112974</text:p>
          </table:table-cell>
          <table:table-cell office:value-type="float" office:value="0" calcext:value-type="float">
            <text:p>0</text:p>
          </table:table-cell>
          <table:table-cell office:value-type="float" office:value="-0.00036017" calcext:value-type="float">
            <text:p>-0.00036017</text:p>
          </table:table-cell>
          <table:table-cell office:value-type="float" office:value="0.00014789" calcext:value-type="float">
            <text:p>0.000147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2503862" calcext:value-type="float">
            <text:p>0.0022503862</text:p>
          </table:table-cell>
          <table:table-cell office:value-type="float" office:value="-9.8149013329" calcext:value-type="float">
            <text:p>-9.814901332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2" calcext:value-type="float">
            <text:p>252</text:p>
          </table:table-cell>
          <table:table-cell table:formula="of:=[.H253]/[.I253]" office:value-type="float" office:value="-0.000229282610560394" calcext:value-type="float">
            <text:p>-0.0002292826</text:p>
          </table:table-cell>
          <table:table-cell table:formula="of:=[.D253]/[.L253]" office:value-type="float" office:value="1.57085615485493" calcext:value-type="float">
            <text:p>1.5708561549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0022284677" calcext:value-type="float">
            <text:p>0.0022284677</text:p>
          </table:table-cell>
          <table:table-cell office:value-type="float" office:value="0" calcext:value-type="float">
            <text:p>0</text:p>
          </table:table-cell>
          <table:table-cell office:value-type="float" office:value="-0.0003609" calcext:value-type="float">
            <text:p>-0.0003609</text:p>
          </table:table-cell>
          <table:table-cell office:value-type="float" office:value="-0.00019061" calcext:value-type="float">
            <text:p>-0.000190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996062" calcext:value-type="float">
            <text:p>-0.0028996062</text:p>
          </table:table-cell>
          <table:table-cell office:value-type="float" office:value="-9.8119220543" calcext:value-type="float">
            <text:p>-9.81192205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3" calcext:value-type="float">
            <text:p>253</text:p>
          </table:table-cell>
          <table:table-cell table:formula="of:=[.H254]/[.I254]" office:value-type="float" office:value="0.000295518674522009" calcext:value-type="float">
            <text:p>0.0002955187</text:p>
          </table:table-cell>
          <table:table-cell table:formula="of:=[.D254]/[.L254]" office:value-type="float" office:value="-1.22124261887593" calcext:value-type="float">
            <text:p>-1.2212426189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0022188567" calcext:value-type="float">
            <text:p>0.0022188567</text:p>
          </table:table-cell>
          <table:table-cell office:value-type="float" office:value="0" calcext:value-type="float">
            <text:p>0</text:p>
          </table:table-cell>
          <table:table-cell office:value-type="float" office:value="-0.0003609" calcext:value-type="float">
            <text:p>-0.0003609</text:p>
          </table:table-cell>
          <table:table-cell office:value-type="float" office:value="-0.00024469" calcext:value-type="float">
            <text:p>-0.000244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7223544" calcext:value-type="float">
            <text:p>-0.0037223544</text:p>
          </table:table-cell>
          <table:table-cell office:value-type="float" office:value="-9.8119909859" calcext:value-type="float">
            <text:p>-9.811990985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4" calcext:value-type="float">
            <text:p>254</text:p>
          </table:table-cell>
          <table:table-cell table:formula="of:=[.H255]/[.I255]" office:value-type="float" office:value="0.000379367898457009" calcext:value-type="float">
            <text:p>0.0003793679</text:p>
          </table:table-cell>
          <table:table-cell table:formula="of:=[.D255]/[.L255]" office:value-type="float" office:value="-0.951319290503696" calcext:value-type="float">
            <text:p>-0.9513192905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0022331574" calcext:value-type="float">
            <text:p>0.0022331574</text:p>
          </table:table-cell>
          <table:table-cell office:value-type="float" office:value="0" calcext:value-type="float">
            <text:p>0</text:p>
          </table:table-cell>
          <table:table-cell office:value-type="float" office:value="-0.0003609" calcext:value-type="float">
            <text:p>-0.0003609</text:p>
          </table:table-cell>
          <table:table-cell office:value-type="float" office:value="-0.00042211" calcext:value-type="float">
            <text:p>-0.000422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4218869" calcext:value-type="float">
            <text:p>-0.0064218869</text:p>
          </table:table-cell>
          <table:table-cell office:value-type="float" office:value="-9.8129219818" calcext:value-type="float">
            <text:p>-9.81292198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5" calcext:value-type="float">
            <text:p>255</text:p>
          </table:table-cell>
          <table:table-cell table:formula="of:=[.H256]/[.I256]" office:value-type="float" office:value="0.000654431667948717" calcext:value-type="float">
            <text:p>0.0006544317</text:p>
          </table:table-cell>
          <table:table-cell table:formula="of:=[.D256]/[.L256]" office:value-type="float" office:value="-0.551470868045281" calcext:value-type="float">
            <text:p>-0.551470868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0022226768" calcext:value-type="float">
            <text:p>0.0022226768</text:p>
          </table:table-cell>
          <table:table-cell office:value-type="float" office:value="0" calcext:value-type="float">
            <text:p>0</text:p>
          </table:table-cell>
          <table:table-cell office:value-type="float" office:value="-0.00036384" calcext:value-type="float">
            <text:p>-0.00036384</text:p>
          </table:table-cell>
          <table:table-cell office:value-type="float" office:value="-0.00043963" calcext:value-type="float">
            <text:p>-0.000439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6893407" calcext:value-type="float">
            <text:p>-0.0066893407</text:p>
          </table:table-cell>
          <table:table-cell office:value-type="float" office:value="-9.8141713715" calcext:value-type="float">
            <text:p>-9.814171371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6" calcext:value-type="float">
            <text:p>256</text:p>
          </table:table-cell>
          <table:table-cell table:formula="of:=[.H257]/[.I257]" office:value-type="float" office:value="0.000681600152145866" calcext:value-type="float">
            <text:p>0.0006816002</text:p>
          </table:table-cell>
          <table:table-cell table:formula="of:=[.D257]/[.L257]" office:value-type="float" office:value="-0.533802697746664" calcext:value-type="float">
            <text:p>-0.5338026977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0022292195" calcext:value-type="float">
            <text:p>0.0022292195</text:p>
          </table:table-cell>
          <table:table-cell office:value-type="float" office:value="0" calcext:value-type="float">
            <text:p>0</text:p>
          </table:table-cell>
          <table:table-cell office:value-type="float" office:value="-0.00036384" calcext:value-type="float">
            <text:p>-0.00036384</text:p>
          </table:table-cell>
          <table:table-cell office:value-type="float" office:value="-0.00025623" calcext:value-type="float">
            <text:p>-0.000256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99264" calcext:value-type="float">
            <text:p>-0.003899264</text:p>
          </table:table-cell>
          <table:table-cell office:value-type="float" office:value="-9.8153673363" calcext:value-type="float">
            <text:p>-9.815367336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7" calcext:value-type="float">
            <text:p>257</text:p>
          </table:table-cell>
          <table:table-cell table:formula="of:=[.H258]/[.I258]" office:value-type="float" office:value="0.000397261138213281" calcext:value-type="float">
            <text:p>0.0003972611</text:p>
          </table:table-cell>
          <table:table-cell table:formula="of:=[.D258]/[.L258]" office:value-type="float" office:value="-0.915871110968478" calcext:value-type="float">
            <text:p>-0.915871111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0.0022615895" calcext:value-type="float">
            <text:p>0.0022615895</text:p>
          </table:table-cell>
          <table:table-cell office:value-type="float" office:value="0" calcext:value-type="float">
            <text:p>0</text:p>
          </table:table-cell>
          <table:table-cell office:value-type="float" office:value="-0.0003634" calcext:value-type="float">
            <text:p>-0.0003634</text:p>
          </table:table-cell>
          <table:table-cell office:value-type="float" office:value="-0.00026946" calcext:value-type="float">
            <text:p>-0.000269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004163" calcext:value-type="float">
            <text:p>-0.0041004163</text:p>
          </table:table-cell>
          <table:table-cell office:value-type="float" office:value="-9.8150386047" calcext:value-type="float">
            <text:p>-9.815038604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8" calcext:value-type="float">
            <text:p>258</text:p>
          </table:table-cell>
          <table:table-cell table:formula="of:=[.H259]/[.I259]" office:value-type="float" office:value="0.000417768738885702" calcext:value-type="float">
            <text:p>0.0004177687</text:p>
          </table:table-cell>
          <table:table-cell table:formula="of:=[.D259]/[.L259]" office:value-type="float" office:value="-0.869859245498556" calcext:value-type="float">
            <text:p>-0.8698592455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.0022334286" calcext:value-type="float">
            <text:p>0.0022334286</text:p>
          </table:table-cell>
          <table:table-cell office:value-type="float" office:value="0" calcext:value-type="float">
            <text:p>0</text:p>
          </table:table-cell>
          <table:table-cell office:value-type="float" office:value="-0.0003634" calcext:value-type="float">
            <text:p>-0.0003634</text:p>
          </table:table-cell>
          <table:table-cell office:value-type="float" office:value="-0.00035431" calcext:value-type="float">
            <text:p>-0.000354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3919634" calcext:value-type="float">
            <text:p>-0.0053919634</text:p>
          </table:table-cell>
          <table:table-cell office:value-type="float" office:value="-9.815641861" calcext:value-type="float">
            <text:p>-9.81564186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59" calcext:value-type="float">
            <text:p>259</text:p>
          </table:table-cell>
          <table:table-cell table:formula="of:=[.H260]/[.I260]" office:value-type="float" office:value="0.000549323567053075" calcext:value-type="float">
            <text:p>0.0005493236</text:p>
          </table:table-cell>
          <table:table-cell table:formula="of:=[.D260]/[.L260]" office:value-type="float" office:value="-0.661540887367188" calcext:value-type="float">
            <text:p>-0.6615408874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0.0022465761" calcext:value-type="float">
            <text:p>0.0022465761</text:p>
          </table:table-cell>
          <table:table-cell office:value-type="float" office:value="0" calcext:value-type="float">
            <text:p>0</text:p>
          </table:table-cell>
          <table:table-cell office:value-type="float" office:value="-0.0003634" calcext:value-type="float">
            <text:p>-0.0003634</text:p>
          </table:table-cell>
          <table:table-cell office:value-type="float" office:value="-0.00065476" calcext:value-type="float">
            <text:p>-0.000654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96257" calcext:value-type="float">
            <text:p>-0.00996257</text:p>
          </table:table-cell>
          <table:table-cell office:value-type="float" office:value="-9.8140498352" calcext:value-type="float">
            <text:p>-9.81404983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0" calcext:value-type="float">
            <text:p>260</text:p>
          </table:table-cell>
          <table:table-cell table:formula="of:=[.H261]/[.I261]" office:value-type="float" office:value="0.00101513342272497" calcext:value-type="float">
            <text:p>0.0010151334</text:p>
          </table:table-cell>
          <table:table-cell table:formula="of:=[.D261]/[.L261]" office:value-type="float" office:value="-0.357982499506822" calcext:value-type="float">
            <text:p>-0.3579824995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.002239971" calcext:value-type="float">
            <text:p>0.002239971</text:p>
          </table:table-cell>
          <table:table-cell office:value-type="float" office:value="0" calcext:value-type="float">
            <text:p>0</text:p>
          </table:table-cell>
          <table:table-cell office:value-type="float" office:value="-0.00036515" calcext:value-type="float">
            <text:p>-0.00036515</text:p>
          </table:table-cell>
          <table:table-cell office:value-type="float" office:value="-0.00057952" calcext:value-type="float">
            <text:p>-0.000579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8189597" calcext:value-type="float">
            <text:p>-0.0088189597</text:p>
          </table:table-cell>
          <table:table-cell office:value-type="float" office:value="-9.8153842545" calcext:value-type="float">
            <text:p>-9.81538425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1" calcext:value-type="float">
            <text:p>261</text:p>
          </table:table-cell>
          <table:table-cell table:formula="of:=[.H262]/[.I262]" office:value-type="float" office:value="0.00089848338805043" calcext:value-type="float">
            <text:p>0.0008984834</text:p>
          </table:table-cell>
          <table:table-cell table:formula="of:=[.D262]/[.L262]" office:value-type="float" office:value="-0.406407068685287" calcext:value-type="float">
            <text:p>-0.4064070687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0.002243446" calcext:value-type="float">
            <text:p>0.002243446</text:p>
          </table:table-cell>
          <table:table-cell office:value-type="float" office:value="0" calcext:value-type="float">
            <text:p>0</text:p>
          </table:table-cell>
          <table:table-cell office:value-type="float" office:value="-0.00036515" calcext:value-type="float">
            <text:p>-0.00036515</text:p>
          </table:table-cell>
          <table:table-cell office:value-type="float" office:value="-0.0007954" calcext:value-type="float">
            <text:p>-0.00079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10324" calcext:value-type="float">
            <text:p>-0.01210324</text:p>
          </table:table-cell>
          <table:table-cell office:value-type="float" office:value="-9.8146414185" calcext:value-type="float">
            <text:p>-9.814641418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2" calcext:value-type="float">
            <text:p>262</text:p>
          </table:table-cell>
          <table:table-cell table:formula="of:=[.H263]/[.I263]" office:value-type="float" office:value="0.00123318208826113" calcext:value-type="float">
            <text:p>0.0012331821</text:p>
          </table:table-cell>
          <table:table-cell table:formula="of:=[.D263]/[.L263]" office:value-type="float" office:value="-0.296103879123712" calcext:value-type="float">
            <text:p>-0.296103879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002263071" calcext:value-type="float">
            <text:p>0.002263071</text:p>
          </table:table-cell>
          <table:table-cell office:value-type="float" office:value="0" calcext:value-type="float">
            <text:p>0</text:p>
          </table:table-cell>
          <table:table-cell office:value-type="float" office:value="-0.00036631" calcext:value-type="float">
            <text:p>-0.00036631</text:p>
          </table:table-cell>
          <table:table-cell office:value-type="float" office:value="-0.00070253" calcext:value-type="float">
            <text:p>-0.000702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6942702" calcext:value-type="float">
            <text:p>-0.0106942702</text:p>
          </table:table-cell>
          <table:table-cell office:value-type="float" office:value="-9.8184676552" calcext:value-type="float">
            <text:p>-9.81846765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3" calcext:value-type="float">
            <text:p>263</text:p>
          </table:table-cell>
          <table:table-cell table:formula="of:=[.H264]/[.I264]" office:value-type="float" office:value="0.00108919951417635" calcext:value-type="float">
            <text:p>0.0010891995</text:p>
          </table:table-cell>
          <table:table-cell table:formula="of:=[.D264]/[.L264]" office:value-type="float" office:value="-0.336311203991864" calcext:value-type="float">
            <text:p>-0.336311204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0.0022460746" calcext:value-type="float">
            <text:p>0.0022460746</text:p>
          </table:table-cell>
          <table:table-cell office:value-type="float" office:value="0" calcext:value-type="float">
            <text:p>0</text:p>
          </table:table-cell>
          <table:table-cell office:value-type="float" office:value="-0.00036886" calcext:value-type="float">
            <text:p>-0.00036886</text:p>
          </table:table-cell>
          <table:table-cell office:value-type="float" office:value="-0.00053791" calcext:value-type="float">
            <text:p>-0.000537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1893695" calcext:value-type="float">
            <text:p>-0.0081893695</text:p>
          </table:table-cell>
          <table:table-cell office:value-type="float" office:value="-9.8198126602" calcext:value-type="float">
            <text:p>-9.819812660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4" calcext:value-type="float">
            <text:p>264</text:p>
          </table:table-cell>
          <table:table-cell table:formula="of:=[.H265]/[.I265]" office:value-type="float" office:value="0.000833963924097225" calcext:value-type="float">
            <text:p>0.0008339639</text:p>
          </table:table-cell>
          <table:table-cell table:formula="of:=[.D265]/[.L265]" office:value-type="float" office:value="-0.442297309681945" calcext:value-type="float">
            <text:p>-0.4422973097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.002271581" calcext:value-type="float">
            <text:p>0.002271581</text:p>
          </table:table-cell>
          <table:table-cell office:value-type="float" office:value="0" calcext:value-type="float">
            <text:p>0</text:p>
          </table:table-cell>
          <table:table-cell office:value-type="float" office:value="-0.00036886" calcext:value-type="float">
            <text:p>-0.00036886</text:p>
          </table:table-cell>
          <table:table-cell office:value-type="float" office:value="-0.00057068" calcext:value-type="float">
            <text:p>-0.000570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6866731" calcext:value-type="float">
            <text:p>-0.0086866731</text:p>
          </table:table-cell>
          <table:table-cell office:value-type="float" office:value="-9.8179488182" calcext:value-type="float">
            <text:p>-9.817948818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5" calcext:value-type="float">
            <text:p>265</text:p>
          </table:table-cell>
          <table:table-cell table:formula="of:=[.H266]/[.I266]" office:value-type="float" office:value="0.000884774738680355" calcext:value-type="float">
            <text:p>0.0008847747</text:p>
          </table:table-cell>
          <table:table-cell table:formula="of:=[.D266]/[.L266]" office:value-type="float" office:value="-0.41689707433347" calcext:value-type="float">
            <text:p>-0.4168970743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022842549" calcext:value-type="float">
            <text:p>0.0022842549</text:p>
          </table:table-cell>
          <table:table-cell office:value-type="float" office:value="0" calcext:value-type="float">
            <text:p>0</text:p>
          </table:table-cell>
          <table:table-cell office:value-type="float" office:value="-0.00037092" calcext:value-type="float">
            <text:p>-0.00037092</text:p>
          </table:table-cell>
          <table:table-cell office:value-type="float" office:value="-0.00051235" calcext:value-type="float">
            <text:p>-0.000512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799058" calcext:value-type="float">
            <text:p>-0.007799058</text:p>
          </table:table-cell>
          <table:table-cell office:value-type="float" office:value="-9.8182068443" calcext:value-type="float">
            <text:p>-9.81820684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6" calcext:value-type="float">
            <text:p>266</text:p>
          </table:table-cell>
          <table:table-cell table:formula="of:=[.H267]/[.I267]" office:value-type="float" office:value="0.000794346475245403" calcext:value-type="float">
            <text:p>0.0007943465</text:p>
          </table:table-cell>
          <table:table-cell table:formula="of:=[.D267]/[.L267]" office:value-type="float" office:value="-0.466949890959621" calcext:value-type="float">
            <text:p>-0.466949891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0022696306" calcext:value-type="float">
            <text:p>0.0022696306</text:p>
          </table:table-cell>
          <table:table-cell office:value-type="float" office:value="0" calcext:value-type="float">
            <text:p>0</text:p>
          </table:table-cell>
          <table:table-cell office:value-type="float" office:value="-0.00037137" calcext:value-type="float">
            <text:p>-0.00037137</text:p>
          </table:table-cell>
          <table:table-cell office:value-type="float" office:value="-0.000678" calcext:value-type="float">
            <text:p>-0.0006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3181144" calcext:value-type="float">
            <text:p>-0.0103181144</text:p>
          </table:table-cell>
          <table:table-cell office:value-type="float" office:value="-9.8158559418" calcext:value-type="float">
            <text:p>-9.81585594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7" calcext:value-type="float">
            <text:p>267</text:p>
          </table:table-cell>
          <table:table-cell table:formula="of:=[.H268]/[.I268]" office:value-type="float" office:value="0.0010511680755278" calcext:value-type="float">
            <text:p>0.0010511681</text:p>
          </table:table-cell>
          <table:table-cell table:formula="of:=[.D268]/[.L268]" office:value-type="float" office:value="-0.353292692810836" calcext:value-type="float">
            <text:p>-0.3532926928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0.0023052217" calcext:value-type="float">
            <text:p>0.0023052217</text:p>
          </table:table-cell>
          <table:table-cell office:value-type="float" office:value="0" calcext:value-type="float">
            <text:p>0</text:p>
          </table:table-cell>
          <table:table-cell office:value-type="float" office:value="-0.00037137" calcext:value-type="float">
            <text:p>-0.00037137</text:p>
          </table:table-cell>
          <table:table-cell office:value-type="float" office:value="-0.0006922" calcext:value-type="float">
            <text:p>-0.00069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5330711" calcext:value-type="float">
            <text:p>-0.0105330711</text:p>
          </table:table-cell>
          <table:table-cell office:value-type="float" office:value="-9.8148592758" calcext:value-type="float">
            <text:p>-9.814859275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8" calcext:value-type="float">
            <text:p>268</text:p>
          </table:table-cell>
          <table:table-cell table:formula="of:=[.H269]/[.I269]" office:value-type="float" office:value="0.00107317596758324" calcext:value-type="float">
            <text:p>0.001073176</text:p>
          </table:table-cell>
          <table:table-cell table:formula="of:=[.D269]/[.L269]" office:value-type="float" office:value="-0.346047629855441" calcext:value-type="float">
            <text:p>-0.3460476299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022832118" calcext:value-type="float">
            <text:p>0.0022832118</text:p>
          </table:table-cell>
          <table:table-cell office:value-type="float" office:value="0" calcext:value-type="float">
            <text:p>0</text:p>
          </table:table-cell>
          <table:table-cell office:value-type="float" office:value="-0.00037137" calcext:value-type="float">
            <text:p>-0.00037137</text:p>
          </table:table-cell>
          <table:table-cell office:value-type="float" office:value="-0.00072608" calcext:value-type="float">
            <text:p>-0.000726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0457926" calcext:value-type="float">
            <text:p>-0.0110457926</text:p>
          </table:table-cell>
          <table:table-cell office:value-type="float" office:value="-9.8123767853" calcext:value-type="float">
            <text:p>-9.81237678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69" calcext:value-type="float">
            <text:p>269</text:p>
          </table:table-cell>
          <table:table-cell table:formula="of:=[.H270]/[.I270]" office:value-type="float" office:value="0.00112570000537972" calcext:value-type="float">
            <text:p>0.0011257</text:p>
          </table:table-cell>
          <table:table-cell table:formula="of:=[.D270]/[.L270]" office:value-type="float" office:value="-0.329901393111153" calcext:value-type="float">
            <text:p>-0.3299013931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0.0022960806" calcext:value-type="float">
            <text:p>0.0022960806</text:p>
          </table:table-cell>
          <table:table-cell office:value-type="float" office:value="0" calcext:value-type="float">
            <text:p>0</text:p>
          </table:table-cell>
          <table:table-cell office:value-type="float" office:value="-0.00037137" calcext:value-type="float">
            <text:p>-0.00037137</text:p>
          </table:table-cell>
          <table:table-cell office:value-type="float" office:value="-0.00076018" calcext:value-type="float">
            <text:p>-0.000760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5642926" calcext:value-type="float">
            <text:p>-0.0115642926</text:p>
          </table:table-cell>
          <table:table-cell office:value-type="float" office:value="-9.8120918465" calcext:value-type="float">
            <text:p>-9.812091846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0" calcext:value-type="float">
            <text:p>270</text:p>
          </table:table-cell>
          <table:table-cell table:formula="of:=[.H271]/[.I271]" office:value-type="float" office:value="0.00117857565755716" calcext:value-type="float">
            <text:p>0.0011785757</text:p>
          </table:table-cell>
          <table:table-cell table:formula="of:=[.D271]/[.L271]" office:value-type="float" office:value="-0.315100687527978" calcext:value-type="float">
            <text:p>-0.3151006875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0022887448" calcext:value-type="float">
            <text:p>0.0022887448</text:p>
          </table:table-cell>
          <table:table-cell office:value-type="float" office:value="0" calcext:value-type="float">
            <text:p>0</text:p>
          </table:table-cell>
          <table:table-cell office:value-type="float" office:value="-0.00037386" calcext:value-type="float">
            <text:p>-0.00037386</text:p>
          </table:table-cell>
          <table:table-cell office:value-type="float" office:value="-0.00082359" calcext:value-type="float">
            <text:p>-0.000823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530207" calcext:value-type="float">
            <text:p>-0.012530207</text:p>
          </table:table-cell>
          <table:table-cell office:value-type="float" office:value="-9.8130810547" calcext:value-type="float">
            <text:p>-9.813081054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1" calcext:value-type="float">
            <text:p>271</text:p>
          </table:table-cell>
          <table:table-cell table:formula="of:=[.H272]/[.I272]" office:value-type="float" office:value="0.00127688815879072" calcext:value-type="float">
            <text:p>0.0012768882</text:p>
          </table:table-cell>
          <table:table-cell table:formula="of:=[.D272]/[.L272]" office:value-type="float" office:value="-0.292789934205408" calcext:value-type="float">
            <text:p>-0.292789934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0.0022928759" calcext:value-type="float">
            <text:p>0.0022928759</text:p>
          </table:table-cell>
          <table:table-cell office:value-type="float" office:value="0" calcext:value-type="float">
            <text:p>0</text:p>
          </table:table-cell>
          <table:table-cell office:value-type="float" office:value="-0.00037431" calcext:value-type="float">
            <text:p>-0.00037431</text:p>
          </table:table-cell>
          <table:table-cell office:value-type="float" office:value="-0.00099218" calcext:value-type="float">
            <text:p>-0.000992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0923801" calcext:value-type="float">
            <text:p>-0.0150923801</text:p>
          </table:table-cell>
          <table:table-cell office:value-type="float" office:value="-9.811307869" calcext:value-type="float">
            <text:p>-9.81130786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2" calcext:value-type="float">
            <text:p>272</text:p>
          </table:table-cell>
          <table:table-cell table:formula="of:=[.H273]/[.I273]" office:value-type="float" office:value="0.00153826383816639" calcext:value-type="float">
            <text:p>0.0015382638</text:p>
          </table:table-cell>
          <table:table-cell table:formula="of:=[.D273]/[.L273]" office:value-type="float" office:value="-0.243332769524231" calcext:value-type="float">
            <text:p>-0.2433327695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.0023212312" calcext:value-type="float">
            <text:p>0.0023212312</text:p>
          </table:table-cell>
          <table:table-cell office:value-type="float" office:value="0" calcext:value-type="float">
            <text:p>0</text:p>
          </table:table-cell>
          <table:table-cell office:value-type="float" office:value="-0.00037637" calcext:value-type="float">
            <text:p>-0.00037637</text:p>
          </table:table-cell>
          <table:table-cell office:value-type="float" office:value="-0.00104629" calcext:value-type="float">
            <text:p>-0.001046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9129888" calcext:value-type="float">
            <text:p>-0.0159129888</text:p>
          </table:table-cell>
          <table:table-cell office:value-type="float" office:value="-9.8098296165" calcext:value-type="float">
            <text:p>-9.809829616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3" calcext:value-type="float">
            <text:p>273</text:p>
          </table:table-cell>
          <table:table-cell table:formula="of:=[.H274]/[.I274]" office:value-type="float" office:value="0.00162214731775102" calcext:value-type="float">
            <text:p>0.0016221473</text:p>
          </table:table-cell>
          <table:table-cell table:formula="of:=[.D274]/[.L274]" office:value-type="float" office:value="-0.232019617380872" calcext:value-type="float">
            <text:p>-0.2320196174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0.0023023395" calcext:value-type="float">
            <text:p>0.0023023395</text:p>
          </table:table-cell>
          <table:table-cell office:value-type="float" office:value="0" calcext:value-type="float">
            <text:p>0</text:p>
          </table:table-cell>
          <table:table-cell office:value-type="float" office:value="-0.00037637" calcext:value-type="float">
            <text:p>-0.00037637</text:p>
          </table:table-cell>
          <table:table-cell office:value-type="float" office:value="-0.0011068" calcext:value-type="float">
            <text:p>-0.00110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8293738" calcext:value-type="float">
            <text:p>-0.0168293738</text:p>
          </table:table-cell>
          <table:table-cell office:value-type="float" office:value="-9.8075319099" calcext:value-type="float">
            <text:p>-9.80753190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4" calcext:value-type="float">
            <text:p>274</text:p>
          </table:table-cell>
          <table:table-cell table:formula="of:=[.H275]/[.I275]" office:value-type="float" office:value="0.00171596421552419" calcext:value-type="float">
            <text:p>0.0017159642</text:p>
          </table:table-cell>
          <table:table-cell table:formula="of:=[.D275]/[.L275]" office:value-type="float" office:value="-0.21933441070333" calcext:value-type="float">
            <text:p>-0.219334410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0023390544" calcext:value-type="float">
            <text:p>0.0023390544</text:p>
          </table:table-cell>
          <table:table-cell office:value-type="float" office:value="0" calcext:value-type="float">
            <text:p>0</text:p>
          </table:table-cell>
          <table:table-cell office:value-type="float" office:value="-0.00037562" calcext:value-type="float">
            <text:p>-0.00037562</text:p>
          </table:table-cell>
          <table:table-cell office:value-type="float" office:value="-0.00102307" calcext:value-type="float">
            <text:p>-0.001023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5575792" calcext:value-type="float">
            <text:p>-0.0155575792</text:p>
          </table:table-cell>
          <table:table-cell office:value-type="float" office:value="-9.8083617592" calcext:value-type="float">
            <text:p>-9.80836175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5" calcext:value-type="float">
            <text:p>275</text:p>
          </table:table-cell>
          <table:table-cell table:formula="of:=[.H276]/[.I276]" office:value-type="float" office:value="0.00158615470982271" calcext:value-type="float">
            <text:p>0.0015861547</text:p>
          </table:table-cell>
          <table:table-cell table:formula="of:=[.D276]/[.L276]" office:value-type="float" office:value="-0.236811704226497" calcext:value-type="float">
            <text:p>-0.2368117042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0.00231124" calcext:value-type="float">
            <text:p>0.00231124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094775" calcext:value-type="float">
            <text:p>-0.000947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4098367" calcext:value-type="float">
            <text:p>-0.0144098367</text:p>
          </table:table-cell>
          <table:table-cell office:value-type="float" office:value="-9.8067951012" calcext:value-type="float">
            <text:p>-9.80679510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6" calcext:value-type="float">
            <text:p>276</text:p>
          </table:table-cell>
          <table:table-cell table:formula="of:=[.H277]/[.I277]" office:value-type="float" office:value="0.00146937266979676" calcext:value-type="float">
            <text:p>0.0014693727</text:p>
          </table:table-cell>
          <table:table-cell table:formula="of:=[.D277]/[.L277]" office:value-type="float" office:value="-0.258116955484452" calcext:value-type="float">
            <text:p>-0.2581169555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0023195923" calcext:value-type="float">
            <text:p>0.0023195923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110318" calcext:value-type="float">
            <text:p>-0.001103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7697643" calcext:value-type="float">
            <text:p>-0.0167697643</text:p>
          </table:table-cell>
          <table:table-cell office:value-type="float" office:value="-9.8048668671" calcext:value-type="float">
            <text:p>-9.80486686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7" calcext:value-type="float">
            <text:p>277</text:p>
          </table:table-cell>
          <table:table-cell table:formula="of:=[.H278]/[.I278]" office:value-type="float" office:value="0.00171035104579243" calcext:value-type="float">
            <text:p>0.001710351</text:p>
          </table:table-cell>
          <table:table-cell table:formula="of:=[.D278]/[.L278]" office:value-type="float" office:value="-0.221749798635215" calcext:value-type="float">
            <text:p>-0.2217497986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0023619339" calcext:value-type="float">
            <text:p>0.0023619339</text:p>
          </table:table-cell>
          <table:table-cell office:value-type="float" office:value="0" calcext:value-type="float">
            <text:p>0</text:p>
          </table:table-cell>
          <table:table-cell office:value-type="float" office:value="-0.00037927" calcext:value-type="float">
            <text:p>-0.00037927</text:p>
          </table:table-cell>
          <table:table-cell office:value-type="float" office:value="-0.00111878" calcext:value-type="float">
            <text:p>-0.001118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0073972" calcext:value-type="float">
            <text:p>-0.0170073972</text:p>
          </table:table-cell>
          <table:table-cell office:value-type="float" office:value="-9.805160141" calcext:value-type="float">
            <text:p>-9.8051601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8" calcext:value-type="float">
            <text:p>278</text:p>
          </table:table-cell>
          <table:table-cell table:formula="of:=[.H279]/[.I279]" office:value-type="float" office:value="0.00173453538294434" calcext:value-type="float">
            <text:p>0.0017345354</text:p>
          </table:table-cell>
          <table:table-cell table:formula="of:=[.D279]/[.L279]" office:value-type="float" office:value="-0.218657978228266" calcext:value-type="float">
            <text:p>-0.2186579782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0023251299" calcext:value-type="float">
            <text:p>0.0023251299</text:p>
          </table:table-cell>
          <table:table-cell office:value-type="float" office:value="0" calcext:value-type="float">
            <text:p>0</text:p>
          </table:table-cell>
          <table:table-cell office:value-type="float" office:value="-0.00038177" calcext:value-type="float">
            <text:p>-0.00038177</text:p>
          </table:table-cell>
          <table:table-cell office:value-type="float" office:value="-0.00097323" calcext:value-type="float">
            <text:p>-0.000973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7949111" calcext:value-type="float">
            <text:p>-0.0147949111</text:p>
          </table:table-cell>
          <table:table-cell office:value-type="float" office:value="-9.8051609993" calcext:value-type="float">
            <text:p>-9.80516099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79" calcext:value-type="float">
            <text:p>279</text:p>
          </table:table-cell>
          <table:table-cell table:formula="of:=[.H280]/[.I280]" office:value-type="float" office:value="0.00150889017539398" calcext:value-type="float">
            <text:p>0.0015088902</text:p>
          </table:table-cell>
          <table:table-cell table:formula="of:=[.D280]/[.L280]" office:value-type="float" office:value="-0.2530137754395" calcext:value-type="float">
            <text:p>-0.2530137754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0.0023493418" calcext:value-type="float">
            <text:p>0.0023493418</text:p>
          </table:table-cell>
          <table:table-cell office:value-type="float" office:value="0" calcext:value-type="float">
            <text:p>0</text:p>
          </table:table-cell>
          <table:table-cell office:value-type="float" office:value="-0.00038041" calcext:value-type="float">
            <text:p>-0.00038041</text:p>
          </table:table-cell>
          <table:table-cell office:value-type="float" office:value="-0.001145" calcext:value-type="float">
            <text:p>-0.001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4020664" calcext:value-type="float">
            <text:p>-0.0174020664</text:p>
          </table:table-cell>
          <table:table-cell office:value-type="float" office:value="-9.802903862" calcext:value-type="float">
            <text:p>-9.80290386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0" calcext:value-type="float">
            <text:p>280</text:p>
          </table:table-cell>
          <table:table-cell table:formula="of:=[.H281]/[.I281]" office:value-type="float" office:value="0.00177519504883215" calcext:value-type="float">
            <text:p>0.001775195</text:p>
          </table:table-cell>
          <table:table-cell table:formula="of:=[.D281]/[.L281]" office:value-type="float" office:value="-0.214291945130345" calcext:value-type="float">
            <text:p>-0.2142919451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0023655021" calcext:value-type="float">
            <text:p>0.0023655021</text:p>
          </table:table-cell>
          <table:table-cell office:value-type="float" office:value="0" calcext:value-type="float">
            <text:p>0</text:p>
          </table:table-cell>
          <table:table-cell office:value-type="float" office:value="-0.00038114" calcext:value-type="float">
            <text:p>-0.00038114</text:p>
          </table:table-cell>
          <table:table-cell office:value-type="float" office:value="-0.00104983" calcext:value-type="float">
            <text:p>-0.001049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9563543" calcext:value-type="float">
            <text:p>-0.0159563543</text:p>
          </table:table-cell>
          <table:table-cell office:value-type="float" office:value="-9.8033543205" calcext:value-type="float">
            <text:p>-9.80335432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1" calcext:value-type="float">
            <text:p>281</text:p>
          </table:table-cell>
          <table:table-cell table:formula="of:=[.H282]/[.I282]" office:value-type="float" office:value="0.00162764231285952" calcext:value-type="float">
            <text:p>0.0016276423</text:p>
          </table:table-cell>
          <table:table-cell table:formula="of:=[.D282]/[.L282]" office:value-type="float" office:value="-0.234166927824821" calcext:value-type="float">
            <text:p>-0.2341669278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0.0023315004" calcext:value-type="float">
            <text:p>0.0023315004</text:p>
          </table:table-cell>
          <table:table-cell office:value-type="float" office:value="0" calcext:value-type="float">
            <text:p>0</text:p>
          </table:table-cell>
          <table:table-cell office:value-type="float" office:value="-0.00037904" calcext:value-type="float">
            <text:p>-0.00037904</text:p>
          </table:table-cell>
          <table:table-cell office:value-type="float" office:value="-0.00101927" calcext:value-type="float">
            <text:p>-0.001019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883395" calcext:value-type="float">
            <text:p>-0.0154883395</text:p>
          </table:table-cell>
          <table:table-cell office:value-type="float" office:value="-9.8011296463" calcext:value-type="float">
            <text:p>-9.801129646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2" calcext:value-type="float">
            <text:p>282</text:p>
          </table:table-cell>
          <table:table-cell table:formula="of:=[.H283]/[.I283]" office:value-type="float" office:value="0.00158026064942901" calcext:value-type="float">
            <text:p>0.0015802606</text:p>
          </table:table-cell>
          <table:table-cell table:formula="of:=[.D283]/[.L283]" office:value-type="float" office:value="-0.239859165092136" calcext:value-type="float">
            <text:p>-0.2398591651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0023664285" calcext:value-type="float">
            <text:p>0.0023664285</text:p>
          </table:table-cell>
          <table:table-cell office:value-type="float" office:value="0" calcext:value-type="float">
            <text:p>0</text:p>
          </table:table-cell>
          <table:table-cell office:value-type="float" office:value="-0.00037904" calcext:value-type="float">
            <text:p>-0.00037904</text:p>
          </table:table-cell>
          <table:table-cell office:value-type="float" office:value="-0.00092667" calcext:value-type="float">
            <text:p>-0.000926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0788726" calcext:value-type="float">
            <text:p>-0.0140788726</text:p>
          </table:table-cell>
          <table:table-cell office:value-type="float" office:value="-9.7994765091" calcext:value-type="float">
            <text:p>-9.79947650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3" calcext:value-type="float">
            <text:p>283</text:p>
          </table:table-cell>
          <table:table-cell table:formula="of:=[.H284]/[.I284]" office:value-type="float" office:value="0.00143669639770309" calcext:value-type="float">
            <text:p>0.0014366964</text:p>
          </table:table-cell>
          <table:table-cell table:formula="of:=[.D284]/[.L284]" office:value-type="float" office:value="-0.263827486869173" calcext:value-type="float">
            <text:p>-0.2638274869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0.0023166286" calcext:value-type="float">
            <text:p>0.0023166286</text:p>
          </table:table-cell>
          <table:table-cell office:value-type="float" office:value="0" calcext:value-type="float">
            <text:p>0</text:p>
          </table:table-cell>
          <table:table-cell office:value-type="float" office:value="-0.00038153" calcext:value-type="float">
            <text:p>-0.00038153</text:p>
          </table:table-cell>
          <table:table-cell office:value-type="float" office:value="-0.0008647" calcext:value-type="float">
            <text:p>-0.00086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137006" calcext:value-type="float">
            <text:p>-0.013137006</text:p>
          </table:table-cell>
          <table:table-cell office:value-type="float" office:value="-9.7991782188" calcext:value-type="float">
            <text:p>-9.799178218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4" calcext:value-type="float">
            <text:p>284</text:p>
          </table:table-cell>
          <table:table-cell table:formula="of:=[.H285]/[.I285]" office:value-type="float" office:value="0.00134062323458882" calcext:value-type="float">
            <text:p>0.0013406232</text:p>
          </table:table-cell>
          <table:table-cell table:formula="of:=[.D285]/[.L285]" office:value-type="float" office:value="-0.284591516957423" calcext:value-type="float">
            <text:p>-0.284591517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0023528971" calcext:value-type="float">
            <text:p>0.0023528971</text:p>
          </table:table-cell>
          <table:table-cell office:value-type="float" office:value="0" calcext:value-type="float">
            <text:p>0</text:p>
          </table:table-cell>
          <table:table-cell office:value-type="float" office:value="-0.00038153" calcext:value-type="float">
            <text:p>-0.00038153</text:p>
          </table:table-cell>
          <table:table-cell office:value-type="float" office:value="-0.00080753" calcext:value-type="float">
            <text:p>-0.000807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270018" calcext:value-type="float">
            <text:p>-0.012270018</text:p>
          </table:table-cell>
          <table:table-cell office:value-type="float" office:value="-9.8004149628" calcext:value-type="float">
            <text:p>-9.800414962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5" calcext:value-type="float">
            <text:p>285</text:p>
          </table:table-cell>
          <table:table-cell table:formula="of:=[.H286]/[.I286]" office:value-type="float" office:value="0.00125198963988505" calcext:value-type="float">
            <text:p>0.0012519896</text:p>
          </table:table-cell>
          <table:table-cell table:formula="of:=[.D286]/[.L286]" office:value-type="float" office:value="-0.304738943394955" calcext:value-type="float">
            <text:p>-0.3047389434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0023609945" calcext:value-type="float">
            <text:p>0.0023609945</text:p>
          </table:table-cell>
          <table:table-cell office:value-type="float" office:value="0" calcext:value-type="float">
            <text:p>0</text:p>
          </table:table-cell>
          <table:table-cell office:value-type="float" office:value="-0.00038359" calcext:value-type="float">
            <text:p>-0.00038359</text:p>
          </table:table-cell>
          <table:table-cell office:value-type="float" office:value="-0.00111752" calcext:value-type="float">
            <text:p>-0.001117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9776992" calcext:value-type="float">
            <text:p>-0.0169776992</text:p>
          </table:table-cell>
          <table:table-cell office:value-type="float" office:value="-9.7990632057" calcext:value-type="float">
            <text:p>-9.79906320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6" calcext:value-type="float">
            <text:p>286</text:p>
          </table:table-cell>
          <table:table-cell table:formula="of:=[.H287]/[.I287]" office:value-type="float" office:value="0.00173258390558439" calcext:value-type="float">
            <text:p>0.0017325839</text:p>
          </table:table-cell>
          <table:table-cell table:formula="of:=[.D287]/[.L287]" office:value-type="float" office:value="-0.221397647042449" calcext:value-type="float">
            <text:p>-0.22139764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0023485187" calcext:value-type="float">
            <text:p>0.0023485187</text:p>
          </table:table-cell>
          <table:table-cell office:value-type="float" office:value="0" calcext:value-type="float">
            <text:p>0</text:p>
          </table:table-cell>
          <table:table-cell office:value-type="float" office:value="-0.00038104" calcext:value-type="float">
            <text:p>-0.00038104</text:p>
          </table:table-cell>
          <table:table-cell office:value-type="float" office:value="-0.00115807" calcext:value-type="float">
            <text:p>-0.001158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5950616" calcext:value-type="float">
            <text:p>-0.0175950616</text:p>
          </table:table-cell>
          <table:table-cell office:value-type="float" office:value="-9.7997964478" calcext:value-type="float">
            <text:p>-9.799796447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7" calcext:value-type="float">
            <text:p>287</text:p>
          </table:table-cell>
          <table:table-cell table:formula="of:=[.H288]/[.I288]" office:value-type="float" office:value="0.00179545174164816" calcext:value-type="float">
            <text:p>0.0017954517</text:p>
          </table:table-cell>
          <table:table-cell table:formula="of:=[.D288]/[.L288]" office:value-type="float" office:value="-0.212225141540267" calcext:value-type="float">
            <text:p>-0.2122251415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0.0023830151" calcext:value-type="float">
            <text:p>0.0023830151</text:p>
          </table:table-cell>
          <table:table-cell office:value-type="float" office:value="0" calcext:value-type="float">
            <text:p>0</text:p>
          </table:table-cell>
          <table:table-cell office:value-type="float" office:value="-0.00038104" calcext:value-type="float">
            <text:p>-0.00038104</text:p>
          </table:table-cell>
          <table:table-cell office:value-type="float" office:value="-0.0009847" calcext:value-type="float">
            <text:p>-0.0009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9609451" calcext:value-type="float">
            <text:p>-0.0149609451</text:p>
          </table:table-cell>
          <table:table-cell office:value-type="float" office:value="-9.7997465515" calcext:value-type="float">
            <text:p>-9.799746551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8" calcext:value-type="float">
            <text:p>288</text:p>
          </table:table-cell>
          <table:table-cell table:formula="of:=[.H289]/[.I289]" office:value-type="float" office:value="0.00152666653381051" calcext:value-type="float">
            <text:p>0.0015266665</text:p>
          </table:table-cell>
          <table:table-cell table:formula="of:=[.D289]/[.L289]" office:value-type="float" office:value="-0.249589541370856" calcext:value-type="float">
            <text:p>-0.249589541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002324664" calcext:value-type="float">
            <text:p>0.002324664</text:p>
          </table:table-cell>
          <table:table-cell office:value-type="float" office:value="0" calcext:value-type="float">
            <text:p>0</text:p>
          </table:table-cell>
          <table:table-cell office:value-type="float" office:value="-0.00038221" calcext:value-type="float">
            <text:p>-0.00038221</text:p>
          </table:table-cell>
          <table:table-cell office:value-type="float" office:value="-0.00092098" calcext:value-type="float">
            <text:p>-0.000920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9920838" calcext:value-type="float">
            <text:p>-0.0139920838</text:p>
          </table:table-cell>
          <table:table-cell office:value-type="float" office:value="-9.7991903305" calcext:value-type="float">
            <text:p>-9.79919033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89" calcext:value-type="float">
            <text:p>289</text:p>
          </table:table-cell>
          <table:table-cell table:formula="of:=[.H290]/[.I290]" office:value-type="float" office:value="0.00142788162369391" calcext:value-type="float">
            <text:p>0.0014278816</text:p>
          </table:table-cell>
          <table:table-cell table:formula="of:=[.D290]/[.L290]" office:value-type="float" office:value="-0.267676251068508" calcext:value-type="float">
            <text:p>-0.2676762511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0023681687" calcext:value-type="float">
            <text:p>0.0023681687</text:p>
          </table:table-cell>
          <table:table-cell office:value-type="float" office:value="0" calcext:value-type="float">
            <text:p>0</text:p>
          </table:table-cell>
          <table:table-cell office:value-type="float" office:value="-0.00038265" calcext:value-type="float">
            <text:p>-0.00038265</text:p>
          </table:table-cell>
          <table:table-cell office:value-type="float" office:value="-0.00095495" calcext:value-type="float">
            <text:p>-0.000954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5046358" calcext:value-type="float">
            <text:p>-0.0145046358</text:p>
          </table:table-cell>
          <table:table-cell office:value-type="float" office:value="-9.7968043518" calcext:value-type="float">
            <text:p>-9.79680435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0" calcext:value-type="float">
            <text:p>290</text:p>
          </table:table-cell>
          <table:table-cell table:formula="of:=[.H291]/[.I291]" office:value-type="float" office:value="0.00148054766423247" calcext:value-type="float">
            <text:p>0.0014805477</text:p>
          </table:table-cell>
          <table:table-cell table:formula="of:=[.D291]/[.L291]" office:value-type="float" office:value="-0.258451658966595" calcext:value-type="float">
            <text:p>-0.258451659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.002355187" calcext:value-type="float">
            <text:p>0.002355187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08802" calcext:value-type="float">
            <text:p>-0.00088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3728558" calcext:value-type="float">
            <text:p>-0.0133728558</text:p>
          </table:table-cell>
          <table:table-cell office:value-type="float" office:value="-9.7995187569" calcext:value-type="float">
            <text:p>-9.799518756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1" calcext:value-type="float">
            <text:p>291</text:p>
          </table:table-cell>
          <table:table-cell table:formula="of:=[.H292]/[.I292]" office:value-type="float" office:value="0.00136464413526266" calcext:value-type="float">
            <text:p>0.0013646441</text:p>
          </table:table-cell>
          <table:table-cell table:formula="of:=[.D292]/[.L292]" office:value-type="float" office:value="-0.281912324289551" calcext:value-type="float">
            <text:p>-0.2819123243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0.002364761" calcext:value-type="float">
            <text:p>0.002364761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101431" calcext:value-type="float">
            <text:p>-0.001014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061163" calcext:value-type="float">
            <text:p>-0.0154061163</text:p>
          </table:table-cell>
          <table:table-cell office:value-type="float" office:value="-9.7967681313" calcext:value-type="float">
            <text:p>-9.796768131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2" calcext:value-type="float">
            <text:p>292</text:p>
          </table:table-cell>
          <table:table-cell table:formula="of:=[.H293]/[.I293]" office:value-type="float" office:value="0.00157257129019707" calcext:value-type="float">
            <text:p>0.0015725713</text:p>
          </table:table-cell>
          <table:table-cell table:formula="of:=[.D293]/[.L293]" office:value-type="float" office:value="-0.244637557863459" calcext:value-type="float">
            <text:p>-0.2446375579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02384108" calcext:value-type="float">
            <text:p>0.002384108</text:p>
          </table:table-cell>
          <table:table-cell office:value-type="float" office:value="0" calcext:value-type="float">
            <text:p>0</text:p>
          </table:table-cell>
          <table:table-cell office:value-type="float" office:value="-0.00038471" calcext:value-type="float">
            <text:p>-0.00038471</text:p>
          </table:table-cell>
          <table:table-cell office:value-type="float" office:value="-0.00125747" calcext:value-type="float">
            <text:p>-0.001257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0996665" calcext:value-type="float">
            <text:p>-0.0190996665</text:p>
          </table:table-cell>
          <table:table-cell office:value-type="float" office:value="-9.796889801" calcext:value-type="float">
            <text:p>-9.7968898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3" calcext:value-type="float">
            <text:p>293</text:p>
          </table:table-cell>
          <table:table-cell table:formula="of:=[.H294]/[.I294]" office:value-type="float" office:value="0.00194956428907166" calcext:value-type="float">
            <text:p>0.0019495643</text:p>
          </table:table-cell>
          <table:table-cell table:formula="of:=[.D294]/[.L294]" office:value-type="float" office:value="-0.197331271482814" calcext:value-type="float">
            <text:p>-0.1973312715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0023663884" calcext:value-type="float">
            <text:p>0.0023663884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73598" calcext:value-type="float">
            <text:p>-0.001735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63620014" calcext:value-type="float">
            <text:p>-0.0263620014</text:p>
          </table:table-cell>
          <table:table-cell office:value-type="float" office:value="-9.7947264671" calcext:value-type="float">
            <text:p>-9.79472646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4" calcext:value-type="float">
            <text:p>294</text:p>
          </table:table-cell>
          <table:table-cell table:formula="of:=[.H295]/[.I295]" office:value-type="float" office:value="0.00269144845326193" calcext:value-type="float">
            <text:p>0.0026914485</text:p>
          </table:table-cell>
          <table:table-cell table:formula="of:=[.D295]/[.L295]" office:value-type="float" office:value="-0.143368898457758" calcext:value-type="float">
            <text:p>-0.1433688985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0023782083" calcext:value-type="float">
            <text:p>0.0023782083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58449" calcext:value-type="float">
            <text:p>-0.001584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0636026" calcext:value-type="float">
            <text:p>-0.0240636026</text:p>
          </table:table-cell>
          <table:table-cell office:value-type="float" office:value="-9.7956010818" calcext:value-type="float">
            <text:p>-9.79560108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5" calcext:value-type="float">
            <text:p>295</text:p>
          </table:table-cell>
          <table:table-cell table:formula="of:=[.H296]/[.I296]" office:value-type="float" office:value="0.00245657233272899" calcext:value-type="float">
            <text:p>0.0024565723</text:p>
          </table:table-cell>
          <table:table-cell table:formula="of:=[.D296]/[.L296]" office:value-type="float" office:value="-0.157076587918476" calcext:value-type="float">
            <text:p>-0.1570765879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.0023853981" calcext:value-type="float">
            <text:p>0.0023853981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57976" calcext:value-type="float">
            <text:p>-0.001579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989016" calcext:value-type="float">
            <text:p>-0.023989016</text:p>
          </table:table-cell>
          <table:table-cell office:value-type="float" office:value="-9.7944527245" calcext:value-type="float">
            <text:p>-9.79445272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6" calcext:value-type="float">
            <text:p>296</text:p>
          </table:table-cell>
          <table:table-cell table:formula="of:=[.H297]/[.I297]" office:value-type="float" office:value="0.00244924516711317" calcext:value-type="float">
            <text:p>0.0024492452</text:p>
          </table:table-cell>
          <table:table-cell table:formula="of:=[.D297]/[.L297]" office:value-type="float" office:value="-0.157546498480922" calcext:value-type="float">
            <text:p>-0.1575464985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.0023775173" calcext:value-type="float">
            <text:p>0.0023775173</text:p>
          </table:table-cell>
          <table:table-cell office:value-type="float" office:value="0" calcext:value-type="float">
            <text:p>0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174339" calcext:value-type="float">
            <text:p>-0.001743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64742184" calcext:value-type="float">
            <text:p>-0.0264742184</text:p>
          </table:table-cell>
          <table:table-cell office:value-type="float" office:value="-9.7946416473" calcext:value-type="float">
            <text:p>-9.79464164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7" calcext:value-type="float">
            <text:p>297</text:p>
          </table:table-cell>
          <table:table-cell table:formula="of:=[.H298]/[.I298]" office:value-type="float" office:value="0.00270292873933759" calcext:value-type="float">
            <text:p>0.0027029287</text:p>
          </table:table-cell>
          <table:table-cell table:formula="of:=[.D298]/[.L298]" office:value-type="float" office:value="-0.142759960477007" calcext:value-type="float">
            <text:p>-0.142759960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0.002382996" calcext:value-type="float">
            <text:p>0.002382996</text:p>
          </table:table-cell>
          <table:table-cell office:value-type="float" office:value="0" calcext:value-type="float">
            <text:p>0</text:p>
          </table:table-cell>
          <table:table-cell office:value-type="float" office:value="-0.00038332" calcext:value-type="float">
            <text:p>-0.00038332</text:p>
          </table:table-cell>
          <table:table-cell office:value-type="float" office:value="-0.00198454" calcext:value-type="float">
            <text:p>-0.001984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1359478" calcext:value-type="float">
            <text:p>-0.0301359478</text:p>
          </table:table-cell>
          <table:table-cell office:value-type="float" office:value="-9.7945306206" calcext:value-type="float">
            <text:p>-9.794530620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8" calcext:value-type="float">
            <text:p>298</text:p>
          </table:table-cell>
          <table:table-cell table:formula="of:=[.H299]/[.I299]" office:value-type="float" office:value="0.00307681388392596" calcext:value-type="float">
            <text:p>0.0030768139</text:p>
          </table:table-cell>
          <table:table-cell table:formula="of:=[.D299]/[.L299]" office:value-type="float" office:value="-0.124583421182074" calcext:value-type="float">
            <text:p>-0.1245834212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.0023796393" calcext:value-type="float">
            <text:p>0.0023796393</text:p>
          </table:table-cell>
          <table:table-cell office:value-type="float" office:value="0" calcext:value-type="float">
            <text:p>0</text:p>
          </table:table-cell>
          <table:table-cell office:value-type="float" office:value="-0.00038538" calcext:value-type="float">
            <text:p>-0.00038538</text:p>
          </table:table-cell>
          <table:table-cell office:value-type="float" office:value="-0.00194811" calcext:value-type="float">
            <text:p>-0.001948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95789389" calcext:value-type="float">
            <text:p>-0.0295789389</text:p>
          </table:table-cell>
          <table:table-cell office:value-type="float" office:value="-9.7932744408" calcext:value-type="float">
            <text:p>-9.79327444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299" calcext:value-type="float">
            <text:p>299</text:p>
          </table:table-cell>
          <table:table-cell table:formula="of:=[.H300]/[.I300]" office:value-type="float" office:value="0.00302033186946855" calcext:value-type="float">
            <text:p>0.0030203319</text:p>
          </table:table-cell>
          <table:table-cell table:formula="of:=[.D300]/[.L300]" office:value-type="float" office:value="-0.127595250010659" calcext:value-type="float">
            <text:p>-0.12759525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0023501981" calcext:value-type="float">
            <text:p>0.0023501981</text:p>
          </table:table-cell>
          <table:table-cell office:value-type="float" office:value="0" calcext:value-type="float">
            <text:p>0</text:p>
          </table:table-cell>
          <table:table-cell office:value-type="float" office:value="-0.00038538" calcext:value-type="float">
            <text:p>-0.00038538</text:p>
          </table:table-cell>
          <table:table-cell office:value-type="float" office:value="-0.00198081" calcext:value-type="float">
            <text:p>-0.001980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080143" calcext:value-type="float">
            <text:p>-0.030080143</text:p>
          </table:table-cell>
          <table:table-cell office:value-type="float" office:value="-9.7948147583" calcext:value-type="float">
            <text:p>-9.79481475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0" calcext:value-type="float">
            <text:p>300</text:p>
          </table:table-cell>
          <table:table-cell table:formula="of:=[.H301]/[.I301]" office:value-type="float" office:value="0.00307102724678999" calcext:value-type="float">
            <text:p>0.0030710272</text:p>
          </table:table-cell>
          <table:table-cell table:formula="of:=[.D301]/[.L301]" office:value-type="float" office:value="-0.125488955007749" calcext:value-type="float">
            <text:p>-0.125488955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-0.1280342042" calcext:value-type="float">
            <text:p>-0.1280342042</text:p>
          </table:table-cell>
          <table:table-cell office:value-type="float" office:value="0.0016666667" calcext:value-type="float">
            <text:p>0.0016666667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212712" calcext:value-type="float">
            <text:p>-0.00212712</text:p>
          </table:table-cell>
          <table:table-cell office:value-type="float" office:value="9.9202814102" calcext:value-type="float">
            <text:p>9.9202814102</text:p>
          </table:table-cell>
          <table:table-cell office:value-type="float" office:value="41.5699195862" calcext:value-type="float">
            <text:p>41.5699195862</text:p>
          </table:table-cell>
          <table:table-cell office:value-type="float" office:value="-0.0322975875" calcext:value-type="float">
            <text:p>-0.0322975875</text:p>
          </table:table-cell>
          <table:table-cell office:value-type="float" office:value="-9.7935125542" calcext:value-type="float">
            <text:p>-9.793512554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1" calcext:value-type="float">
            <text:p>301</text:p>
          </table:table-cell>
          <table:table-cell table:formula="of:=[.H302]/[.I302]" office:value-type="float" office:value="0.00329785532221011" calcext:value-type="float">
            <text:p>0.0032978553</text:p>
          </table:table-cell>
          <table:table-cell table:formula="of:=[.D302]/[.L302]" office:value-type="float" office:value="-0.116994216635747" calcext:value-type="float">
            <text:p>-0.1169942166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-0.2577348948" calcext:value-type="float">
            <text:p>-0.2577348948</text:p>
          </table:table-cell>
          <table:table-cell office:value-type="float" office:value="0.0033333334" calcext:value-type="float">
            <text:p>0.0033333334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20634" calcext:value-type="float">
            <text:p>-0.0020634</text:p>
          </table:table-cell>
          <table:table-cell office:value-type="float" office:value="9.93770504" calcext:value-type="float">
            <text:p>9.93770504</text:p>
          </table:table-cell>
          <table:table-cell office:value-type="float" office:value="44.7334136963" calcext:value-type="float">
            <text:p>44.7334136963</text:p>
          </table:table-cell>
          <table:table-cell office:value-type="float" office:value="-0.0313340811" calcext:value-type="float">
            <text:p>-0.0313340811</text:p>
          </table:table-cell>
          <table:table-cell office:value-type="float" office:value="-9.7947470093" calcext:value-type="float">
            <text:p>-9.79474700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2" calcext:value-type="float">
            <text:p>302</text:p>
          </table:table-cell>
          <table:table-cell table:formula="of:=[.H303]/[.I303]" office:value-type="float" office:value="0.00319906997804524" calcext:value-type="float">
            <text:p>0.00319907</text:p>
          </table:table-cell>
          <table:table-cell table:formula="of:=[.D303]/[.L303]" office:value-type="float" office:value="-0.12060692721569" calcext:value-type="float">
            <text:p>-0.1206069272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-0.3657841086" calcext:value-type="float">
            <text:p>-0.3657841086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38583" calcext:value-type="float">
            <text:p>-0.00038583</text:p>
          </table:table-cell>
          <table:table-cell office:value-type="float" office:value="-0.00188615" calcext:value-type="float">
            <text:p>-0.00188615</text:p>
          </table:table-cell>
          <table:table-cell office:value-type="float" office:value="9.9439287186" calcext:value-type="float">
            <text:p>9.9439287186</text:p>
          </table:table-cell>
          <table:table-cell office:value-type="float" office:value="45.8104820251" calcext:value-type="float">
            <text:p>45.8104820251</text:p>
          </table:table-cell>
          <table:table-cell office:value-type="float" office:value="-0.0286425581" calcext:value-type="float">
            <text:p>-0.0286425581</text:p>
          </table:table-cell>
          <table:table-cell office:value-type="float" office:value="-9.7947870636" calcext:value-type="float">
            <text:p>-9.794787063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3" calcext:value-type="float">
            <text:p>303</text:p>
          </table:table-cell>
          <table:table-cell table:formula="of:=[.H304]/[.I304]" office:value-type="float" office:value="0.00292426552144694" calcext:value-type="float">
            <text:p>0.0029242655</text:p>
          </table:table-cell>
          <table:table-cell table:formula="of:=[.D304]/[.L304]" office:value-type="float" office:value="-0.131940823146966" calcext:value-type="float">
            <text:p>-0.1319408231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-0.4902740419" calcext:value-type="float">
            <text:p>-0.4902740419</text:p>
          </table:table-cell>
          <table:table-cell office:value-type="float" office:value="0.0066666668" calcext:value-type="float">
            <text:p>0.006666666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189268" calcext:value-type="float">
            <text:p>-0.00189268</text:p>
          </table:table-cell>
          <table:table-cell office:value-type="float" office:value="9.9473543167" calcext:value-type="float">
            <text:p>9.9473543167</text:p>
          </table:table-cell>
          <table:table-cell office:value-type="float" office:value="46.3926506042" calcext:value-type="float">
            <text:p>46.3926506042</text:p>
          </table:table-cell>
          <table:table-cell office:value-type="float" office:value="-0.0287386733" calcext:value-type="float">
            <text:p>-0.0287386733</text:p>
          </table:table-cell>
          <table:table-cell office:value-type="float" office:value="-9.7937745857" calcext:value-type="float">
            <text:p>-9.79377458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4" calcext:value-type="float">
            <text:p>304</text:p>
          </table:table-cell>
          <table:table-cell table:formula="of:=[.H305]/[.I305]" office:value-type="float" office:value="0.00293438173898363" calcext:value-type="float">
            <text:p>0.0029343817</text:p>
          </table:table-cell>
          <table:table-cell table:formula="of:=[.D305]/[.L305]" office:value-type="float" office:value="-0.132334520366291" calcext:value-type="float">
            <text:p>-0.1323345204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-0.6037291288" calcext:value-type="float">
            <text:p>-0.6037291288</text:p>
          </table:table-cell>
          <table:table-cell office:value-type="float" office:value="0.0083333338" calcext:value-type="float">
            <text:p>0.008333333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228067" calcext:value-type="float">
            <text:p>-0.00228067</text:p>
          </table:table-cell>
          <table:table-cell office:value-type="float" office:value="9.9496612549" calcext:value-type="float">
            <text:p>9.9496612549</text:p>
          </table:table-cell>
          <table:table-cell office:value-type="float" office:value="46.780620575" calcext:value-type="float">
            <text:p>46.780620575</text:p>
          </table:table-cell>
          <table:table-cell office:value-type="float" office:value="-0.0346323728" calcext:value-type="float">
            <text:p>-0.0346323728</text:p>
          </table:table-cell>
          <table:table-cell office:value-type="float" office:value="-9.7944193268" calcext:value-type="float">
            <text:p>-9.79441932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5" calcext:value-type="float">
            <text:p>305</text:p>
          </table:table-cell>
          <table:table-cell table:formula="of:=[.H306]/[.I306]" office:value-type="float" office:value="0.00353592914949405" calcext:value-type="float">
            <text:p>0.0035359291</text:p>
          </table:table-cell>
          <table:table-cell table:formula="of:=[.D306]/[.L306]" office:value-type="float" office:value="-0.109821205002245" calcext:value-type="float">
            <text:p>-0.109821205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-0.7223233581" calcext:value-type="float">
            <text:p>-0.7223233581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38832" calcext:value-type="float">
            <text:p>-0.00038832</text:p>
          </table:table-cell>
          <table:table-cell office:value-type="float" office:value="-0.00224156" calcext:value-type="float">
            <text:p>-0.00224156</text:p>
          </table:table-cell>
          <table:table-cell office:value-type="float" office:value="9.9514083862" calcext:value-type="float">
            <text:p>9.9514083862</text:p>
          </table:table-cell>
          <table:table-cell office:value-type="float" office:value="47.0723152161" calcext:value-type="float">
            <text:p>47.0723152161</text:p>
          </table:table-cell>
          <table:table-cell office:value-type="float" office:value="-0.034044702" calcext:value-type="float">
            <text:p>-0.034044702</text:p>
          </table:table-cell>
          <table:table-cell office:value-type="float" office:value="-9.7962363243" calcext:value-type="float">
            <text:p>-9.79623632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6" calcext:value-type="float">
            <text:p>306</text:p>
          </table:table-cell>
          <table:table-cell table:formula="of:=[.H307]/[.I307]" office:value-type="float" office:value="0.00347528386136935" calcext:value-type="float">
            <text:p>0.0034752839</text:p>
          </table:table-cell>
          <table:table-cell table:formula="of:=[.D307]/[.L307]" office:value-type="float" office:value="-0.111737635108458" calcext:value-type="float">
            <text:p>-0.1117376351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-0.8369817138" calcext:value-type="float">
            <text:p>-0.8369817138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-0.00039038" calcext:value-type="float">
            <text:p>-0.00039038</text:p>
          </table:table-cell>
          <table:table-cell office:value-type="float" office:value="-0.0024562" calcext:value-type="float">
            <text:p>-0.0024562</text:p>
          </table:table-cell>
          <table:table-cell office:value-type="float" office:value="9.952837944" calcext:value-type="float">
            <text:p>9.952837944</text:p>
          </table:table-cell>
          <table:table-cell office:value-type="float" office:value="47.3096580505" calcext:value-type="float">
            <text:p>47.3096580505</text:p>
          </table:table-cell>
          <table:table-cell office:value-type="float" office:value="-0.0373090907" calcext:value-type="float">
            <text:p>-0.0373090907</text:p>
          </table:table-cell>
          <table:table-cell office:value-type="float" office:value="-9.7974137878" calcext:value-type="float">
            <text:p>-9.797413787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7" calcext:value-type="float">
            <text:p>307</text:p>
          </table:table-cell>
          <table:table-cell table:formula="of:=[.H308]/[.I308]" office:value-type="float" office:value="0.00380805501411589" calcext:value-type="float">
            <text:p>0.003808055</text:p>
          </table:table-cell>
          <table:table-cell table:formula="of:=[.D308]/[.L308]" office:value-type="float" office:value="-0.102514275280404" calcext:value-type="float">
            <text:p>-0.1025142753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9527277946" calcext:value-type="float">
            <text:p>-0.9527277946</text:p>
          </table:table-cell>
          <table:table-cell office:value-type="float" office:value="0.0133333337" calcext:value-type="float">
            <text:p>0.0133333337</text:p>
          </table:table-cell>
          <table:table-cell office:value-type="float" office:value="-0.00039083" calcext:value-type="float">
            <text:p>-0.00039083</text:p>
          </table:table-cell>
          <table:table-cell office:value-type="float" office:value="-0.00268641" calcext:value-type="float">
            <text:p>-0.00268641</text:p>
          </table:table-cell>
          <table:table-cell office:value-type="float" office:value="9.9540672302" calcext:value-type="float">
            <text:p>9.9540672302</text:p>
          </table:table-cell>
          <table:table-cell office:value-type="float" office:value="47.5127983093" calcext:value-type="float">
            <text:p>47.5127983093</text:p>
          </table:table-cell>
          <table:table-cell office:value-type="float" office:value="-0.0408139887" calcext:value-type="float">
            <text:p>-0.0408139887</text:p>
          </table:table-cell>
          <table:table-cell office:value-type="float" office:value="-9.7993210602" calcext:value-type="float">
            <text:p>-9.799321060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8" calcext:value-type="float">
            <text:p>308</text:p>
          </table:table-cell>
          <table:table-cell table:formula="of:=[.H309]/[.I309]" office:value-type="float" office:value="0.00416498127260737" calcext:value-type="float">
            <text:p>0.0041649813</text:p>
          </table:table-cell>
          <table:table-cell table:formula="of:=[.D309]/[.L309]" office:value-type="float" office:value="-0.0938371566207143" calcext:value-type="float">
            <text:p>-0.0938371566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-1.0667524338" calcext:value-type="float">
            <text:p>-1.0667524338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72438" calcext:value-type="float">
            <text:p>-0.00272438</text:p>
          </table:table-cell>
          <table:table-cell office:value-type="float" office:value="9.9551649094" calcext:value-type="float">
            <text:p>9.9551649094</text:p>
          </table:table-cell>
          <table:table-cell office:value-type="float" office:value="47.6934623718" calcext:value-type="float">
            <text:p>47.6934623718</text:p>
          </table:table-cell>
          <table:table-cell office:value-type="float" office:value="-0.0413879775" calcext:value-type="float">
            <text:p>-0.0413879775</text:p>
          </table:table-cell>
          <table:table-cell office:value-type="float" office:value="-9.7986551857" calcext:value-type="float">
            <text:p>-9.79865518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09" calcext:value-type="float">
            <text:p>309</text:p>
          </table:table-cell>
          <table:table-cell table:formula="of:=[.H310]/[.I310]" office:value-type="float" office:value="0.00422384263101746" calcext:value-type="float">
            <text:p>0.0042238426</text:p>
          </table:table-cell>
          <table:table-cell table:formula="of:=[.D310]/[.L310]" office:value-type="float" office:value="-0.0928443680927417" calcext:value-type="float">
            <text:p>-0.0928443681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-1.1806782484" calcext:value-type="float">
            <text:p>-1.1806782484</text:p>
          </table:table-cell>
          <table:table-cell office:value-type="float" office:value="0.0166666675" calcext:value-type="float">
            <text:p>0.0166666675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93718" calcext:value-type="float">
            <text:p>-0.00293718</text:p>
          </table:table-cell>
          <table:table-cell office:value-type="float" office:value="9.9561700821" calcext:value-type="float">
            <text:p>9.9561700821</text:p>
          </table:table-cell>
          <table:table-cell office:value-type="float" office:value="47.8582992554" calcext:value-type="float">
            <text:p>47.8582992554</text:p>
          </table:table-cell>
          <table:table-cell office:value-type="float" office:value="-0.0446211009" calcext:value-type="float">
            <text:p>-0.0446211009</text:p>
          </table:table-cell>
          <table:table-cell office:value-type="float" office:value="-9.7987307167" calcext:value-type="float">
            <text:p>-9.79873071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0" calcext:value-type="float">
            <text:p>310</text:p>
          </table:table-cell>
          <table:table-cell table:formula="of:=[.H311]/[.I311]" office:value-type="float" office:value="0.00455376335875341" calcext:value-type="float">
            <text:p>0.0045537634</text:p>
          </table:table-cell>
          <table:table-cell table:formula="of:=[.D311]/[.L311]" office:value-type="float" office:value="-0.0861177819541667" calcext:value-type="float">
            <text:p>-0.086117782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-1.2935646772" calcext:value-type="float">
            <text:p>-1.2935646772</text:p>
          </table:table-cell>
          <table:table-cell office:value-type="float" office:value="0.0183333326" calcext:value-type="float">
            <text:p>0.0183333326</text:p>
          </table:table-cell>
          <table:table-cell office:value-type="float" office:value="-0.00039216" calcext:value-type="float">
            <text:p>-0.00039216</text:p>
          </table:table-cell>
          <table:table-cell office:value-type="float" office:value="-0.00268415" calcext:value-type="float">
            <text:p>-0.00268415</text:p>
          </table:table-cell>
          <table:table-cell office:value-type="float" office:value="9.9571094513" calcext:value-type="float">
            <text:p>9.9571094513</text:p>
          </table:table-cell>
          <table:table-cell office:value-type="float" office:value="48.0118370056" calcext:value-type="float">
            <text:p>48.0118370056</text:p>
          </table:table-cell>
          <table:table-cell office:value-type="float" office:value="-0.0407835295" calcext:value-type="float">
            <text:p>-0.0407835295</text:p>
          </table:table-cell>
          <table:table-cell office:value-type="float" office:value="-9.8002486229" calcext:value-type="float">
            <text:p>-9.800248622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1" calcext:value-type="float">
            <text:p>311</text:p>
          </table:table-cell>
          <table:table-cell table:formula="of:=[.H312]/[.I312]" office:value-type="float" office:value="0.00416147906744959" calcext:value-type="float">
            <text:p>0.0041614791</text:p>
          </table:table-cell>
          <table:table-cell table:formula="of:=[.D312]/[.L312]" office:value-type="float" office:value="-0.0942357257224749" calcext:value-type="float">
            <text:p>-0.0942357257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1.4059894085" calcext:value-type="float">
            <text:p>-1.405989408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0039465" calcext:value-type="float">
            <text:p>-0.00039465</text:p>
          </table:table-cell>
          <table:table-cell office:value-type="float" office:value="-0.00228986" calcext:value-type="float">
            <text:p>-0.00228986</text:p>
          </table:table-cell>
          <table:table-cell office:value-type="float" office:value="9.9579982758" calcext:value-type="float">
            <text:p>9.9579982758</text:p>
          </table:table-cell>
          <table:table-cell office:value-type="float" office:value="48.1566581726" calcext:value-type="float">
            <text:p>48.1566581726</text:p>
          </table:table-cell>
          <table:table-cell office:value-type="float" office:value="-0.0348049185" calcext:value-type="float">
            <text:p>-0.0348049185</text:p>
          </table:table-cell>
          <table:table-cell office:value-type="float" office:value="-9.8037351036" calcext:value-type="float">
            <text:p>-9.803735103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2" calcext:value-type="float">
            <text:p>312</text:p>
          </table:table-cell>
          <table:table-cell table:formula="of:=[.H313]/[.I313]" office:value-type="float" office:value="0.0035501692092047" calcext:value-type="float">
            <text:p>0.0035501692</text:p>
          </table:table-cell>
          <table:table-cell table:formula="of:=[.D313]/[.L313]" office:value-type="float" office:value="-0.111163715514396" calcext:value-type="float">
            <text:p>-0.1111637155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-1.517608285" calcext:value-type="float">
            <text:p>-1.517608285</text:p>
          </table:table-cell>
          <table:table-cell office:value-type="float" office:value="0.0216666665" calcext:value-type="float">
            <text:p>0.0216666665</text:p>
          </table:table-cell>
          <table:table-cell office:value-type="float" office:value="-0.00039255" calcext:value-type="float">
            <text:p>-0.00039255</text:p>
          </table:table-cell>
          <table:table-cell office:value-type="float" office:value="-0.00202017" calcext:value-type="float">
            <text:p>-0.00202017</text:p>
          </table:table-cell>
          <table:table-cell office:value-type="float" office:value="9.9588499069" calcext:value-type="float">
            <text:p>9.9588499069</text:p>
          </table:table-cell>
          <table:table-cell office:value-type="float" office:value="48.2950134277" calcext:value-type="float">
            <text:p>48.2950134277</text:p>
          </table:table-cell>
          <table:table-cell office:value-type="float" office:value="-0.0307017676" calcext:value-type="float">
            <text:p>-0.0307017676</text:p>
          </table:table-cell>
          <table:table-cell office:value-type="float" office:value="-9.8024790001" calcext:value-type="float">
            <text:p>-9.80247900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3" calcext:value-type="float">
            <text:p>313</text:p>
          </table:table-cell>
          <table:table-cell table:formula="of:=[.H314]/[.I314]" office:value-type="float" office:value="0.00313204114996694" calcext:value-type="float">
            <text:p>0.0031320411</text:p>
          </table:table-cell>
          <table:table-cell table:formula="of:=[.D314]/[.L314]" office:value-type="float" office:value="-0.12533360233921" calcext:value-type="float">
            <text:p>-0.1253336023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-1.6286017895" calcext:value-type="float">
            <text:p>-1.6286017895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-0.00040046" calcext:value-type="float">
            <text:p>-0.00040046</text:p>
          </table:table-cell>
          <table:table-cell office:value-type="float" office:value="-0.00161116" calcext:value-type="float">
            <text:p>-0.00161116</text:p>
          </table:table-cell>
          <table:table-cell office:value-type="float" office:value="9.9596710205" calcext:value-type="float">
            <text:p>9.9596710205</text:p>
          </table:table-cell>
          <table:table-cell office:value-type="float" office:value="48.4280357361" calcext:value-type="float">
            <text:p>48.4280357361</text:p>
          </table:table-cell>
          <table:table-cell office:value-type="float" office:value="-0.0244893894" calcext:value-type="float">
            <text:p>-0.0244893894</text:p>
          </table:table-cell>
          <table:table-cell office:value-type="float" office:value="-9.8038871193" calcext:value-type="float">
            <text:p>-9.80388711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4" calcext:value-type="float">
            <text:p>314</text:p>
          </table:table-cell>
          <table:table-cell table:formula="of:=[.H315]/[.I315]" office:value-type="float" office:value="0.00249792649609256" calcext:value-type="float">
            <text:p>0.0024979265</text:p>
          </table:table-cell>
          <table:table-cell table:formula="of:=[.D315]/[.L315]" office:value-type="float" office:value="-0.16031696714312" calcext:value-type="float">
            <text:p>-0.1603169671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-1.7389714718" calcext:value-type="float">
            <text:p>-1.7389714718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0040046" calcext:value-type="float">
            <text:p>-0.00040046</text:p>
          </table:table-cell>
          <table:table-cell office:value-type="float" office:value="-0.00094739" calcext:value-type="float">
            <text:p>-0.00094739</text:p>
          </table:table-cell>
          <table:table-cell office:value-type="float" office:value="9.9604692459" calcext:value-type="float">
            <text:p>9.9604692459</text:p>
          </table:table-cell>
          <table:table-cell office:value-type="float" office:value="48.5570030212" calcext:value-type="float">
            <text:p>48.5570030212</text:p>
          </table:table-cell>
          <table:table-cell office:value-type="float" office:value="-0.0143983886" calcext:value-type="float">
            <text:p>-0.0143983886</text:p>
          </table:table-cell>
          <table:table-cell office:value-type="float" office:value="-9.8027100945" calcext:value-type="float">
            <text:p>-9.80271009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5" calcext:value-type="float">
            <text:p>315</text:p>
          </table:table-cell>
          <table:table-cell table:formula="of:=[.H316]/[.I316]" office:value-type="float" office:value="0.00146881713946417" calcext:value-type="float">
            <text:p>0.0014688171</text:p>
          </table:table-cell>
          <table:table-cell table:formula="of:=[.D316]/[.L316]" office:value-type="float" office:value="-0.272641154055494" calcext:value-type="float">
            <text:p>-0.2726411541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-1.8485169411" calcext:value-type="float">
            <text:p>-1.8485169411</text:p>
          </table:table-cell>
          <table:table-cell office:value-type="float" office:value="0.0266666673" calcext:value-type="float">
            <text:p>0.0266666673</text:p>
          </table:table-cell>
          <table:table-cell office:value-type="float" office:value="-0.000403" calcext:value-type="float">
            <text:p>-0.000403</text:p>
          </table:table-cell>
          <table:table-cell office:value-type="float" office:value="-0.00034251" calcext:value-type="float">
            <text:p>-0.00034251</text:p>
          </table:table-cell>
          <table:table-cell office:value-type="float" office:value="9.9612483978" calcext:value-type="float">
            <text:p>9.9612483978</text:p>
          </table:table-cell>
          <table:table-cell office:value-type="float" office:value="48.682559967" calcext:value-type="float">
            <text:p>48.682559967</text:p>
          </table:table-cell>
          <table:table-cell office:value-type="float" office:value="-0.0052045626" calcext:value-type="float">
            <text:p>-0.0052045626</text:p>
          </table:table-cell>
          <table:table-cell office:value-type="float" office:value="-9.8010876083" calcext:value-type="float">
            <text:p>-9.80108760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6" calcext:value-type="float">
            <text:p>316</text:p>
          </table:table-cell>
          <table:table-cell table:formula="of:=[.H317]/[.I317]" office:value-type="float" office:value="0.000531018883617829" calcext:value-type="float">
            <text:p>0.0005310189</text:p>
          </table:table-cell>
          <table:table-cell table:formula="of:=[.D317]/[.L317]" office:value-type="float" office:value="-0.758918397128108" calcext:value-type="float">
            <text:p>-0.7589183971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-1.957644701" calcext:value-type="float">
            <text:p>-1.957644701</text:p>
          </table:table-cell>
          <table:table-cell office:value-type="float" office:value="0.0283333343" calcext:value-type="float">
            <text:p>0.0283333343</text:p>
          </table:table-cell>
          <table:table-cell office:value-type="float" office:value="-0.00042088" calcext:value-type="float">
            <text:p>-0.00042088</text:p>
          </table:table-cell>
          <table:table-cell office:value-type="float" office:value="0.00032303" calcext:value-type="float">
            <text:p>0.00032303</text:p>
          </table:table-cell>
          <table:table-cell office:value-type="float" office:value="9.9620132446" calcext:value-type="float">
            <text:p>9.9620132446</text:p>
          </table:table-cell>
          <table:table-cell office:value-type="float" office:value="48.8054962158" calcext:value-type="float">
            <text:p>48.8054962158</text:p>
          </table:table-cell>
          <table:table-cell office:value-type="float" office:value="0.0049071496" calcext:value-type="float">
            <text:p>0.0049071496</text:p>
          </table:table-cell>
          <table:table-cell office:value-type="float" office:value="-9.7983319664" calcext:value-type="float">
            <text:p>-9.798331966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7" calcext:value-type="float">
            <text:p>317</text:p>
          </table:table-cell>
          <table:table-cell table:formula="of:=[.H318]/[.I318]" office:value-type="float" office:value="-0.000500814793459476" calcext:value-type="float">
            <text:p>-0.0005008148</text:p>
          </table:table-cell>
          <table:table-cell table:formula="of:=[.D318]/[.L318]" office:value-type="float" office:value="0.840390510617086" calcext:value-type="float">
            <text:p>0.84039051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2.0659177303" calcext:value-type="float">
            <text:p>-2.065917730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42088" calcext:value-type="float">
            <text:p>-0.00042088</text:p>
          </table:table-cell>
          <table:table-cell office:value-type="float" office:value="0.00101061" calcext:value-type="float">
            <text:p>0.0010106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015352798" calcext:value-type="float">
            <text:p>0.015352798</text:p>
          </table:table-cell>
          <table:table-cell office:value-type="float" office:value="-9.7986142731" calcext:value-type="float">
            <text:p>-9.798614273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8" calcext:value-type="float">
            <text:p>318</text:p>
          </table:table-cell>
          <table:table-cell table:formula="of:=[.H319]/[.I319]" office:value-type="float" office:value="-0.00156683359218944" calcext:value-type="float">
            <text:p>-0.0015668336</text:p>
          </table:table-cell>
          <table:table-cell table:formula="of:=[.D319]/[.L319]" office:value-type="float" office:value="0.26861818772463" calcext:value-type="float">
            <text:p>0.2686181877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-2.1735174656" calcext:value-type="float">
            <text:p>-2.1735174656</text:p>
          </table:table-cell>
          <table:table-cell office:value-type="float" office:value="0.0316666663" calcext:value-type="float">
            <text:p>0.0316666663</text:p>
          </table:table-cell>
          <table:table-cell office:value-type="float" office:value="-0.0004621" calcext:value-type="float">
            <text:p>-0.0004621</text:p>
          </table:table-cell>
          <table:table-cell office:value-type="float" office:value="0.00145797" calcext:value-type="float">
            <text:p>0.00145797</text:p>
          </table:table-cell>
          <table:table-cell office:value-type="float" office:value="9.9635038376" calcext:value-type="float">
            <text:p>9.9635038376</text:p>
          </table:table-cell>
          <table:table-cell office:value-type="float" office:value="49.0441970825" calcext:value-type="float">
            <text:p>49.0441970825</text:p>
          </table:table-cell>
          <table:table-cell office:value-type="float" office:value="0.0221364164" calcext:value-type="float">
            <text:p>0.0221364164</text:p>
          </table:table-cell>
          <table:table-cell office:value-type="float" office:value="-9.7930852318" calcext:value-type="float">
            <text:p>-9.79308523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19" calcext:value-type="float">
            <text:p>319</text:p>
          </table:table-cell>
          <table:table-cell table:formula="of:=[.H320]/[.I320]" office:value-type="float" office:value="-0.0022604129215703" calcext:value-type="float">
            <text:p>-0.0022604129</text:p>
          </table:table-cell>
          <table:table-cell table:formula="of:=[.D320]/[.L320]" office:value-type="float" office:value="0.204431675111369" calcext:value-type="float">
            <text:p>0.2044316751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-2.2807636261" calcext:value-type="float">
            <text:p>-2.2807636261</text:p>
          </table:table-cell>
          <table:table-cell office:value-type="float" office:value="0.0333333351" calcext:value-type="float">
            <text:p>0.0333333351</text:p>
          </table:table-cell>
          <table:table-cell office:value-type="float" office:value="-0.0004621" calcext:value-type="float">
            <text:p>-0.0004621</text:p>
          </table:table-cell>
          <table:table-cell office:value-type="float" office:value="0.00196275" calcext:value-type="float">
            <text:p>0.00196275</text:p>
          </table:table-cell>
          <table:table-cell office:value-type="float" office:value="9.9642362595" calcext:value-type="float">
            <text:p>9.9642362595</text:p>
          </table:table-cell>
          <table:table-cell office:value-type="float" office:value="49.1610641479" calcext:value-type="float">
            <text:p>49.1610641479</text:p>
          </table:table-cell>
          <table:table-cell office:value-type="float" office:value="0.029791993" calcext:value-type="float">
            <text:p>0.029791993</text:p>
          </table:table-cell>
          <table:table-cell office:value-type="float" office:value="-9.7902392006" calcext:value-type="float">
            <text:p>-9.790239200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0" calcext:value-type="float">
            <text:p>320</text:p>
          </table:table-cell>
          <table:table-cell table:formula="of:=[.H321]/[.I321]" office:value-type="float" office:value="-0.00304303014355095" calcext:value-type="float">
            <text:p>-0.0030430301</text:p>
          </table:table-cell>
          <table:table-cell table:formula="of:=[.D321]/[.L321]" office:value-type="float" office:value="0.15185521608431" calcext:value-type="float">
            <text:p>0.1518552161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2.3866186142" calcext:value-type="float">
            <text:p>-2.3866186142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-0.0004672" calcext:value-type="float">
            <text:p>-0.0004672</text:p>
          </table:table-cell>
          <table:table-cell office:value-type="float" office:value="0.0025625" calcext:value-type="float">
            <text:p>0.0025625</text:p>
          </table:table-cell>
          <table:table-cell office:value-type="float" office:value="9.9649620056" calcext:value-type="float">
            <text:p>9.9649620056</text:p>
          </table:table-cell>
          <table:table-cell office:value-type="float" office:value="49.2765884399" calcext:value-type="float">
            <text:p>49.2765884399</text:p>
          </table:table-cell>
          <table:table-cell office:value-type="float" office:value="0.0388808865" calcext:value-type="float">
            <text:p>0.0388808865</text:p>
          </table:table-cell>
          <table:table-cell office:value-type="float" office:value="-9.7865951157" calcext:value-type="float">
            <text:p>-9.78659511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1" calcext:value-type="float">
            <text:p>321</text:p>
          </table:table-cell>
          <table:table-cell table:formula="of:=[.H322]/[.I322]" office:value-type="float" office:value="-0.0039728716719491" calcext:value-type="float">
            <text:p>-0.0039728717</text:p>
          </table:table-cell>
          <table:table-cell table:formula="of:=[.D322]/[.L322]" office:value-type="float" office:value="0.117597556271127" calcext:value-type="float">
            <text:p>0.1175975563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-2.4929749966" calcext:value-type="float">
            <text:p>-2.4929749966</text:p>
          </table:table-cell>
          <table:table-cell office:value-type="float" office:value="0.0366666652" calcext:value-type="float">
            <text:p>0.0366666652</text:p>
          </table:table-cell>
          <table:table-cell office:value-type="float" office:value="-0.00053438" calcext:value-type="float">
            <text:p>-0.00053438</text:p>
          </table:table-cell>
          <table:table-cell office:value-type="float" office:value="0.00298878" calcext:value-type="float">
            <text:p>0.00298878</text:p>
          </table:table-cell>
          <table:table-cell office:value-type="float" office:value="9.965681076" calcext:value-type="float">
            <text:p>9.965681076</text:p>
          </table:table-cell>
          <table:table-cell office:value-type="float" office:value="49.3907852173" calcext:value-type="float">
            <text:p>49.3907852173</text:p>
          </table:table-cell>
          <table:table-cell office:value-type="float" office:value="0.0453424758" calcext:value-type="float">
            <text:p>0.0453424758</text:p>
          </table:table-cell>
          <table:table-cell office:value-type="float" office:value="-9.7852190018" calcext:value-type="float">
            <text:p>-9.78521900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2" calcext:value-type="float">
            <text:p>322</text:p>
          </table:table-cell>
          <table:table-cell table:formula="of:=[.H323]/[.I323]" office:value-type="float" office:value="-0.00463377220189545" calcext:value-type="float">
            <text:p>-0.0046337722</text:p>
          </table:table-cell>
          <table:table-cell table:formula="of:=[.D323]/[.L323]" office:value-type="float" office:value="0.115322889584734" calcext:value-type="float">
            <text:p>0.1153228896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-2.5977902412" calcext:value-type="float">
            <text:p>-2.5977902412</text:p>
          </table:table-cell>
          <table:table-cell office:value-type="float" office:value="0.038333334" calcext:value-type="float">
            <text:p>0.038333334</text:p>
          </table:table-cell>
          <table:table-cell office:value-type="float" office:value="-0.00053438" calcext:value-type="float">
            <text:p>-0.00053438</text:p>
          </table:table-cell>
          <table:table-cell office:value-type="float" office:value="0.00308455" calcext:value-type="float">
            <text:p>0.00308455</text:p>
          </table:table-cell>
          <table:table-cell office:value-type="float" office:value="9.9663944244" calcext:value-type="float">
            <text:p>9.9663944244</text:p>
          </table:table-cell>
          <table:table-cell office:value-type="float" office:value="49.5038108826" calcext:value-type="float">
            <text:p>49.5038108826</text:p>
          </table:table-cell>
          <table:table-cell office:value-type="float" office:value="0.0467939527" calcext:value-type="float">
            <text:p>0.0467939527</text:p>
          </table:table-cell>
          <table:table-cell office:value-type="float" office:value="-9.7849413109" calcext:value-type="float">
            <text:p>-9.78494131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3" calcext:value-type="float">
            <text:p>323</text:p>
          </table:table-cell>
          <table:table-cell table:formula="of:=[.H324]/[.I324]" office:value-type="float" office:value="-0.00478224152942783" calcext:value-type="float">
            <text:p>-0.0047822415</text:p>
          </table:table-cell>
          <table:table-cell table:formula="of:=[.D324]/[.L324]" office:value-type="float" office:value="0.11174257860287" calcext:value-type="float">
            <text:p>0.111742578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2.7018432617" calcext:value-type="float">
            <text:p>-2.701843261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17702" calcext:value-type="float">
            <text:p>0.00317702</text:p>
          </table:table-cell>
          <table:table-cell office:value-type="float" office:value="9.9671039581" calcext:value-type="float">
            <text:p>9.9671039581</text:p>
          </table:table-cell>
          <table:table-cell office:value-type="float" office:value="49.615978241" calcext:value-type="float">
            <text:p>49.615978241</text:p>
          </table:table-cell>
          <table:table-cell office:value-type="float" office:value="0.0482041902" calcext:value-type="float">
            <text:p>0.0482041902</text:p>
          </table:table-cell>
          <table:table-cell office:value-type="float" office:value="-9.7864479446" calcext:value-type="float">
            <text:p>-9.786447944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4" calcext:value-type="float">
            <text:p>324</text:p>
          </table:table-cell>
          <table:table-cell table:formula="of:=[.H325]/[.I325]" office:value-type="float" office:value="-0.0049256063561446" calcext:value-type="float">
            <text:p>-0.0049256064</text:p>
          </table:table-cell>
          <table:table-cell table:formula="of:=[.D325]/[.L325]" office:value-type="float" office:value="0.132046686838591" calcext:value-type="float">
            <text:p>0.1320466868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-2.8064069748" calcext:value-type="float">
            <text:p>-2.8064069748</text:p>
          </table:table-cell>
          <table:table-cell office:value-type="float" office:value="0.0416666679" calcext:value-type="float">
            <text:p>0.0416666679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20203" calcext:value-type="float">
            <text:p>0.00320203</text:p>
          </table:table-cell>
          <table:table-cell office:value-type="float" office:value="9.9678096771" calcext:value-type="float">
            <text:p>9.9678096771</text:p>
          </table:table-cell>
          <table:table-cell office:value-type="float" office:value="49.7272949219" calcext:value-type="float">
            <text:p>49.7272949219</text:p>
          </table:table-cell>
          <table:table-cell office:value-type="float" office:value="0.0485630742" calcext:value-type="float">
            <text:p>0.0485630742</text:p>
          </table:table-cell>
          <table:table-cell office:value-type="float" office:value="-9.7823008156" calcext:value-type="float">
            <text:p>-9.782300815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5" calcext:value-type="float">
            <text:p>325</text:p>
          </table:table-cell>
          <table:table-cell table:formula="of:=[.H326]/[.I326]" office:value-type="float" office:value="-0.0049643816025935" calcext:value-type="float">
            <text:p>-0.0049643816</text:p>
          </table:table-cell>
          <table:table-cell table:formula="of:=[.D326]/[.L326]" office:value-type="float" office:value="0.1310153110833" calcext:value-type="float">
            <text:p>0.1310153111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-2.9079728127" calcext:value-type="float">
            <text:p>-2.9079728127</text:p>
          </table:table-cell>
          <table:table-cell office:value-type="float" office:value="0.043333333" calcext:value-type="float">
            <text:p>0.043333333</text:p>
          </table:table-cell>
          <table:table-cell office:value-type="float" office:value="-0.00065041" calcext:value-type="float">
            <text:p>-0.00065041</text:p>
          </table:table-cell>
          <table:table-cell office:value-type="float" office:value="0.00340519" calcext:value-type="float">
            <text:p>0.00340519</text:p>
          </table:table-cell>
          <table:table-cell office:value-type="float" office:value="9.9685125351" calcext:value-type="float">
            <text:p>9.9685125351</text:p>
          </table:table-cell>
          <table:table-cell office:value-type="float" office:value="49.8379096985" calcext:value-type="float">
            <text:p>49.8379096985</text:p>
          </table:table-cell>
          <table:table-cell office:value-type="float" office:value="0.051640612" calcext:value-type="float">
            <text:p>0.051640612</text:p>
          </table:table-cell>
          <table:table-cell office:value-type="float" office:value="-9.7816072273" calcext:value-type="float">
            <text:p>-9.78160722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6" calcext:value-type="float">
            <text:p>326</text:p>
          </table:table-cell>
          <table:table-cell table:formula="of:=[.H327]/[.I327]" office:value-type="float" office:value="-0.00527935857574341" calcext:value-type="float">
            <text:p>-0.0052793586</text:p>
          </table:table-cell>
          <table:table-cell table:formula="of:=[.D327]/[.L327]" office:value-type="float" office:value="0.123198678526664" calcext:value-type="float">
            <text:p>0.1231986785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3.0122990608" calcext:value-type="float">
            <text:p>-3.0122990608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-0.00079984" calcext:value-type="float">
            <text:p>-0.00079984</text:p>
          </table:table-cell>
          <table:table-cell office:value-type="float" office:value="0.00413252" calcext:value-type="float">
            <text:p>0.00413252</text:p>
          </table:table-cell>
          <table:table-cell office:value-type="float" office:value="9.969212532" calcext:value-type="float">
            <text:p>9.969212532</text:p>
          </table:table-cell>
          <table:table-cell office:value-type="float" office:value="49.9478302002" calcext:value-type="float">
            <text:p>49.9478302002</text:p>
          </table:table-cell>
          <table:table-cell office:value-type="float" office:value="0.0626790412" calcext:value-type="float">
            <text:p>0.0626790412</text:p>
          </table:table-cell>
          <table:table-cell office:value-type="float" office:value="-9.7828821754" calcext:value-type="float">
            <text:p>-9.782882175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7" calcext:value-type="float">
            <text:p>327</text:p>
          </table:table-cell>
          <table:table-cell table:formula="of:=[.H328]/[.I328]" office:value-type="float" office:value="-0.006407011765675" calcext:value-type="float">
            <text:p>-0.0064070118</text:p>
          </table:table-cell>
          <table:table-cell table:formula="of:=[.D328]/[.L328]" office:value-type="float" office:value="0.124838228686433" calcext:value-type="float">
            <text:p>0.1248382287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-3.1134667397" calcext:value-type="float">
            <text:p>-3.1134667397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0079984" calcext:value-type="float">
            <text:p>-0.00079984</text:p>
          </table:table-cell>
          <table:table-cell office:value-type="float" office:value="0.00477906" calcext:value-type="float">
            <text:p>0.00477906</text:p>
          </table:table-cell>
          <table:table-cell office:value-type="float" office:value="9.969909668" calcext:value-type="float">
            <text:p>9.969909668</text:p>
          </table:table-cell>
          <table:table-cell office:value-type="float" office:value="50.0570640564" calcext:value-type="float">
            <text:p>50.0570640564</text:p>
          </table:table-cell>
          <table:table-cell office:value-type="float" office:value="0.0724708801" calcext:value-type="float">
            <text:p>0.0724708801</text:p>
          </table:table-cell>
          <table:table-cell office:value-type="float" office:value="-9.7809448051" calcext:value-type="float">
            <text:p>-9.78094480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8" calcext:value-type="float">
            <text:p>328</text:p>
          </table:table-cell>
          <table:table-cell table:formula="of:=[.H329]/[.I329]" office:value-type="float" office:value="-0.00740939464889037" calcext:value-type="float">
            <text:p>-0.0074093946</text:p>
          </table:table-cell>
          <table:table-cell table:formula="of:=[.D329]/[.L329]" office:value-type="float" office:value="0.107949439583406" calcext:value-type="float">
            <text:p>0.1079494396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3.2139179707" calcext:value-type="float">
            <text:p>-3.2139179707</text:p>
          </table:table-cell>
          <table:table-cell office:value-type="float" office:value="0.0483333319" calcext:value-type="float">
            <text:p>0.0483333319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54759" calcext:value-type="float">
            <text:p>0.0054759</text:p>
          </table:table-cell>
          <table:table-cell office:value-type="float" office:value="9.9706048965" calcext:value-type="float">
            <text:p>9.9706048965</text:p>
          </table:table-cell>
          <table:table-cell office:value-type="float" office:value="50.1657600403" calcext:value-type="float">
            <text:p>50.1657600403</text:p>
          </table:table-cell>
          <table:table-cell office:value-type="float" office:value="0.0829985743" calcext:value-type="float">
            <text:p>0.0829985743</text:p>
          </table:table-cell>
          <table:table-cell office:value-type="float" office:value="-9.7763060951" calcext:value-type="float">
            <text:p>-9.77630609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29" calcext:value-type="float">
            <text:p>329</text:p>
          </table:table-cell>
          <table:table-cell table:formula="of:=[.H330]/[.I330]" office:value-type="float" office:value="-0.008489768373926" calcext:value-type="float">
            <text:p>-0.0084897684</text:p>
          </table:table-cell>
          <table:table-cell table:formula="of:=[.D330]/[.L330]" office:value-type="float" office:value="0.112705077200772" calcext:value-type="float">
            <text:p>0.1127050772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3.3161978722" calcext:value-type="float">
            <text:p>-3.31619787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633067" calcext:value-type="float">
            <text:p>0.006330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0959409543" calcext:value-type="float">
            <text:p>0.0959409543</text:p>
          </table:table-cell>
          <table:table-cell office:value-type="float" office:value="-9.7749431801" calcext:value-type="float">
            <text:p>-9.77494318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0" calcext:value-type="float">
            <text:p>330</text:p>
          </table:table-cell>
          <table:table-cell table:formula="of:=[.H331]/[.I331]" office:value-type="float" office:value="-0.00981498843853315" calcext:value-type="float">
            <text:p>-0.0098149884</text:p>
          </table:table-cell>
          <table:table-cell table:formula="of:=[.D331]/[.L331]" office:value-type="float" office:value="0.0974876339378551" calcext:value-type="float">
            <text:p>0.0974876339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-3.3038606644" calcext:value-type="float">
            <text:p>-3.30386066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95684" calcext:value-type="float">
            <text:p>-0.00095684</text:p>
          </table:table-cell>
          <table:table-cell office:value-type="float" office:value="0.00725718" calcext:value-type="float">
            <text:p>0.007257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099367329" calcext:value-type="float">
            <text:p>0.1099367329</text:p>
          </table:table-cell>
          <table:table-cell office:value-type="float" office:value="-9.7709034538" calcext:value-type="float">
            <text:p>-9.77090345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1" calcext:value-type="float">
            <text:p>331</text:p>
          </table:table-cell>
          <table:table-cell table:formula="of:=[.H332]/[.I332]" office:value-type="float" office:value="-0.0112514398919011" calcext:value-type="float">
            <text:p>-0.0112514399</text:p>
          </table:table-cell>
          <table:table-cell table:formula="of:=[.D332]/[.L332]" office:value-type="float" office:value="0.0850415599419181" calcext:value-type="float">
            <text:p>0.0850415599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-3.2967128754" calcext:value-type="float">
            <text:p>-3.296712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696" calcext:value-type="float">
            <text:p>-0.00106696</text:p>
          </table:table-cell>
          <table:table-cell office:value-type="float" office:value="0.00852839" calcext:value-type="float">
            <text:p>0.0085283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291721814" calcext:value-type="float">
            <text:p>0.1291721814</text:p>
          </table:table-cell>
          <table:table-cell office:value-type="float" office:value="-9.7692651749" calcext:value-type="float">
            <text:p>-9.769265174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2" calcext:value-type="float">
            <text:p>332</text:p>
          </table:table-cell>
          <table:table-cell table:formula="of:=[.H333]/[.I333]" office:value-type="float" office:value="-0.0132223027103287" calcext:value-type="float">
            <text:p>-0.0132223027</text:p>
          </table:table-cell>
          <table:table-cell table:formula="of:=[.D333]/[.L333]" office:value-type="float" office:value="0.0806939625702667" calcext:value-type="float">
            <text:p>0.0806939626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-3.3053736687" calcext:value-type="float">
            <text:p>-3.30537366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696" calcext:value-type="float">
            <text:p>-0.00106696</text:p>
          </table:table-cell>
          <table:table-cell office:value-type="float" office:value="0.00976671" calcext:value-type="float">
            <text:p>0.0097667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479710194" calcext:value-type="float">
            <text:p>0.1479710194</text:p>
          </table:table-cell>
          <table:table-cell office:value-type="float" office:value="-9.7721030426" calcext:value-type="float">
            <text:p>-9.772103042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3" calcext:value-type="float">
            <text:p>333</text:p>
          </table:table-cell>
          <table:table-cell table:formula="of:=[.H334]/[.I334]" office:value-type="float" office:value="-0.015142187792632" calcext:value-type="float">
            <text:p>-0.0151421878</text:p>
          </table:table-cell>
          <table:table-cell table:formula="of:=[.D334]/[.L334]" office:value-type="float" office:value="0.0704627372617296" calcext:value-type="float">
            <text:p>0.0704627373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-3.2975168228" calcext:value-type="float">
            <text:p>-3.29751682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3456" calcext:value-type="float">
            <text:p>-0.00083456</text:p>
          </table:table-cell>
          <table:table-cell office:value-type="float" office:value="0.01110483" calcext:value-type="float">
            <text:p>0.011104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682287898" calcext:value-type="float">
            <text:p>0.1682287898</text:p>
          </table:table-cell>
          <table:table-cell office:value-type="float" office:value="-9.7712086105" calcext:value-type="float">
            <text:p>-9.77120861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4" calcext:value-type="float">
            <text:p>334</text:p>
          </table:table-cell>
          <table:table-cell table:formula="of:=[.H335]/[.I335]" office:value-type="float" office:value="-0.0172167841774685" calcext:value-type="float">
            <text:p>-0.0172167842</text:p>
          </table:table-cell>
          <table:table-cell table:formula="of:=[.D335]/[.L335]" office:value-type="float" office:value="0.0484736284893543" calcext:value-type="float">
            <text:p>0.0484736285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-3.303021431" calcext:value-type="float">
            <text:p>-3.3030214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039" calcext:value-type="float">
            <text:p>-0.00106039</text:p>
          </table:table-cell>
          <table:table-cell office:value-type="float" office:value="0.01245655" calcext:value-type="float">
            <text:p>0.0124565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1886730603" calcext:value-type="float">
            <text:p>0.1886730603</text:p>
          </table:table-cell>
          <table:table-cell office:value-type="float" office:value="-9.7694923592" calcext:value-type="float">
            <text:p>-9.76949235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5" calcext:value-type="float">
            <text:p>335</text:p>
          </table:table-cell>
          <table:table-cell table:formula="of:=[.H336]/[.I336]" office:value-type="float" office:value="-0.0193124732957414" calcext:value-type="float">
            <text:p>-0.0193124733</text:p>
          </table:table-cell>
          <table:table-cell table:formula="of:=[.D336]/[.L336]" office:value-type="float" office:value="0.0549070014887127" calcext:value-type="float">
            <text:p>0.0549070015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3.3023488522" calcext:value-type="float">
            <text:p>-3.30234885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106039" calcext:value-type="float">
            <text:p>-0.00106039</text:p>
          </table:table-cell>
          <table:table-cell office:value-type="float" office:value="0.01412988" calcext:value-type="float">
            <text:p>0.014129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140237609" calcext:value-type="float">
            <text:p>0.2140237609</text:p>
          </table:table-cell>
          <table:table-cell office:value-type="float" office:value="-9.7697479057" calcext:value-type="float">
            <text:p>-9.76974790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6" calcext:value-type="float">
            <text:p>336</text:p>
          </table:table-cell>
          <table:table-cell table:formula="of:=[.H337]/[.I337]" office:value-type="float" office:value="-0.0219067843884827" calcext:value-type="float">
            <text:p>-0.0219067844</text:p>
          </table:table-cell>
          <table:table-cell table:formula="of:=[.D337]/[.L337]" office:value-type="float" office:value="0.0484046394576053" calcext:value-type="float">
            <text:p>0.0484046395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-3.2991793156" calcext:value-type="float">
            <text:p>-3.29917931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2912" calcext:value-type="float">
            <text:p>-0.00082912</text:p>
          </table:table-cell>
          <table:table-cell office:value-type="float" office:value="0.01539565" calcext:value-type="float">
            <text:p>0.015395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331914406" calcext:value-type="float">
            <text:p>0.2331914406</text:p>
          </table:table-cell>
          <table:table-cell office:value-type="float" office:value="-9.769543705" calcext:value-type="float">
            <text:p>-9.7695437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7" calcext:value-type="float">
            <text:p>337</text:p>
          </table:table-cell>
          <table:table-cell table:formula="of:=[.H338]/[.I338]" office:value-type="float" office:value="-0.023869225384667" calcext:value-type="float">
            <text:p>-0.0238692254</text:p>
          </table:table-cell>
          <table:table-cell table:formula="of:=[.D338]/[.L338]" office:value-type="float" office:value="0.0347359408040365" calcext:value-type="float">
            <text:p>0.0347359408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3.3021526337" calcext:value-type="float">
            <text:p>-3.30215263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82912" calcext:value-type="float">
            <text:p>-0.00082912</text:p>
          </table:table-cell>
          <table:table-cell office:value-type="float" office:value="0.01648312" calcext:value-type="float">
            <text:p>0.0164831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496543247" calcext:value-type="float">
            <text:p>0.2496543247</text:p>
          </table:table-cell>
          <table:table-cell office:value-type="float" office:value="-9.7692109108" calcext:value-type="float">
            <text:p>-9.76921091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8" calcext:value-type="float">
            <text:p>338</text:p>
          </table:table-cell>
          <table:table-cell table:formula="of:=[.H339]/[.I339]" office:value-type="float" office:value="-0.0255552190427175" calcext:value-type="float">
            <text:p>-0.025555219</text:p>
          </table:table-cell>
          <table:table-cell table:formula="of:=[.D339]/[.L339]" office:value-type="float" office:value="0.032444253309434" calcext:value-type="float">
            <text:p>0.0324442533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3.3028969765" calcext:value-type="float">
            <text:p>-3.302896976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76037" calcext:value-type="float">
            <text:p>0.01760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666618622" calcext:value-type="float">
            <text:p>0.2666618622</text:p>
          </table:table-cell>
          <table:table-cell office:value-type="float" office:value="-9.7704998398" calcext:value-type="float">
            <text:p>-9.77049983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39" calcext:value-type="float">
            <text:p>339</text:p>
          </table:table-cell>
          <table:table-cell table:formula="of:=[.H340]/[.I340]" office:value-type="float" office:value="-0.0272925506956928" calcext:value-type="float">
            <text:p>-0.0272925507</text:p>
          </table:table-cell>
          <table:table-cell table:formula="of:=[.D340]/[.L340]" office:value-type="float" office:value="0.00922229669210515" calcext:value-type="float">
            <text:p>0.0092222967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3.3016901016" calcext:value-type="float">
            <text:p>-3.30169010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875526" calcext:value-type="float">
            <text:p>0.018755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841528273" calcext:value-type="float">
            <text:p>0.2841528273</text:p>
          </table:table-cell>
          <table:table-cell office:value-type="float" office:value="-9.7721151352" calcext:value-type="float">
            <text:p>-9.77211513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0" calcext:value-type="float">
            <text:p>340</text:p>
          </table:table-cell>
          <table:table-cell table:formula="of:=[.H341]/[.I341]" office:value-type="float" office:value="-0.0290779246221176" calcext:value-type="float">
            <text:p>-0.0290779246</text:p>
          </table:table-cell>
          <table:table-cell table:formula="of:=[.D341]/[.L341]" office:value-type="float" office:value="0.00865605105147528" calcext:value-type="float">
            <text:p>0.0086560511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-3.3097496033" calcext:value-type="float">
            <text:p>-3.30974960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-0.0002517" calcext:value-type="float">
            <text:p>-0.0002517</text:p>
          </table:table-cell>
          <table:table-cell office:value-type="float" office:value="0.01939188" calcext:value-type="float">
            <text:p>0.019391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2936621523" calcext:value-type="float">
            <text:p>0.2936621523</text:p>
          </table:table-cell>
          <table:table-cell office:value-type="float" office:value="-9.7675997353" calcext:value-type="float">
            <text:p>-9.76759973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1" calcext:value-type="float">
            <text:p>341</text:p>
          </table:table-cell>
          <table:table-cell table:formula="of:=[.H342]/[.I342]" office:value-type="float" office:value="-0.0300649248800305" calcext:value-type="float">
            <text:p>-0.0300649249</text:p>
          </table:table-cell>
          <table:table-cell table:formula="of:=[.D342]/[.L342]" office:value-type="float" office:value="0.00837188188576458" calcext:value-type="float">
            <text:p>0.0083718819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3.3027157784" calcext:value-type="float">
            <text:p>-3.30271577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1982488" calcext:value-type="float">
            <text:p>0.019824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003011199" calcext:value-type="float">
            <text:p>0.3003011199</text:p>
          </table:table-cell>
          <table:table-cell office:value-type="float" office:value="-9.7702584267" calcext:value-type="float">
            <text:p>-9.77025842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2" calcext:value-type="float">
            <text:p>342</text:p>
          </table:table-cell>
          <table:table-cell table:formula="of:=[.H343]/[.I343]" office:value-type="float" office:value="-0.0307362514669358" calcext:value-type="float">
            <text:p>-0.0307362515</text:p>
          </table:table-cell>
          <table:table-cell table:formula="of:=[.D343]/[.L343]" office:value-type="float" office:value="-0.0259377758168595" calcext:value-type="float">
            <text:p>-0.0259377758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-3.3075883389" calcext:value-type="float">
            <text:p>-3.30758833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2060025" calcext:value-type="float">
            <text:p>0.020600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121269771" calcext:value-type="float">
            <text:p>0.3121269771</text:p>
          </table:table-cell>
          <table:table-cell office:value-type="float" office:value="-9.7727902222" calcext:value-type="float">
            <text:p>-9.772790222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3" calcext:value-type="float">
            <text:p>343</text:p>
          </table:table-cell>
          <table:table-cell table:formula="of:=[.H344]/[.I344]" office:value-type="float" office:value="-0.031938368674994" calcext:value-type="float">
            <text:p>-0.0319383687</text:p>
          </table:table-cell>
          <table:table-cell table:formula="of:=[.D344]/[.L344]" office:value-type="float" office:value="-0.0249615128472165" calcext:value-type="float">
            <text:p>-0.0249615128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-3.3173873425" calcext:value-type="float">
            <text:p>-3.31738734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079723" calcext:value-type="float">
            <text:p>0.00079723</text:p>
          </table:table-cell>
          <table:table-cell office:value-type="float" office:value="0.02166736" calcext:value-type="float">
            <text:p>0.0216673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284721484" calcext:value-type="float">
            <text:p>0.3284721484</text:p>
          </table:table-cell>
          <table:table-cell office:value-type="float" office:value="-9.7780482674" calcext:value-type="float">
            <text:p>-9.778048267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4" calcext:value-type="float">
            <text:p>344</text:p>
          </table:table-cell>
          <table:table-cell table:formula="of:=[.H345]/[.I345]" office:value-type="float" office:value="-0.0335928131481132" calcext:value-type="float">
            <text:p>-0.0335928131</text:p>
          </table:table-cell>
          <table:table-cell table:formula="of:=[.D345]/[.L345]" office:value-type="float" office:value="-0.0237321595093854" calcext:value-type="float">
            <text:p>-0.0237321595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3.3076899052" calcext:value-type="float">
            <text:p>-3.30768990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244617" calcext:value-type="float">
            <text:p>0.00244617</text:p>
          </table:table-cell>
          <table:table-cell office:value-type="float" office:value="0.02206301" calcext:value-type="float">
            <text:p>0.0220630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344132963" calcext:value-type="float">
            <text:p>0.3344132963</text:p>
          </table:table-cell>
          <table:table-cell office:value-type="float" office:value="-9.7763883972" calcext:value-type="float">
            <text:p>-9.776388397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5" calcext:value-type="float">
            <text:p>345</text:p>
          </table:table-cell>
          <table:table-cell table:formula="of:=[.H346]/[.I346]" office:value-type="float" office:value="-0.0342062204070961" calcext:value-type="float">
            <text:p>-0.0342062204</text:p>
          </table:table-cell>
          <table:table-cell table:formula="of:=[.D346]/[.L346]" office:value-type="float" office:value="-0.0715124316831141" calcext:value-type="float">
            <text:p>-0.0715124317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-3.314645052" calcext:value-type="float">
            <text:p>-3.3146450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244617" calcext:value-type="float">
            <text:p>0.00244617</text:p>
          </table:table-cell>
          <table:table-cell office:value-type="float" office:value="0.02251028" calcext:value-type="float">
            <text:p>0.022510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411471667" calcext:value-type="float">
            <text:p>0.3411471667</text:p>
          </table:table-cell>
          <table:table-cell office:value-type="float" office:value="-9.7750844383" calcext:value-type="float">
            <text:p>-9.77508443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6" calcext:value-type="float">
            <text:p>346</text:p>
          </table:table-cell>
          <table:table-cell table:formula="of:=[.H347]/[.I347]" office:value-type="float" office:value="-0.0348996644329069" calcext:value-type="float">
            <text:p>-0.0348996644</text:p>
          </table:table-cell>
          <table:table-cell table:formula="of:=[.D347]/[.L347]" office:value-type="float" office:value="-0.0700915048825945" calcext:value-type="float">
            <text:p>-0.0700915049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-3.3304376602" calcext:value-type="float">
            <text:p>-3.33043766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335677" calcext:value-type="float">
            <text:p>0.0233567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540102016" calcext:value-type="float">
            <text:p>0.3540102016</text:p>
          </table:table-cell>
          <table:table-cell office:value-type="float" office:value="-9.7760321999" calcext:value-type="float">
            <text:p>-9.77603219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7" calcext:value-type="float">
            <text:p>347</text:p>
          </table:table-cell>
          <table:table-cell table:formula="of:=[.H348]/[.I348]" office:value-type="float" office:value="-0.0362120535572317" calcext:value-type="float">
            <text:p>-0.0362120536</text:p>
          </table:table-cell>
          <table:table-cell table:formula="of:=[.D348]/[.L348]" office:value-type="float" office:value="-0.13245948596699" calcext:value-type="float">
            <text:p>-0.132459486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-3.3149709702" calcext:value-type="float">
            <text:p>-3.31497097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451644" calcext:value-type="float">
            <text:p>0.024516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715914171" calcext:value-type="float">
            <text:p>0.3715914171</text:p>
          </table:table-cell>
          <table:table-cell office:value-type="float" office:value="-9.7761514473" calcext:value-type="float">
            <text:p>-9.77615144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8" calcext:value-type="float">
            <text:p>348</text:p>
          </table:table-cell>
          <table:table-cell table:formula="of:=[.H349]/[.I349]" office:value-type="float" office:value="-0.0380099898311853" calcext:value-type="float">
            <text:p>-0.0380099898</text:p>
          </table:table-cell>
          <table:table-cell table:formula="of:=[.D349]/[.L349]" office:value-type="float" office:value="-0.126193930103728" calcext:value-type="float">
            <text:p>-0.1261939301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-3.354968071" calcext:value-type="float">
            <text:p>-3.3549680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479663" calcext:value-type="float">
            <text:p>0.00479663</text:p>
          </table:table-cell>
          <table:table-cell office:value-type="float" office:value="0.02594487" calcext:value-type="float">
            <text:p>0.025944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3933357286" calcext:value-type="float">
            <text:p>0.3933357286</text:p>
          </table:table-cell>
          <table:table-cell office:value-type="float" office:value="-9.7784846115" calcext:value-type="float">
            <text:p>-9.778484611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49" calcext:value-type="float">
            <text:p>349</text:p>
          </table:table-cell>
          <table:table-cell table:formula="of:=[.H350]/[.I350]" office:value-type="float" office:value="-0.040224609868222" calcext:value-type="float">
            <text:p>-0.0402246099</text:p>
          </table:table-cell>
          <table:table-cell table:formula="of:=[.D350]/[.L350]" office:value-type="float" office:value="-0.119246153429804" calcext:value-type="float">
            <text:p>-0.1192461534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-3.3217737675" calcext:value-type="float">
            <text:p>-3.32177376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792413" calcext:value-type="float">
            <text:p>0.00792413</text:p>
          </table:table-cell>
          <table:table-cell office:value-type="float" office:value="0.02697443" calcext:value-type="float">
            <text:p>0.026974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4088225411" calcext:value-type="float">
            <text:p>0.4088225411</text:p>
          </table:table-cell>
          <table:table-cell office:value-type="float" office:value="-9.7755723381" calcext:value-type="float">
            <text:p>-9.775572338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0" calcext:value-type="float">
            <text:p>350</text:p>
          </table:table-cell>
          <table:table-cell table:formula="of:=[.H351]/[.I351]" office:value-type="float" office:value="-0.0418208292016444" calcext:value-type="float">
            <text:p>-0.0418208292</text:p>
          </table:table-cell>
          <table:table-cell table:formula="of:=[.D351]/[.L351]" office:value-type="float" office:value="-0.189478069930006" calcext:value-type="float">
            <text:p>-0.1894780699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-3.344414711" calcext:value-type="float">
            <text:p>-3.3444147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792413" calcext:value-type="float">
            <text:p>0.00792413</text:p>
          </table:table-cell>
          <table:table-cell office:value-type="float" office:value="0.0281282" calcext:value-type="float">
            <text:p>0.028128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4262224909" calcext:value-type="float">
            <text:p>0.4262224909</text:p>
          </table:table-cell>
          <table:table-cell office:value-type="float" office:value="-9.7735915184" calcext:value-type="float">
            <text:p>-9.773591518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1" calcext:value-type="float">
            <text:p>351</text:p>
          </table:table-cell>
          <table:table-cell table:formula="of:=[.H352]/[.I352]" office:value-type="float" office:value="-0.0436096075938495" calcext:value-type="float">
            <text:p>-0.0436096076</text:p>
          </table:table-cell>
          <table:table-cell table:formula="of:=[.D352]/[.L352]" office:value-type="float" office:value="-0.181706060595638" calcext:value-type="float">
            <text:p>-0.1817060606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-3.3685398102" calcext:value-type="float">
            <text:p>-3.36853981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0958516" calcext:value-type="float">
            <text:p>0.00958516</text:p>
          </table:table-cell>
          <table:table-cell office:value-type="float" office:value="0.02935666" calcext:value-type="float">
            <text:p>0.029356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4447263007" calcext:value-type="float">
            <text:p>0.4447263007</text:p>
          </table:table-cell>
          <table:table-cell office:value-type="float" office:value="-9.7711536407" calcext:value-type="float">
            <text:p>-9.771153640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2" calcext:value-type="float">
            <text:p>352</text:p>
          </table:table-cell>
          <table:table-cell table:formula="of:=[.H353]/[.I353]" office:value-type="float" office:value="-0.0455142061063877" calcext:value-type="float">
            <text:p>-0.0455142061</text:p>
          </table:table-cell>
          <table:table-cell table:formula="of:=[.D353]/[.L353]" office:value-type="float" office:value="-0.210597104068894" calcext:value-type="float">
            <text:p>-0.2105971041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-3.3427414894" calcext:value-type="float">
            <text:p>-3.34274148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184534" calcext:value-type="float">
            <text:p>0.01184534</text:p>
          </table:table-cell>
          <table:table-cell office:value-type="float" office:value="0.03030441" calcext:value-type="float">
            <text:p>0.0303044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4589794577" calcext:value-type="float">
            <text:p>0.4589794577</text:p>
          </table:table-cell>
          <table:table-cell office:value-type="float" office:value="-9.7689342499" calcext:value-type="float">
            <text:p>-9.76893424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3" calcext:value-type="float">
            <text:p>353</text:p>
          </table:table-cell>
          <table:table-cell table:formula="of:=[.H354]/[.I354]" office:value-type="float" office:value="-0.0469835752763612" calcext:value-type="float">
            <text:p>-0.0469835753</text:p>
          </table:table-cell>
          <table:table-cell table:formula="of:=[.D354]/[.L354]" office:value-type="float" office:value="-0.252116615866816" calcext:value-type="float">
            <text:p>-0.2521166159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-3.3820428848" calcext:value-type="float">
            <text:p>-3.38204288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184534" calcext:value-type="float">
            <text:p>0.01184534</text:p>
          </table:table-cell>
          <table:table-cell office:value-type="float" office:value="0.03157722" calcext:value-type="float">
            <text:p>0.031577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4782688985" calcext:value-type="float">
            <text:p>0.4782688985</text:p>
          </table:table-cell>
          <table:table-cell office:value-type="float" office:value="-9.7691754341" calcext:value-type="float">
            <text:p>-9.76917543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4" calcext:value-type="float">
            <text:p>354</text:p>
          </table:table-cell>
          <table:table-cell table:formula="of:=[.H355]/[.I355]" office:value-type="float" office:value="-0.048956936204725" calcext:value-type="float">
            <text:p>-0.0489569362</text:p>
          </table:table-cell>
          <table:table-cell table:formula="of:=[.D355]/[.L355]" office:value-type="float" office:value="-0.241954274884889" calcext:value-type="float">
            <text:p>-0.2419542749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-3.3791639805" calcext:value-type="float">
            <text:p>-3.37916398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322262" calcext:value-type="float">
            <text:p>0.0332226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032408634" calcext:value-type="float">
            <text:p>0.5032408634</text:p>
          </table:table-cell>
          <table:table-cell office:value-type="float" office:value="-9.7701602173" calcext:value-type="float">
            <text:p>-9.77016021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5" calcext:value-type="float">
            <text:p>355</text:p>
          </table:table-cell>
          <table:table-cell table:formula="of:=[.H356]/[.I356]" office:value-type="float" office:value="-0.0515079438010559" calcext:value-type="float">
            <text:p>-0.0515079438</text:p>
          </table:table-cell>
          <table:table-cell table:formula="of:=[.D356]/[.L356]" office:value-type="float" office:value="-0.320543760468682" calcext:value-type="float">
            <text:p>-0.3205437605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-3.374653101" calcext:value-type="float">
            <text:p>-3.3746531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409588" calcext:value-type="float">
            <text:p>0.034095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163126052" calcext:value-type="float">
            <text:p>0.5163126052</text:p>
          </table:table-cell>
          <table:table-cell office:value-type="float" office:value="-9.7672090721" calcext:value-type="float">
            <text:p>-9.767209072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6" calcext:value-type="float">
            <text:p>356</text:p>
          </table:table-cell>
          <table:table-cell table:formula="of:=[.H357]/[.I357]" office:value-type="float" office:value="-0.0528618361078033" calcext:value-type="float">
            <text:p>-0.0528618361</text:p>
          </table:table-cell>
          <table:table-cell table:formula="of:=[.D357]/[.L357]" office:value-type="float" office:value="-0.312334024234976" calcext:value-type="float">
            <text:p>-0.3123340242</text:p>
          </table:table-cell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-3.436661005" calcext:value-type="float">
            <text:p>-3.4366610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1651055" calcext:value-type="float">
            <text:p>0.01651055</text:p>
          </table:table-cell>
          <table:table-cell office:value-type="float" office:value="0.03509303" calcext:value-type="float">
            <text:p>0.035093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314976365" calcext:value-type="float">
            <text:p>0.5314976365</text:p>
          </table:table-cell>
          <table:table-cell office:value-type="float" office:value="-9.7687755775" calcext:value-type="float">
            <text:p>-9.768775577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7" calcext:value-type="float">
            <text:p>357</text:p>
          </table:table-cell>
          <table:table-cell table:formula="of:=[.H358]/[.I358]" office:value-type="float" office:value="-0.0544078049785662" calcext:value-type="float">
            <text:p>-0.054407805</text:p>
          </table:table-cell>
          <table:table-cell table:formula="of:=[.D358]/[.L358]" office:value-type="float" office:value="-0.303459218884208" calcext:value-type="float">
            <text:p>-0.3034592189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-3.3816819191" calcext:value-type="float">
            <text:p>-3.38168191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180506" calcext:value-type="float">
            <text:p>0.02180506</text:p>
          </table:table-cell>
          <table:table-cell office:value-type="float" office:value="0.03613821" calcext:value-type="float">
            <text:p>0.036138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473192013" calcext:value-type="float">
            <text:p>0.5473192013</text:p>
          </table:table-cell>
          <table:table-cell office:value-type="float" office:value="-9.7686310196" calcext:value-type="float">
            <text:p>-9.768631019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8" calcext:value-type="float">
            <text:p>358</text:p>
          </table:table-cell>
          <table:table-cell table:formula="of:=[.H359]/[.I359]" office:value-type="float" office:value="-0.0560282398016515" calcext:value-type="float">
            <text:p>-0.0560282398</text:p>
          </table:table-cell>
          <table:table-cell table:formula="of:=[.D359]/[.L359]" office:value-type="float" office:value="-0.389179814986036" calcext:value-type="float">
            <text:p>-0.38917981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-3.4199473858" calcext:value-type="float">
            <text:p>-3.41994738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180506" calcext:value-type="float">
            <text:p>0.02180506</text:p>
          </table:table-cell>
          <table:table-cell office:value-type="float" office:value="0.03690667" calcext:value-type="float">
            <text:p>0.036906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590431461" calcext:value-type="float">
            <text:p>0.5590431461</text:p>
          </table:table-cell>
          <table:table-cell office:value-type="float" office:value="-9.7701256752" calcext:value-type="float">
            <text:p>-9.77012567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59" calcext:value-type="float">
            <text:p>359</text:p>
          </table:table-cell>
          <table:table-cell table:formula="of:=[.H360]/[.I360]" office:value-type="float" office:value="-0.0572196473909284" calcext:value-type="float">
            <text:p>-0.0572196474</text:p>
          </table:table-cell>
          <table:table-cell table:formula="of:=[.D360]/[.L360]" office:value-type="float" office:value="-0.381076448287533" calcext:value-type="float">
            <text:p>-0.3810764483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-3.4606261253" calcext:value-type="float">
            <text:p>-3.46062612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463282" calcext:value-type="float">
            <text:p>0.02463282</text:p>
          </table:table-cell>
          <table:table-cell office:value-type="float" office:value="0.03803744" calcext:value-type="float">
            <text:p>0.038037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760508982" calcext:value-type="float">
            <text:p>0.5760508982</text:p>
          </table:table-cell>
          <table:table-cell office:value-type="float" office:value="-9.768081131" calcext:value-type="float">
            <text:p>-9.76808113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0" calcext:value-type="float">
            <text:p>360</text:p>
          </table:table-cell>
          <table:table-cell table:formula="of:=[.H361]/[.I361]" office:value-type="float" office:value="-0.0589727798607081" calcext:value-type="float">
            <text:p>-0.0589727799</text:p>
          </table:table-cell>
          <table:table-cell table:formula="of:=[.D361]/[.L361]" office:value-type="float" office:value="-0.417698132226121" calcext:value-type="float">
            <text:p>-0.4176981322</text:p>
          </table:table-cell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-3.4171099663" calcext:value-type="float">
            <text:p>-3.41710996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752245" calcext:value-type="float">
            <text:p>0.02752245</text:p>
          </table:table-cell>
          <table:table-cell office:value-type="float" office:value="0.03854191" calcext:value-type="float">
            <text:p>0.0385419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834282797" calcext:value-type="float">
            <text:p>0.5834282797</text:p>
          </table:table-cell>
          <table:table-cell office:value-type="float" office:value="-9.7636890793" calcext:value-type="float">
            <text:p>-9.76368907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1" calcext:value-type="float">
            <text:p>361</text:p>
          </table:table-cell>
          <table:table-cell table:formula="of:=[.H362]/[.I362]" office:value-type="float" office:value="-0.0597549015501657" calcext:value-type="float">
            <text:p>-0.0597549016</text:p>
          </table:table-cell>
          <table:table-cell table:formula="of:=[.D362]/[.L362]" office:value-type="float" office:value="-0.460588994141246" calcext:value-type="float">
            <text:p>-0.4605889941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-3.4837248325" calcext:value-type="float">
            <text:p>-3.48372483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2752245" calcext:value-type="float">
            <text:p>0.02752245</text:p>
          </table:table-cell>
          <table:table-cell office:value-type="float" office:value="0.03900502" calcext:value-type="float">
            <text:p>0.0390050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901019493" calcext:value-type="float">
            <text:p>0.5901019493</text:p>
          </table:table-cell>
          <table:table-cell office:value-type="float" office:value="-9.7581221581" calcext:value-type="float">
            <text:p>-9.758122158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2" calcext:value-type="float">
            <text:p>362</text:p>
          </table:table-cell>
          <table:table-cell table:formula="of:=[.H363]/[.I363]" office:value-type="float" office:value="-0.0604729003940753" calcext:value-type="float">
            <text:p>-0.0604729004</text:p>
          </table:table-cell>
          <table:table-cell table:formula="of:=[.D363]/[.L363]" office:value-type="float" office:value="-0.455120389805158" calcext:value-type="float">
            <text:p>-0.4551203898</text:p>
          </table:table-cell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-3.4672195911" calcext:value-type="float">
            <text:p>-3.46721959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339003" calcext:value-type="float">
            <text:p>0.03339003</text:p>
          </table:table-cell>
          <table:table-cell office:value-type="float" office:value="0.03958424" calcext:value-type="float">
            <text:p>0.039584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5988420788" calcext:value-type="float">
            <text:p>0.5988420788</text:p>
          </table:table-cell>
          <table:table-cell office:value-type="float" office:value="-9.7577494621" calcext:value-type="float">
            <text:p>-9.757749462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3" calcext:value-type="float">
            <text:p>363</text:p>
          </table:table-cell>
          <table:table-cell table:formula="of:=[.H364]/[.I364]" office:value-type="float" office:value="-0.0613709217607972" calcext:value-type="float">
            <text:p>-0.0613709218</text:p>
          </table:table-cell>
          <table:table-cell table:formula="of:=[.D364]/[.L364]" office:value-type="float" office:value="-0.544069227608197" calcext:value-type="float">
            <text:p>-0.5440692276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-3.4700343609" calcext:value-type="float">
            <text:p>-3.47003436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339003" calcext:value-type="float">
            <text:p>0.03339003</text:p>
          </table:table-cell>
          <table:table-cell office:value-type="float" office:value="0.04036434" calcext:value-type="float">
            <text:p>0.040364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103017289" calcext:value-type="float">
            <text:p>0.6103017289</text:p>
          </table:table-cell>
          <table:table-cell office:value-type="float" office:value="-9.7522870636" calcext:value-type="float">
            <text:p>-9.752287063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4" calcext:value-type="float">
            <text:p>364</text:p>
          </table:table-cell>
          <table:table-cell table:formula="of:=[.H365]/[.I365]" office:value-type="float" office:value="-0.0625803696014985" calcext:value-type="float">
            <text:p>-0.0625803696</text:p>
          </table:table-cell>
          <table:table-cell table:formula="of:=[.D365]/[.L365]" office:value-type="float" office:value="-0.53355437515985" calcext:value-type="float">
            <text:p>-0.5335543752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-3.5427138805" calcext:value-type="float">
            <text:p>-3.54271388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638685" calcext:value-type="float">
            <text:p>0.03638685</text:p>
          </table:table-cell>
          <table:table-cell office:value-type="float" office:value="0.0410995" calcext:value-type="float">
            <text:p>0.04109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216795785" calcext:value-type="float">
            <text:p>0.6216795785</text:p>
          </table:table-cell>
          <table:table-cell office:value-type="float" office:value="-9.7564033699" calcext:value-type="float">
            <text:p>-9.75640336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5" calcext:value-type="float">
            <text:p>365</text:p>
          </table:table-cell>
          <table:table-cell table:formula="of:=[.H366]/[.I366]" office:value-type="float" office:value="-0.0637201594614237" calcext:value-type="float">
            <text:p>-0.0637201595</text:p>
          </table:table-cell>
          <table:table-cell table:formula="of:=[.D366]/[.L366]" office:value-type="float" office:value="-0.571041414640976" calcext:value-type="float">
            <text:p>-0.571041414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-3.4768090248" calcext:value-type="float">
            <text:p>-3.47680902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9167" calcext:value-type="float">
            <text:p>0.03909167</text:p>
          </table:table-cell>
          <table:table-cell office:value-type="float" office:value="0.04161727" calcext:value-type="float">
            <text:p>0.0416172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29584002" calcext:value-type="float">
            <text:p>0.629584002</text:p>
          </table:table-cell>
          <table:table-cell office:value-type="float" office:value="-9.7575286102" calcext:value-type="float">
            <text:p>-9.757528610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6" calcext:value-type="float">
            <text:p>366</text:p>
          </table:table-cell>
          <table:table-cell table:formula="of:=[.H367]/[.I367]" office:value-type="float" office:value="-0.0645228958223977" calcext:value-type="float">
            <text:p>-0.0645228958</text:p>
          </table:table-cell>
          <table:table-cell table:formula="of:=[.D367]/[.L367]" office:value-type="float" office:value="-0.605857339503199" calcext:value-type="float">
            <text:p>-0.6058573395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-3.5598680973" calcext:value-type="float">
            <text:p>-3.55986809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3909167" calcext:value-type="float">
            <text:p>0.03909167</text:p>
          </table:table-cell>
          <table:table-cell office:value-type="float" office:value="0.04200925" calcext:value-type="float">
            <text:p>0.042009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356057692" calcext:value-type="float">
            <text:p>0.6356057692</text:p>
          </table:table-cell>
          <table:table-cell office:value-type="float" office:value="-9.7589397621" calcext:value-type="float">
            <text:p>-9.758939762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7" calcext:value-type="float">
            <text:p>367</text:p>
          </table:table-cell>
          <table:table-cell table:formula="of:=[.H368]/[.I368]" office:value-type="float" office:value="-0.0651306171258942" calcext:value-type="float">
            <text:p>-0.0651306171</text:p>
          </table:table-cell>
          <table:table-cell table:formula="of:=[.D368]/[.L368]" office:value-type="float" office:value="-0.600204200805249" calcext:value-type="float">
            <text:p>-0.6002042008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-3.5303368568" calcext:value-type="float">
            <text:p>-3.53033685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8376" calcext:value-type="float">
            <text:p>0.04428376</text:p>
          </table:table-cell>
          <table:table-cell office:value-type="float" office:value="0.0422022" calcext:value-type="float">
            <text:p>0.04220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384786505" calcext:value-type="float">
            <text:p>0.6384786505</text:p>
          </table:table-cell>
          <table:table-cell office:value-type="float" office:value="-9.7582295609" calcext:value-type="float">
            <text:p>-9.75822956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8" calcext:value-type="float">
            <text:p>368</text:p>
          </table:table-cell>
          <table:table-cell table:formula="of:=[.H369]/[.I369]" office:value-type="float" office:value="-0.0654297633105808" calcext:value-type="float">
            <text:p>-0.0654297633</text:p>
          </table:table-cell>
          <table:table-cell table:formula="of:=[.D369]/[.L369]" office:value-type="float" office:value="-0.676813696998943" calcext:value-type="float">
            <text:p>-0.676813697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-3.5419011116" calcext:value-type="float">
            <text:p>-3.54190111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8376" calcext:value-type="float">
            <text:p>0.04428376</text:p>
          </table:table-cell>
          <table:table-cell office:value-type="float" office:value="0.04301247" calcext:value-type="float">
            <text:p>0.043012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508933387" calcext:value-type="float">
            <text:p>0.6508933387</text:p>
          </table:table-cell>
          <table:table-cell office:value-type="float" office:value="-9.7605688095" calcext:value-type="float">
            <text:p>-9.760568809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69" calcext:value-type="float">
            <text:p>369</text:p>
          </table:table-cell>
          <table:table-cell table:formula="of:=[.H370]/[.I370]" office:value-type="float" office:value="-0.0666860048224324" calcext:value-type="float">
            <text:p>-0.0666860048</text:p>
          </table:table-cell>
          <table:table-cell table:formula="of:=[.D370]/[.L370]" office:value-type="float" office:value="-0.664063773469654" calcext:value-type="float">
            <text:p>-0.6640637735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-3.6007463932" calcext:value-type="float">
            <text:p>-3.60074639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68986" calcext:value-type="float">
            <text:p>0.04668986</text:p>
          </table:table-cell>
          <table:table-cell office:value-type="float" office:value="0.04337935" calcext:value-type="float">
            <text:p>0.0433793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565545801" calcext:value-type="float">
            <text:p>0.6565545801</text:p>
          </table:table-cell>
          <table:table-cell office:value-type="float" office:value="-9.7621949005" calcext:value-type="float">
            <text:p>-9.76219490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0" calcext:value-type="float">
            <text:p>370</text:p>
          </table:table-cell>
          <table:table-cell table:formula="of:=[.H371]/[.I371]" office:value-type="float" office:value="-0.0672548117295192" calcext:value-type="float">
            <text:p>-0.0672548117</text:p>
          </table:table-cell>
          <table:table-cell table:formula="of:=[.D371]/[.L371]" office:value-type="float" office:value="-0.694223339554857" calcext:value-type="float">
            <text:p>-0.6942233396</text:p>
          </table:table-cell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-3.5457084179" calcext:value-type="float">
            <text:p>-3.54570841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4223" calcext:value-type="float">
            <text:p>0.04864223</text:p>
          </table:table-cell>
          <table:table-cell office:value-type="float" office:value="0.04341496" calcext:value-type="float">
            <text:p>0.0434149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571816812" calcext:value-type="float">
            <text:p>0.6571816812</text:p>
          </table:table-cell>
          <table:table-cell office:value-type="float" office:value="-9.7635048676" calcext:value-type="float">
            <text:p>-9.76350486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1" calcext:value-type="float">
            <text:p>371</text:p>
          </table:table-cell>
          <table:table-cell table:formula="of:=[.H372]/[.I372]" office:value-type="float" office:value="-0.067310017264481" calcext:value-type="float">
            <text:p>-0.0673100173</text:p>
          </table:table-cell>
          <table:table-cell table:formula="of:=[.D372]/[.L372]" office:value-type="float" office:value="-0.722659597736698" calcext:value-type="float">
            <text:p>-0.7226595977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-3.6142172813" calcext:value-type="float">
            <text:p>-3.61421728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4223" calcext:value-type="float">
            <text:p>0.04864223</text:p>
          </table:table-cell>
          <table:table-cell office:value-type="float" office:value="0.04379103" calcext:value-type="float">
            <text:p>0.043791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630557806" calcext:value-type="float">
            <text:p>0.6630557806</text:p>
          </table:table-cell>
          <table:table-cell office:value-type="float" office:value="-9.7661772156" calcext:value-type="float">
            <text:p>-9.766177215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2" calcext:value-type="float">
            <text:p>372</text:p>
          </table:table-cell>
          <table:table-cell table:formula="of:=[.H373]/[.I373]" office:value-type="float" office:value="-0.0678930727921738" calcext:value-type="float">
            <text:p>-0.0678930728</text:p>
          </table:table-cell>
          <table:table-cell table:formula="of:=[.D373]/[.L373]" office:value-type="float" office:value="-0.716453505483509" calcext:value-type="float">
            <text:p>-0.7164535055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-3.5865521431" calcext:value-type="float">
            <text:p>-3.58655214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53142" calcext:value-type="float">
            <text:p>0.05053142</text:p>
          </table:table-cell>
          <table:table-cell office:value-type="float" office:value="0.04381463" calcext:value-type="float">
            <text:p>0.043814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633280872" calcext:value-type="float">
            <text:p>0.6633280872</text:p>
          </table:table-cell>
          <table:table-cell office:value-type="float" office:value="-9.7649248695" calcext:value-type="float">
            <text:p>-9.764924869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3" calcext:value-type="float">
            <text:p>373</text:p>
          </table:table-cell>
          <table:table-cell table:formula="of:=[.H374]/[.I374]" office:value-type="float" office:value="-0.0679296662355135" calcext:value-type="float">
            <text:p>-0.0679296662</text:p>
          </table:table-cell>
          <table:table-cell table:formula="of:=[.D374]/[.L374]" office:value-type="float" office:value="-0.743878526133289" calcext:value-type="float">
            <text:p>-0.7438785261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-3.5990662575" calcext:value-type="float">
            <text:p>-3.59906625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3346" calcext:value-type="float">
            <text:p>0.05193346</text:p>
          </table:table-cell>
          <table:table-cell office:value-type="float" office:value="0.0442852" calcext:value-type="float">
            <text:p>0.04428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704482947" calcext:value-type="float">
            <text:p>0.6704482947</text:p>
          </table:table-cell>
          <table:table-cell office:value-type="float" office:value="-9.7648677635" calcext:value-type="float">
            <text:p>-9.764867763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4" calcext:value-type="float">
            <text:p>374</text:p>
          </table:table-cell>
          <table:table-cell table:formula="of:=[.H375]/[.I375]" office:value-type="float" office:value="-0.0686592292837863" calcext:value-type="float">
            <text:p>-0.0686592293</text:p>
          </table:table-cell>
          <table:table-cell table:formula="of:=[.D375]/[.L375]" office:value-type="float" office:value="-0.756394450414607" calcext:value-type="float">
            <text:p>-0.7563944504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-3.6160609722" calcext:value-type="float">
            <text:p>-3.61606097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9754" calcext:value-type="float">
            <text:p>0.05319754</text:p>
          </table:table-cell>
          <table:table-cell office:value-type="float" office:value="0.04512866" calcext:value-type="float">
            <text:p>0.045128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33893663" calcext:value-type="float">
            <text:p>0.6833893663</text:p>
          </table:table-cell>
          <table:table-cell office:value-type="float" office:value="-9.7673220825" calcext:value-type="float">
            <text:p>-9.767322082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5" calcext:value-type="float">
            <text:p>375</text:p>
          </table:table-cell>
          <table:table-cell table:formula="of:=[.H376]/[.I376]" office:value-type="float" office:value="-0.0699669121718041" calcext:value-type="float">
            <text:p>-0.0699669122</text:p>
          </table:table-cell>
          <table:table-cell table:formula="of:=[.D376]/[.L376]" office:value-type="float" office:value="-0.760324249687812" calcext:value-type="float">
            <text:p>-0.7603242497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-3.6157672405" calcext:value-type="float">
            <text:p>-3.615767240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1228" calcext:value-type="float">
            <text:p>0.05401228</text:p>
          </table:table-cell>
          <table:table-cell office:value-type="float" office:value="0.04556187" calcext:value-type="float">
            <text:p>0.045561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99195941" calcext:value-type="float">
            <text:p>0.6899195941</text:p>
          </table:table-cell>
          <table:table-cell office:value-type="float" office:value="-9.7668986511" calcext:value-type="float">
            <text:p>-9.76689865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6" calcext:value-type="float">
            <text:p>376</text:p>
          </table:table-cell>
          <table:table-cell table:formula="of:=[.H377]/[.I377]" office:value-type="float" office:value="-0.0706385536233959" calcext:value-type="float">
            <text:p>-0.0706385536</text:p>
          </table:table-cell>
          <table:table-cell table:formula="of:=[.D377]/[.L377]" office:value-type="float" office:value="-0.764628906304657" calcext:value-type="float">
            <text:p>-0.7646289063</text:p>
          </table:table-cell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-3.6285216808" calcext:value-type="float">
            <text:p>-3.62852168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1228" calcext:value-type="float">
            <text:p>0.05401228</text:p>
          </table:table-cell>
          <table:table-cell office:value-type="float" office:value="0.04609781" calcext:value-type="float">
            <text:p>0.046097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79754819" calcext:value-type="float">
            <text:p>0.6979754819</text:p>
          </table:table-cell>
          <table:table-cell office:value-type="float" office:value="-9.7660639191" calcext:value-type="float">
            <text:p>-9.76606391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7" calcext:value-type="float">
            <text:p>377</text:p>
          </table:table-cell>
          <table:table-cell table:formula="of:=[.H378]/[.I378]" office:value-type="float" office:value="-0.0714694771283376" calcext:value-type="float">
            <text:p>-0.0714694771</text:p>
          </table:table-cell>
          <table:table-cell table:formula="of:=[.D378]/[.L378]" office:value-type="float" office:value="-0.755739123472392" calcext:value-type="float">
            <text:p>-0.755739123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-3.6271278858" calcext:value-type="float">
            <text:p>-3.62712788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6429" calcext:value-type="float">
            <text:p>0.0546429</text:p>
          </table:table-cell>
          <table:table-cell office:value-type="float" office:value="0.04655215" calcext:value-type="float">
            <text:p>0.0465521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49705113" calcext:value-type="float">
            <text:p>0.7049705113</text:p>
          </table:table-cell>
          <table:table-cell office:value-type="float" office:value="-9.7676689911" calcext:value-type="float">
            <text:p>-9.76766899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8" calcext:value-type="float">
            <text:p>378</text:p>
          </table:table-cell>
          <table:table-cell table:formula="of:=[.H379]/[.I379]" office:value-type="float" office:value="-0.0721738740268889" calcext:value-type="float">
            <text:p>-0.072173874</text:p>
          </table:table-cell>
          <table:table-cell table:formula="of:=[.D379]/[.L379]" office:value-type="float" office:value="-0.757100830968869" calcext:value-type="float">
            <text:p>-0.757100831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-3.6260774136" calcext:value-type="float">
            <text:p>-3.62607741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5588" calcext:value-type="float">
            <text:p>0.05485588</text:p>
          </table:table-cell>
          <table:table-cell office:value-type="float" office:value="0.04650926" calcext:value-type="float">
            <text:p>0.046509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46397968" calcext:value-type="float">
            <text:p>0.7046397968</text:p>
          </table:table-cell>
          <table:table-cell office:value-type="float" office:value="-9.772088871" calcext:value-type="float">
            <text:p>-9.7720888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79" calcext:value-type="float">
            <text:p>379</text:p>
          </table:table-cell>
          <table:table-cell table:formula="of:=[.H380]/[.I380]" office:value-type="float" office:value="-0.0721073872845257" calcext:value-type="float">
            <text:p>-0.0721073873</text:p>
          </table:table-cell>
          <table:table-cell table:formula="of:=[.D380]/[.L380]" office:value-type="float" office:value="-0.760752567327761" calcext:value-type="float">
            <text:p>-0.7607525673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-3.6350374222" calcext:value-type="float">
            <text:p>-3.63503742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9625" calcext:value-type="float">
            <text:p>0.05489625</text:p>
          </table:table-cell>
          <table:table-cell office:value-type="float" office:value="0.04721987" calcext:value-type="float">
            <text:p>0.047219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56213142" calcext:value-type="float">
            <text:p>0.7156213142</text:p>
          </table:table-cell>
          <table:table-cell office:value-type="float" office:value="-9.7750328445" calcext:value-type="float">
            <text:p>-9.77503284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0" calcext:value-type="float">
            <text:p>380</text:p>
          </table:table-cell>
          <table:table-cell table:formula="of:=[.H381]/[.I381]" office:value-type="float" office:value="-0.0732090956198321" calcext:value-type="float">
            <text:p>-0.0732090956</text:p>
          </table:table-cell>
          <table:table-cell table:formula="of:=[.D381]/[.L381]" office:value-type="float" office:value="-0.749855595608926" calcext:value-type="float">
            <text:p>-0.7498555956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-3.6297869682" calcext:value-type="float">
            <text:p>-3.62978696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89625" calcext:value-type="float">
            <text:p>0.05489625</text:p>
          </table:table-cell>
          <table:table-cell office:value-type="float" office:value="0.04731053" calcext:value-type="float">
            <text:p>0.0473105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70212664" calcext:value-type="float">
            <text:p>0.7170212664</text:p>
          </table:table-cell>
          <table:table-cell office:value-type="float" office:value="-9.7753862953" calcext:value-type="float">
            <text:p>-9.77538629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1" calcext:value-type="float">
            <text:p>381</text:p>
          </table:table-cell>
          <table:table-cell table:formula="of:=[.H382]/[.I382]" office:value-type="float" office:value="-0.0733496605392202" calcext:value-type="float">
            <text:p>-0.0733496605</text:p>
          </table:table-cell>
          <table:table-cell table:formula="of:=[.D382]/[.L382]" office:value-type="float" office:value="-0.748418596574784" calcext:value-type="float">
            <text:p>-0.7484185966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-3.6333892345" calcext:value-type="float">
            <text:p>-3.63338923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58656" calcext:value-type="float">
            <text:p>0.05458656</text:p>
          </table:table-cell>
          <table:table-cell office:value-type="float" office:value="0.04710894" calcext:value-type="float">
            <text:p>0.047108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0749301" calcext:value-type="float">
            <text:p>0.7140749301</text:p>
          </table:table-cell>
          <table:table-cell office:value-type="float" office:value="-9.7768778419" calcext:value-type="float">
            <text:p>-9.77687784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2" calcext:value-type="float">
            <text:p>382</text:p>
          </table:table-cell>
          <table:table-cell table:formula="of:=[.H383]/[.I383]" office:value-type="float" office:value="-0.0730371128336845" calcext:value-type="float">
            <text:p>-0.0730371128</text:p>
          </table:table-cell>
          <table:table-cell table:formula="of:=[.D383]/[.L383]" office:value-type="float" office:value="-0.747381131073747" calcext:value-type="float">
            <text:p>-0.7473811311</text:p>
          </table:table-cell>
        </table:table-row>
        <table:table-row table:style-name="ro1">
          <table:table-cell office:value-type="float" office:value="19.09" calcext:value-type="float">
            <text:p>19.09</text:p>
          </table:table-cell>
          <table:table-cell office:value-type="float" office:value="-3.6310966015" calcext:value-type="float">
            <text:p>-3.63109660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4644" calcext:value-type="float">
            <text:p>0.05414644</text:p>
          </table:table-cell>
          <table:table-cell office:value-type="float" office:value="0.04675825" calcext:value-type="float">
            <text:p>0.046758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87293579" calcext:value-type="float">
            <text:p>0.7087293579</text:p>
          </table:table-cell>
          <table:table-cell office:value-type="float" office:value="-9.7764650154" calcext:value-type="float">
            <text:p>-9.776465015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3" calcext:value-type="float">
            <text:p>383</text:p>
          </table:table-cell>
          <table:table-cell table:formula="of:=[.H384]/[.I384]" office:value-type="float" office:value="-0.0724934172815636" calcext:value-type="float">
            <text:p>-0.0724934173</text:p>
          </table:table-cell>
          <table:table-cell table:formula="of:=[.D384]/[.L384]" office:value-type="float" office:value="-0.746915265281203" calcext:value-type="float">
            <text:p>-0.746915265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3.6286964417" calcext:value-type="float">
            <text:p>-3.628696441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384" calcext:value-type="float">
            <text:p>0.05341384</text:p>
          </table:table-cell>
          <table:table-cell office:value-type="float" office:value="0.04651691" calcext:value-type="float">
            <text:p>0.0465169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51587833" calcext:value-type="float">
            <text:p>0.7051587833</text:p>
          </table:table-cell>
          <table:table-cell office:value-type="float" office:value="-9.7776795006" calcext:value-type="float">
            <text:p>-9.777679500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4" calcext:value-type="float">
            <text:p>384</text:p>
          </table:table-cell>
          <table:table-cell table:formula="of:=[.H385]/[.I385]" office:value-type="float" office:value="-0.0721192368042672" calcext:value-type="float">
            <text:p>-0.0721192368</text:p>
          </table:table-cell>
          <table:table-cell table:formula="of:=[.D385]/[.L385]" office:value-type="float" office:value="-0.740632352294105" calcext:value-type="float">
            <text:p>-0.7406323523</text:p>
          </table:table-cell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-3.6258525848" calcext:value-type="float">
            <text:p>-3.62585258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384" calcext:value-type="float">
            <text:p>0.05341384</text:p>
          </table:table-cell>
          <table:table-cell office:value-type="float" office:value="0.04603403" calcext:value-type="float">
            <text:p>0.046034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7839873" calcext:value-type="float">
            <text:p>0.697839873</text:p>
          </table:table-cell>
          <table:table-cell office:value-type="float" office:value="-9.7776962471" calcext:value-type="float">
            <text:p>-9.77769624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5" calcext:value-type="float">
            <text:p>385</text:p>
          </table:table-cell>
          <table:table-cell table:formula="of:=[.H386]/[.I386]" office:value-type="float" office:value="-0.0713705821253114" calcext:value-type="float">
            <text:p>-0.0713705821</text:p>
          </table:table-cell>
          <table:table-cell table:formula="of:=[.D386]/[.L386]" office:value-type="float" office:value="-0.748401349819688" calcext:value-type="float">
            <text:p>-0.748401349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3.6198267937" calcext:value-type="float">
            <text:p>-3.61982679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3492" calcext:value-type="float">
            <text:p>0.05263492</text:p>
          </table:table-cell>
          <table:table-cell office:value-type="float" office:value="0.04560959" calcext:value-type="float">
            <text:p>0.045609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1618823" calcext:value-type="float">
            <text:p>0.691618823</text:p>
          </table:table-cell>
          <table:table-cell office:value-type="float" office:value="-9.7807096863" calcext:value-type="float">
            <text:p>-9.780709686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6" calcext:value-type="float">
            <text:p>386</text:p>
          </table:table-cell>
          <table:table-cell table:formula="of:=[.H387]/[.I387]" office:value-type="float" office:value="-0.0707125398036057" calcext:value-type="float">
            <text:p>-0.0707125398</text:p>
          </table:table-cell>
          <table:table-cell table:formula="of:=[.D387]/[.L387]" office:value-type="float" office:value="-0.744350579772502" calcext:value-type="float">
            <text:p>-0.7443505798</text:p>
          </table:table-cell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-3.6257624626" calcext:value-type="float">
            <text:p>-3.62576246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2444" calcext:value-type="float">
            <text:p>0.05162444</text:p>
          </table:table-cell>
          <table:table-cell office:value-type="float" office:value="0.04499747" calcext:value-type="float">
            <text:p>0.044997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22964312" calcext:value-type="float">
            <text:p>0.6822964312</text:p>
          </table:table-cell>
          <table:table-cell office:value-type="float" office:value="-9.7801316643" calcext:value-type="float">
            <text:p>-9.78013166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7" calcext:value-type="float">
            <text:p>387</text:p>
          </table:table-cell>
          <table:table-cell table:formula="of:=[.H388]/[.I388]" office:value-type="float" office:value="-0.0697635220689879" calcext:value-type="float">
            <text:p>-0.0697635221</text:p>
          </table:table-cell>
          <table:table-cell table:formula="of:=[.D388]/[.L388]" office:value-type="float" office:value="-0.739991882132177" calcext:value-type="float">
            <text:p>-0.7399918821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-3.6119217873" calcext:value-type="float">
            <text:p>-3.61192178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6376" calcext:value-type="float">
            <text:p>0.05066376</text:p>
          </table:table-cell>
          <table:table-cell office:value-type="float" office:value="0.04455908" calcext:value-type="float">
            <text:p>0.0445590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755783869" calcext:value-type="float">
            <text:p>0.6755783869</text:p>
          </table:table-cell>
          <table:table-cell office:value-type="float" office:value="-9.7791071701" calcext:value-type="float">
            <text:p>-9.77910717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8" calcext:value-type="float">
            <text:p>388</text:p>
          </table:table-cell>
          <table:table-cell table:formula="of:=[.H389]/[.I389]" office:value-type="float" office:value="-0.069083851434373" calcext:value-type="float">
            <text:p>-0.0690838514</text:p>
          </table:table-cell>
          <table:table-cell table:formula="of:=[.D389]/[.L389]" office:value-type="float" office:value="-0.733366176726968" calcext:value-type="float">
            <text:p>-0.7333661767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-3.610863924" calcext:value-type="float">
            <text:p>-3.6108639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53551" calcext:value-type="float">
            <text:p>0.04953551</text:p>
          </table:table-cell>
          <table:table-cell office:value-type="float" office:value="0.04414048" calcext:value-type="float">
            <text:p>0.0441404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691416247" calcext:value-type="float">
            <text:p>0.6691416247</text:p>
          </table:table-cell>
          <table:table-cell office:value-type="float" office:value="-9.7777910614" calcext:value-type="float">
            <text:p>-9.777791061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89" calcext:value-type="float">
            <text:p>389</text:p>
          </table:table-cell>
          <table:table-cell table:formula="of:=[.H390]/[.I390]" office:value-type="float" office:value="-0.0684348459174573" calcext:value-type="float">
            <text:p>-0.0684348459</text:p>
          </table:table-cell>
          <table:table-cell table:formula="of:=[.D390]/[.L390]" office:value-type="float" office:value="-0.723834609925874" calcext:value-type="float">
            <text:p>-0.7238346099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-3.6024906635" calcext:value-type="float">
            <text:p>-3.602490663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4035" calcext:value-type="float">
            <text:p>0.04854035</text:p>
          </table:table-cell>
          <table:table-cell office:value-type="float" office:value="0.04385511" calcext:value-type="float">
            <text:p>0.043855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648248304" calcext:value-type="float">
            <text:p>0.6648248304</text:p>
          </table:table-cell>
          <table:table-cell office:value-type="float" office:value="-9.7779249191" calcext:value-type="float">
            <text:p>-9.77792491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0" calcext:value-type="float">
            <text:p>390</text:p>
          </table:table-cell>
          <table:table-cell table:formula="of:=[.H391]/[.I391]" office:value-type="float" office:value="-0.0679924253766098" calcext:value-type="float">
            <text:p>-0.0679924254</text:p>
          </table:table-cell>
          <table:table-cell table:formula="of:=[.D391]/[.L391]" office:value-type="float" office:value="-0.71390819979042" calcext:value-type="float">
            <text:p>-0.713908199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3.5963273048" calcext:value-type="float">
            <text:p>-3.59632730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4035" calcext:value-type="float">
            <text:p>0.04854035</text:p>
          </table:table-cell>
          <table:table-cell office:value-type="float" office:value="0.04375779" calcext:value-type="float">
            <text:p>0.043757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633999218" calcext:value-type="float">
            <text:p>0.6633999218</text:p>
          </table:table-cell>
          <table:table-cell office:value-type="float" office:value="-9.7786695671" calcext:value-type="float">
            <text:p>-9.77866956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1" calcext:value-type="float">
            <text:p>391</text:p>
          </table:table-cell>
          <table:table-cell table:formula="of:=[.H392]/[.I392]" office:value-type="float" office:value="-0.0678415317388356" calcext:value-type="float">
            <text:p>-0.0678415317</text:p>
          </table:table-cell>
          <table:table-cell table:formula="of:=[.D392]/[.L392]" office:value-type="float" office:value="-0.715496079700295" calcext:value-type="float">
            <text:p>-0.7154960797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-3.5911357403" calcext:value-type="float">
            <text:p>-3.59113574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44742" calcext:value-type="float">
            <text:p>0.04744742</text:p>
          </table:table-cell>
          <table:table-cell office:value-type="float" office:value="0.04434718" calcext:value-type="float">
            <text:p>0.044347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722366448" calcext:value-type="float">
            <text:p>0.6722366448</text:p>
          </table:table-cell>
          <table:table-cell office:value-type="float" office:value="-9.7772317696" calcext:value-type="float">
            <text:p>-9.777231769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2" calcext:value-type="float">
            <text:p>392</text:p>
          </table:table-cell>
          <table:table-cell table:formula="of:=[.H393]/[.I393]" office:value-type="float" office:value="-0.068755314453132" calcext:value-type="float">
            <text:p>-0.0687553145</text:p>
          </table:table-cell>
          <table:table-cell table:formula="of:=[.D393]/[.L393]" office:value-type="float" office:value="-0.690090946094694" calcext:value-type="float">
            <text:p>-0.6900909461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-3.5969207287" calcext:value-type="float">
            <text:p>-3.59692072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559" calcext:value-type="float">
            <text:p>0.046559</text:p>
          </table:table-cell>
          <table:table-cell office:value-type="float" office:value="0.04488336" calcext:value-type="float">
            <text:p>0.0448833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03347875" calcext:value-type="float">
            <text:p>0.6803347875</text:p>
          </table:table-cell>
          <table:table-cell office:value-type="float" office:value="-9.7768061638" calcext:value-type="float">
            <text:p>-9.77680616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3" calcext:value-type="float">
            <text:p>393</text:p>
          </table:table-cell>
          <table:table-cell table:formula="of:=[.H394]/[.I394]" office:value-type="float" office:value="-0.0695866089704259" calcext:value-type="float">
            <text:p>-0.069586609</text:p>
          </table:table-cell>
          <table:table-cell table:formula="of:=[.D394]/[.L394]" office:value-type="float" office:value="-0.66907988029403" calcext:value-type="float">
            <text:p>-0.6690798803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-3.5791993141" calcext:value-type="float">
            <text:p>-3.57919931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62566" calcext:value-type="float">
            <text:p>0.04562566</text:p>
          </table:table-cell>
          <table:table-cell office:value-type="float" office:value="0.04511511" calcext:value-type="float">
            <text:p>0.045115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37349398" calcext:value-type="float">
            <text:p>0.6837349398</text:p>
          </table:table-cell>
          <table:table-cell office:value-type="float" office:value="-9.7751959991" calcext:value-type="float">
            <text:p>-9.77519599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4" calcext:value-type="float">
            <text:p>394</text:p>
          </table:table-cell>
          <table:table-cell table:formula="of:=[.H395]/[.I395]" office:value-type="float" office:value="-0.0699459059299631" calcext:value-type="float">
            <text:p>-0.0699459059</text:p>
          </table:table-cell>
          <table:table-cell table:formula="of:=[.D395]/[.L395]" office:value-type="float" office:value="-0.652299221711204" calcext:value-type="float">
            <text:p>-0.6522992217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-3.583163023" calcext:value-type="float">
            <text:p>-3.5831630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562566" calcext:value-type="float">
            <text:p>0.04562566</text:p>
          </table:table-cell>
          <table:table-cell office:value-type="float" office:value="0.04530059" calcext:value-type="float">
            <text:p>0.045300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64740701" calcext:value-type="float">
            <text:p>0.6864740701</text:p>
          </table:table-cell>
          <table:table-cell office:value-type="float" office:value="-9.7741724968" calcext:value-type="float">
            <text:p>-9.77417249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5" calcext:value-type="float">
            <text:p>395</text:p>
          </table:table-cell>
          <table:table-cell table:formula="of:=[.H396]/[.I396]" office:value-type="float" office:value="-0.0702334719716423" calcext:value-type="float">
            <text:p>-0.070233472</text:p>
          </table:table-cell>
          <table:table-cell table:formula="of:=[.D396]/[.L396]" office:value-type="float" office:value="-0.649628428143521" calcext:value-type="float">
            <text:p>-0.6496284281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-3.5713090897" calcext:value-type="float">
            <text:p>-3.57130908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95499" calcext:value-type="float">
            <text:p>0.04495499</text:p>
          </table:table-cell>
          <table:table-cell office:value-type="float" office:value="0.04591255" calcext:value-type="float">
            <text:p>0.0459125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59681882" calcext:value-type="float">
            <text:p>0.6959681882</text:p>
          </table:table-cell>
          <table:table-cell office:value-type="float" office:value="-9.7772710419" calcext:value-type="float">
            <text:p>-9.77727104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6" calcext:value-type="float">
            <text:p>396</text:p>
          </table:table-cell>
          <table:table-cell table:formula="of:=[.H397]/[.I397]" office:value-type="float" office:value="-0.0711822537410964" calcext:value-type="float">
            <text:p>-0.0711822537</text:p>
          </table:table-cell>
          <table:table-cell table:formula="of:=[.D397]/[.L397]" office:value-type="float" office:value="-0.63154771923224" calcext:value-type="float">
            <text:p>-0.6315477192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-3.5812590122" calcext:value-type="float">
            <text:p>-3.58125901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9414" calcext:value-type="float">
            <text:p>0.04429414</text:p>
          </table:table-cell>
          <table:table-cell office:value-type="float" office:value="0.04599749" calcext:value-type="float">
            <text:p>0.0459974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7157978" calcext:value-type="float">
            <text:p>0.697157978</text:p>
          </table:table-cell>
          <table:table-cell office:value-type="float" office:value="-9.7759002876" calcext:value-type="float">
            <text:p>-9.77590028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7" calcext:value-type="float">
            <text:p>397</text:p>
          </table:table-cell>
          <table:table-cell table:formula="of:=[.H398]/[.I398]" office:value-type="float" office:value="-0.0713139411706452" calcext:value-type="float">
            <text:p>-0.0713139412</text:p>
          </table:table-cell>
          <table:table-cell table:formula="of:=[.D398]/[.L398]" office:value-type="float" office:value="-0.621114739599229" calcext:value-type="float">
            <text:p>-0.6211147396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-3.5661921501" calcext:value-type="float">
            <text:p>-3.56619215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568" calcext:value-type="float">
            <text:p>0.04391568</text:p>
          </table:table-cell>
          <table:table-cell office:value-type="float" office:value="0.04632988" calcext:value-type="float">
            <text:p>0.046329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22539546" calcext:value-type="float">
            <text:p>0.7022539546</text:p>
          </table:table-cell>
          <table:table-cell office:value-type="float" office:value="-9.7767102623" calcext:value-type="float">
            <text:p>-9.776710262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8" calcext:value-type="float">
            <text:p>398</text:p>
          </table:table-cell>
          <table:table-cell table:formula="of:=[.H399]/[.I399]" office:value-type="float" office:value="-0.0718292693308058" calcext:value-type="float">
            <text:p>-0.0718292693</text:p>
          </table:table-cell>
          <table:table-cell table:formula="of:=[.D399]/[.L399]" office:value-type="float" office:value="-0.611389763659556" calcext:value-type="float">
            <text:p>-0.6113897637</text:p>
          </table:table-cell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-3.5698163509" calcext:value-type="float">
            <text:p>-3.56981635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91568" calcext:value-type="float">
            <text:p>0.04391568</text:p>
          </table:table-cell>
          <table:table-cell office:value-type="float" office:value="0.04600504" calcext:value-type="float">
            <text:p>0.046005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73216297" calcext:value-type="float">
            <text:p>0.6973216297</text:p>
          </table:table-cell>
          <table:table-cell office:value-type="float" office:value="-9.7765899467" calcext:value-type="float">
            <text:p>-9.77658994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399" calcext:value-type="float">
            <text:p>399</text:p>
          </table:table-cell>
          <table:table-cell table:formula="of:=[.H400]/[.I400]" office:value-type="float" office:value="-0.0713256496898875" calcext:value-type="float">
            <text:p>-0.0713256497</text:p>
          </table:table-cell>
          <table:table-cell table:formula="of:=[.D400]/[.L400]" office:value-type="float" office:value="-0.615706694449169" calcext:value-type="float">
            <text:p>-0.6157066944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-3.5646188259" calcext:value-type="float">
            <text:p>-3.56461882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863" calcext:value-type="float">
            <text:p>0.0435863</text:p>
          </table:table-cell>
          <table:table-cell office:value-type="float" office:value="0.04614086" calcext:value-type="float">
            <text:p>0.046140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96456553" calcext:value-type="float">
            <text:p>0.6996456553</text:p>
          </table:table-cell>
          <table:table-cell office:value-type="float" office:value="-9.7802992439" calcext:value-type="float">
            <text:p>-9.780299243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0" calcext:value-type="float">
            <text:p>400</text:p>
          </table:table-cell>
          <table:table-cell table:formula="of:=[.H401]/[.I401]" office:value-type="float" office:value="-0.0715362217302677" calcext:value-type="float">
            <text:p>-0.0715362217</text:p>
          </table:table-cell>
          <table:table-cell table:formula="of:=[.D401]/[.L401]" office:value-type="float" office:value="-0.609289936563119" calcext:value-type="float">
            <text:p>-0.6092899366</text:p>
          </table:table-cell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-3.5686407089" calcext:value-type="float">
            <text:p>-3.56864070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3377" calcext:value-type="float">
            <text:p>0.04353377</text:p>
          </table:table-cell>
          <table:table-cell office:value-type="float" office:value="0.04581814" calcext:value-type="float">
            <text:p>0.045818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49093361" calcext:value-type="float">
            <text:p>0.6949093361</text:p>
          </table:table-cell>
          <table:table-cell office:value-type="float" office:value="-9.7825115776" calcext:value-type="float">
            <text:p>-9.78251157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1" calcext:value-type="float">
            <text:p>401</text:p>
          </table:table-cell>
          <table:table-cell table:formula="of:=[.H402]/[.I402]" office:value-type="float" office:value="-0.071035881796573" calcext:value-type="float">
            <text:p>-0.0710358818</text:p>
          </table:table-cell>
          <table:table-cell table:formula="of:=[.D402]/[.L402]" office:value-type="float" office:value="-0.612841973647468" calcext:value-type="float">
            <text:p>-0.6128419736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-3.5619063377" calcext:value-type="float">
            <text:p>-3.56190633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56601" calcext:value-type="float">
            <text:p>0.04356601</text:p>
          </table:table-cell>
          <table:table-cell office:value-type="float" office:value="0.04563979" calcext:value-type="float">
            <text:p>0.045639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24358697" calcext:value-type="float">
            <text:p>0.6924358697</text:p>
          </table:table-cell>
          <table:table-cell office:value-type="float" office:value="-9.7857851791" calcext:value-type="float">
            <text:p>-9.78578517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2" calcext:value-type="float">
            <text:p>402</text:p>
          </table:table-cell>
          <table:table-cell table:formula="of:=[.H403]/[.I403]" office:value-type="float" office:value="-0.0707593572745568" calcext:value-type="float">
            <text:p>-0.0707593573</text:p>
          </table:table-cell>
          <table:table-cell table:formula="of:=[.D403]/[.L403]" office:value-type="float" office:value="-0.615692562482689" calcext:value-type="float">
            <text:p>-0.6156925625</text:p>
          </table:table-cell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-3.5665924549" calcext:value-type="float">
            <text:p>-3.56659245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4629" calcext:value-type="float">
            <text:p>0.04384629</text:p>
          </table:table-cell>
          <table:table-cell office:value-type="float" office:value="0.04548994" calcext:value-type="float">
            <text:p>0.045489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0376416" calcext:value-type="float">
            <text:p>0.690376416</text:p>
          </table:table-cell>
          <table:table-cell office:value-type="float" office:value="-9.7888193893" calcext:value-type="float">
            <text:p>-9.78881938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3" calcext:value-type="float">
            <text:p>403</text:p>
          </table:table-cell>
          <table:table-cell table:formula="of:=[.H404]/[.I404]" office:value-type="float" office:value="-0.07052703585017" calcext:value-type="float">
            <text:p>-0.0705270359</text:p>
          </table:table-cell>
          <table:table-cell table:formula="of:=[.D404]/[.L404]" office:value-type="float" office:value="-0.621694779476463" calcext:value-type="float">
            <text:p>-0.6216947795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-3.5639896393" calcext:value-type="float">
            <text:p>-3.56398963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384629" calcext:value-type="float">
            <text:p>0.04384629</text:p>
          </table:table-cell>
          <table:table-cell office:value-type="float" office:value="0.04518493" calcext:value-type="float">
            <text:p>0.045184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58278711" calcext:value-type="float">
            <text:p>0.6858278711</text:p>
          </table:table-cell>
          <table:table-cell office:value-type="float" office:value="-9.7899675941" calcext:value-type="float">
            <text:p>-9.78996759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4" calcext:value-type="float">
            <text:p>404</text:p>
          </table:table-cell>
          <table:table-cell table:formula="of:=[.H405]/[.I405]" office:value-type="float" office:value="-0.0700541513041697" calcext:value-type="float">
            <text:p>-0.0700541513</text:p>
          </table:table-cell>
          <table:table-cell table:formula="of:=[.D405]/[.L405]" office:value-type="float" office:value="-0.62589138807239" calcext:value-type="float">
            <text:p>-0.6258913881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-3.5689351559" calcext:value-type="float">
            <text:p>-3.56893515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21831" calcext:value-type="float">
            <text:p>0.04421831</text:p>
          </table:table-cell>
          <table:table-cell office:value-type="float" office:value="0.04491725" calcext:value-type="float">
            <text:p>0.0449172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16595216" calcext:value-type="float">
            <text:p>0.6816595216</text:p>
          </table:table-cell>
          <table:table-cell office:value-type="float" office:value="-9.7884533119" calcext:value-type="float">
            <text:p>-9.78845331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5" calcext:value-type="float">
            <text:p>405</text:p>
          </table:table-cell>
          <table:table-cell table:formula="of:=[.H406]/[.I406]" office:value-type="float" office:value="-0.0696391452131967" calcext:value-type="float">
            <text:p>-0.0696391452</text:p>
          </table:table-cell>
          <table:table-cell table:formula="of:=[.D406]/[.L406]" office:value-type="float" office:value="-0.634963422721918" calcext:value-type="float">
            <text:p>-0.6349634227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-3.5649554729" calcext:value-type="float">
            <text:p>-3.56495547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78467" calcext:value-type="float">
            <text:p>0.04478467</text:p>
          </table:table-cell>
          <table:table-cell office:value-type="float" office:value="0.04496721" calcext:value-type="float">
            <text:p>0.044967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25843258" calcext:value-type="float">
            <text:p>0.6825843258</text:p>
          </table:table-cell>
          <table:table-cell office:value-type="float" office:value="-9.7908425331" calcext:value-type="float">
            <text:p>-9.790842533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6" calcext:value-type="float">
            <text:p>406</text:p>
          </table:table-cell>
          <table:table-cell table:formula="of:=[.H407]/[.I407]" office:value-type="float" office:value="-0.0697166074821835" calcext:value-type="float">
            <text:p>-0.0697166075</text:p>
          </table:table-cell>
          <table:table-cell table:formula="of:=[.D407]/[.L407]" office:value-type="float" office:value="-0.642381659369254" calcext:value-type="float">
            <text:p>-0.6423816594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-3.5722222328" calcext:value-type="float">
            <text:p>-3.57222223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478467" calcext:value-type="float">
            <text:p>0.04478467</text:p>
          </table:table-cell>
          <table:table-cell office:value-type="float" office:value="0.04522968" calcext:value-type="float">
            <text:p>0.045229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63261075" calcext:value-type="float">
            <text:p>0.6863261075</text:p>
          </table:table-cell>
          <table:table-cell office:value-type="float" office:value="-9.7873863983" calcext:value-type="float">
            <text:p>-9.78738639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7" calcext:value-type="float">
            <text:p>407</text:p>
          </table:table-cell>
          <table:table-cell table:formula="of:=[.H408]/[.I408]" office:value-type="float" office:value="-0.0701235324293736" calcext:value-type="float">
            <text:p>-0.0701235324</text:p>
          </table:table-cell>
          <table:table-cell table:formula="of:=[.D408]/[.L408]" office:value-type="float" office:value="-0.638653936110618" calcext:value-type="float">
            <text:p>-0.6386539361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-3.5733747482" calcext:value-type="float">
            <text:p>-3.57337474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21481" calcext:value-type="float">
            <text:p>0.04621481</text:p>
          </table:table-cell>
          <table:table-cell office:value-type="float" office:value="0.04553673" calcext:value-type="float">
            <text:p>0.045536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09311123" calcext:value-type="float">
            <text:p>0.6909311123</text:p>
          </table:table-cell>
          <table:table-cell office:value-type="float" office:value="-9.7866185379" calcext:value-type="float">
            <text:p>-9.786618537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8" calcext:value-type="float">
            <text:p>408</text:p>
          </table:table-cell>
          <table:table-cell table:formula="of:=[.H409]/[.I409]" office:value-type="float" office:value="-0.0705995752898998" calcext:value-type="float">
            <text:p>-0.0705995753</text:p>
          </table:table-cell>
          <table:table-cell table:formula="of:=[.D409]/[.L409]" office:value-type="float" office:value="-0.654604646136046" calcext:value-type="float">
            <text:p>-0.6546046461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-3.5710248947" calcext:value-type="float">
            <text:p>-3.57102489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621481" calcext:value-type="float">
            <text:p>0.04621481</text:p>
          </table:table-cell>
          <table:table-cell office:value-type="float" office:value="0.04581698" calcext:value-type="float">
            <text:p>0.045816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51500668" calcext:value-type="float">
            <text:p>0.6951500668</text:p>
          </table:table-cell>
          <table:table-cell office:value-type="float" office:value="-9.7861495781" calcext:value-type="float">
            <text:p>-9.786149578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09" calcext:value-type="float">
            <text:p>409</text:p>
          </table:table-cell>
          <table:table-cell table:formula="of:=[.H410]/[.I410]" office:value-type="float" office:value="-0.0710340733352008" calcext:value-type="float">
            <text:p>-0.0710340733</text:p>
          </table:table-cell>
          <table:table-cell table:formula="of:=[.D410]/[.L410]" office:value-type="float" office:value="-0.650600589690502" calcext:value-type="float">
            <text:p>-0.6506005897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-3.5905358791" calcext:value-type="float">
            <text:p>-3.59053587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0565" calcext:value-type="float">
            <text:p>0.0470565</text:p>
          </table:table-cell>
          <table:table-cell office:value-type="float" office:value="0.04606261" calcext:value-type="float">
            <text:p>0.046062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90983589" calcext:value-type="float">
            <text:p>0.6990983589</text:p>
          </table:table-cell>
          <table:table-cell office:value-type="float" office:value="-9.7892507935" calcext:value-type="float">
            <text:p>-9.789250793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0" calcext:value-type="float">
            <text:p>410</text:p>
          </table:table-cell>
          <table:table-cell table:formula="of:=[.H411]/[.I411]" office:value-type="float" office:value="-0.0714148992243816" calcext:value-type="float">
            <text:p>-0.0714148992</text:p>
          </table:table-cell>
          <table:table-cell table:formula="of:=[.D411]/[.L411]" office:value-type="float" office:value="-0.658917123892469" calcext:value-type="float">
            <text:p>-0.6589171239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-3.5734045506" calcext:value-type="float">
            <text:p>-3.57340455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5213" calcext:value-type="float">
            <text:p>0.04795213</text:p>
          </table:table-cell>
          <table:table-cell office:value-type="float" office:value="0.04616461" calcext:value-type="float">
            <text:p>0.046164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06371452" calcext:value-type="float">
            <text:p>0.7006371452</text:p>
          </table:table-cell>
          <table:table-cell office:value-type="float" office:value="-9.7891213608" calcext:value-type="float">
            <text:p>-9.78912136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1" calcext:value-type="float">
            <text:p>411</text:p>
          </table:table-cell>
          <table:table-cell table:formula="of:=[.H412]/[.I412]" office:value-type="float" office:value="-0.0715730369842653" calcext:value-type="float">
            <text:p>-0.071573037</text:p>
          </table:table-cell>
          <table:table-cell table:formula="of:=[.D412]/[.L412]" office:value-type="float" office:value="-0.669974784087223" calcext:value-type="float">
            <text:p>-0.6699747841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-3.5956549644" calcext:value-type="float">
            <text:p>-3.595654964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795213" calcext:value-type="float">
            <text:p>0.04795213</text:p>
          </table:table-cell>
          <table:table-cell office:value-type="float" office:value="0.04637326" calcext:value-type="float">
            <text:p>0.046373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40202315" calcext:value-type="float">
            <text:p>0.7040202315</text:p>
          </table:table-cell>
          <table:table-cell office:value-type="float" office:value="-9.7921310806" calcext:value-type="float">
            <text:p>-9.792131080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2" calcext:value-type="float">
            <text:p>412</text:p>
          </table:table-cell>
          <table:table-cell table:formula="of:=[.H413]/[.I413]" office:value-type="float" office:value="-0.0718965285191895" calcext:value-type="float">
            <text:p>-0.0718965285</text:p>
          </table:table-cell>
          <table:table-cell table:formula="of:=[.D413]/[.L413]" office:value-type="float" office:value="-0.666960296799328" calcext:value-type="float">
            <text:p>-0.6669602968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-3.5897548199" calcext:value-type="float">
            <text:p>-3.58975481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8889" calcext:value-type="float">
            <text:p>0.0488889</text:p>
          </table:table-cell>
          <table:table-cell office:value-type="float" office:value="0.04656403" calcext:value-type="float">
            <text:p>0.046564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69202937" calcext:value-type="float">
            <text:p>0.7069202937</text:p>
          </table:table-cell>
          <table:table-cell office:value-type="float" office:value="-9.7921853638" calcext:value-type="float">
            <text:p>-9.79218536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3" calcext:value-type="float">
            <text:p>413</text:p>
          </table:table-cell>
          <table:table-cell table:formula="of:=[.H414]/[.I414]" office:value-type="float" office:value="-0.0721922908356454" calcext:value-type="float">
            <text:p>-0.0721922908</text:p>
          </table:table-cell>
          <table:table-cell table:formula="of:=[.D414]/[.L414]" office:value-type="float" office:value="-0.677203887480196" calcext:value-type="float">
            <text:p>-0.6772038875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3.5910434723" calcext:value-type="float">
            <text:p>-3.59104347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45" calcext:value-type="float">
            <text:p>0.04978845</text:p>
          </table:table-cell>
          <table:table-cell office:value-type="float" office:value="0.04646611" calcext:value-type="float">
            <text:p>0.046466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56922115" calcext:value-type="float">
            <text:p>0.7056922115</text:p>
          </table:table-cell>
          <table:table-cell office:value-type="float" office:value="-9.7957734299" calcext:value-type="float">
            <text:p>-9.79577342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4" calcext:value-type="float">
            <text:p>414</text:p>
          </table:table-cell>
          <table:table-cell table:formula="of:=[.H415]/[.I415]" office:value-type="float" office:value="-0.0720404791464439" calcext:value-type="float">
            <text:p>-0.0720404791</text:p>
          </table:table-cell>
          <table:table-cell table:formula="of:=[.D415]/[.L415]" office:value-type="float" office:value="-0.691117696466039" calcext:value-type="float">
            <text:p>-0.6911176965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-3.602481842" calcext:value-type="float">
            <text:p>-3.6024818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0362" calcext:value-type="float">
            <text:p>0.05070362</text:p>
          </table:table-cell>
          <table:table-cell office:value-type="float" office:value="0.04603713" calcext:value-type="float">
            <text:p>0.046037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91342671" calcext:value-type="float">
            <text:p>0.6991342671</text:p>
          </table:table-cell>
          <table:table-cell office:value-type="float" office:value="-9.7951710129" calcext:value-type="float">
            <text:p>-9.795171012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5" calcext:value-type="float">
            <text:p>415</text:p>
          </table:table-cell>
          <table:table-cell table:formula="of:=[.H416]/[.I416]" office:value-type="float" office:value="-0.0713754018361964" calcext:value-type="float">
            <text:p>-0.0713754018</text:p>
          </table:table-cell>
          <table:table-cell table:formula="of:=[.D416]/[.L416]" office:value-type="float" office:value="-0.710379468214592" calcext:value-type="float">
            <text:p>-0.710379468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3.6030304432" calcext:value-type="float">
            <text:p>-3.60303044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0324" calcext:value-type="float">
            <text:p>0.05150324</text:p>
          </table:table-cell>
          <table:table-cell office:value-type="float" office:value="0.04580679" calcext:value-type="float">
            <text:p>0.045806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56013496" calcext:value-type="float">
            <text:p>0.6956013496</text:p>
          </table:table-cell>
          <table:table-cell office:value-type="float" office:value="-9.7946798134" calcext:value-type="float">
            <text:p>-9.794679813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6" calcext:value-type="float">
            <text:p>416</text:p>
          </table:table-cell>
          <table:table-cell table:formula="of:=[.H417]/[.I417]" office:value-type="float" office:value="-0.0710182836858388" calcext:value-type="float">
            <text:p>-0.0710182837</text:p>
          </table:table-cell>
          <table:table-cell table:formula="of:=[.D417]/[.L417]" office:value-type="float" office:value="-0.725210992535854" calcext:value-type="float">
            <text:p>-0.7252109925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-3.6117355824" calcext:value-type="float">
            <text:p>-3.611735582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0324" calcext:value-type="float">
            <text:p>0.05150324</text:p>
          </table:table-cell>
          <table:table-cell office:value-type="float" office:value="0.04569664" calcext:value-type="float">
            <text:p>0.0456966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40709658" calcext:value-type="float">
            <text:p>0.6940709658</text:p>
          </table:table-cell>
          <table:table-cell office:value-type="float" office:value="-9.7966881943" calcext:value-type="float">
            <text:p>-9.79668819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7" calcext:value-type="float">
            <text:p>417</text:p>
          </table:table-cell>
          <table:table-cell table:formula="of:=[.H418]/[.I418]" office:value-type="float" office:value="-0.0708475101007942" calcext:value-type="float">
            <text:p>-0.0708475101</text:p>
          </table:table-cell>
          <table:table-cell table:formula="of:=[.D418]/[.L418]" office:value-type="float" office:value="-0.726959069228075" calcext:value-type="float">
            <text:p>-0.7269590692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-3.6136469841" calcext:value-type="float">
            <text:p>-3.61364698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04572551" calcext:value-type="float">
            <text:p>0.0457255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45052131" calcext:value-type="float">
            <text:p>0.6945052131</text:p>
          </table:table-cell>
          <table:table-cell office:value-type="float" office:value="-9.7966297722" calcext:value-type="float">
            <text:p>-9.796629772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8" calcext:value-type="float">
            <text:p>418</text:p>
          </table:table-cell>
          <table:table-cell table:formula="of:=[.H419]/[.I419]" office:value-type="float" office:value="-0.0708922587919781" calcext:value-type="float">
            <text:p>-0.0708922588</text:p>
          </table:table-cell>
          <table:table-cell table:formula="of:=[.D419]/[.L419]" office:value-type="float" office:value="-0.746198539888898" calcext:value-type="float">
            <text:p>-0.746198539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3.6103541851" calcext:value-type="float">
            <text:p>-3.61035418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04520542" calcext:value-type="float">
            <text:p>0.0452054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67447974" calcext:value-type="float">
            <text:p>0.6867447974</text:p>
          </table:table-cell>
          <table:table-cell office:value-type="float" office:value="-9.7986135483" calcext:value-type="float">
            <text:p>-9.79861354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19" calcext:value-type="float">
            <text:p>419</text:p>
          </table:table-cell>
          <table:table-cell table:formula="of:=[.H420]/[.I420]" office:value-type="float" office:value="-0.0700859151159346" calcext:value-type="float">
            <text:p>-0.0700859151</text:p>
          </table:table-cell>
          <table:table-cell table:formula="of:=[.D420]/[.L420]" office:value-type="float" office:value="-0.754783609695251" calcext:value-type="float">
            <text:p>-0.7547836097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-3.6301620007" calcext:value-type="float">
            <text:p>-3.63016200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8101" calcext:value-type="float">
            <text:p>0.05348101</text:p>
          </table:table-cell>
          <table:table-cell office:value-type="float" office:value="0.04513404" calcext:value-type="float">
            <text:p>0.045134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57622875" calcext:value-type="float">
            <text:p>0.6857622875</text:p>
          </table:table-cell>
          <table:table-cell office:value-type="float" office:value="-9.8000677681" calcext:value-type="float">
            <text:p>-9.800067768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0" calcext:value-type="float">
            <text:p>420</text:p>
          </table:table-cell>
          <table:table-cell table:formula="of:=[.H421]/[.I421]" office:value-type="float" office:value="-0.0699752597356735" calcext:value-type="float">
            <text:p>-0.0699752597</text:p>
          </table:table-cell>
          <table:table-cell table:formula="of:=[.D421]/[.L421]" office:value-type="float" office:value="-0.764284551454623" calcext:value-type="float">
            <text:p>-0.76428455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6129341125" calcext:value-type="float">
            <text:p>-3.61293411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4366" calcext:value-type="float">
            <text:p>0.05384366</text:p>
          </table:table-cell>
          <table:table-cell office:value-type="float" office:value="0.0453947" calcext:value-type="float">
            <text:p>0.04539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896036138" calcext:value-type="float">
            <text:p>0.6896036138</text:p>
          </table:table-cell>
          <table:table-cell office:value-type="float" office:value="-9.7983748245" calcext:value-type="float">
            <text:p>-9.79837482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1" calcext:value-type="float">
            <text:p>421</text:p>
          </table:table-cell>
          <table:table-cell table:formula="of:=[.H422]/[.I422]" office:value-type="float" office:value="-0.0703793870056599" calcext:value-type="float">
            <text:p>-0.070379387</text:p>
          </table:table-cell>
          <table:table-cell table:formula="of:=[.D422]/[.L422]" office:value-type="float" office:value="-0.765048720808977" calcext:value-type="float">
            <text:p>-0.7650487208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-3.6320123672" calcext:value-type="float">
            <text:p>-3.63201236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4366" calcext:value-type="float">
            <text:p>0.05384366</text:p>
          </table:table-cell>
          <table:table-cell office:value-type="float" office:value="0.04572244" calcext:value-type="float">
            <text:p>0.045722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6944934435" calcext:value-type="float">
            <text:p>0.6944934435</text:p>
          </table:table-cell>
          <table:table-cell office:value-type="float" office:value="-9.7971199799" calcext:value-type="float">
            <text:p>-9.79711997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2" calcext:value-type="float">
            <text:p>422</text:p>
          </table:table-cell>
          <table:table-cell table:formula="of:=[.H423]/[.I423]" office:value-type="float" office:value="-0.0708875103014803" calcext:value-type="float">
            <text:p>-0.0708875103</text:p>
          </table:table-cell>
          <table:table-cell table:formula="of:=[.D423]/[.L423]" office:value-type="float" office:value="-0.759564834073113" calcext:value-type="float">
            <text:p>-0.759564834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3.622423172" calcext:value-type="float">
            <text:p>-3.6224231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18129" calcext:value-type="float">
            <text:p>0.05418129</text:p>
          </table:table-cell>
          <table:table-cell office:value-type="float" office:value="0.04651698" calcext:value-type="float">
            <text:p>0.046516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067942137" calcext:value-type="float">
            <text:p>0.7067942137</text:p>
          </table:table-cell>
          <table:table-cell office:value-type="float" office:value="-9.8003416252" calcext:value-type="float">
            <text:p>-9.80034162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3" calcext:value-type="float">
            <text:p>423</text:p>
          </table:table-cell>
          <table:table-cell table:formula="of:=[.H424]/[.I424]" office:value-type="float" office:value="-0.0721193444810733" calcext:value-type="float">
            <text:p>-0.0721193445</text:p>
          </table:table-cell>
          <table:table-cell table:formula="of:=[.D424]/[.L424]" office:value-type="float" office:value="-0.751272635516247" calcext:value-type="float">
            <text:p>-0.7512726355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-3.6276042461" calcext:value-type="float">
            <text:p>-3.62760424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8305" calcext:value-type="float">
            <text:p>0.05428305</text:p>
          </table:table-cell>
          <table:table-cell office:value-type="float" office:value="0.04689904" calcext:value-type="float">
            <text:p>0.046899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24004239" calcext:value-type="float">
            <text:p>0.7124004239</text:p>
          </table:table-cell>
          <table:table-cell office:value-type="float" office:value="-9.7976049805" calcext:value-type="float">
            <text:p>-9.79760498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4" calcext:value-type="float">
            <text:p>424</text:p>
          </table:table-cell>
          <table:table-cell table:formula="of:=[.H425]/[.I425]" office:value-type="float" office:value="-0.0727116907976876" calcext:value-type="float">
            <text:p>-0.0727116908</text:p>
          </table:table-cell>
          <table:table-cell table:formula="of:=[.D425]/[.L425]" office:value-type="float" office:value="-0.746551887385437" calcext:value-type="float">
            <text:p>-0.746551887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3.6288311481" calcext:value-type="float">
            <text:p>-3.62883114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8305" calcext:value-type="float">
            <text:p>0.05428305</text:p>
          </table:table-cell>
          <table:table-cell office:value-type="float" office:value="0.04707127" calcext:value-type="float">
            <text:p>0.0470712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50321645" calcext:value-type="float">
            <text:p>0.7150321645</text:p>
          </table:table-cell>
          <table:table-cell office:value-type="float" office:value="-9.797818203" calcext:value-type="float">
            <text:p>-9.79781820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5" calcext:value-type="float">
            <text:p>425</text:p>
          </table:table-cell>
          <table:table-cell table:formula="of:=[.H426]/[.I426]" office:value-type="float" office:value="-0.0729787131874996" calcext:value-type="float">
            <text:p>-0.0729787132</text:p>
          </table:table-cell>
          <table:table-cell table:formula="of:=[.D426]/[.L426]" office:value-type="float" office:value="-0.74382032279103" calcext:value-type="float">
            <text:p>-0.7438203228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3.6280436516" calcext:value-type="float">
            <text:p>-3.62804365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0421" calcext:value-type="float">
            <text:p>0.05420421</text:p>
          </table:table-cell>
          <table:table-cell office:value-type="float" office:value="0.0474401" calcext:value-type="float">
            <text:p>0.047440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6871849" calcext:value-type="float">
            <text:p>0.7206871849</text:p>
          </table:table-cell>
          <table:table-cell office:value-type="float" office:value="-9.7985301971" calcext:value-type="float">
            <text:p>-9.79853019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6" calcext:value-type="float">
            <text:p>426</text:p>
          </table:table-cell>
          <table:table-cell table:formula="of:=[.H427]/[.I427]" office:value-type="float" office:value="-0.0735505397649636" calcext:value-type="float">
            <text:p>-0.0735505398</text:p>
          </table:table-cell>
          <table:table-cell table:formula="of:=[.D427]/[.L427]" office:value-type="float" office:value="-0.736965495742298" calcext:value-type="float">
            <text:p>-0.736965495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3.6285307407" calcext:value-type="float">
            <text:p>-3.62853074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0421" calcext:value-type="float">
            <text:p>0.05420421</text:p>
          </table:table-cell>
          <table:table-cell office:value-type="float" office:value="0.04735416" calcext:value-type="float">
            <text:p>0.047354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93839449" calcext:value-type="float">
            <text:p>0.7193839449</text:p>
          </table:table-cell>
          <table:table-cell office:value-type="float" office:value="-9.7985608292" calcext:value-type="float">
            <text:p>-9.79856082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7" calcext:value-type="float">
            <text:p>427</text:p>
          </table:table-cell>
          <table:table-cell table:formula="of:=[.H428]/[.I428]" office:value-type="float" office:value="-0.0734173066269298" calcext:value-type="float">
            <text:p>-0.0734173066</text:p>
          </table:table-cell>
          <table:table-cell table:formula="of:=[.D428]/[.L428]" office:value-type="float" office:value="-0.738302894649061" calcext:value-type="float">
            <text:p>-0.7383028946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-3.6272642612" calcext:value-type="float">
            <text:p>-3.62726426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2475" calcext:value-type="float">
            <text:p>0.05402475</text:p>
          </table:table-cell>
          <table:table-cell office:value-type="float" office:value="0.04728726" calcext:value-type="float">
            <text:p>0.0472872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81695873" calcext:value-type="float">
            <text:p>0.7181695873</text:p>
          </table:table-cell>
          <table:table-cell office:value-type="float" office:value="-9.7958603668" calcext:value-type="float">
            <text:p>-9.79586036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8" calcext:value-type="float">
            <text:p>428</text:p>
          </table:table-cell>
          <table:table-cell table:formula="of:=[.H429]/[.I429]" office:value-type="float" office:value="-0.0733135794517867" calcext:value-type="float">
            <text:p>-0.0733135795</text:p>
          </table:table-cell>
          <table:table-cell table:formula="of:=[.D429]/[.L429]" office:value-type="float" office:value="-0.736899635837974" calcext:value-type="float">
            <text:p>-0.736899635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3.6283156872" calcext:value-type="float">
            <text:p>-3.62831568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8131" calcext:value-type="float">
            <text:p>0.05368131</text:p>
          </table:table-cell>
          <table:table-cell office:value-type="float" office:value="0.04761408" calcext:value-type="float">
            <text:p>0.0476140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1408393" calcext:value-type="float">
            <text:p>0.7231408393</text:p>
          </table:table-cell>
          <table:table-cell office:value-type="float" office:value="-9.7959650803" calcext:value-type="float">
            <text:p>-9.795965080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29" calcext:value-type="float">
            <text:p>429</text:p>
          </table:table-cell>
          <table:table-cell table:formula="of:=[.H430]/[.I430]" office:value-type="float" office:value="-0.073820275324813" calcext:value-type="float">
            <text:p>-0.0738202753</text:p>
          </table:table-cell>
          <table:table-cell table:formula="of:=[.D430]/[.L430]" office:value-type="float" office:value="-0.727189241218615" calcext:value-type="float">
            <text:p>-0.7271892412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3.6253893375" calcext:value-type="float">
            <text:p>-3.62538933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68131" calcext:value-type="float">
            <text:p>0.05368131</text:p>
          </table:table-cell>
          <table:table-cell office:value-type="float" office:value="0.04711422" calcext:value-type="float">
            <text:p>0.047114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55535686" calcext:value-type="float">
            <text:p>0.7155535686</text:p>
          </table:table-cell>
          <table:table-cell office:value-type="float" office:value="-9.7960240555" calcext:value-type="float">
            <text:p>-9.796024055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0" calcext:value-type="float">
            <text:p>430</text:p>
          </table:table-cell>
          <table:table-cell table:formula="of:=[.H431]/[.I431]" office:value-type="float" office:value="-0.0730453053755264" calcext:value-type="float">
            <text:p>-0.0730453054</text:p>
          </table:table-cell>
          <table:table-cell table:formula="of:=[.D431]/[.L431]" office:value-type="float" office:value="-0.734904313480846" calcext:value-type="float">
            <text:p>-0.734904313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3.6236047745" calcext:value-type="float">
            <text:p>-3.62360477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686711" calcext:value-type="float">
            <text:p>0.046867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19599408" calcext:value-type="float">
            <text:p>0.7119599408</text:p>
          </table:table-cell>
          <table:table-cell office:value-type="float" office:value="-9.798218708" calcext:value-type="float">
            <text:p>-9.7982187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1" calcext:value-type="float">
            <text:p>431</text:p>
          </table:table-cell>
          <table:table-cell table:formula="of:=[.H432]/[.I432]" office:value-type="float" office:value="-0.0726621809552692" calcext:value-type="float">
            <text:p>-0.072662181</text:p>
          </table:table-cell>
          <table:table-cell table:formula="of:=[.D432]/[.L432]" office:value-type="float" office:value="-0.727235672055176" calcext:value-type="float">
            <text:p>-0.7272356721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-3.625739336" calcext:value-type="float">
            <text:p>-3.6257393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702285" calcext:value-type="float">
            <text:p>0.0470228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3373293" calcext:value-type="float">
            <text:p>0.7143373293</text:p>
          </table:table-cell>
          <table:table-cell office:value-type="float" office:value="-9.7983770752" calcext:value-type="float">
            <text:p>-9.79837707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2" calcext:value-type="float">
            <text:p>432</text:p>
          </table:table-cell>
          <table:table-cell table:formula="of:=[.H433]/[.I433]" office:value-type="float" office:value="-0.0729036373899113" calcext:value-type="float">
            <text:p>-0.0729036374</text:p>
          </table:table-cell>
          <table:table-cell table:formula="of:=[.D433]/[.L433]" office:value-type="float" office:value="-0.724827071623076" calcext:value-type="float">
            <text:p>-0.724827071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3.6138157845" calcext:value-type="float">
            <text:p>-3.613815784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253" calcext:value-type="float">
            <text:p>0.05284253</text:p>
          </table:table-cell>
          <table:table-cell office:value-type="float" office:value="0.04688195" calcext:value-type="float">
            <text:p>0.046881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20453036" calcext:value-type="float">
            <text:p>0.7120453036</text:p>
          </table:table-cell>
          <table:table-cell office:value-type="float" office:value="-9.7962908745" calcext:value-type="float">
            <text:p>-9.79629087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3" calcext:value-type="float">
            <text:p>433</text:p>
          </table:table-cell>
          <table:table-cell table:formula="of:=[.H434]/[.I434]" office:value-type="float" office:value="-0.0726851940925389" calcext:value-type="float">
            <text:p>-0.0726851941</text:p>
          </table:table-cell>
          <table:table-cell table:formula="of:=[.D434]/[.L434]" office:value-type="float" office:value="-0.727005419187899" calcext:value-type="float">
            <text:p>-0.7270054192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3.6241586208" calcext:value-type="float">
            <text:p>-3.62415862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0529" calcext:value-type="float">
            <text:p>0.05180529</text:p>
          </table:table-cell>
          <table:table-cell office:value-type="float" office:value="0.04704206" calcext:value-type="float">
            <text:p>0.0470420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4742513" calcext:value-type="float">
            <text:p>0.7144742513</text:p>
          </table:table-cell>
          <table:table-cell office:value-type="float" office:value="-9.7962528419" calcext:value-type="float">
            <text:p>-9.79625284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4" calcext:value-type="float">
            <text:p>434</text:p>
          </table:table-cell>
          <table:table-cell table:formula="of:=[.H435]/[.I435]" office:value-type="float" office:value="-0.0729334228945265" calcext:value-type="float">
            <text:p>-0.0729334229</text:p>
          </table:table-cell>
          <table:table-cell table:formula="of:=[.D435]/[.L435]" office:value-type="float" office:value="-0.710309319705436" calcext:value-type="float">
            <text:p>-0.7103093197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3.6170067787" calcext:value-type="float">
            <text:p>-3.61700677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80529" calcext:value-type="float">
            <text:p>0.05180529</text:p>
          </table:table-cell>
          <table:table-cell office:value-type="float" office:value="0.04696105" calcext:value-type="float">
            <text:p>0.0469610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30215335" calcext:value-type="float">
            <text:p>0.7130215335</text:p>
          </table:table-cell>
          <table:table-cell office:value-type="float" office:value="-9.793197937" calcext:value-type="float">
            <text:p>-9.79319793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5" calcext:value-type="float">
            <text:p>435</text:p>
          </table:table-cell>
          <table:table-cell table:formula="of:=[.H436]/[.I436]" office:value-type="float" office:value="-0.0728078343853452" calcext:value-type="float">
            <text:p>-0.0728078344</text:p>
          </table:table-cell>
          <table:table-cell table:formula="of:=[.D436]/[.L436]" office:value-type="float" office:value="-0.711534554452116" calcext:value-type="float">
            <text:p>-0.711534554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3.6088047028" calcext:value-type="float">
            <text:p>-3.60880470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679193" calcext:value-type="float">
            <text:p>0.046791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04294175" calcext:value-type="float">
            <text:p>0.7104294175</text:p>
          </table:table-cell>
          <table:table-cell office:value-type="float" office:value="-9.7928640366" calcext:value-type="float">
            <text:p>-9.792864036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6" calcext:value-type="float">
            <text:p>436</text:p>
          </table:table-cell>
          <table:table-cell table:formula="of:=[.H437]/[.I437]" office:value-type="float" office:value="-0.0725456224905023" calcext:value-type="float">
            <text:p>-0.0725456225</text:p>
          </table:table-cell>
          <table:table-cell table:formula="of:=[.D437]/[.L437]" office:value-type="float" office:value="-0.699477628807216" calcext:value-type="float">
            <text:p>-0.699477628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3.6174769402" calcext:value-type="float">
            <text:p>-3.61747694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7161" calcext:value-type="float">
            <text:p>0.0471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60593635" calcext:value-type="float">
            <text:p>0.7160593635</text:p>
          </table:table-cell>
          <table:table-cell office:value-type="float" office:value="-9.7932249069" calcext:value-type="float">
            <text:p>-9.793224906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7" calcext:value-type="float">
            <text:p>437</text:p>
          </table:table-cell>
          <table:table-cell table:formula="of:=[.H438]/[.I438]" office:value-type="float" office:value="-0.0731178309808332" calcext:value-type="float">
            <text:p>-0.073117831</text:p>
          </table:table-cell>
          <table:table-cell table:formula="of:=[.D438]/[.L438]" office:value-type="float" office:value="-0.694003628380358" calcext:value-type="float">
            <text:p>-0.6940036284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-3.5980918407" calcext:value-type="float">
            <text:p>-3.59809184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4404" calcext:value-type="float">
            <text:p>0.05074404</text:p>
          </table:table-cell>
          <table:table-cell office:value-type="float" office:value="0.04721534" calcext:value-type="float">
            <text:p>0.047215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6918686" calcext:value-type="float">
            <text:p>0.716918686</text:p>
          </table:table-cell>
          <table:table-cell office:value-type="float" office:value="-9.7936933327" calcext:value-type="float">
            <text:p>-9.793693332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8" calcext:value-type="float">
            <text:p>438</text:p>
          </table:table-cell>
          <table:table-cell table:formula="of:=[.H439]/[.I439]" office:value-type="float" office:value="-0.0732020762388273" calcext:value-type="float">
            <text:p>-0.0732020762</text:p>
          </table:table-cell>
          <table:table-cell table:formula="of:=[.D439]/[.L439]" office:value-type="float" office:value="-0.693204928155914" calcext:value-type="float">
            <text:p>-0.693204928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3.6139674187" calcext:value-type="float">
            <text:p>-3.61396741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753362" calcext:value-type="float">
            <text:p>0.0475336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17023385" calcext:value-type="float">
            <text:p>0.7217023385</text:p>
          </table:table-cell>
          <table:table-cell office:value-type="float" office:value="-9.7930263138" calcext:value-type="float">
            <text:p>-9.79302631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39" calcext:value-type="float">
            <text:p>439</text:p>
          </table:table-cell>
          <table:table-cell table:formula="of:=[.H440]/[.I440]" office:value-type="float" office:value="-0.073695537556455" calcext:value-type="float">
            <text:p>-0.0736955376</text:p>
          </table:table-cell>
          <table:table-cell table:formula="of:=[.D440]/[.L440]" office:value-type="float" office:value="-0.675591245424589" calcext:value-type="float">
            <text:p>-0.6755912454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-3.6031854153" calcext:value-type="float">
            <text:p>-3.60318541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788627" calcext:value-type="float">
            <text:p>0.0478862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68633348" calcext:value-type="float">
            <text:p>0.7268633348</text:p>
          </table:table-cell>
          <table:table-cell office:value-type="float" office:value="-9.7904232025" calcext:value-type="float">
            <text:p>-9.790423202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0" calcext:value-type="float">
            <text:p>440</text:p>
          </table:table-cell>
          <table:table-cell table:formula="of:=[.H441]/[.I441]" office:value-type="float" office:value="-0.0742422793954805" calcext:value-type="float">
            <text:p>-0.0742422794</text:p>
          </table:table-cell>
          <table:table-cell table:formula="of:=[.D441]/[.L441]" office:value-type="float" office:value="-0.670615994085856" calcext:value-type="float">
            <text:p>-0.67061599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5982503891" calcext:value-type="float">
            <text:p>-3.59825038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8806" calcext:value-type="float">
            <text:p>0.04978806</text:p>
          </table:table-cell>
          <table:table-cell office:value-type="float" office:value="0.04819422" calcext:value-type="float">
            <text:p>0.048194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5231967" calcext:value-type="float">
            <text:p>0.7315231967</text:p>
          </table:table-cell>
          <table:table-cell office:value-type="float" office:value="-9.7902299309" calcext:value-type="float">
            <text:p>-9.79022993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1" calcext:value-type="float">
            <text:p>441</text:p>
          </table:table-cell>
          <table:table-cell table:formula="of:=[.H442]/[.I442]" office:value-type="float" office:value="-0.0747197156617498" calcext:value-type="float">
            <text:p>-0.0747197157</text:p>
          </table:table-cell>
          <table:table-cell table:formula="of:=[.D442]/[.L442]" office:value-type="float" office:value="-0.666330961769001" calcext:value-type="float">
            <text:p>-0.6663309618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-3.6046390533" calcext:value-type="float">
            <text:p>-3.60463905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45" calcext:value-type="float">
            <text:p>0.049045</text:p>
          </table:table-cell>
          <table:table-cell office:value-type="float" office:value="0.04809148" calcext:value-type="float">
            <text:p>0.0480914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9946249" calcext:value-type="float">
            <text:p>0.7299946249</text:p>
          </table:table-cell>
          <table:table-cell office:value-type="float" office:value="-9.7906430054" calcext:value-type="float">
            <text:p>-9.790643005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2" calcext:value-type="float">
            <text:p>442</text:p>
          </table:table-cell>
          <table:table-cell table:formula="of:=[.H443]/[.I443]" office:value-type="float" office:value="-0.0745604373989914" calcext:value-type="float">
            <text:p>-0.0745604374</text:p>
          </table:table-cell>
          <table:table-cell table:formula="of:=[.D443]/[.L443]" office:value-type="float" office:value="-0.657788523121827" calcext:value-type="float">
            <text:p>-0.6577885231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3.5997822285" calcext:value-type="float">
            <text:p>-3.59978222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45" calcext:value-type="float">
            <text:p>0.049045</text:p>
          </table:table-cell>
          <table:table-cell office:value-type="float" office:value="0.04767945" calcext:value-type="float">
            <text:p>0.0476794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4904283" calcext:value-type="float">
            <text:p>0.7234904283</text:p>
          </table:table-cell>
          <table:table-cell office:value-type="float" office:value="-9.7872623634" calcext:value-type="float">
            <text:p>-9.787262363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3" calcext:value-type="float">
            <text:p>443</text:p>
          </table:table-cell>
          <table:table-cell table:formula="of:=[.H444]/[.I444]" office:value-type="float" office:value="-0.0739216342054477" calcext:value-type="float">
            <text:p>-0.0739216342</text:p>
          </table:table-cell>
          <table:table-cell table:formula="of:=[.D444]/[.L444]" office:value-type="float" office:value="-0.663472886214759" calcext:value-type="float">
            <text:p>-0.6634728862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-3.5938508511" calcext:value-type="float">
            <text:p>-3.59385085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8408" calcext:value-type="float">
            <text:p>0.04858408</text:p>
          </table:table-cell>
          <table:table-cell office:value-type="float" office:value="0.04762916" calcext:value-type="float">
            <text:p>0.047629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6782984" calcext:value-type="float">
            <text:p>0.7226782984</text:p>
          </table:table-cell>
          <table:table-cell office:value-type="float" office:value="-9.7866002083" calcext:value-type="float">
            <text:p>-9.78660020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4" calcext:value-type="float">
            <text:p>444</text:p>
          </table:table-cell>
          <table:table-cell table:formula="of:=[.H445]/[.I445]" office:value-type="float" office:value="-0.0738436518319301" calcext:value-type="float">
            <text:p>-0.0738436518</text:p>
          </table:table-cell>
          <table:table-cell table:formula="of:=[.D445]/[.L445]" office:value-type="float" office:value="-0.657931708342086" calcext:value-type="float">
            <text:p>-0.657931708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3.6000654697" calcext:value-type="float">
            <text:p>-3.60006546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58408" calcext:value-type="float">
            <text:p>0.04858408</text:p>
          </table:table-cell>
          <table:table-cell office:value-type="float" office:value="0.04795711" calcext:value-type="float">
            <text:p>0.047957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7825647" calcext:value-type="float">
            <text:p>0.727825647</text:p>
          </table:table-cell>
          <table:table-cell office:value-type="float" office:value="-9.7889047623" calcext:value-type="float">
            <text:p>-9.788904762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5" calcext:value-type="float">
            <text:p>445</text:p>
          </table:table-cell>
          <table:table-cell table:formula="of:=[.H446]/[.I446]" office:value-type="float" office:value="-0.0743521021680663" calcext:value-type="float">
            <text:p>-0.0743521022</text:p>
          </table:table-cell>
          <table:table-cell table:formula="of:=[.D446]/[.L446]" office:value-type="float" office:value="-0.653432500000875" calcext:value-type="float">
            <text:p>-0.6534325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-3.5898714066" calcext:value-type="float">
            <text:p>-3.58987140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0479" calcext:value-type="float">
            <text:p>0.04860479</text:p>
          </table:table-cell>
          <table:table-cell office:value-type="float" office:value="0.04781663" calcext:value-type="float">
            <text:p>0.047816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56388217" calcext:value-type="float">
            <text:p>0.7256388217</text:p>
          </table:table-cell>
          <table:table-cell office:value-type="float" office:value="-9.788163662" calcext:value-type="float">
            <text:p>-9.78816366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6" calcext:value-type="float">
            <text:p>446</text:p>
          </table:table-cell>
          <table:table-cell table:formula="of:=[.H447]/[.I447]" office:value-type="float" office:value="-0.0741343163802117" calcext:value-type="float">
            <text:p>-0.0741343164</text:p>
          </table:table-cell>
          <table:table-cell table:formula="of:=[.D447]/[.L447]" office:value-type="float" office:value="-0.655631458860715" calcext:value-type="float">
            <text:p>-0.655631458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3.5979208946" calcext:value-type="float">
            <text:p>-3.59792089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45491" calcext:value-type="float">
            <text:p>0.04845491</text:p>
          </table:table-cell>
          <table:table-cell office:value-type="float" office:value="0.04783861" calcext:value-type="float">
            <text:p>0.047838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58150238" calcext:value-type="float">
            <text:p>0.7258150238</text:p>
          </table:table-cell>
          <table:table-cell office:value-type="float" office:value="-9.7860437584" calcext:value-type="float">
            <text:p>-9.786043758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7" calcext:value-type="float">
            <text:p>447</text:p>
          </table:table-cell>
          <table:table-cell table:formula="of:=[.H448]/[.I448]" office:value-type="float" office:value="-0.074168381188464" calcext:value-type="float">
            <text:p>-0.0741683812</text:p>
          </table:table-cell>
          <table:table-cell table:formula="of:=[.D448]/[.L448]" office:value-type="float" office:value="-0.653309526560579" calcext:value-type="float">
            <text:p>-0.6533095266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-3.592774868" calcext:value-type="float">
            <text:p>-3.5927748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45491" calcext:value-type="float">
            <text:p>0.04845491</text:p>
          </table:table-cell>
          <table:table-cell office:value-type="float" office:value="0.04777458" calcext:value-type="float">
            <text:p>0.0477745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48352689" calcext:value-type="float">
            <text:p>0.7248352689</text:p>
          </table:table-cell>
          <table:table-cell office:value-type="float" office:value="-9.7859302711" calcext:value-type="float">
            <text:p>-9.78593027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8" calcext:value-type="float">
            <text:p>448</text:p>
          </table:table-cell>
          <table:table-cell table:formula="of:=[.H449]/[.I449]" office:value-type="float" office:value="-0.0740691225892543" calcext:value-type="float">
            <text:p>-0.0740691226</text:p>
          </table:table-cell>
          <table:table-cell table:formula="of:=[.D449]/[.L449]" office:value-type="float" office:value="-0.654185014026745" calcext:value-type="float">
            <text:p>-0.65418501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3.5941059589" calcext:value-type="float">
            <text:p>-3.59410595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791084" calcext:value-type="float">
            <text:p>0.0479108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69598728" calcext:value-type="float">
            <text:p>0.7269598728</text:p>
          </table:table-cell>
          <table:table-cell office:value-type="float" office:value="-9.786701088" calcext:value-type="float">
            <text:p>-9.78670108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49" calcext:value-type="float">
            <text:p>449</text:p>
          </table:table-cell>
          <table:table-cell table:formula="of:=[.H450]/[.I450]" office:value-type="float" office:value="-0.0742803796972367" calcext:value-type="float">
            <text:p>-0.0742803797</text:p>
          </table:table-cell>
          <table:table-cell table:formula="of:=[.D450]/[.L450]" office:value-type="float" office:value="-0.654756884634089" calcext:value-type="float">
            <text:p>-0.6547568846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-3.5938382149" calcext:value-type="float">
            <text:p>-3.59383821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77343" calcext:value-type="float">
            <text:p>0.04773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4071365" calcext:value-type="float">
            <text:p>0.724071365</text:p>
          </table:table-cell>
          <table:table-cell office:value-type="float" office:value="-9.783866024" calcext:value-type="float">
            <text:p>-9.78386602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0" calcext:value-type="float">
            <text:p>450</text:p>
          </table:table-cell>
          <table:table-cell table:formula="of:=[.H451]/[.I451]" office:value-type="float" office:value="-0.0740066721297941" calcext:value-type="float">
            <text:p>-0.0740066721</text:p>
          </table:table-cell>
          <table:table-cell table:formula="of:=[.D451]/[.L451]" office:value-type="float" office:value="-0.657178448920148" calcext:value-type="float">
            <text:p>-0.657178448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3.5960626602" calcext:value-type="float">
            <text:p>-3.59606266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863559" calcext:value-type="float">
            <text:p>0.04863559</text:p>
          </table:table-cell>
          <table:table-cell office:value-type="float" office:value="0.04817428" calcext:value-type="float">
            <text:p>0.048174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08065403" calcext:value-type="float">
            <text:p>0.7308065403</text:p>
          </table:table-cell>
          <table:table-cell office:value-type="float" office:value="-9.7846868896" calcext:value-type="float">
            <text:p>-9.784686889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1" calcext:value-type="float">
            <text:p>451</text:p>
          </table:table-cell>
          <table:table-cell table:formula="of:=[.H452]/[.I452]" office:value-type="float" office:value="-0.0746888018539217" calcext:value-type="float">
            <text:p>-0.0746888019</text:p>
          </table:table-cell>
          <table:table-cell table:formula="of:=[.D452]/[.L452]" office:value-type="float" office:value="-0.651176465450908" calcext:value-type="float">
            <text:p>-0.6511764655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-3.5941095352" calcext:value-type="float">
            <text:p>-3.594109535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656" calcext:value-type="float">
            <text:p>0.04907656</text:p>
          </table:table-cell>
          <table:table-cell office:value-type="float" office:value="0.04821524" calcext:value-type="float">
            <text:p>0.0482152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2656629" calcext:value-type="float">
            <text:p>0.7312656629</text:p>
          </table:table-cell>
          <table:table-cell office:value-type="float" office:value="-9.7825159264" calcext:value-type="float">
            <text:p>-9.782515926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2" calcext:value-type="float">
            <text:p>452</text:p>
          </table:table-cell>
          <table:table-cell table:formula="of:=[.H453]/[.I453]" office:value-type="float" office:value="-0.0747523099785137" calcext:value-type="float">
            <text:p>-0.07475231</text:p>
          </table:table-cell>
          <table:table-cell table:formula="of:=[.D453]/[.L453]" office:value-type="float" office:value="-0.656522320368511" calcext:value-type="float">
            <text:p>-0.656522320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3.5954649448" calcext:value-type="float">
            <text:p>-3.59546494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07656" calcext:value-type="float">
            <text:p>0.04907656</text:p>
          </table:table-cell>
          <table:table-cell office:value-type="float" office:value="0.04826728" calcext:value-type="float">
            <text:p>0.048267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9748247" calcext:value-type="float">
            <text:p>0.7319748247</text:p>
          </table:table-cell>
          <table:table-cell office:value-type="float" office:value="-9.7814451218" calcext:value-type="float">
            <text:p>-9.78144512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3" calcext:value-type="float">
            <text:p>453</text:p>
          </table:table-cell>
          <table:table-cell table:formula="of:=[.H454]/[.I454]" office:value-type="float" office:value="-0.0748329940602172" calcext:value-type="float">
            <text:p>-0.0748329941</text:p>
          </table:table-cell>
          <table:table-cell table:formula="of:=[.D454]/[.L454]" office:value-type="float" office:value="-0.655814465481746" calcext:value-type="float">
            <text:p>-0.6558144655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-3.6000266075" calcext:value-type="float">
            <text:p>-3.600026607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1041" calcext:value-type="float">
            <text:p>0.0485104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5659389" calcext:value-type="float">
            <text:p>0.7355659389</text:p>
          </table:table-cell>
          <table:table-cell office:value-type="float" office:value="-9.7801698685" calcext:value-type="float">
            <text:p>-9.780169868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4" calcext:value-type="float">
            <text:p>454</text:p>
          </table:table-cell>
          <table:table-cell table:formula="of:=[.H455]/[.I455]" office:value-type="float" office:value="-0.075209934877421" calcext:value-type="float">
            <text:p>-0.0752099349</text:p>
          </table:table-cell>
          <table:table-cell table:formula="of:=[.D455]/[.L455]" office:value-type="float" office:value="-0.660876918468413" calcext:value-type="float">
            <text:p>-0.660876918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3.5956771374" calcext:value-type="float">
            <text:p>-3.59567713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9316" calcext:value-type="float">
            <text:p>0.048593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9200563" calcext:value-type="float">
            <text:p>0.7369200563</text:p>
          </table:table-cell>
          <table:table-cell office:value-type="float" office:value="-9.7814891624" calcext:value-type="float">
            <text:p>-9.781489162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5" calcext:value-type="float">
            <text:p>455</text:p>
          </table:table-cell>
          <table:table-cell table:formula="of:=[.H456]/[.I456]" office:value-type="float" office:value="-0.0753382275505367" calcext:value-type="float">
            <text:p>-0.0753382276</text:p>
          </table:table-cell>
          <table:table-cell table:formula="of:=[.D456]/[.L456]" office:value-type="float" office:value="-0.659751518134115" calcext:value-type="float">
            <text:p>-0.6597515181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3.6064965725" calcext:value-type="float">
            <text:p>-3.60649657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70451" calcext:value-type="float">
            <text:p>0.04970451</text:p>
          </table:table-cell>
          <table:table-cell office:value-type="float" office:value="0.04851235" calcext:value-type="float">
            <text:p>0.0485123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3844839" calcext:value-type="float">
            <text:p>0.7353844839</text:p>
          </table:table-cell>
          <table:table-cell office:value-type="float" office:value="-9.7773654175" calcext:value-type="float">
            <text:p>-9.777365417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6" calcext:value-type="float">
            <text:p>456</text:p>
          </table:table-cell>
          <table:table-cell table:formula="of:=[.H457]/[.I457]" office:value-type="float" office:value="-0.0752129487339988" calcext:value-type="float">
            <text:p>-0.0752129487</text:p>
          </table:table-cell>
          <table:table-cell table:formula="of:=[.D457]/[.L457]" office:value-type="float" office:value="-0.660850436482513" calcext:value-type="float">
            <text:p>-0.660850436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3.5975472927" calcext:value-type="float">
            <text:p>-3.59754729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2905" calcext:value-type="float">
            <text:p>0.05042905</text:p>
          </table:table-cell>
          <table:table-cell office:value-type="float" office:value="0.04858809" calcext:value-type="float">
            <text:p>0.0485880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6221744" calcext:value-type="float">
            <text:p>0.7366221744</text:p>
          </table:table-cell>
          <table:table-cell office:value-type="float" office:value="-9.7785541344" calcext:value-type="float">
            <text:p>-9.778554134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7" calcext:value-type="float">
            <text:p>457</text:p>
          </table:table-cell>
          <table:table-cell table:formula="of:=[.H458]/[.I458]" office:value-type="float" office:value="-0.0753303775052628" calcext:value-type="float">
            <text:p>-0.0753303775</text:p>
          </table:table-cell>
          <table:table-cell table:formula="of:=[.D458]/[.L458]" office:value-type="float" office:value="-0.669438434667036" calcext:value-type="float">
            <text:p>-0.6694384347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-3.6036448479" calcext:value-type="float">
            <text:p>-3.60364484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2905" calcext:value-type="float">
            <text:p>0.05042905</text:p>
          </table:table-cell>
          <table:table-cell office:value-type="float" office:value="0.04860879" calcext:value-type="float">
            <text:p>0.048608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0693499" calcext:value-type="float">
            <text:p>0.7370693499</text:p>
          </table:table-cell>
          <table:table-cell office:value-type="float" office:value="-9.7803236198" calcext:value-type="float">
            <text:p>-9.78032361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8" calcext:value-type="float">
            <text:p>458</text:p>
          </table:table-cell>
          <table:table-cell table:formula="of:=[.H459]/[.I459]" office:value-type="float" office:value="-0.0753624704613887" calcext:value-type="float">
            <text:p>-0.0753624705</text:p>
          </table:table-cell>
          <table:table-cell table:formula="of:=[.D459]/[.L459]" office:value-type="float" office:value="-0.669153355659126" calcext:value-type="float">
            <text:p>-0.6691533557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-3.6086945534" calcext:value-type="float">
            <text:p>-3.60869455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654" calcext:value-type="float">
            <text:p>0.05115654</text:p>
          </table:table-cell>
          <table:table-cell office:value-type="float" office:value="0.04862602" calcext:value-type="float">
            <text:p>0.0486260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3084396" calcext:value-type="float">
            <text:p>0.7373084396</text:p>
          </table:table-cell>
          <table:table-cell office:value-type="float" office:value="-9.7800294495" calcext:value-type="float">
            <text:p>-9.780029449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59" calcext:value-type="float">
            <text:p>459</text:p>
          </table:table-cell>
          <table:table-cell table:formula="of:=[.H460]/[.I460]" office:value-type="float" office:value="-0.0753891839904117" calcext:value-type="float">
            <text:p>-0.075389184</text:p>
          </table:table-cell>
          <table:table-cell table:formula="of:=[.D460]/[.L460]" office:value-type="float" office:value="-0.678566039479965" calcext:value-type="float">
            <text:p>-0.6785660395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-3.6030490398" calcext:value-type="float">
            <text:p>-3.60304903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654" calcext:value-type="float">
            <text:p>0.05115654</text:p>
          </table:table-cell>
          <table:table-cell office:value-type="float" office:value="0.0485795" calcext:value-type="float">
            <text:p>0.04857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4303654" calcext:value-type="float">
            <text:p>0.7364303654</text:p>
          </table:table-cell>
          <table:table-cell office:value-type="float" office:value="-9.7777366638" calcext:value-type="float">
            <text:p>-9.77773666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0" calcext:value-type="float">
            <text:p>460</text:p>
          </table:table-cell>
          <table:table-cell table:formula="of:=[.H461]/[.I461]" office:value-type="float" office:value="-0.0753170586119871" calcext:value-type="float">
            <text:p>-0.0753170586</text:p>
          </table:table-cell>
          <table:table-cell table:formula="of:=[.D461]/[.L461]" office:value-type="float" office:value="-0.679215850203929" calcext:value-type="float">
            <text:p>-0.6792158502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-3.6161715984" calcext:value-type="float">
            <text:p>-3.61617159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2205" calcext:value-type="float">
            <text:p>0.05142205</text:p>
          </table:table-cell>
          <table:table-cell office:value-type="float" office:value="0.04869367" calcext:value-type="float">
            <text:p>0.048693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3109397" calcext:value-type="float">
            <text:p>0.7383109397</text:p>
          </table:table-cell>
          <table:table-cell office:value-type="float" office:value="-9.779722538" calcext:value-type="float">
            <text:p>-9.7797225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1" calcext:value-type="float">
            <text:p>461</text:p>
          </table:table-cell>
          <table:table-cell table:formula="of:=[.H462]/[.I462]" office:value-type="float" office:value="-0.0754940579174129" calcext:value-type="float">
            <text:p>-0.0754940579</text:p>
          </table:table-cell>
          <table:table-cell table:formula="of:=[.D462]/[.L462]" office:value-type="float" office:value="-0.681140362811778" calcext:value-type="float">
            <text:p>-0.6811403628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-3.6053841114" calcext:value-type="float">
            <text:p>-3.605384111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7373" calcext:value-type="float">
            <text:p>0.05177373</text:p>
          </table:table-cell>
          <table:table-cell office:value-type="float" office:value="0.04865976" calcext:value-type="float">
            <text:p>0.048659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5937063" calcext:value-type="float">
            <text:p>0.7375937063</text:p>
          </table:table-cell>
          <table:table-cell office:value-type="float" office:value="-9.7770301247" calcext:value-type="float">
            <text:p>-9.777030124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2" calcext:value-type="float">
            <text:p>462</text:p>
          </table:table-cell>
          <table:table-cell table:formula="of:=[.H463]/[.I463]" office:value-type="float" office:value="-0.0754414885596594" calcext:value-type="float">
            <text:p>-0.0754414886</text:p>
          </table:table-cell>
          <table:table-cell table:formula="of:=[.D463]/[.L463]" office:value-type="float" office:value="-0.686276622962671" calcext:value-type="float">
            <text:p>-0.686276623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-3.6159880161" calcext:value-type="float">
            <text:p>-3.61598801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7373" calcext:value-type="float">
            <text:p>0.05177373</text:p>
          </table:table-cell>
          <table:table-cell office:value-type="float" office:value="0.04863971" calcext:value-type="float">
            <text:p>0.0486397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2784466" calcext:value-type="float">
            <text:p>0.7372784466</text:p>
          </table:table-cell>
          <table:table-cell office:value-type="float" office:value="-9.776879406" calcext:value-type="float">
            <text:p>-9.77687940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3" calcext:value-type="float">
            <text:p>463</text:p>
          </table:table-cell>
          <table:table-cell table:formula="of:=[.H464]/[.I464]" office:value-type="float" office:value="-0.0754104061207442" calcext:value-type="float">
            <text:p>-0.0754104061</text:p>
          </table:table-cell>
          <table:table-cell table:formula="of:=[.D464]/[.L464]" office:value-type="float" office:value="-0.686559490438255" calcext:value-type="float">
            <text:p>-0.68655949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-3.6127250195" calcext:value-type="float">
            <text:p>-3.61272501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3994" calcext:value-type="float">
            <text:p>0.05193994</text:p>
          </table:table-cell>
          <table:table-cell office:value-type="float" office:value="0.0485539" calcext:value-type="float">
            <text:p>0.048553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7471663" calcext:value-type="float">
            <text:p>0.7357471663</text:p>
          </table:table-cell>
          <table:table-cell office:value-type="float" office:value="-9.7738158607" calcext:value-type="float">
            <text:p>-9.773815860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4" calcext:value-type="float">
            <text:p>464</text:p>
          </table:table-cell>
          <table:table-cell table:formula="of:=[.H465]/[.I465]" office:value-type="float" office:value="-0.0752773713753295" calcext:value-type="float">
            <text:p>-0.0752773714</text:p>
          </table:table-cell>
          <table:table-cell table:formula="of:=[.D465]/[.L465]" office:value-type="float" office:value="-0.689980787732742" calcext:value-type="float">
            <text:p>-0.6899807877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3.6137449741" calcext:value-type="float">
            <text:p>-3.61374497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2675" calcext:value-type="float">
            <text:p>0.05222675</text:p>
          </table:table-cell>
          <table:table-cell office:value-type="float" office:value="0.04855814" calcext:value-type="float">
            <text:p>0.048558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6271541" calcext:value-type="float">
            <text:p>0.7356271541</text:p>
          </table:table-cell>
          <table:table-cell office:value-type="float" office:value="-9.771368618" calcext:value-type="float">
            <text:p>-9.7713686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5" calcext:value-type="float">
            <text:p>465</text:p>
          </table:table-cell>
          <table:table-cell table:formula="of:=[.H466]/[.I466]" office:value-type="float" office:value="-0.075283942593762" calcext:value-type="float">
            <text:p>-0.0752839426</text:p>
          </table:table-cell>
          <table:table-cell table:formula="of:=[.D466]/[.L466]" office:value-type="float" office:value="-0.69373027236126" calcext:value-type="float">
            <text:p>-0.6937302724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-3.6154630184" calcext:value-type="float">
            <text:p>-3.61546301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2675" calcext:value-type="float">
            <text:p>0.05222675</text:p>
          </table:table-cell>
          <table:table-cell office:value-type="float" office:value="0.04852142" calcext:value-type="float">
            <text:p>0.0485214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1145482" calcext:value-type="float">
            <text:p>0.7351145482</text:p>
          </table:table-cell>
          <table:table-cell office:value-type="float" office:value="-9.7719496918" calcext:value-type="float">
            <text:p>-9.77194969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6" calcext:value-type="float">
            <text:p>466</text:p>
          </table:table-cell>
          <table:table-cell table:formula="of:=[.H467]/[.I467]" office:value-type="float" office:value="-0.075227009080579" calcext:value-type="float">
            <text:p>-0.0752270091</text:p>
          </table:table-cell>
          <table:table-cell table:formula="of:=[.D467]/[.L467]" office:value-type="float" office:value="-0.694255303225702" calcext:value-type="float">
            <text:p>-0.6942553032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3.6172635555" calcext:value-type="float">
            <text:p>-3.61726355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096" calcext:value-type="float">
            <text:p>0.05247096</text:p>
          </table:table-cell>
          <table:table-cell office:value-type="float" office:value="0.04866166" calcext:value-type="float">
            <text:p>0.048661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2215998" calcext:value-type="float">
            <text:p>0.7372215998</text:p>
          </table:table-cell>
          <table:table-cell office:value-type="float" office:value="-9.7717166901" calcext:value-type="float">
            <text:p>-9.77171669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7" calcext:value-type="float">
            <text:p>467</text:p>
          </table:table-cell>
          <table:table-cell table:formula="of:=[.H468]/[.I468]" office:value-type="float" office:value="-0.0754444304087223" calcext:value-type="float">
            <text:p>-0.0754444304</text:p>
          </table:table-cell>
          <table:table-cell table:formula="of:=[.D468]/[.L468]" office:value-type="float" office:value="-0.695491499050852" calcext:value-type="float">
            <text:p>-0.6954914991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-3.6153330803" calcext:value-type="float">
            <text:p>-3.61533308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096" calcext:value-type="float">
            <text:p>0.05247096</text:p>
          </table:table-cell>
          <table:table-cell office:value-type="float" office:value="0.04869522" calcext:value-type="float">
            <text:p>0.048695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7740669" calcext:value-type="float">
            <text:p>0.7377740669</text:p>
          </table:table-cell>
          <table:table-cell office:value-type="float" office:value="-9.7722990227" calcext:value-type="float">
            <text:p>-9.772299022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8" calcext:value-type="float">
            <text:p>468</text:p>
          </table:table-cell>
          <table:table-cell table:formula="of:=[.H469]/[.I469]" office:value-type="float" office:value="-0.0754964686596501" calcext:value-type="float">
            <text:p>-0.0754964687</text:p>
          </table:table-cell>
          <table:table-cell table:formula="of:=[.D469]/[.L469]" office:value-type="float" office:value="-0.695012110255743" calcext:value-type="float">
            <text:p>-0.6950121103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-3.6197509766" calcext:value-type="float">
            <text:p>-3.61975097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2187" calcext:value-type="float">
            <text:p>0.05242187</text:p>
          </table:table-cell>
          <table:table-cell office:value-type="float" office:value="0.04905062" calcext:value-type="float">
            <text:p>0.0490506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2457918" calcext:value-type="float">
            <text:p>0.7432457918</text:p>
          </table:table-cell>
          <table:table-cell office:value-type="float" office:value="-9.7734444046" calcext:value-type="float">
            <text:p>-9.773444404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69" calcext:value-type="float">
            <text:p>469</text:p>
          </table:table-cell>
          <table:table-cell table:formula="of:=[.H470]/[.I470]" office:value-type="float" office:value="-0.0760474773305286" calcext:value-type="float">
            <text:p>-0.0760474773</text:p>
          </table:table-cell>
          <table:table-cell table:formula="of:=[.D470]/[.L470]" office:value-type="float" office:value="-0.689330821220492" calcext:value-type="float">
            <text:p>-0.6893308212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-3.61612463" calcext:value-type="float">
            <text:p>-3.616124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912" calcext:value-type="float">
            <text:p>0.0524912</text:p>
          </table:table-cell>
          <table:table-cell office:value-type="float" office:value="0.04923459" calcext:value-type="float">
            <text:p>0.049234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59776658" calcext:value-type="float">
            <text:p>0.7459776658</text:p>
          </table:table-cell>
          <table:table-cell office:value-type="float" office:value="-9.7727151489" calcext:value-type="float">
            <text:p>-9.772715148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0" calcext:value-type="float">
            <text:p>470</text:p>
          </table:table-cell>
          <table:table-cell table:formula="of:=[.H471]/[.I471]" office:value-type="float" office:value="-0.0763326930575651" calcext:value-type="float">
            <text:p>-0.0763326931</text:p>
          </table:table-cell>
          <table:table-cell table:formula="of:=[.D471]/[.L471]" office:value-type="float" office:value="-0.687663409967923" calcext:value-type="float">
            <text:p>-0.68766341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-3.6179850101" calcext:value-type="float">
            <text:p>-3.61798501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912" calcext:value-type="float">
            <text:p>0.0524912</text:p>
          </table:table-cell>
          <table:table-cell office:value-type="float" office:value="0.04948174" calcext:value-type="float">
            <text:p>0.0494817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8859513" calcext:value-type="float">
            <text:p>0.7498859513</text:p>
          </table:table-cell>
          <table:table-cell office:value-type="float" office:value="-9.7748463249" calcext:value-type="float">
            <text:p>-9.774846324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1" calcext:value-type="float">
            <text:p>471</text:p>
          </table:table-cell>
          <table:table-cell table:formula="of:=[.H472]/[.I472]" office:value-type="float" office:value="-0.0767158813934266" calcext:value-type="float">
            <text:p>-0.0767158814</text:p>
          </table:table-cell>
          <table:table-cell table:formula="of:=[.D472]/[.L472]" office:value-type="float" office:value="-0.684228598388987" calcext:value-type="float">
            <text:p>-0.6842285984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-3.6178195477" calcext:value-type="float">
            <text:p>-3.617819547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5286" calcext:value-type="float">
            <text:p>0.05235286</text:p>
          </table:table-cell>
          <table:table-cell office:value-type="float" office:value="0.04952014" calcext:value-type="float">
            <text:p>0.049520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04809296" calcext:value-type="float">
            <text:p>0.7504809296</text:p>
          </table:table-cell>
          <table:table-cell office:value-type="float" office:value="-9.7750163651" calcext:value-type="float">
            <text:p>-9.77501636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2" calcext:value-type="float">
            <text:p>472</text:p>
          </table:table-cell>
          <table:table-cell table:formula="of:=[.H473]/[.I473]" office:value-type="float" office:value="-0.0767754141342885" calcext:value-type="float">
            <text:p>-0.0767754141</text:p>
          </table:table-cell>
          <table:table-cell table:formula="of:=[.D473]/[.L473]" office:value-type="float" office:value="-0.681896158950432" calcext:value-type="float">
            <text:p>-0.681896159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-3.6176321507" calcext:value-type="float">
            <text:p>-3.61763215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1339" calcext:value-type="float">
            <text:p>0.05231339</text:p>
          </table:table-cell>
          <table:table-cell office:value-type="float" office:value="0.04935538" calcext:value-type="float">
            <text:p>0.049355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78846908" calcext:value-type="float">
            <text:p>0.7478846908</text:p>
          </table:table-cell>
          <table:table-cell office:value-type="float" office:value="-9.7737187767" calcext:value-type="float">
            <text:p>-9.77371877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3" calcext:value-type="float">
            <text:p>473</text:p>
          </table:table-cell>
          <table:table-cell table:formula="of:=[.H474]/[.I474]" office:value-type="float" office:value="-0.0765199723756034" calcext:value-type="float">
            <text:p>-0.0765199724</text:p>
          </table:table-cell>
          <table:table-cell table:formula="of:=[.D474]/[.L474]" office:value-type="float" office:value="-0.683656676497689" calcext:value-type="float">
            <text:p>-0.6836566765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-3.6161279678" calcext:value-type="float">
            <text:p>-3.616127967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0755" calcext:value-type="float">
            <text:p>0.05210755</text:p>
          </table:table-cell>
          <table:table-cell office:value-type="float" office:value="0.04931195" calcext:value-type="float">
            <text:p>0.0493119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7436291" calcext:value-type="float">
            <text:p>0.747436291</text:p>
          </table:table-cell>
          <table:table-cell office:value-type="float" office:value="-9.7764629364" calcext:value-type="float">
            <text:p>-9.776462936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4" calcext:value-type="float">
            <text:p>474</text:p>
          </table:table-cell>
          <table:table-cell table:formula="of:=[.H475]/[.I475]" office:value-type="float" office:value="-0.0764526287126937" calcext:value-type="float">
            <text:p>-0.0764526287</text:p>
          </table:table-cell>
          <table:table-cell table:formula="of:=[.D475]/[.L475]" office:value-type="float" office:value="-0.68156649257697" calcext:value-type="float">
            <text:p>-0.6815664926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3.6170294285" calcext:value-type="float">
            <text:p>-3.617029428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107" calcext:value-type="float">
            <text:p>0.05197107</text:p>
          </table:table-cell>
          <table:table-cell office:value-type="float" office:value="0.04912012" calcext:value-type="float">
            <text:p>0.0491201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5995021" calcext:value-type="float">
            <text:p>0.7445995021</text:p>
          </table:table-cell>
          <table:table-cell office:value-type="float" office:value="-9.7773927689" calcext:value-type="float">
            <text:p>-9.777392768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5" calcext:value-type="float">
            <text:p>475</text:p>
          </table:table-cell>
          <table:table-cell table:formula="of:=[.H476]/[.I476]" office:value-type="float" office:value="-0.076155220486634" calcext:value-type="float">
            <text:p>-0.0761552205</text:p>
          </table:table-cell>
          <table:table-cell table:formula="of:=[.D476]/[.L476]" office:value-type="float" office:value="-0.682436078155948" calcext:value-type="float">
            <text:p>-0.682436078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-3.613956213" calcext:value-type="float">
            <text:p>-3.6139562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107" calcext:value-type="float">
            <text:p>0.05197107</text:p>
          </table:table-cell>
          <table:table-cell office:value-type="float" office:value="0.04922363" calcext:value-type="float">
            <text:p>0.049223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356287" calcext:value-type="float">
            <text:p>0.746356287</text:p>
          </table:table-cell>
          <table:table-cell office:value-type="float" office:value="-9.7798523712" calcext:value-type="float">
            <text:p>-9.77985237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6" calcext:value-type="float">
            <text:p>476</text:p>
          </table:table-cell>
          <table:table-cell table:formula="of:=[.H477]/[.I477]" office:value-type="float" office:value="-0.0763157007561681" calcext:value-type="float">
            <text:p>-0.0763157008</text:p>
          </table:table-cell>
          <table:table-cell table:formula="of:=[.D477]/[.L477]" office:value-type="float" office:value="-0.681001019253558" calcext:value-type="float">
            <text:p>-0.6810010193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-3.6148784161" calcext:value-type="float">
            <text:p>-3.61487841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404" calcext:value-type="float">
            <text:p>0.0517404</text:p>
          </table:table-cell>
          <table:table-cell office:value-type="float" office:value="0.04922065" calcext:value-type="float">
            <text:p>0.049220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4581382" calcext:value-type="float">
            <text:p>0.7464581382</text:p>
          </table:table-cell>
          <table:table-cell office:value-type="float" office:value="-9.7817792511" calcext:value-type="float">
            <text:p>-9.78177925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7" calcext:value-type="float">
            <text:p>477</text:p>
          </table:table-cell>
          <table:table-cell table:formula="of:=[.H478]/[.I478]" office:value-type="float" office:value="-0.0763110799209723" calcext:value-type="float">
            <text:p>-0.0763110799</text:p>
          </table:table-cell>
          <table:table-cell table:formula="of:=[.D478]/[.L478]" office:value-type="float" office:value="-0.678019496691468" calcext:value-type="float">
            <text:p>-0.6780194967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-3.6146039963" calcext:value-type="float">
            <text:p>-3.61460399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3775" calcext:value-type="float">
            <text:p>0.05153775</text:p>
          </table:table-cell>
          <table:table-cell office:value-type="float" office:value="0.0488413" calcext:value-type="float">
            <text:p>0.04884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8312684" calcext:value-type="float">
            <text:p>0.7408312684</text:p>
          </table:table-cell>
          <table:table-cell office:value-type="float" office:value="-9.7834454918" calcext:value-type="float">
            <text:p>-9.78344549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8" calcext:value-type="float">
            <text:p>478</text:p>
          </table:table-cell>
          <table:table-cell table:formula="of:=[.H479]/[.I479]" office:value-type="float" office:value="-0.0757229412706319" calcext:value-type="float">
            <text:p>-0.0757229413</text:p>
          </table:table-cell>
          <table:table-cell table:formula="of:=[.D479]/[.L479]" office:value-type="float" office:value="-0.680609457783809" calcext:value-type="float">
            <text:p>-0.6806094578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-3.6118447781" calcext:value-type="float">
            <text:p>-3.611844778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058" calcext:value-type="float">
            <text:p>0.0513058</text:p>
          </table:table-cell>
          <table:table-cell office:value-type="float" office:value="0.04863244" calcext:value-type="float">
            <text:p>0.048632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515536" calcext:value-type="float">
            <text:p>0.737515536</text:p>
          </table:table-cell>
          <table:table-cell office:value-type="float" office:value="-9.7814858627" calcext:value-type="float">
            <text:p>-9.781485862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79" calcext:value-type="float">
            <text:p>479</text:p>
          </table:table-cell>
          <table:table-cell table:formula="of:=[.H480]/[.I480]" office:value-type="float" office:value="-0.0753991312109735" calcext:value-type="float">
            <text:p>-0.0753991312</text:p>
          </table:table-cell>
          <table:table-cell table:formula="of:=[.D480]/[.L480]" office:value-type="float" office:value="-0.680456116350224" calcext:value-type="float">
            <text:p>-0.6804561164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3.6118824482" calcext:value-type="float">
            <text:p>-3.61188244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461" calcext:value-type="float">
            <text:p>0.05106461</text:p>
          </table:table-cell>
          <table:table-cell office:value-type="float" office:value="0.04875849" calcext:value-type="float">
            <text:p>0.0487584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94561309" calcext:value-type="float">
            <text:p>0.7394561309</text:p>
          </table:table-cell>
          <table:table-cell office:value-type="float" office:value="-9.7818692589" calcext:value-type="float">
            <text:p>-9.781869258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0" calcext:value-type="float">
            <text:p>480</text:p>
          </table:table-cell>
          <table:table-cell table:formula="of:=[.H481]/[.I481]" office:value-type="float" office:value="-0.0755945628926913" calcext:value-type="float">
            <text:p>-0.0755945629</text:p>
          </table:table-cell>
          <table:table-cell table:formula="of:=[.D481]/[.L481]" office:value-type="float" office:value="-0.675506386252774" calcext:value-type="float">
            <text:p>-0.6755063863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-3.6094918251" calcext:value-type="float">
            <text:p>-3.609491825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461" calcext:value-type="float">
            <text:p>0.05106461</text:p>
          </table:table-cell>
          <table:table-cell office:value-type="float" office:value="0.04898866" calcext:value-type="float">
            <text:p>0.048988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9191232" calcext:value-type="float">
            <text:p>0.7429191232</text:p>
          </table:table-cell>
          <table:table-cell office:value-type="float" office:value="-9.7815051651" calcext:value-type="float">
            <text:p>-9.78150516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1" calcext:value-type="float">
            <text:p>481</text:p>
          </table:table-cell>
          <table:table-cell table:formula="of:=[.H482]/[.I482]" office:value-type="float" office:value="-0.0759514114300838" calcext:value-type="float">
            <text:p>-0.0759514114</text:p>
          </table:table-cell>
          <table:table-cell table:formula="of:=[.D482]/[.L482]" office:value-type="float" office:value="-0.672332601047275" calcext:value-type="float">
            <text:p>-0.672332601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-3.6086668968" calcext:value-type="float">
            <text:p>-3.60866689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6588" calcext:value-type="float">
            <text:p>0.05086588</text:p>
          </table:table-cell>
          <table:table-cell office:value-type="float" office:value="0.04882537" calcext:value-type="float">
            <text:p>0.048825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4316282" calcext:value-type="float">
            <text:p>0.7404316282</text:p>
          </table:table-cell>
          <table:table-cell office:value-type="float" office:value="-9.7813573074" calcext:value-type="float">
            <text:p>-9.781357307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2" calcext:value-type="float">
            <text:p>482</text:p>
          </table:table-cell>
          <table:table-cell table:formula="of:=[.H483]/[.I483]" office:value-type="float" office:value="-0.0756982497347104" calcext:value-type="float">
            <text:p>-0.0756982497</text:p>
          </table:table-cell>
          <table:table-cell table:formula="of:=[.D483]/[.L483]" office:value-type="float" office:value="-0.671955826961163" calcext:value-type="float">
            <text:p>-0.671955827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-3.6098411083" calcext:value-type="float">
            <text:p>-3.60984110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475" calcext:value-type="float">
            <text:p>0.05062475</text:p>
          </table:table-cell>
          <table:table-cell office:value-type="float" office:value="0.04901554" calcext:value-type="float">
            <text:p>0.0490155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3111662" calcext:value-type="float">
            <text:p>0.7433111662</text:p>
          </table:table-cell>
          <table:table-cell office:value-type="float" office:value="-9.7812992477" calcext:value-type="float">
            <text:p>-9.781299247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3" calcext:value-type="float">
            <text:p>483</text:p>
          </table:table-cell>
          <table:table-cell table:formula="of:=[.H484]/[.I484]" office:value-type="float" office:value="-0.0759930912424323" calcext:value-type="float">
            <text:p>-0.0759930912</text:p>
          </table:table-cell>
          <table:table-cell table:formula="of:=[.D484]/[.L484]" office:value-type="float" office:value="-0.666175690083425" calcext:value-type="float">
            <text:p>-0.666175690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-3.6064872742" calcext:value-type="float">
            <text:p>-3.60648727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475" calcext:value-type="float">
            <text:p>0.05062475</text:p>
          </table:table-cell>
          <table:table-cell office:value-type="float" office:value="0.04861407" calcext:value-type="float">
            <text:p>0.0486140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2036499" calcext:value-type="float">
            <text:p>0.7372036499</text:p>
          </table:table-cell>
          <table:table-cell office:value-type="float" office:value="-9.7810432434" calcext:value-type="float">
            <text:p>-9.781043243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4" calcext:value-type="float">
            <text:p>484</text:p>
          </table:table-cell>
          <table:table-cell table:formula="of:=[.H485]/[.I485]" office:value-type="float" office:value="-0.0753706564376399" calcext:value-type="float">
            <text:p>-0.0753706564</text:p>
          </table:table-cell>
          <table:table-cell table:formula="of:=[.D485]/[.L485]" office:value-type="float" office:value="-0.671677180387647" calcext:value-type="float">
            <text:p>-0.6716771804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-3.6063244343" calcext:value-type="float">
            <text:p>-3.60632443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7132" calcext:value-type="float">
            <text:p>0.05027132</text:p>
          </table:table-cell>
          <table:table-cell office:value-type="float" office:value="0.04856847" calcext:value-type="float">
            <text:p>0.048568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7551285" calcext:value-type="float">
            <text:p>0.7367551285</text:p>
          </table:table-cell>
          <table:table-cell office:value-type="float" office:value="-9.7842705917" calcext:value-type="float">
            <text:p>-9.784270591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5" calcext:value-type="float">
            <text:p>485</text:p>
          </table:table-cell>
          <table:table-cell table:formula="of:=[.H486]/[.I486]" office:value-type="float" office:value="-0.0752999543088056" calcext:value-type="float">
            <text:p>-0.0752999543</text:p>
          </table:table-cell>
          <table:table-cell table:formula="of:=[.D486]/[.L486]" office:value-type="float" office:value="-0.667614216521793" calcext:value-type="float">
            <text:p>-0.6676142165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-3.6070768833" calcext:value-type="float">
            <text:p>-3.60707688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27132" calcext:value-type="float">
            <text:p>0.05027132</text:p>
          </table:table-cell>
          <table:table-cell office:value-type="float" office:value="0.0485821" calcext:value-type="float">
            <text:p>0.04858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8455362" calcext:value-type="float">
            <text:p>0.7368455362</text:p>
          </table:table-cell>
          <table:table-cell office:value-type="float" office:value="-9.7827261353" calcext:value-type="float">
            <text:p>-9.78272613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6" calcext:value-type="float">
            <text:p>486</text:p>
          </table:table-cell>
          <table:table-cell table:formula="of:=[.H487]/[.I487]" office:value-type="float" office:value="-0.0753210839196618" calcext:value-type="float">
            <text:p>-0.0753210839</text:p>
          </table:table-cell>
          <table:table-cell table:formula="of:=[.D487]/[.L487]" office:value-type="float" office:value="-0.667426932591941" calcext:value-type="float">
            <text:p>-0.6674269326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-3.6020786762" calcext:value-type="float">
            <text:p>-3.60207867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9678" calcext:value-type="float">
            <text:p>0.05019678</text:p>
          </table:table-cell>
          <table:table-cell office:value-type="float" office:value="0.04848503" calcext:value-type="float">
            <text:p>0.048485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3123069" calcext:value-type="float">
            <text:p>0.7353123069</text:p>
          </table:table-cell>
          <table:table-cell office:value-type="float" office:value="-9.7819141769" calcext:value-type="float">
            <text:p>-9.781914176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7" calcext:value-type="float">
            <text:p>487</text:p>
          </table:table-cell>
          <table:table-cell table:formula="of:=[.H488]/[.I488]" office:value-type="float" office:value="-0.0751705947938534" calcext:value-type="float">
            <text:p>-0.0751705948</text:p>
          </table:table-cell>
          <table:table-cell table:formula="of:=[.D488]/[.L488]" office:value-type="float" office:value="-0.66777148880701" calcext:value-type="float">
            <text:p>-0.6677714888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3.6064400673" calcext:value-type="float">
            <text:p>-3.60644006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585" calcext:value-type="float">
            <text:p>0.05004585</text:p>
          </table:table-cell>
          <table:table-cell office:value-type="float" office:value="0.04868187" calcext:value-type="float">
            <text:p>0.0486818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292731" calcext:value-type="float">
            <text:p>0.738292731</text:p>
          </table:table-cell>
          <table:table-cell office:value-type="float" office:value="-9.7818512154" calcext:value-type="float">
            <text:p>-9.781851215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8" calcext:value-type="float">
            <text:p>488</text:p>
          </table:table-cell>
          <table:table-cell table:formula="of:=[.H489]/[.I489]" office:value-type="float" office:value="-0.0754757678012597" calcext:value-type="float">
            <text:p>-0.0754757678</text:p>
          </table:table-cell>
          <table:table-cell table:formula="of:=[.D489]/[.L489]" office:value-type="float" office:value="-0.663071757438481" calcext:value-type="float">
            <text:p>-0.6630717574</text:p>
          </table:table-cell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-3.6025011539" calcext:value-type="float">
            <text:p>-3.60250115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25" calcext:value-type="float">
            <text:p>0.0500425</text:p>
          </table:table-cell>
          <table:table-cell office:value-type="float" office:value="0.04835743" calcext:value-type="float">
            <text:p>0.048357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33944118" calcext:value-type="float">
            <text:p>0.7333944118</text:p>
          </table:table-cell>
          <table:table-cell office:value-type="float" office:value="-9.7821450233" calcext:value-type="float">
            <text:p>-9.782145023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89" calcext:value-type="float">
            <text:p>489</text:p>
          </table:table-cell>
          <table:table-cell table:formula="of:=[.H490]/[.I490]" office:value-type="float" office:value="-0.0749727600698144" calcext:value-type="float">
            <text:p>-0.0749727601</text:p>
          </table:table-cell>
          <table:table-cell table:formula="of:=[.D490]/[.L490]" office:value-type="float" office:value="-0.667475759908006" calcext:value-type="float">
            <text:p>-0.6674757599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-3.6033992767" calcext:value-type="float">
            <text:p>-3.60339927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425" calcext:value-type="float">
            <text:p>0.0500425</text:p>
          </table:table-cell>
          <table:table-cell office:value-type="float" office:value="0.04821871" calcext:value-type="float">
            <text:p>0.0482187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4582658" calcext:value-type="float">
            <text:p>0.7314582658</text:p>
          </table:table-cell>
          <table:table-cell office:value-type="float" office:value="-9.7843877602" calcext:value-type="float">
            <text:p>-9.784387760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0" calcext:value-type="float">
            <text:p>490</text:p>
          </table:table-cell>
          <table:table-cell table:formula="of:=[.H491]/[.I491]" office:value-type="float" office:value="-0.0747576939637814" calcext:value-type="float">
            <text:p>-0.074757694</text:p>
          </table:table-cell>
          <table:table-cell table:formula="of:=[.D491]/[.L491]" office:value-type="float" office:value="-0.669395982495723" calcext:value-type="float">
            <text:p>-0.6693959825</text:p>
          </table:table-cell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-3.6032617092" calcext:value-type="float">
            <text:p>-3.60326170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4995795" calcext:value-type="float">
            <text:p>0.04995795</text:p>
          </table:table-cell>
          <table:table-cell office:value-type="float" office:value="0.04850002" calcext:value-type="float">
            <text:p>0.0485000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929209" calcext:value-type="float">
            <text:p>0.735929209</text:p>
          </table:table-cell>
          <table:table-cell office:value-type="float" office:value="-9.7870950699" calcext:value-type="float">
            <text:p>-9.78709506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1" calcext:value-type="float">
            <text:p>491</text:p>
          </table:table-cell>
          <table:table-cell table:formula="of:=[.H492]/[.I492]" office:value-type="float" office:value="-0.0751938347123381" calcext:value-type="float">
            <text:p>-0.0751938347</text:p>
          </table:table-cell>
          <table:table-cell table:formula="of:=[.D492]/[.L492]" office:value-type="float" office:value="-0.664388911552647" calcext:value-type="float">
            <text:p>-0.6643889116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-3.6032233238" calcext:value-type="float">
            <text:p>-3.60322332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1365" calcext:value-type="float">
            <text:p>0.05001365</text:p>
          </table:table-cell>
          <table:table-cell office:value-type="float" office:value="0.04865359" calcext:value-type="float">
            <text:p>0.048653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2409441" calcext:value-type="float">
            <text:p>0.7382409441</text:p>
          </table:table-cell>
          <table:table-cell office:value-type="float" office:value="-9.7868504715" calcext:value-type="float">
            <text:p>-9.786850471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2" calcext:value-type="float">
            <text:p>492</text:p>
          </table:table-cell>
          <table:table-cell table:formula="of:=[.H493]/[.I493]" office:value-type="float" office:value="-0.075431922276713" calcext:value-type="float">
            <text:p>-0.0754319223</text:p>
          </table:table-cell>
          <table:table-cell table:formula="of:=[.D493]/[.L493]" office:value-type="float" office:value="-0.663030299248253" calcext:value-type="float">
            <text:p>-0.6630302992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-3.602241993" calcext:value-type="float">
            <text:p>-3.6022419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.0489498" calcext:value-type="float">
            <text:p>0.04894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8087503" calcext:value-type="float">
            <text:p>0.7428087503</text:p>
          </table:table-cell>
          <table:table-cell office:value-type="float" office:value="-9.7878161812" calcext:value-type="float">
            <text:p>-9.78781618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3" calcext:value-type="float">
            <text:p>493</text:p>
          </table:table-cell>
          <table:table-cell table:formula="of:=[.H494]/[.I494]" office:value-type="float" office:value="-0.075891162701518" calcext:value-type="float">
            <text:p>-0.0758911627</text:p>
          </table:table-cell>
          <table:table-cell table:formula="of:=[.D494]/[.L494]" office:value-type="float" office:value="-0.658943653250943" calcext:value-type="float">
            <text:p>-0.6589436533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-3.6038174629" calcext:value-type="float">
            <text:p>-3.603817462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.04907452" calcext:value-type="float">
            <text:p>0.0490745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6872073" calcext:value-type="float">
            <text:p>0.7446872073</text:p>
          </table:table-cell>
          <table:table-cell office:value-type="float" office:value="-9.7876294136" calcext:value-type="float">
            <text:p>-9.787629413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4" calcext:value-type="float">
            <text:p>494</text:p>
          </table:table-cell>
          <table:table-cell table:formula="of:=[.H495]/[.I495]" office:value-type="float" office:value="-0.0760845324063098" calcext:value-type="float">
            <text:p>-0.0760845324</text:p>
          </table:table-cell>
          <table:table-cell table:formula="of:=[.D495]/[.L495]" office:value-type="float" office:value="-0.65726894045882" calcext:value-type="float">
            <text:p>-0.6572689405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-3.6025075912" calcext:value-type="float">
            <text:p>-3.60250759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2455" calcext:value-type="float">
            <text:p>0.05012455</text:p>
          </table:table-cell>
          <table:table-cell office:value-type="float" office:value="0.04887668" calcext:value-type="float">
            <text:p>0.048876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6744429" calcext:value-type="float">
            <text:p>0.7416744429</text:p>
          </table:table-cell>
          <table:table-cell office:value-type="float" office:value="-9.7874905968" calcext:value-type="float">
            <text:p>-9.78749059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5" calcext:value-type="float">
            <text:p>495</text:p>
          </table:table-cell>
          <table:table-cell table:formula="of:=[.H496]/[.I496]" office:value-type="float" office:value="-0.0757777936606641" calcext:value-type="float">
            <text:p>-0.0757777937</text:p>
          </table:table-cell>
          <table:table-cell table:formula="of:=[.D496]/[.L496]" office:value-type="float" office:value="-0.661467529979293" calcext:value-type="float">
            <text:p>-0.66146753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-3.6034016609" calcext:value-type="float">
            <text:p>-3.60340166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18865" calcext:value-type="float">
            <text:p>0.05018865</text:p>
          </table:table-cell>
          <table:table-cell office:value-type="float" office:value="0.0488103" calcext:value-type="float">
            <text:p>0.04881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5192977" calcext:value-type="float">
            <text:p>0.7405192977</text:p>
          </table:table-cell>
          <table:table-cell office:value-type="float" office:value="-9.7855351639" calcext:value-type="float">
            <text:p>-9.785535163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6" calcext:value-type="float">
            <text:p>496</text:p>
          </table:table-cell>
          <table:table-cell table:formula="of:=[.H497]/[.I497]" office:value-type="float" office:value="-0.0756748900593463" calcext:value-type="float">
            <text:p>-0.0756748901</text:p>
          </table:table-cell>
          <table:table-cell table:formula="of:=[.D497]/[.L497]" office:value-type="float" office:value="-0.663214045777149" calcext:value-type="float">
            <text:p>-0.6632140458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-3.6042685509" calcext:value-type="float">
            <text:p>-3.604268550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2899" calcext:value-type="float">
            <text:p>0.05032899</text:p>
          </table:table-cell>
          <table:table-cell office:value-type="float" office:value="0.04879311" calcext:value-type="float">
            <text:p>0.048793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4545349" calcext:value-type="float">
            <text:p>0.7404545349</text:p>
          </table:table-cell>
          <table:table-cell office:value-type="float" office:value="-9.7881268311" calcext:value-type="float">
            <text:p>-9.78812683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7" calcext:value-type="float">
            <text:p>497</text:p>
          </table:table-cell>
          <table:table-cell table:formula="of:=[.H498]/[.I498]" office:value-type="float" office:value="-0.0756482366521181" calcext:value-type="float">
            <text:p>-0.0756482367</text:p>
          </table:table-cell>
          <table:table-cell table:formula="of:=[.D498]/[.L498]" office:value-type="float" office:value="-0.665302883812703" calcext:value-type="float">
            <text:p>-0.6653028838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-3.604115963" calcext:value-type="float">
            <text:p>-3.6041159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32899" calcext:value-type="float">
            <text:p>0.05032899</text:p>
          </table:table-cell>
          <table:table-cell office:value-type="float" office:value="0.04878753" calcext:value-type="float">
            <text:p>0.0487875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3659385" calcext:value-type="float">
            <text:p>0.7403659385</text:p>
          </table:table-cell>
          <table:table-cell office:value-type="float" office:value="-9.7880759811" calcext:value-type="float">
            <text:p>-9.78807598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8" calcext:value-type="float">
            <text:p>498</text:p>
          </table:table-cell>
          <table:table-cell table:formula="of:=[.H499]/[.I499]" office:value-type="float" office:value="-0.0756395781897881" calcext:value-type="float">
            <text:p>-0.0756395782</text:p>
          </table:table-cell>
          <table:table-cell table:formula="of:=[.D499]/[.L499]" office:value-type="float" office:value="-0.665379041032183" calcext:value-type="float">
            <text:p>-0.665379041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-3.6058242321" calcext:value-type="float">
            <text:p>-3.605824232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44796" calcext:value-type="float">
            <text:p>0.05044796</text:p>
          </table:table-cell>
          <table:table-cell office:value-type="float" office:value="0.0488234" calcext:value-type="float">
            <text:p>0.048823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7999104" calcext:value-type="float">
            <text:p>0.7407999104</text:p>
          </table:table-cell>
          <table:table-cell office:value-type="float" office:value="-9.7866167641" calcext:value-type="float">
            <text:p>-9.78661676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499" calcext:value-type="float">
            <text:p>499</text:p>
          </table:table-cell>
          <table:table-cell table:formula="of:=[.H500]/[.I500]" office:value-type="float" office:value="-0.0756951997055262" calcext:value-type="float">
            <text:p>-0.0756951997</text:p>
          </table:table-cell>
          <table:table-cell table:formula="of:=[.D500]/[.L500]" office:value-type="float" office:value="-0.666461812588586" calcext:value-type="float">
            <text:p>-0.6664618126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-3.6043148041" calcext:value-type="float">
            <text:p>-3.60431480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0718" calcext:value-type="float">
            <text:p>0.05060718</text:p>
          </table:table-cell>
          <table:table-cell office:value-type="float" office:value="0.04880359" calcext:value-type="float">
            <text:p>0.048803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6056935" calcext:value-type="float">
            <text:p>0.7406056935</text:p>
          </table:table-cell>
          <table:table-cell office:value-type="float" office:value="-9.7880229759" calcext:value-type="float">
            <text:p>-9.788022975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0" calcext:value-type="float">
            <text:p>500</text:p>
          </table:table-cell>
          <table:table-cell table:formula="of:=[.H501]/[.I501]" office:value-type="float" office:value="-0.0756644825337572" calcext:value-type="float">
            <text:p>-0.0756644825</text:p>
          </table:table-cell>
          <table:table-cell table:formula="of:=[.D501]/[.L501]" office:value-type="float" office:value="-0.668836662927311" calcext:value-type="float">
            <text:p>-0.6688366629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-3.606828928" calcext:value-type="float">
            <text:p>-3.6068289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5826" calcext:value-type="float">
            <text:p>0.05075826</text:p>
          </table:table-cell>
          <table:table-cell office:value-type="float" office:value="0.04883341" calcext:value-type="float">
            <text:p>0.0488334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9847325" calcext:value-type="float">
            <text:p>0.7409847325</text:p>
          </table:table-cell>
          <table:table-cell office:value-type="float" office:value="-9.787052021" calcext:value-type="float">
            <text:p>-9.78705202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1" calcext:value-type="float">
            <text:p>501</text:p>
          </table:table-cell>
          <table:table-cell table:formula="of:=[.H502]/[.I502]" office:value-type="float" office:value="-0.0757107176819" calcext:value-type="float">
            <text:p>-0.0757107177</text:p>
          </table:table-cell>
          <table:table-cell table:formula="of:=[.D502]/[.L502]" office:value-type="float" office:value="-0.670423706895261" calcext:value-type="float">
            <text:p>-0.6704237069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-3.6067993641" calcext:value-type="float">
            <text:p>-3.60679936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708" calcext:value-type="float">
            <text:p>0.05090708</text:p>
          </table:table-cell>
          <table:table-cell office:value-type="float" office:value="0.04870814" calcext:value-type="float">
            <text:p>0.048708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91630977" calcext:value-type="float">
            <text:p>0.7391630977</text:p>
          </table:table-cell>
          <table:table-cell office:value-type="float" office:value="-9.7881020164" calcext:value-type="float">
            <text:p>-9.788102016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2" calcext:value-type="float">
            <text:p>502</text:p>
          </table:table-cell>
          <table:table-cell table:formula="of:=[.H503]/[.I503]" office:value-type="float" office:value="-0.0755164889435694" calcext:value-type="float">
            <text:p>-0.0755164889</text:p>
          </table:table-cell>
          <table:table-cell table:formula="of:=[.D503]/[.L503]" office:value-type="float" office:value="-0.67411873502277" calcext:value-type="float">
            <text:p>-0.674118735</text:p>
          </table:table-cell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-3.6082313061" calcext:value-type="float">
            <text:p>-3.60823130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708" calcext:value-type="float">
            <text:p>0.05090708</text:p>
          </table:table-cell>
          <table:table-cell office:value-type="float" office:value="0.04883709" calcext:value-type="float">
            <text:p>0.0488370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0911733" calcext:value-type="float">
            <text:p>0.7410911733</text:p>
          </table:table-cell>
          <table:table-cell office:value-type="float" office:value="-9.7877200508" calcext:value-type="float">
            <text:p>-9.78772005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3" calcext:value-type="float">
            <text:p>503</text:p>
          </table:table-cell>
          <table:table-cell table:formula="of:=[.H504]/[.I504]" office:value-type="float" office:value="-0.0757164252199292" calcext:value-type="float">
            <text:p>-0.0757164252</text:p>
          </table:table-cell>
          <table:table-cell table:formula="of:=[.D504]/[.L504]" office:value-type="float" office:value="-0.672338661685798" calcext:value-type="float">
            <text:p>-0.6723386617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3.6087801456" calcext:value-type="float">
            <text:p>-3.60878014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7072" calcext:value-type="float">
            <text:p>0.05107072</text:p>
          </table:table-cell>
          <table:table-cell office:value-type="float" office:value="0.04877444" calcext:value-type="float">
            <text:p>0.048774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0764459" calcext:value-type="float">
            <text:p>0.7400764459</text:p>
          </table:table-cell>
          <table:table-cell office:value-type="float" office:value="-9.7868749809" calcext:value-type="float">
            <text:p>-9.78687498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4" calcext:value-type="float">
            <text:p>504</text:p>
          </table:table-cell>
          <table:table-cell table:formula="of:=[.H505]/[.I505]" office:value-type="float" office:value="-0.0756192806533575" calcext:value-type="float">
            <text:p>-0.0756192807</text:p>
          </table:table-cell>
          <table:table-cell table:formula="of:=[.D505]/[.L505]" office:value-type="float" office:value="-0.67536638220761" calcext:value-type="float">
            <text:p>-0.6753663822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-3.6080276966" calcext:value-type="float">
            <text:p>-3.60802769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81" calcext:value-type="float">
            <text:p>0.05119481</text:p>
          </table:table-cell>
          <table:table-cell office:value-type="float" office:value="0.0489369" calcext:value-type="float">
            <text:p>0.04893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3454458" calcext:value-type="float">
            <text:p>0.7423454458</text:p>
          </table:table-cell>
          <table:table-cell office:value-type="float" office:value="-9.7842891884" calcext:value-type="float">
            <text:p>-9.784289188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5" calcext:value-type="float">
            <text:p>505</text:p>
          </table:table-cell>
          <table:table-cell table:formula="of:=[.H506]/[.I506]" office:value-type="float" office:value="-0.075871167696076" calcext:value-type="float">
            <text:p>-0.0758711677</text:p>
          </table:table-cell>
          <table:table-cell table:formula="of:=[.D506]/[.L506]" office:value-type="float" office:value="-0.674759748064979" calcext:value-type="float">
            <text:p>-0.6747597481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-3.6106200218" calcext:value-type="float">
            <text:p>-3.61062002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481" calcext:value-type="float">
            <text:p>0.05119481</text:p>
          </table:table-cell>
          <table:table-cell office:value-type="float" office:value="0.04902469" calcext:value-type="float">
            <text:p>0.0490246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8873792" calcext:value-type="float">
            <text:p>0.7438873792</text:p>
          </table:table-cell>
          <table:table-cell office:value-type="float" office:value="-9.7870564079" calcext:value-type="float">
            <text:p>-9.787056407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6" calcext:value-type="float">
            <text:p>506</text:p>
          </table:table-cell>
          <table:table-cell table:formula="of:=[.H507]/[.I507]" office:value-type="float" office:value="-0.0760072639000571" calcext:value-type="float">
            <text:p>-0.0760072639</text:p>
          </table:table-cell>
          <table:table-cell table:formula="of:=[.D507]/[.L507]" office:value-type="float" office:value="-0.673551544590747" calcext:value-type="float">
            <text:p>-0.6735515446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-3.6099510193" calcext:value-type="float">
            <text:p>-3.60995101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3118" calcext:value-type="float">
            <text:p>0.05143118</text:p>
          </table:table-cell>
          <table:table-cell office:value-type="float" office:value="0.0489067" calcext:value-type="float">
            <text:p>0.04890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8485749" calcext:value-type="float">
            <text:p>0.7418485749</text:p>
          </table:table-cell>
          <table:table-cell office:value-type="float" office:value="-9.7837777328" calcext:value-type="float">
            <text:p>-9.783777732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7" calcext:value-type="float">
            <text:p>507</text:p>
          </table:table-cell>
          <table:table-cell table:formula="of:=[.H508]/[.I508]" office:value-type="float" office:value="-0.0758243487495593" calcext:value-type="float">
            <text:p>-0.0758243487</text:p>
          </table:table-cell>
          <table:table-cell table:formula="of:=[.D508]/[.L508]" office:value-type="float" office:value="-0.678293725540226" calcext:value-type="float">
            <text:p>-0.6782937255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-3.6100845337" calcext:value-type="float">
            <text:p>-3.61008453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3118" calcext:value-type="float">
            <text:p>0.05143118</text:p>
          </table:table-cell>
          <table:table-cell office:value-type="float" office:value="0.04874198" calcext:value-type="float">
            <text:p>0.048741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9074772" calcext:value-type="float">
            <text:p>0.739074772</text:p>
          </table:table-cell>
          <table:table-cell office:value-type="float" office:value="-9.7801362801" calcext:value-type="float">
            <text:p>-9.78013628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8" calcext:value-type="float">
            <text:p>508</text:p>
          </table:table-cell>
          <table:table-cell table:formula="of:=[.H509]/[.I509]" office:value-type="float" office:value="-0.0755689645658438" calcext:value-type="float">
            <text:p>-0.0755689646</text:p>
          </table:table-cell>
          <table:table-cell table:formula="of:=[.D509]/[.L509]" office:value-type="float" office:value="-0.680586009024745" calcext:value-type="float">
            <text:p>-0.680586009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-3.6129949093" calcext:value-type="float">
            <text:p>-3.61299490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5666" calcext:value-type="float">
            <text:p>0.05155666</text:p>
          </table:table-cell>
          <table:table-cell office:value-type="float" office:value="0.04858456" calcext:value-type="float">
            <text:p>0.0485845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6156536" calcext:value-type="float">
            <text:p>0.7366156536</text:p>
          </table:table-cell>
          <table:table-cell office:value-type="float" office:value="-9.7791781235" calcext:value-type="float">
            <text:p>-9.779178123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09" calcext:value-type="float">
            <text:p>509</text:p>
          </table:table-cell>
          <table:table-cell table:formula="of:=[.H510]/[.I510]" office:value-type="float" office:value="-0.0753249040254073" calcext:value-type="float">
            <text:p>-0.075324904</text:p>
          </table:table-cell>
          <table:table-cell table:formula="of:=[.D510]/[.L510]" office:value-type="float" office:value="-0.684457028748551" calcext:value-type="float">
            <text:p>-0.6844570287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-3.6103520393" calcext:value-type="float">
            <text:p>-3.61035203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9046" calcext:value-type="float">
            <text:p>0.05159046</text:p>
          </table:table-cell>
          <table:table-cell office:value-type="float" office:value="0.04872416" calcext:value-type="float">
            <text:p>0.048724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9464039" calcext:value-type="float">
            <text:p>0.7389464039</text:p>
          </table:table-cell>
          <table:table-cell office:value-type="float" office:value="-9.7820137596" calcext:value-type="float">
            <text:p>-9.782013759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0" calcext:value-type="float">
            <text:p>510</text:p>
          </table:table-cell>
          <table:table-cell table:formula="of:=[.H511]/[.I511]" office:value-type="float" office:value="-0.0755413376079954" calcext:value-type="float">
            <text:p>-0.0755413376</text:p>
          </table:table-cell>
          <table:table-cell table:formula="of:=[.D511]/[.L511]" office:value-type="float" office:value="-0.6829434271831" calcext:value-type="float">
            <text:p>-0.6829434272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-3.6137490273" calcext:value-type="float">
            <text:p>-3.61374902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9046" calcext:value-type="float">
            <text:p>0.05159046</text:p>
          </table:table-cell>
          <table:table-cell office:value-type="float" office:value="0.0487122" calcext:value-type="float">
            <text:p>0.04871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7403995" calcext:value-type="float">
            <text:p>0.7387403995</text:p>
          </table:table-cell>
          <table:table-cell office:value-type="float" office:value="-9.7816879845" calcext:value-type="float">
            <text:p>-9.78168798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1" calcext:value-type="float">
            <text:p>511</text:p>
          </table:table-cell>
          <table:table-cell table:formula="of:=[.H512]/[.I512]" office:value-type="float" office:value="-0.0755227932715298" calcext:value-type="float">
            <text:p>-0.0755227933</text:p>
          </table:table-cell>
          <table:table-cell table:formula="of:=[.D512]/[.L512]" office:value-type="float" office:value="-0.683111121360607" calcext:value-type="float">
            <text:p>-0.6831111214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-3.6115860939" calcext:value-type="float">
            <text:p>-3.61158609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5866" calcext:value-type="float">
            <text:p>0.05165866</text:p>
          </table:table-cell>
          <table:table-cell office:value-type="float" office:value="0.04859476" calcext:value-type="float">
            <text:p>0.048594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1547669" calcext:value-type="float">
            <text:p>0.7371547669</text:p>
          </table:table-cell>
          <table:table-cell office:value-type="float" office:value="-9.7842814445" calcext:value-type="float">
            <text:p>-9.78428144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2" calcext:value-type="float">
            <text:p>512</text:p>
          </table:table-cell>
          <table:table-cell table:formula="of:=[.H513]/[.I513]" office:value-type="float" office:value="-0.0753407157266898" calcext:value-type="float">
            <text:p>-0.0753407157</text:p>
          </table:table-cell>
          <table:table-cell table:formula="of:=[.D513]/[.L513]" office:value-type="float" office:value="-0.685667231877646" calcext:value-type="float">
            <text:p>-0.6856672319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-3.6129183769" calcext:value-type="float">
            <text:p>-3.612918376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5866" calcext:value-type="float">
            <text:p>0.05165866</text:p>
          </table:table-cell>
          <table:table-cell office:value-type="float" office:value="0.04870106" calcext:value-type="float">
            <text:p>0.0487010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7831432" calcext:value-type="float">
            <text:p>0.7387831432</text:p>
          </table:table-cell>
          <table:table-cell office:value-type="float" office:value="-9.7844921303" calcext:value-type="float">
            <text:p>-9.784492130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3" calcext:value-type="float">
            <text:p>513</text:p>
          </table:table-cell>
          <table:table-cell table:formula="of:=[.H514]/[.I514]" office:value-type="float" office:value="-0.0755055176458452" calcext:value-type="float">
            <text:p>-0.0755055176</text:p>
          </table:table-cell>
          <table:table-cell table:formula="of:=[.D514]/[.L514]" office:value-type="float" office:value="-0.684170662100515" calcext:value-type="float">
            <text:p>-0.6841706621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-3.6129500866" calcext:value-type="float">
            <text:p>-3.612950086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9567" calcext:value-type="float">
            <text:p>0.05169567</text:p>
          </table:table-cell>
          <table:table-cell office:value-type="float" office:value="0.04860719" calcext:value-type="float">
            <text:p>0.0486071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430827" calcext:value-type="float">
            <text:p>0.737430827</text:p>
          </table:table-cell>
          <table:table-cell office:value-type="float" office:value="-9.785442276" calcext:value-type="float">
            <text:p>-9.7854422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4" calcext:value-type="float">
            <text:p>514</text:p>
          </table:table-cell>
          <table:table-cell table:formula="of:=[.H515]/[.I515]" office:value-type="float" office:value="-0.0753599894824008" calcext:value-type="float">
            <text:p>-0.0753599895</text:p>
          </table:table-cell>
          <table:table-cell table:formula="of:=[.D515]/[.L515]" office:value-type="float" office:value="-0.685982977904645" calcext:value-type="float">
            <text:p>-0.6859829779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-3.612680912" calcext:value-type="float">
            <text:p>-3.6126809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4269" calcext:value-type="float">
            <text:p>0.05164269</text:p>
          </table:table-cell>
          <table:table-cell office:value-type="float" office:value="0.04885004" calcext:value-type="float">
            <text:p>0.048850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1752182" calcext:value-type="float">
            <text:p>0.7411752182</text:p>
          </table:table-cell>
          <table:table-cell office:value-type="float" office:value="-9.7862357712" calcext:value-type="float">
            <text:p>-9.78623577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5" calcext:value-type="float">
            <text:p>515</text:p>
          </table:table-cell>
          <table:table-cell table:formula="of:=[.H516]/[.I516]" office:value-type="float" office:value="-0.0757364972118505" calcext:value-type="float">
            <text:p>-0.0757364972</text:p>
          </table:table-cell>
          <table:table-cell table:formula="of:=[.D516]/[.L516]" office:value-type="float" office:value="-0.681873230228021" calcext:value-type="float">
            <text:p>-0.6818732302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-3.6133728027" calcext:value-type="float">
            <text:p>-3.613372802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64269" calcext:value-type="float">
            <text:p>0.05164269</text:p>
          </table:table-cell>
          <table:table-cell office:value-type="float" office:value="0.0486744" calcext:value-type="float">
            <text:p>0.04867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83522302" calcext:value-type="float">
            <text:p>0.7383522302</text:p>
          </table:table-cell>
          <table:table-cell office:value-type="float" office:value="-9.7841419029" calcext:value-type="float">
            <text:p>-9.784141902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6" calcext:value-type="float">
            <text:p>516</text:p>
          </table:table-cell>
          <table:table-cell table:formula="of:=[.H517]/[.I517]" office:value-type="float" office:value="-0.0754641784151918" calcext:value-type="float">
            <text:p>-0.0754641784</text:p>
          </table:table-cell>
          <table:table-cell table:formula="of:=[.D517]/[.L517]" office:value-type="float" office:value="-0.684333826784281" calcext:value-type="float">
            <text:p>-0.6843338268</text:p>
          </table:table-cell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-3.612146616" calcext:value-type="float">
            <text:p>-3.6121466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73" calcext:value-type="float">
            <text:p>0.05154173</text:p>
          </table:table-cell>
          <table:table-cell office:value-type="float" office:value="0.0488131" calcext:value-type="float">
            <text:p>0.04881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4165787" calcext:value-type="float">
            <text:p>0.7404165787</text:p>
          </table:table-cell>
          <table:table-cell office:value-type="float" office:value="-9.7836167908" calcext:value-type="float">
            <text:p>-9.78361679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7" calcext:value-type="float">
            <text:p>517</text:p>
          </table:table-cell>
          <table:table-cell table:formula="of:=[.H518]/[.I518]" office:value-type="float" office:value="-0.0756792293210266" calcext:value-type="float">
            <text:p>-0.0756792293</text:p>
          </table:table-cell>
          <table:table-cell table:formula="of:=[.D518]/[.L518]" office:value-type="float" office:value="-0.681055164837411" calcext:value-type="float">
            <text:p>-0.6810551648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-3.6131250858" calcext:value-type="float">
            <text:p>-3.61312508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4173" calcext:value-type="float">
            <text:p>0.05154173</text:p>
          </table:table-cell>
          <table:table-cell office:value-type="float" office:value="0.04900768" calcext:value-type="float">
            <text:p>0.049007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502081" calcext:value-type="float">
            <text:p>0.743502081</text:p>
          </table:table-cell>
          <table:table-cell office:value-type="float" office:value="-9.7853821182" calcext:value-type="float">
            <text:p>-9.785382118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8" calcext:value-type="float">
            <text:p>518</text:p>
          </table:table-cell>
          <table:table-cell table:formula="of:=[.H519]/[.I519]" office:value-type="float" office:value="-0.0759808939517188" calcext:value-type="float">
            <text:p>-0.075980894</text:p>
          </table:table-cell>
          <table:table-cell table:formula="of:=[.D519]/[.L519]" office:value-type="float" office:value="-0.67835119224514" calcext:value-type="float">
            <text:p>-0.6783511922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-3.6112234592" calcext:value-type="float">
            <text:p>-3.61122345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857" calcext:value-type="float">
            <text:p>0.0514857</text:p>
          </table:table-cell>
          <table:table-cell office:value-type="float" office:value="0.04901388" calcext:value-type="float">
            <text:p>0.0490138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5961729" calcext:value-type="float">
            <text:p>0.7435961729</text:p>
          </table:table-cell>
          <table:table-cell office:value-type="float" office:value="-9.7853813362" calcext:value-type="float">
            <text:p>-9.785381336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19" calcext:value-type="float">
            <text:p>519</text:p>
          </table:table-cell>
          <table:table-cell table:formula="of:=[.H520]/[.I520]" office:value-type="float" office:value="-0.0759905155815587" calcext:value-type="float">
            <text:p>-0.0759905156</text:p>
          </table:table-cell>
          <table:table-cell table:formula="of:=[.D520]/[.L520]" office:value-type="float" office:value="-0.677527973142144" calcext:value-type="float">
            <text:p>-0.6775279731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-3.6127576828" calcext:value-type="float">
            <text:p>-3.612757682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8861" calcext:value-type="float">
            <text:p>0.05138861</text:p>
          </table:table-cell>
          <table:table-cell office:value-type="float" office:value="0.04896127" calcext:value-type="float">
            <text:p>0.0489612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6240069" calcext:value-type="float">
            <text:p>0.7426240069</text:p>
          </table:table-cell>
          <table:table-cell office:value-type="float" office:value="-9.7830893326" calcext:value-type="float">
            <text:p>-9.783089332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0" calcext:value-type="float">
            <text:p>520</text:p>
          </table:table-cell>
          <table:table-cell table:formula="of:=[.H521]/[.I521]" office:value-type="float" office:value="-0.0759089467194548" calcext:value-type="float">
            <text:p>-0.0759089467</text:p>
          </table:table-cell>
          <table:table-cell table:formula="of:=[.D521]/[.L521]" office:value-type="float" office:value="-0.676976986519424" calcext:value-type="float">
            <text:p>-0.6769769865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3.6110310555" calcext:value-type="float">
            <text:p>-3.61103105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8861" calcext:value-type="float">
            <text:p>0.05138861</text:p>
          </table:table-cell>
          <table:table-cell office:value-type="float" office:value="0.04893976" calcext:value-type="float">
            <text:p>0.048939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3278505" calcext:value-type="float">
            <text:p>0.7423278505</text:p>
          </table:table-cell>
          <table:table-cell office:value-type="float" office:value="-9.7834865952" calcext:value-type="float">
            <text:p>-9.78348659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1" calcext:value-type="float">
            <text:p>521</text:p>
          </table:table-cell>
          <table:table-cell table:formula="of:=[.H522]/[.I522]" office:value-type="float" office:value="-0.07587559335587" calcext:value-type="float">
            <text:p>-0.0758755934</text:p>
          </table:table-cell>
          <table:table-cell table:formula="of:=[.D522]/[.L522]" office:value-type="float" office:value="-0.677274571797789" calcext:value-type="float">
            <text:p>-0.6772745718</text:p>
          </table:table-cell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-3.6111123562" calcext:value-type="float">
            <text:p>-3.61111235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304" calcext:value-type="float">
            <text:p>0.05129304</text:p>
          </table:table-cell>
          <table:table-cell office:value-type="float" office:value="0.04888168" calcext:value-type="float">
            <text:p>0.0488816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4489943" calcext:value-type="float">
            <text:p>0.7414489943</text:p>
          </table:table-cell>
          <table:table-cell office:value-type="float" office:value="-9.7835131264" calcext:value-type="float">
            <text:p>-9.783513126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2" calcext:value-type="float">
            <text:p>522</text:p>
          </table:table-cell>
          <table:table-cell table:formula="of:=[.H523]/[.I523]" office:value-type="float" office:value="-0.0757855572656474" calcext:value-type="float">
            <text:p>-0.0757855573</text:p>
          </table:table-cell>
          <table:table-cell table:formula="of:=[.D523]/[.L523]" office:value-type="float" office:value="-0.676818141221883" calcext:value-type="float">
            <text:p>-0.6768181412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-3.6113512516" calcext:value-type="float">
            <text:p>-3.61135125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608" calcext:value-type="float">
            <text:p>0.05119608</text:p>
          </table:table-cell>
          <table:table-cell office:value-type="float" office:value="0.04907033" calcext:value-type="float">
            <text:p>0.0490703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3280691" calcext:value-type="float">
            <text:p>0.7443280691</text:p>
          </table:table-cell>
          <table:table-cell office:value-type="float" office:value="-9.7837451935" calcext:value-type="float">
            <text:p>-9.783745193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3" calcext:value-type="float">
            <text:p>523</text:p>
          </table:table-cell>
          <table:table-cell table:formula="of:=[.H524]/[.I524]" office:value-type="float" office:value="-0.0760780308950102" calcext:value-type="float">
            <text:p>-0.0760780309</text:p>
          </table:table-cell>
          <table:table-cell table:formula="of:=[.D524]/[.L524]" office:value-type="float" office:value="-0.672941707319581" calcext:value-type="float">
            <text:p>-0.6729417073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-3.6099450588" calcext:value-type="float">
            <text:p>-3.609945058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608" calcext:value-type="float">
            <text:p>0.05119608</text:p>
          </table:table-cell>
          <table:table-cell office:value-type="float" office:value="0.0489285" calcext:value-type="float">
            <text:p>0.048928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1655291" calcext:value-type="float">
            <text:p>0.7421655291</text:p>
          </table:table-cell>
          <table:table-cell office:value-type="float" office:value="-9.7835972404" calcext:value-type="float">
            <text:p>-9.783597240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4" calcext:value-type="float">
            <text:p>524</text:p>
          </table:table-cell>
          <table:table-cell table:formula="of:=[.H525]/[.I525]" office:value-type="float" office:value="-0.0758581440817423" calcext:value-type="float">
            <text:p>-0.0758581441</text:p>
          </table:table-cell>
          <table:table-cell table:formula="of:=[.D525]/[.L525]" office:value-type="float" office:value="-0.674892335156957" calcext:value-type="float">
            <text:p>-0.6748923352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-3.6099734306" calcext:value-type="float">
            <text:p>-3.60997343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17" calcext:value-type="float">
            <text:p>0.05100917</text:p>
          </table:table-cell>
          <table:table-cell office:value-type="float" office:value="0.0488843" calcext:value-type="float">
            <text:p>0.04888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4274126" calcext:value-type="float">
            <text:p>0.7414274126</text:p>
          </table:table-cell>
          <table:table-cell office:value-type="float" office:value="-9.7827049446" calcext:value-type="float">
            <text:p>-9.782704944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5" calcext:value-type="float">
            <text:p>525</text:p>
          </table:table-cell>
          <table:table-cell table:formula="of:=[.H526]/[.I526]" office:value-type="float" office:value="-0.0757896120550241" calcext:value-type="float">
            <text:p>-0.0757896121</text:p>
          </table:table-cell>
          <table:table-cell table:formula="of:=[.D526]/[.L526]" office:value-type="float" office:value="-0.673036430942103" calcext:value-type="float">
            <text:p>-0.6730364309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-3.6102020741" calcext:value-type="float">
            <text:p>-3.61020207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17" calcext:value-type="float">
            <text:p>0.05100917</text:p>
          </table:table-cell>
          <table:table-cell office:value-type="float" office:value="0.04881373" calcext:value-type="float">
            <text:p>0.0488137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2608353" calcext:value-type="float">
            <text:p>0.7402608353</text:p>
          </table:table-cell>
          <table:table-cell office:value-type="float" office:value="-9.7814327812" calcext:value-type="float">
            <text:p>-9.78143278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6" calcext:value-type="float">
            <text:p>526</text:p>
          </table:table-cell>
          <table:table-cell table:formula="of:=[.H527]/[.I527]" office:value-type="float" office:value="-0.0756802047163058" calcext:value-type="float">
            <text:p>-0.0756802047</text:p>
          </table:table-cell>
          <table:table-cell table:formula="of:=[.D527]/[.L527]" office:value-type="float" office:value="-0.674009408288635" calcext:value-type="float">
            <text:p>-0.6740094083</text:p>
          </table:table-cell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-3.6076903343" calcext:value-type="float">
            <text:p>-3.607690334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579" calcext:value-type="float">
            <text:p>0.05090579</text:p>
          </table:table-cell>
          <table:table-cell office:value-type="float" office:value="0.04886537" calcext:value-type="float">
            <text:p>0.048865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9506005" calcext:value-type="float">
            <text:p>0.7409506005</text:p>
          </table:table-cell>
          <table:table-cell office:value-type="float" office:value="-9.7802006531" calcext:value-type="float">
            <text:p>-9.780200653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7" calcext:value-type="float">
            <text:p>527</text:p>
          </table:table-cell>
          <table:table-cell table:formula="of:=[.H528]/[.I528]" office:value-type="float" office:value="-0.0757602657431311" calcext:value-type="float">
            <text:p>-0.0757602657</text:p>
          </table:table-cell>
          <table:table-cell table:formula="of:=[.D528]/[.L528]" office:value-type="float" office:value="-0.671932569146452" calcext:value-type="float">
            <text:p>-0.6719325691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-3.6099090576" calcext:value-type="float">
            <text:p>-3.60990905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4194" calcext:value-type="float">
            <text:p>0.05084194</text:p>
          </table:table-cell>
          <table:table-cell office:value-type="float" office:value="0.04908239" calcext:value-type="float">
            <text:p>0.0490823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2653918" calcext:value-type="float">
            <text:p>0.7442653918</text:p>
          </table:table-cell>
          <table:table-cell office:value-type="float" office:value="-9.7805183411" calcext:value-type="float">
            <text:p>-9.78051834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8" calcext:value-type="float">
            <text:p>528</text:p>
          </table:table-cell>
          <table:table-cell table:formula="of:=[.H529]/[.I529]" office:value-type="float" office:value="-0.0760967226729104" calcext:value-type="float">
            <text:p>-0.0760967227</text:p>
          </table:table-cell>
          <table:table-cell table:formula="of:=[.D529]/[.L529]" office:value-type="float" office:value="-0.668122597323093" calcext:value-type="float">
            <text:p>-0.6681225973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-3.6070940495" calcext:value-type="float">
            <text:p>-3.607094049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4194" calcext:value-type="float">
            <text:p>0.05084194</text:p>
          </table:table-cell>
          <table:table-cell office:value-type="float" office:value="0.0492461" calcext:value-type="float">
            <text:p>0.049246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8103397" calcext:value-type="float">
            <text:p>0.7468103397</text:p>
          </table:table-cell>
          <table:table-cell office:value-type="float" office:value="-9.7813357925" calcext:value-type="float">
            <text:p>-9.781335792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29" calcext:value-type="float">
            <text:p>529</text:p>
          </table:table-cell>
          <table:table-cell table:formula="of:=[.H530]/[.I530]" office:value-type="float" office:value="-0.0763505471586641" calcext:value-type="float">
            <text:p>-0.0763505472</text:p>
          </table:table-cell>
          <table:table-cell table:formula="of:=[.D530]/[.L530]" office:value-type="float" office:value="-0.665901449197808" calcext:value-type="float">
            <text:p>-0.6659014492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-3.6084399223" calcext:value-type="float">
            <text:p>-3.60843992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16304" calcext:value-type="float">
            <text:p>0.0491630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55973554" calcext:value-type="float">
            <text:p>0.7455973554</text:p>
          </table:table-cell>
          <table:table-cell office:value-type="float" office:value="-9.7819476891" calcext:value-type="float">
            <text:p>-9.78194768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0" calcext:value-type="float">
            <text:p>530</text:p>
          </table:table-cell>
          <table:table-cell table:formula="of:=[.H531]/[.I531]" office:value-type="float" office:value="-0.0762217688232802" calcext:value-type="float">
            <text:p>-0.0762217688</text:p>
          </table:table-cell>
          <table:table-cell table:formula="of:=[.D531]/[.L531]" office:value-type="float" office:value="-0.66533682939815" calcext:value-type="float">
            <text:p>-0.6653368294</text:p>
          </table:table-cell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-3.6077375412" calcext:value-type="float">
            <text:p>-3.60773754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35243" calcext:value-type="float">
            <text:p>0.049352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84071374" calcext:value-type="float">
            <text:p>0.7484071374</text:p>
          </table:table-cell>
          <table:table-cell office:value-type="float" office:value="-9.781130867" calcext:value-type="float">
            <text:p>-9.7811308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1" calcext:value-type="float">
            <text:p>531</text:p>
          </table:table-cell>
          <table:table-cell table:formula="of:=[.H532]/[.I532]" office:value-type="float" office:value="-0.0765153996584391" calcext:value-type="float">
            <text:p>-0.0765153997</text:p>
          </table:table-cell>
          <table:table-cell table:formula="of:=[.D532]/[.L532]" office:value-type="float" office:value="-0.662783573324859" calcext:value-type="float">
            <text:p>-0.6627835733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3.6065409184" calcext:value-type="float">
            <text:p>-3.606540918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1315" calcext:value-type="float">
            <text:p>0.05071315</text:p>
          </table:table-cell>
          <table:table-cell office:value-type="float" office:value="0.04923276" calcext:value-type="float">
            <text:p>0.049232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5221202" calcext:value-type="float">
            <text:p>0.7465221202</text:p>
          </table:table-cell>
          <table:table-cell office:value-type="float" office:value="-9.7802105141" calcext:value-type="float">
            <text:p>-9.78021051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2" calcext:value-type="float">
            <text:p>532</text:p>
          </table:table-cell>
          <table:table-cell table:formula="of:=[.H533]/[.I533]" office:value-type="float" office:value="-0.0763298621357637" calcext:value-type="float">
            <text:p>-0.0763298621</text:p>
          </table:table-cell>
          <table:table-cell table:formula="of:=[.D533]/[.L533]" office:value-type="float" office:value="-0.664394623296965" calcext:value-type="float">
            <text:p>-0.6643946233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-3.6077444553" calcext:value-type="float">
            <text:p>-3.60774445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397" calcext:value-type="float">
            <text:p>0.0506397</text:p>
          </table:table-cell>
          <table:table-cell office:value-type="float" office:value="0.0492296" calcext:value-type="float">
            <text:p>0.049229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5326965" calcext:value-type="float">
            <text:p>0.7465326965</text:p>
          </table:table-cell>
          <table:table-cell office:value-type="float" office:value="-9.7809770393" calcext:value-type="float">
            <text:p>-9.78097703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3" calcext:value-type="float">
            <text:p>533</text:p>
          </table:table-cell>
          <table:table-cell table:formula="of:=[.H534]/[.I534]" office:value-type="float" office:value="-0.0763249615555204" calcext:value-type="float">
            <text:p>-0.0763249616</text:p>
          </table:table-cell>
          <table:table-cell table:formula="of:=[.D534]/[.L534]" office:value-type="float" office:value="-0.663474949321312" calcext:value-type="float">
            <text:p>-0.6634749493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-3.6068778038" calcext:value-type="float">
            <text:p>-3.60687780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397" calcext:value-type="float">
            <text:p>0.0506397</text:p>
          </table:table-cell>
          <table:table-cell office:value-type="float" office:value="0.04930328" calcext:value-type="float">
            <text:p>0.049303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78021592" calcext:value-type="float">
            <text:p>0.7478021592</text:p>
          </table:table-cell>
          <table:table-cell office:value-type="float" office:value="-9.78296772" calcext:value-type="float">
            <text:p>-9.7829677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4" calcext:value-type="float">
            <text:p>534</text:p>
          </table:table-cell>
          <table:table-cell table:formula="of:=[.H535]/[.I535]" office:value-type="float" office:value="-0.0764391931572273" calcext:value-type="float">
            <text:p>-0.0764391932</text:p>
          </table:table-cell>
          <table:table-cell table:formula="of:=[.D535]/[.L535]" office:value-type="float" office:value="-0.662483444793033" calcext:value-type="float">
            <text:p>-0.6624834448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-3.60653615" calcext:value-type="float">
            <text:p>-3.606536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0611" calcext:value-type="float">
            <text:p>0.05060611</text:p>
          </table:table-cell>
          <table:table-cell office:value-type="float" office:value="0.04944811" calcext:value-type="float">
            <text:p>0.049448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9586588" calcext:value-type="float">
            <text:p>0.7499586588</text:p>
          </table:table-cell>
          <table:table-cell office:value-type="float" office:value="-9.7824429893" calcext:value-type="float">
            <text:p>-9.782442989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5" calcext:value-type="float">
            <text:p>535</text:p>
          </table:table-cell>
          <table:table-cell table:formula="of:=[.H536]/[.I536]" office:value-type="float" office:value="-0.0766637392745659" calcext:value-type="float">
            <text:p>-0.0766637393</text:p>
          </table:table-cell>
          <table:table-cell table:formula="of:=[.D536]/[.L536]" office:value-type="float" office:value="-0.660104900685286" calcext:value-type="float">
            <text:p>-0.6601049007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3.6070001125" calcext:value-type="float">
            <text:p>-3.60700011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814" calcext:value-type="float">
            <text:p>0.05062814</text:p>
          </table:table-cell>
          <table:table-cell office:value-type="float" office:value="0.04961165" calcext:value-type="float">
            <text:p>0.049611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25607449" calcext:value-type="float">
            <text:p>0.7525607449</text:p>
          </table:table-cell>
          <table:table-cell office:value-type="float" office:value="-9.7840268898" calcext:value-type="float">
            <text:p>-9.78402688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6" calcext:value-type="float">
            <text:p>536</text:p>
          </table:table-cell>
          <table:table-cell table:formula="of:=[.H537]/[.I537]" office:value-type="float" office:value="-0.0769172809290371" calcext:value-type="float">
            <text:p>-0.0769172809</text:p>
          </table:table-cell>
          <table:table-cell table:formula="of:=[.D537]/[.L537]" office:value-type="float" office:value="-0.658215415164102" calcext:value-type="float">
            <text:p>-0.6582154152</text:p>
          </table:table-cell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-3.6062307358" calcext:value-type="float">
            <text:p>-3.60623073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2814" calcext:value-type="float">
            <text:p>0.05062814</text:p>
          </table:table-cell>
          <table:table-cell office:value-type="float" office:value="0.04968957" calcext:value-type="float">
            <text:p>0.049689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36360866" calcext:value-type="float">
            <text:p>0.7536360866</text:p>
          </table:table-cell>
          <table:table-cell office:value-type="float" office:value="-9.7826410866" calcext:value-type="float">
            <text:p>-9.782641086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7" calcext:value-type="float">
            <text:p>537</text:p>
          </table:table-cell>
          <table:table-cell table:formula="of:=[.H538]/[.I538]" office:value-type="float" office:value="-0.0770381004402084" calcext:value-type="float">
            <text:p>-0.0770381004</text:p>
          </table:table-cell>
          <table:table-cell table:formula="of:=[.D538]/[.L538]" office:value-type="float" office:value="-0.657183130304388" calcext:value-type="float">
            <text:p>-0.6571831303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-3.6071102619" calcext:value-type="float">
            <text:p>-3.60711026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7836" calcext:value-type="float">
            <text:p>0.05067836</text:p>
          </table:table-cell>
          <table:table-cell office:value-type="float" office:value="0.04946305" calcext:value-type="float">
            <text:p>0.0494630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02795351" calcext:value-type="float">
            <text:p>0.7502795351</text:p>
          </table:table-cell>
          <table:table-cell office:value-type="float" office:value="-9.7836732292" calcext:value-type="float">
            <text:p>-9.78367322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8" calcext:value-type="float">
            <text:p>538</text:p>
          </table:table-cell>
          <table:table-cell table:formula="of:=[.H539]/[.I539]" office:value-type="float" office:value="-0.0766868963755599" calcext:value-type="float">
            <text:p>-0.0766868964</text:p>
          </table:table-cell>
          <table:table-cell table:formula="of:=[.D539]/[.L539]" office:value-type="float" office:value="-0.660847711867385" calcext:value-type="float">
            <text:p>-0.6608477119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-3.6064579487" calcext:value-type="float">
            <text:p>-3.60645794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67836" calcext:value-type="float">
            <text:p>0.05067836</text:p>
          </table:table-cell>
          <table:table-cell office:value-type="float" office:value="0.04966278" calcext:value-type="float">
            <text:p>0.0496627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33562076" calcext:value-type="float">
            <text:p>0.7533562076</text:p>
          </table:table-cell>
          <table:table-cell office:value-type="float" office:value="-9.7842845154" calcext:value-type="float">
            <text:p>-9.784284515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39" calcext:value-type="float">
            <text:p>539</text:p>
          </table:table-cell>
          <table:table-cell table:formula="of:=[.H540]/[.I540]" office:value-type="float" office:value="-0.0769965556923711" calcext:value-type="float">
            <text:p>-0.0769965557</text:p>
          </table:table-cell>
          <table:table-cell table:formula="of:=[.D540]/[.L540]" office:value-type="float" office:value="-0.658189961152006" calcext:value-type="float">
            <text:p>-0.6581899612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-3.6075043678" calcext:value-type="float">
            <text:p>-3.607504367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53982" calcext:value-type="float">
            <text:p>0.0495398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1406334" calcext:value-type="float">
            <text:p>0.751406334</text:p>
          </table:table-cell>
          <table:table-cell office:value-type="float" office:value="-9.7831821251" calcext:value-type="float">
            <text:p>-9.78318212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0" calcext:value-type="float">
            <text:p>540</text:p>
          </table:table-cell>
          <table:table-cell table:formula="of:=[.H541]/[.I541]" office:value-type="float" office:value="-0.0768059231026857" calcext:value-type="float">
            <text:p>-0.0768059231</text:p>
          </table:table-cell>
          <table:table-cell table:formula="of:=[.D541]/[.L541]" office:value-type="float" office:value="-0.660993683158073" calcext:value-type="float">
            <text:p>-0.6609936832</text:p>
          </table:table-cell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-3.6066806316" calcext:value-type="float">
            <text:p>-3.60668063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08814" calcext:value-type="float">
            <text:p>0.049088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5066082" calcext:value-type="float">
            <text:p>0.7445066082</text:p>
          </table:table-cell>
          <table:table-cell office:value-type="float" office:value="-9.7825417328" calcext:value-type="float">
            <text:p>-9.782541732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1" calcext:value-type="float">
            <text:p>541</text:p>
          </table:table-cell>
          <table:table-cell table:formula="of:=[.H542]/[.I542]" office:value-type="float" office:value="-0.0761056408994132" calcext:value-type="float">
            <text:p>-0.0761056409</text:p>
          </table:table-cell>
          <table:table-cell table:formula="of:=[.D542]/[.L542]" office:value-type="float" office:value="-0.667075783082873" calcext:value-type="float">
            <text:p>-0.6670757831</text:p>
          </table:table-cell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-3.6083390713" calcext:value-type="float">
            <text:p>-3.60833907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76823" calcext:value-type="float">
            <text:p>0.05076823</text:p>
          </table:table-cell>
          <table:table-cell office:value-type="float" office:value="0.04905414" calcext:value-type="float">
            <text:p>0.049054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40143335" calcext:value-type="float">
            <text:p>0.7440143335</text:p>
          </table:table-cell>
          <table:table-cell office:value-type="float" office:value="-9.7828487587" calcext:value-type="float">
            <text:p>-9.782848758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2" calcext:value-type="float">
            <text:p>542</text:p>
          </table:table-cell>
          <table:table-cell table:formula="of:=[.H543]/[.I543]" office:value-type="float" office:value="-0.0760529322134659" calcext:value-type="float">
            <text:p>-0.0760529322</text:p>
          </table:table-cell>
          <table:table-cell table:formula="of:=[.D543]/[.L543]" office:value-type="float" office:value="-0.667538101719778" calcext:value-type="float">
            <text:p>-0.6675381017</text:p>
          </table:table-cell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-3.6069955826" calcext:value-type="float">
            <text:p>-3.60699558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894896" calcext:value-type="float">
            <text:p>0.0489489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494058" calcext:value-type="float">
            <text:p>0.742494058</text:p>
          </table:table-cell>
          <table:table-cell office:value-type="float" office:value="-9.7838365173" calcext:value-type="float">
            <text:p>-9.78383651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3" calcext:value-type="float">
            <text:p>543</text:p>
          </table:table-cell>
          <table:table-cell table:formula="of:=[.H544]/[.I544]" office:value-type="float" office:value="-0.0758898676083871" calcext:value-type="float">
            <text:p>-0.0758898676</text:p>
          </table:table-cell>
          <table:table-cell table:formula="of:=[.D544]/[.L544]" office:value-type="float" office:value="-0.670589126108526" calcext:value-type="float">
            <text:p>-0.6705891261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-3.6079046726" calcext:value-type="float">
            <text:p>-3.607904672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913003" calcext:value-type="float">
            <text:p>0.049130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52395791" calcext:value-type="float">
            <text:p>0.7452395791</text:p>
          </table:table-cell>
          <table:table-cell office:value-type="float" office:value="-9.7838236427" calcext:value-type="float">
            <text:p>-9.783823642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4" calcext:value-type="float">
            <text:p>544</text:p>
          </table:table-cell>
          <table:table-cell table:formula="of:=[.H545]/[.I545]" office:value-type="float" office:value="-0.0761705858890911" calcext:value-type="float">
            <text:p>-0.0761705859</text:p>
          </table:table-cell>
          <table:table-cell table:formula="of:=[.D545]/[.L545]" office:value-type="float" office:value="-0.668117743955655" calcext:value-type="float">
            <text:p>-0.668117744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-3.6088397503" calcext:value-type="float">
            <text:p>-3.608839750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092" calcext:value-type="float">
            <text:p>0.05089092</text:p>
          </table:table-cell>
          <table:table-cell office:value-type="float" office:value="0.04936794" calcext:value-type="float">
            <text:p>0.049367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86739439" calcext:value-type="float">
            <text:p>0.7486739439</text:p>
          </table:table-cell>
          <table:table-cell office:value-type="float" office:value="-9.7815445518" calcext:value-type="float">
            <text:p>-9.78154455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5" calcext:value-type="float">
            <text:p>545</text:p>
          </table:table-cell>
          <table:table-cell table:formula="of:=[.H546]/[.I546]" office:value-type="float" office:value="-0.0765394401605244" calcext:value-type="float">
            <text:p>-0.0765394402</text:p>
          </table:table-cell>
          <table:table-cell table:formula="of:=[.D546]/[.L546]" office:value-type="float" office:value="-0.66489799106536" calcext:value-type="float">
            <text:p>-0.6648979911</text:p>
          </table:table-cell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-3.6078341007" calcext:value-type="float">
            <text:p>-3.60783410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6" calcext:value-type="float">
            <text:p>0.0510276</text:p>
          </table:table-cell>
          <table:table-cell office:value-type="float" office:value="0.0493971" calcext:value-type="float">
            <text:p>0.049397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0423065" calcext:value-type="float">
            <text:p>0.7490423065</text:p>
          </table:table-cell>
          <table:table-cell office:value-type="float" office:value="-9.7805800819" calcext:value-type="float">
            <text:p>-9.78058008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6" calcext:value-type="float">
            <text:p>546</text:p>
          </table:table-cell>
          <table:table-cell table:formula="of:=[.H547]/[.I547]" office:value-type="float" office:value="-0.0765846504223387" calcext:value-type="float">
            <text:p>-0.0765846504</text:p>
          </table:table-cell>
          <table:table-cell table:formula="of:=[.D547]/[.L547]" office:value-type="float" office:value="-0.666290173273625" calcext:value-type="float">
            <text:p>-0.6662901733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-3.6085700989" calcext:value-type="float">
            <text:p>-3.60857009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6" calcext:value-type="float">
            <text:p>0.0510276</text:p>
          </table:table-cell>
          <table:table-cell office:value-type="float" office:value="0.04979419" calcext:value-type="float">
            <text:p>0.0497941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50843352" calcext:value-type="float">
            <text:p>0.7550843352</text:p>
          </table:table-cell>
          <table:table-cell office:value-type="float" office:value="-9.780847683" calcext:value-type="float">
            <text:p>-9.7808476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7" calcext:value-type="float">
            <text:p>547</text:p>
          </table:table-cell>
          <table:table-cell table:formula="of:=[.H548]/[.I548]" office:value-type="float" office:value="-0.0772002958917769" calcext:value-type="float">
            <text:p>-0.0772002959</text:p>
          </table:table-cell>
          <table:table-cell table:formula="of:=[.D548]/[.L548]" office:value-type="float" office:value="-0.660976741223026" calcext:value-type="float">
            <text:p>-0.6609767412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-3.6097722054" calcext:value-type="float">
            <text:p>-3.60977220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58629" calcext:value-type="float">
            <text:p>0.0495862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18003005" calcext:value-type="float">
            <text:p>0.7518003005</text:p>
          </table:table-cell>
          <table:table-cell office:value-type="float" office:value="-9.7791385078" calcext:value-type="float">
            <text:p>-9.779138507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8" calcext:value-type="float">
            <text:p>548</text:p>
          </table:table-cell>
          <table:table-cell table:formula="of:=[.H549]/[.I549]" office:value-type="float" office:value="-0.0768779683302728" calcext:value-type="float">
            <text:p>-0.0768779683</text:p>
          </table:table-cell>
          <table:table-cell table:formula="of:=[.D549]/[.L549]" office:value-type="float" office:value="-0.665392584000645" calcext:value-type="float">
            <text:p>-0.665392584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-3.6085577011" calcext:value-type="float">
            <text:p>-3.608557701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59532" calcext:value-type="float">
            <text:p>0.0495953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19407958" calcext:value-type="float">
            <text:p>0.7519407958</text:p>
          </table:table-cell>
          <table:table-cell office:value-type="float" office:value="-9.7791860199" calcext:value-type="float">
            <text:p>-9.77918601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49" calcext:value-type="float">
            <text:p>549</text:p>
          </table:table-cell>
          <table:table-cell table:formula="of:=[.H550]/[.I550]" office:value-type="float" office:value="-0.0768919615875851" calcext:value-type="float">
            <text:p>-0.0768919616</text:p>
          </table:table-cell>
          <table:table-cell table:formula="of:=[.D550]/[.L550]" office:value-type="float" office:value="-0.665271491893624" calcext:value-type="float">
            <text:p>-0.6652714919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-3.6109895706" calcext:value-type="float">
            <text:p>-3.61098957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403" calcext:value-type="float">
            <text:p>0.05115403</text:p>
          </table:table-cell>
          <table:table-cell office:value-type="float" office:value="0.04947762" calcext:value-type="float">
            <text:p>0.0494776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01183885" calcext:value-type="float">
            <text:p>0.7501183885</text:p>
          </table:table-cell>
          <table:table-cell office:value-type="float" office:value="-9.7786905861" calcext:value-type="float">
            <text:p>-9.778690586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0" calcext:value-type="float">
            <text:p>550</text:p>
          </table:table-cell>
          <table:table-cell table:formula="of:=[.H551]/[.I551]" office:value-type="float" office:value="-0.0767094921242586" calcext:value-type="float">
            <text:p>-0.0767094921</text:p>
          </table:table-cell>
          <table:table-cell table:formula="of:=[.D551]/[.L551]" office:value-type="float" office:value="-0.666853978346482" calcext:value-type="float">
            <text:p>-0.6668539783</text:p>
          </table:table-cell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-3.60902071" calcext:value-type="float">
            <text:p>-3.609020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516" calcext:value-type="float">
            <text:p>0.05125516</text:p>
          </table:table-cell>
          <table:table-cell office:value-type="float" office:value="0.04917117" calcext:value-type="float">
            <text:p>0.049171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55159563" calcext:value-type="float">
            <text:p>0.7455159563</text:p>
          </table:table-cell>
          <table:table-cell office:value-type="float" office:value="-9.7792636299" calcext:value-type="float">
            <text:p>-9.77926362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1" calcext:value-type="float">
            <text:p>551</text:p>
          </table:table-cell>
          <table:table-cell table:formula="of:=[.H552]/[.I552]" office:value-type="float" office:value="-0.0762343653381623" calcext:value-type="float">
            <text:p>-0.0762343653</text:p>
          </table:table-cell>
          <table:table-cell table:formula="of:=[.D552]/[.L552]" office:value-type="float" office:value="-0.672336678775262" calcext:value-type="float">
            <text:p>-0.6723366788</text:p>
          </table:table-cell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-3.6103527546" calcext:value-type="float">
            <text:p>-3.61035275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516" calcext:value-type="float">
            <text:p>0.05125516</text:p>
          </table:table-cell>
          <table:table-cell office:value-type="float" office:value="0.04940031" calcext:value-type="float">
            <text:p>0.049400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8991273" calcext:value-type="float">
            <text:p>0.748991273</text:p>
          </table:table-cell>
          <table:table-cell office:value-type="float" office:value="-9.7792785263" calcext:value-type="float">
            <text:p>-9.779278526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2" calcext:value-type="float">
            <text:p>552</text:p>
          </table:table-cell>
          <table:table-cell table:formula="of:=[.H553]/[.I553]" office:value-type="float" office:value="-0.0765896247852736" calcext:value-type="float">
            <text:p>-0.0765896248</text:p>
          </table:table-cell>
          <table:table-cell table:formula="of:=[.D553]/[.L553]" office:value-type="float" office:value="-0.669218058499422" calcext:value-type="float">
            <text:p>-0.6692180585</text:p>
          </table:table-cell>
        </table:table-row>
        <table:table-row table:style-name="ro1">
          <table:table-cell office:value-type="float" office:value="27.61" calcext:value-type="float">
            <text:p>27.61</text:p>
          </table:table-cell>
          <table:table-cell office:value-type="float" office:value="-3.6107549667" calcext:value-type="float">
            <text:p>-3.61075496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445" calcext:value-type="float">
            <text:p>0.05127445</text:p>
          </table:table-cell>
          <table:table-cell office:value-type="float" office:value="0.04948297" calcext:value-type="float">
            <text:p>0.0494829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0231927" calcext:value-type="float">
            <text:p>0.750231927</text:p>
          </table:table-cell>
          <table:table-cell office:value-type="float" office:value="-9.7791127968" calcext:value-type="float">
            <text:p>-9.77911279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3" calcext:value-type="float">
            <text:p>553</text:p>
          </table:table-cell>
          <table:table-cell table:formula="of:=[.H554]/[.I554]" office:value-type="float" office:value="-0.0767177905183277" calcext:value-type="float">
            <text:p>-0.0767177905</text:p>
          </table:table-cell>
          <table:table-cell table:formula="of:=[.D554]/[.L554]" office:value-type="float" office:value="-0.668351495182211" calcext:value-type="float">
            <text:p>-0.6683514952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-3.610152483" calcext:value-type="float">
            <text:p>-3.6101524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2294" calcext:value-type="float">
            <text:p>0.05132294</text:p>
          </table:table-cell>
          <table:table-cell office:value-type="float" office:value="0.04932189" calcext:value-type="float">
            <text:p>0.0493218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79439551" calcext:value-type="float">
            <text:p>0.7479439551</text:p>
          </table:table-cell>
          <table:table-cell office:value-type="float" office:value="-9.7811304092" calcext:value-type="float">
            <text:p>-9.78113040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4" calcext:value-type="float">
            <text:p>554</text:p>
          </table:table-cell>
          <table:table-cell table:formula="of:=[.H555]/[.I555]" office:value-type="float" office:value="-0.0764680485597548" calcext:value-type="float">
            <text:p>-0.0764680486</text:p>
          </table:table-cell>
          <table:table-cell table:formula="of:=[.D555]/[.L555]" office:value-type="float" office:value="-0.671168428731308" calcext:value-type="float">
            <text:p>-0.6711684287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-3.6108593941" calcext:value-type="float">
            <text:p>-3.61085939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2294" calcext:value-type="float">
            <text:p>0.05132294</text:p>
          </table:table-cell>
          <table:table-cell office:value-type="float" office:value="0.04936338" calcext:value-type="float">
            <text:p>0.049363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86376101" calcext:value-type="float">
            <text:p>0.7486376101</text:p>
          </table:table-cell>
          <table:table-cell office:value-type="float" office:value="-9.7819732094" calcext:value-type="float">
            <text:p>-9.781973209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5" calcext:value-type="float">
            <text:p>555</text:p>
          </table:table-cell>
          <table:table-cell table:formula="of:=[.H556]/[.I556]" office:value-type="float" office:value="-0.0765323717489428" calcext:value-type="float">
            <text:p>-0.0765323717</text:p>
          </table:table-cell>
          <table:table-cell table:formula="of:=[.D556]/[.L556]" office:value-type="float" office:value="-0.670604331567824" calcext:value-type="float">
            <text:p>-0.6706043316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-3.6109290123" calcext:value-type="float">
            <text:p>-3.61092901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821" calcext:value-type="float">
            <text:p>0.05134821</text:p>
          </table:table-cell>
          <table:table-cell office:value-type="float" office:value="0.04943347" calcext:value-type="float">
            <text:p>0.0494334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5848793" calcext:value-type="float">
            <text:p>0.7495848793</text:p>
          </table:table-cell>
          <table:table-cell office:value-type="float" office:value="-9.7804639053" calcext:value-type="float">
            <text:p>-9.78046390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6" calcext:value-type="float">
            <text:p>556</text:p>
          </table:table-cell>
          <table:table-cell table:formula="of:=[.H557]/[.I557]" office:value-type="float" office:value="-0.0766410352880913" calcext:value-type="float">
            <text:p>-0.0766410353</text:p>
          </table:table-cell>
          <table:table-cell table:formula="of:=[.D557]/[.L557]" office:value-type="float" office:value="-0.669983251230671" calcext:value-type="float">
            <text:p>-0.6699832512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-3.6107385159" calcext:value-type="float">
            <text:p>-3.610738515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821" calcext:value-type="float">
            <text:p>0.05134821</text:p>
          </table:table-cell>
          <table:table-cell office:value-type="float" office:value="0.04921413" calcext:value-type="float">
            <text:p>0.049214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65425295" calcext:value-type="float">
            <text:p>0.7465425295</text:p>
          </table:table-cell>
          <table:table-cell office:value-type="float" office:value="-9.7841796303" calcext:value-type="float">
            <text:p>-9.784179630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7" calcext:value-type="float">
            <text:p>557</text:p>
          </table:table-cell>
          <table:table-cell table:formula="of:=[.H558]/[.I558]" office:value-type="float" office:value="-0.0763009835988784" calcext:value-type="float">
            <text:p>-0.0763009836</text:p>
          </table:table-cell>
          <table:table-cell table:formula="of:=[.D558]/[.L558]" office:value-type="float" office:value="-0.672969175206738" calcext:value-type="float">
            <text:p>-0.6729691752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-3.6112084389" calcext:value-type="float">
            <text:p>-3.611208438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3318" calcext:value-type="float">
            <text:p>0.05133318</text:p>
          </table:table-cell>
          <table:table-cell office:value-type="float" office:value="0.04949159" calcext:value-type="float">
            <text:p>0.049491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09219301" calcext:value-type="float">
            <text:p>0.7509219301</text:p>
          </table:table-cell>
          <table:table-cell office:value-type="float" office:value="-9.7864030838" calcext:value-type="float">
            <text:p>-9.786403083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8" calcext:value-type="float">
            <text:p>558</text:p>
          </table:table-cell>
          <table:table-cell table:formula="of:=[.H559]/[.I559]" office:value-type="float" office:value="-0.0767311466398768" calcext:value-type="float">
            <text:p>-0.0767311466</text:p>
          </table:table-cell>
          <table:table-cell table:formula="of:=[.D559]/[.L559]" office:value-type="float" office:value="-0.669000559067918" calcext:value-type="float">
            <text:p>-0.6690005591</text:p>
          </table:table-cell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-3.610820055" calcext:value-type="float">
            <text:p>-3.61082005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434" calcext:value-type="float">
            <text:p>0.05134434</text:p>
          </table:table-cell>
          <table:table-cell office:value-type="float" office:value="0.04957721" calcext:value-type="float">
            <text:p>0.049577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522295511" calcext:value-type="float">
            <text:p>0.7522295511</text:p>
          </table:table-cell>
          <table:table-cell office:value-type="float" office:value="-9.7865147018" calcext:value-type="float">
            <text:p>-9.78651470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59" calcext:value-type="float">
            <text:p>559</text:p>
          </table:table-cell>
          <table:table-cell table:formula="of:=[.H560]/[.I560]" office:value-type="float" office:value="-0.0768638860739304" calcext:value-type="float">
            <text:p>-0.0768638861</text:p>
          </table:table-cell>
          <table:table-cell table:formula="of:=[.D560]/[.L560]" office:value-type="float" office:value="-0.667990425966952" calcext:value-type="float">
            <text:p>-0.667990426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-3.6108996868" calcext:value-type="float">
            <text:p>-3.610899686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4434" calcext:value-type="float">
            <text:p>0.05134434</text:p>
          </table:table-cell>
          <table:table-cell office:value-type="float" office:value="0.04942749" calcext:value-type="float">
            <text:p>0.0494274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9457693" calcext:value-type="float">
            <text:p>0.7499457693</text:p>
          </table:table-cell>
          <table:table-cell office:value-type="float" office:value="-9.7863558578" calcext:value-type="float">
            <text:p>-9.786355857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0" calcext:value-type="float">
            <text:p>560</text:p>
          </table:table-cell>
          <table:table-cell table:formula="of:=[.H561]/[.I561]" office:value-type="float" office:value="-0.0766317698024717" calcext:value-type="float">
            <text:p>-0.0766317698</text:p>
          </table:table-cell>
          <table:table-cell table:formula="of:=[.D561]/[.L561]" office:value-type="float" office:value="-0.670013757118577" calcext:value-type="float">
            <text:p>-0.6700137571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-3.6110355854" calcext:value-type="float">
            <text:p>-3.61103558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526" calcext:value-type="float">
            <text:p>0.05129526</text:p>
          </table:table-cell>
          <table:table-cell office:value-type="float" office:value="0.04940079" calcext:value-type="float">
            <text:p>0.0494007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97356582" calcext:value-type="float">
            <text:p>0.7497356582</text:p>
          </table:table-cell>
          <table:table-cell office:value-type="float" office:value="-9.7889029694" calcext:value-type="float">
            <text:p>-9.788902969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1" calcext:value-type="float">
            <text:p>561</text:p>
          </table:table-cell>
          <table:table-cell table:formula="of:=[.H562]/[.I562]" office:value-type="float" office:value="-0.0765903656971231" calcext:value-type="float">
            <text:p>-0.0765903657</text:p>
          </table:table-cell>
          <table:table-cell table:formula="of:=[.D562]/[.L562]" office:value-type="float" office:value="-0.669735149233356" calcext:value-type="float">
            <text:p>-0.6697351492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-3.6108989716" calcext:value-type="float">
            <text:p>-3.61089897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9526" calcext:value-type="float">
            <text:p>0.05129526</text:p>
          </table:table-cell>
          <table:table-cell office:value-type="float" office:value="0.04929943" calcext:value-type="float">
            <text:p>0.0492994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81075269" calcext:value-type="float">
            <text:p>0.7481075269</text:p>
          </table:table-cell>
          <table:table-cell office:value-type="float" office:value="-9.7877259445" calcext:value-type="float">
            <text:p>-9.78772594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2" calcext:value-type="float">
            <text:p>562</text:p>
          </table:table-cell>
          <table:table-cell table:formula="of:=[.H563]/[.I563]" office:value-type="float" office:value="-0.076433231901061" calcext:value-type="float">
            <text:p>-0.0764332319</text:p>
          </table:table-cell>
          <table:table-cell table:formula="of:=[.D563]/[.L563]" office:value-type="float" office:value="-0.671112011414081" calcext:value-type="float">
            <text:p>-0.6711120114</text:p>
          </table:table-cell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-3.6103932858" calcext:value-type="float">
            <text:p>-3.610393285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5006" calcext:value-type="float">
            <text:p>0.05125006</text:p>
          </table:table-cell>
          <table:table-cell office:value-type="float" office:value="0.04925831" calcext:value-type="float">
            <text:p>0.049258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75252241" calcext:value-type="float">
            <text:p>0.7475252241</text:p>
          </table:table-cell>
          <table:table-cell office:value-type="float" office:value="-9.7882728386" calcext:value-type="float">
            <text:p>-9.788272838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3" calcext:value-type="float">
            <text:p>563</text:p>
          </table:table-cell>
          <table:table-cell table:formula="of:=[.H564]/[.I564]" office:value-type="float" office:value="-0.0763694715529525" calcext:value-type="float">
            <text:p>-0.0763694716</text:p>
          </table:table-cell>
          <table:table-cell table:formula="of:=[.D564]/[.L564]" office:value-type="float" office:value="-0.671080458694344" calcext:value-type="float">
            <text:p>-0.6710804587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-3.6108729839" calcext:value-type="float">
            <text:p>-3.610872983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72" calcext:value-type="float">
            <text:p>0.05122072</text:p>
          </table:table-cell>
          <table:table-cell office:value-type="float" office:value="0.04901202" calcext:value-type="float">
            <text:p>0.0490120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39022893" calcext:value-type="float">
            <text:p>0.7439022893</text:p>
          </table:table-cell>
          <table:table-cell office:value-type="float" office:value="-9.7897807884" calcext:value-type="float">
            <text:p>-9.789780788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4" calcext:value-type="float">
            <text:p>564</text:p>
          </table:table-cell>
          <table:table-cell table:formula="of:=[.H565]/[.I565]" office:value-type="float" office:value="-0.0759876350021501" calcext:value-type="float">
            <text:p>-0.075987635</text:p>
          </table:table-cell>
          <table:table-cell table:formula="of:=[.D565]/[.L565]" office:value-type="float" office:value="-0.674066510933663" calcext:value-type="float">
            <text:p>-0.6740665109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-3.6099760532" calcext:value-type="float">
            <text:p>-3.609976053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72" calcext:value-type="float">
            <text:p>0.05122072</text:p>
          </table:table-cell>
          <table:table-cell office:value-type="float" office:value="0.04893511" calcext:value-type="float">
            <text:p>0.048935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28093106" calcext:value-type="float">
            <text:p>0.7428093106</text:p>
          </table:table-cell>
          <table:table-cell office:value-type="float" office:value="-9.7907626343" calcext:value-type="float">
            <text:p>-9.79076263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5" calcext:value-type="float">
            <text:p>565</text:p>
          </table:table-cell>
          <table:table-cell table:formula="of:=[.H566]/[.I566]" office:value-type="float" office:value="-0.0758683810797041" calcext:value-type="float">
            <text:p>-0.0758683811</text:p>
          </table:table-cell>
          <table:table-cell table:formula="of:=[.D566]/[.L566]" office:value-type="float" office:value="-0.675126044223742" calcext:value-type="float">
            <text:p>-0.6751260442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-3.6103351116" calcext:value-type="float">
            <text:p>-3.61033511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8239" calcext:value-type="float">
            <text:p>0.05118239</text:p>
          </table:table-cell>
          <table:table-cell office:value-type="float" office:value="0.04911511" calcext:value-type="float">
            <text:p>0.049115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56137639" calcext:value-type="float">
            <text:p>0.7456137639</text:p>
          </table:table-cell>
          <table:table-cell office:value-type="float" office:value="-9.7917083168" calcext:value-type="float">
            <text:p>-9.791708316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6" calcext:value-type="float">
            <text:p>566</text:p>
          </table:table-cell>
          <table:table-cell table:formula="of:=[.H567]/[.I567]" office:value-type="float" office:value="-0.0761474647504279" calcext:value-type="float">
            <text:p>-0.0761474648</text:p>
          </table:table-cell>
          <table:table-cell table:formula="of:=[.D567]/[.L567]" office:value-type="float" office:value="-0.672148313377858" calcext:value-type="float">
            <text:p>-0.6721483134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-3.6101741791" calcext:value-type="float">
            <text:p>-3.61017417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3658" calcext:value-type="float">
            <text:p>0.05113658</text:p>
          </table:table-cell>
          <table:table-cell office:value-type="float" office:value="0.04885363" calcext:value-type="float">
            <text:p>0.0488536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17199689" calcext:value-type="float">
            <text:p>0.7417199689</text:p>
          </table:table-cell>
          <table:table-cell office:value-type="float" office:value="-9.7927084541" calcext:value-type="float">
            <text:p>-9.79270845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7" calcext:value-type="float">
            <text:p>567</text:p>
          </table:table-cell>
          <table:table-cell table:formula="of:=[.H568]/[.I568]" office:value-type="float" office:value="-0.0757420658826474" calcext:value-type="float">
            <text:p>-0.0757420659</text:p>
          </table:table-cell>
          <table:table-cell table:formula="of:=[.D568]/[.L568]" office:value-type="float" office:value="-0.675141077868533" calcext:value-type="float">
            <text:p>-0.6751410779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-3.6097824574" calcext:value-type="float">
            <text:p>-3.609782457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785" calcext:value-type="float">
            <text:p>0.05109785</text:p>
          </table:table-cell>
          <table:table-cell office:value-type="float" office:value="0.04872542" calcext:value-type="float">
            <text:p>0.0487254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96895915" calcext:value-type="float">
            <text:p>0.7396895915</text:p>
          </table:table-cell>
          <table:table-cell office:value-type="float" office:value="-9.791598587" calcext:value-type="float">
            <text:p>-9.79159858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8" calcext:value-type="float">
            <text:p>568</text:p>
          </table:table-cell>
          <table:table-cell table:formula="of:=[.H569]/[.I569]" office:value-type="float" office:value="-0.075543292030176" calcext:value-type="float">
            <text:p>-0.075543292</text:p>
          </table:table-cell>
          <table:table-cell table:formula="of:=[.D569]/[.L569]" office:value-type="float" office:value="-0.676404861726026" calcext:value-type="float">
            <text:p>-0.6764048617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-3.6096000671" calcext:value-type="float">
            <text:p>-3.60960006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394" calcext:value-type="float">
            <text:p>0.05105394</text:p>
          </table:table-cell>
          <table:table-cell office:value-type="float" office:value="0.04879059" calcext:value-type="float">
            <text:p>0.048790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6482738" calcext:value-type="float">
            <text:p>0.7406482738</text:p>
          </table:table-cell>
          <table:table-cell office:value-type="float" office:value="-9.7911934662" calcext:value-type="float">
            <text:p>-9.791193466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69" calcext:value-type="float">
            <text:p>569</text:p>
          </table:table-cell>
          <table:table-cell table:formula="of:=[.H570]/[.I570]" office:value-type="float" office:value="-0.0756443304237403" calcext:value-type="float">
            <text:p>-0.0756443304</text:p>
          </table:table-cell>
          <table:table-cell table:formula="of:=[.D570]/[.L570]" office:value-type="float" office:value="-0.674920905691263" calcext:value-type="float">
            <text:p>-0.6749209057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-3.6093580723" calcext:value-type="float">
            <text:p>-3.609358072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394" calcext:value-type="float">
            <text:p>0.05105394</text:p>
          </table:table-cell>
          <table:table-cell office:value-type="float" office:value="0.04875838" calcext:value-type="float">
            <text:p>0.048758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402551848" calcext:value-type="float">
            <text:p>0.7402551848</text:p>
          </table:table-cell>
          <table:table-cell office:value-type="float" office:value="-9.7924628067" calcext:value-type="float">
            <text:p>-9.79246280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0" calcext:value-type="float">
            <text:p>570</text:p>
          </table:table-cell>
          <table:table-cell table:formula="of:=[.H571]/[.I571]" office:value-type="float" office:value="-0.0755943830895653" calcext:value-type="float">
            <text:p>-0.0755943831</text:p>
          </table:table-cell>
          <table:table-cell table:formula="of:=[.D571]/[.L571]" office:value-type="float" office:value="-0.675366844908444" calcext:value-type="float">
            <text:p>-0.6753668449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3.6090683937" calcext:value-type="float">
            <text:p>-3.609068393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566" calcext:value-type="float">
            <text:p>0.05102566</text:p>
          </table:table-cell>
          <table:table-cell office:value-type="float" office:value="0.04855767" calcext:value-type="float">
            <text:p>0.048557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70314103" calcext:value-type="float">
            <text:p>0.7370314103</text:p>
          </table:table-cell>
          <table:table-cell office:value-type="float" office:value="-9.7901171875" calcext:value-type="float">
            <text:p>-9.790117187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1" calcext:value-type="float">
            <text:p>571</text:p>
          </table:table-cell>
          <table:table-cell table:formula="of:=[.H572]/[.I572]" office:value-type="float" office:value="-0.0752832061337366" calcext:value-type="float">
            <text:p>-0.0752832061</text:p>
          </table:table-cell>
          <table:table-cell table:formula="of:=[.D572]/[.L572]" office:value-type="float" office:value="-0.677782770161989" calcext:value-type="float">
            <text:p>-0.6777827702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-3.6093728542" calcext:value-type="float">
            <text:p>-3.609372854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989" calcext:value-type="float">
            <text:p>0.05097989</text:p>
          </table:table-cell>
          <table:table-cell office:value-type="float" office:value="0.04840276" calcext:value-type="float">
            <text:p>0.048402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47271484" calcext:value-type="float">
            <text:p>0.7347271484</text:p>
          </table:table-cell>
          <table:table-cell office:value-type="float" office:value="-9.7907437134" calcext:value-type="float">
            <text:p>-9.790743713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2" calcext:value-type="float">
            <text:p>572</text:p>
          </table:table-cell>
          <table:table-cell table:formula="of:=[.H573]/[.I573]" office:value-type="float" office:value="-0.075043037577873" calcext:value-type="float">
            <text:p>-0.0750430376</text:p>
          </table:table-cell>
          <table:table-cell table:formula="of:=[.D573]/[.L573]" office:value-type="float" office:value="-0.679342036855819" calcext:value-type="float">
            <text:p>-0.6793420369</text:p>
          </table:table-cell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-3.6088030338" calcext:value-type="float">
            <text:p>-3.608803033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989" calcext:value-type="float">
            <text:p>0.05097989</text:p>
          </table:table-cell>
          <table:table-cell office:value-type="float" office:value="0.04836618" calcext:value-type="float">
            <text:p>0.048366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41337603" calcext:value-type="float">
            <text:p>0.7341337603</text:p>
          </table:table-cell>
          <table:table-cell office:value-type="float" office:value="-9.7902345467" calcext:value-type="float">
            <text:p>-9.79023454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3" calcext:value-type="float">
            <text:p>573</text:p>
          </table:table-cell>
          <table:table-cell table:formula="of:=[.H574]/[.I574]" office:value-type="float" office:value="-0.0749863301842401" calcext:value-type="float">
            <text:p>-0.0749863302</text:p>
          </table:table-cell>
          <table:table-cell table:formula="of:=[.D574]/[.L574]" office:value-type="float" office:value="-0.67985578004342" calcext:value-type="float">
            <text:p>-0.67985578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-3.608697176" calcext:value-type="float">
            <text:p>-3.60869717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291" calcext:value-type="float">
            <text:p>0.05092291</text:p>
          </table:table-cell>
          <table:table-cell office:value-type="float" office:value="0.04847421" calcext:value-type="float">
            <text:p>0.048474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57269949" calcext:value-type="float">
            <text:p>0.7357269949</text:p>
          </table:table-cell>
          <table:table-cell office:value-type="float" office:value="-9.789617157" calcext:value-type="float">
            <text:p>-9.7896171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4" calcext:value-type="float">
            <text:p>574</text:p>
          </table:table-cell>
          <table:table-cell table:formula="of:=[.H575]/[.I575]" office:value-type="float" office:value="-0.0751538066403264" calcext:value-type="float">
            <text:p>-0.0751538066</text:p>
          </table:table-cell>
          <table:table-cell table:formula="of:=[.D575]/[.L575]" office:value-type="float" office:value="-0.677582577336482" calcext:value-type="float">
            <text:p>-0.6775825773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-3.6088953018" calcext:value-type="float">
            <text:p>-3.60889530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291" calcext:value-type="float">
            <text:p>0.05092291</text:p>
          </table:table-cell>
          <table:table-cell office:value-type="float" office:value="0.0485444" calcext:value-type="float">
            <text:p>0.048544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68217319" calcext:value-type="float">
            <text:p>0.7368217319</text:p>
          </table:table-cell>
          <table:table-cell office:value-type="float" office:value="-9.7900070381" calcext:value-type="float">
            <text:p>-9.790007038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5" calcext:value-type="float">
            <text:p>575</text:p>
          </table:table-cell>
          <table:table-cell table:formula="of:=[.H576]/[.I576]" office:value-type="float" office:value="-0.0752626355662967" calcext:value-type="float">
            <text:p>-0.0752626356</text:p>
          </table:table-cell>
          <table:table-cell table:formula="of:=[.D576]/[.L576]" office:value-type="float" office:value="-0.676602800537638" calcext:value-type="float">
            <text:p>-0.6766028005</text:p>
          </table:table-cell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-3.6080348492" calcext:value-type="float">
            <text:p>-3.60803484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112" calcext:value-type="float">
            <text:p>0.05092112</text:p>
          </table:table-cell>
          <table:table-cell office:value-type="float" office:value="0.04823758" calcext:value-type="float">
            <text:p>0.0482375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2161203" calcext:value-type="float">
            <text:p>0.732161203</text:p>
          </table:table-cell>
          <table:table-cell office:value-type="float" office:value="-9.7899591637" calcext:value-type="float">
            <text:p>-9.789959163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6" calcext:value-type="float">
            <text:p>576</text:p>
          </table:table-cell>
          <table:table-cell table:formula="of:=[.H577]/[.I577]" office:value-type="float" office:value="-0.0747869516876808" calcext:value-type="float">
            <text:p>-0.0747869517</text:p>
          </table:table-cell>
          <table:table-cell table:formula="of:=[.D577]/[.L577]" office:value-type="float" office:value="-0.680882411314913" calcext:value-type="float">
            <text:p>-0.6808824113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-3.6087732315" calcext:value-type="float">
            <text:p>-3.608773231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981" calcext:value-type="float">
            <text:p>0.05089981</text:p>
          </table:table-cell>
          <table:table-cell office:value-type="float" office:value="0.04819667" calcext:value-type="float">
            <text:p>0.0481966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5237039" calcext:value-type="float">
            <text:p>0.7315237039</text:p>
          </table:table-cell>
          <table:table-cell office:value-type="float" office:value="-9.7897384453" calcext:value-type="float">
            <text:p>-9.789738445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7" calcext:value-type="float">
            <text:p>577</text:p>
          </table:table-cell>
          <table:table-cell table:formula="of:=[.H578]/[.I578]" office:value-type="float" office:value="-0.0747235187116976" calcext:value-type="float">
            <text:p>-0.0747235187</text:p>
          </table:table-cell>
          <table:table-cell table:formula="of:=[.D578]/[.L578]" office:value-type="float" office:value="-0.681175229399788" calcext:value-type="float">
            <text:p>-0.6811752294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-3.6082422733" calcext:value-type="float">
            <text:p>-3.60824227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89981" calcext:value-type="float">
            <text:p>0.05089981</text:p>
          </table:table-cell>
          <table:table-cell office:value-type="float" office:value="0.04806841" calcext:value-type="float">
            <text:p>0.0480684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5946461" calcext:value-type="float">
            <text:p>0.7295946461</text:p>
          </table:table-cell>
          <table:table-cell office:value-type="float" office:value="-9.7899760818" calcext:value-type="float">
            <text:p>-9.78997608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8" calcext:value-type="float">
            <text:p>578</text:p>
          </table:table-cell>
          <table:table-cell table:formula="of:=[.H579]/[.I579]" office:value-type="float" office:value="-0.0745246607350092" calcext:value-type="float">
            <text:p>-0.0745246607</text:p>
          </table:table-cell>
          <table:table-cell table:formula="of:=[.D579]/[.L579]" office:value-type="float" office:value="-0.682992844220879" calcext:value-type="float">
            <text:p>-0.6829928442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-3.6083242893" calcext:value-type="float">
            <text:p>-3.60832428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1405" calcext:value-type="float">
            <text:p>0.05091405</text:p>
          </table:table-cell>
          <table:table-cell office:value-type="float" office:value="0.04799107" calcext:value-type="float">
            <text:p>0.0479910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3299369" calcext:value-type="float">
            <text:p>0.7283299369</text:p>
          </table:table-cell>
          <table:table-cell office:value-type="float" office:value="-9.7887554741" calcext:value-type="float">
            <text:p>-9.78875547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79" calcext:value-type="float">
            <text:p>579</text:p>
          </table:table-cell>
          <table:table-cell table:formula="of:=[.H580]/[.I580]" office:value-type="float" office:value="-0.0744047533751439" calcext:value-type="float">
            <text:p>-0.0744047534</text:p>
          </table:table-cell>
          <table:table-cell table:formula="of:=[.D580]/[.L580]" office:value-type="float" office:value="-0.684284910445099" calcext:value-type="float">
            <text:p>-0.6842849104</text:p>
          </table:table-cell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-3.6083464622" calcext:value-type="float">
            <text:p>-3.60834646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0028" calcext:value-type="float">
            <text:p>0.05090028</text:p>
          </table:table-cell>
          <table:table-cell office:value-type="float" office:value="0.04786893" calcext:value-type="float">
            <text:p>0.047868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63541645" calcext:value-type="float">
            <text:p>0.7263541645</text:p>
          </table:table-cell>
          <table:table-cell office:value-type="float" office:value="-9.7871092224" calcext:value-type="float">
            <text:p>-9.787109222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0" calcext:value-type="float">
            <text:p>580</text:p>
          </table:table-cell>
          <table:table-cell table:formula="of:=[.H581]/[.I581]" office:value-type="float" office:value="-0.0742153937382833" calcext:value-type="float">
            <text:p>-0.0742153937</text:p>
          </table:table-cell>
          <table:table-cell table:formula="of:=[.D581]/[.L581]" office:value-type="float" office:value="-0.685845313702669" calcext:value-type="float">
            <text:p>-0.6858453137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-3.6084868908" calcext:value-type="float">
            <text:p>-3.608486890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1972" calcext:value-type="float">
            <text:p>0.05091972</text:p>
          </table:table-cell>
          <table:table-cell office:value-type="float" office:value="0.04760765" calcext:value-type="float">
            <text:p>0.047607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3773438" calcext:value-type="float">
            <text:p>0.7223773438</text:p>
          </table:table-cell>
          <table:table-cell office:value-type="float" office:value="-9.7869440079" calcext:value-type="float">
            <text:p>-9.786944007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1" calcext:value-type="float">
            <text:p>581</text:p>
          </table:table-cell>
          <table:table-cell table:formula="of:=[.H582]/[.I582]" office:value-type="float" office:value="-0.0738103072028305" calcext:value-type="float">
            <text:p>-0.0738103072</text:p>
          </table:table-cell>
          <table:table-cell table:formula="of:=[.D582]/[.L582]" office:value-type="float" office:value="-0.689872755306014" calcext:value-type="float">
            <text:p>-0.6898727553</text:p>
          </table:table-cell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-3.6081869602" calcext:value-type="float">
            <text:p>-3.608186960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38" calcext:value-type="float">
            <text:p>0.0509238</text:p>
          </table:table-cell>
          <table:table-cell office:value-type="float" office:value="0.04745737" calcext:value-type="float">
            <text:p>0.0474573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0653923" calcext:value-type="float">
            <text:p>0.7200653923</text:p>
          </table:table-cell>
          <table:table-cell office:value-type="float" office:value="-9.786512394" calcext:value-type="float">
            <text:p>-9.78651239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2" calcext:value-type="float">
            <text:p>582</text:p>
          </table:table-cell>
          <table:table-cell table:formula="of:=[.H583]/[.I583]" office:value-type="float" office:value="-0.0735773239036068" calcext:value-type="float">
            <text:p>-0.0735773239</text:p>
          </table:table-cell>
          <table:table-cell table:formula="of:=[.D583]/[.L583]" office:value-type="float" office:value="-0.69211269584519" calcext:value-type="float">
            <text:p>-0.6921126958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-3.6086709499" calcext:value-type="float">
            <text:p>-3.60867094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238" calcext:value-type="float">
            <text:p>0.0509238</text:p>
          </table:table-cell>
          <table:table-cell office:value-type="float" office:value="0.04762409" calcext:value-type="float">
            <text:p>0.0476240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6484823" calcext:value-type="float">
            <text:p>0.7226484823</text:p>
          </table:table-cell>
          <table:table-cell office:value-type="float" office:value="-9.7872382545" calcext:value-type="float">
            <text:p>-9.787238254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3" calcext:value-type="float">
            <text:p>583</text:p>
          </table:table-cell>
          <table:table-cell table:formula="of:=[.H584]/[.I584]" office:value-type="float" office:value="-0.0738357914162086" calcext:value-type="float">
            <text:p>-0.0738357914</text:p>
          </table:table-cell>
          <table:table-cell table:formula="of:=[.D584]/[.L584]" office:value-type="float" office:value="-0.689689905440914" calcext:value-type="float">
            <text:p>-0.6896899054</text:p>
          </table:table-cell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-3.6083400249" calcext:value-type="float">
            <text:p>-3.608340024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5286" calcext:value-type="float">
            <text:p>0.05095286</text:p>
          </table:table-cell>
          <table:table-cell office:value-type="float" office:value="0.04789313" calcext:value-type="float">
            <text:p>0.0478931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67180723" calcext:value-type="float">
            <text:p>0.7267180723</text:p>
          </table:table-cell>
          <table:table-cell office:value-type="float" office:value="-9.7870653152" calcext:value-type="float">
            <text:p>-9.787065315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4" calcext:value-type="float">
            <text:p>584</text:p>
          </table:table-cell>
          <table:table-cell table:formula="of:=[.H585]/[.I585]" office:value-type="float" office:value="-0.0742529092118509" calcext:value-type="float">
            <text:p>-0.0742529092</text:p>
          </table:table-cell>
          <table:table-cell table:formula="of:=[.D585]/[.L585]" office:value-type="float" office:value="-0.686206918231668" calcext:value-type="float">
            <text:p>-0.6862069182</text:p>
          </table:table-cell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-3.6085503101" calcext:value-type="float">
            <text:p>-3.60855031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097588" calcext:value-type="float">
            <text:p>0.05097588</text:p>
          </table:table-cell>
          <table:table-cell office:value-type="float" office:value="0.04773205" calcext:value-type="float">
            <text:p>0.0477320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41534847" calcext:value-type="float">
            <text:p>0.7241534847</text:p>
          </table:table-cell>
          <table:table-cell office:value-type="float" office:value="-9.7854385185" calcext:value-type="float">
            <text:p>-9.785438518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5" calcext:value-type="float">
            <text:p>585</text:p>
          </table:table-cell>
          <table:table-cell table:formula="of:=[.H586]/[.I586]" office:value-type="float" office:value="-0.0740031714808633" calcext:value-type="float">
            <text:p>-0.0740031715</text:p>
          </table:table-cell>
          <table:table-cell table:formula="of:=[.D586]/[.L586]" office:value-type="float" office:value="-0.688833721311282" calcext:value-type="float">
            <text:p>-0.6888337213</text:p>
          </table:table-cell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-3.6087784767" calcext:value-type="float">
            <text:p>-3.60877847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35" calcext:value-type="float">
            <text:p>0.05100935</text:p>
          </table:table-cell>
          <table:table-cell office:value-type="float" office:value="0.0477899" calcext:value-type="float">
            <text:p>0.047789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49123996" calcext:value-type="float">
            <text:p>0.7249123996</text:p>
          </table:table-cell>
          <table:table-cell office:value-type="float" office:value="-9.7838342667" calcext:value-type="float">
            <text:p>-9.78383426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6" calcext:value-type="float">
            <text:p>586</text:p>
          </table:table-cell>
          <table:table-cell table:formula="of:=[.H587]/[.I587]" office:value-type="float" office:value="-0.074092874004141" calcext:value-type="float">
            <text:p>-0.074092874</text:p>
          </table:table-cell>
          <table:table-cell table:formula="of:=[.D587]/[.L587]" office:value-type="float" office:value="-0.688451496660113" calcext:value-type="float">
            <text:p>-0.6884514967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-3.608818531" calcext:value-type="float">
            <text:p>-3.60881853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0935" calcext:value-type="float">
            <text:p>0.05100935</text:p>
          </table:table-cell>
          <table:table-cell office:value-type="float" office:value="0.04778176" calcext:value-type="float">
            <text:p>0.047781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49708074" calcext:value-type="float">
            <text:p>0.7249708074</text:p>
          </table:table-cell>
          <table:table-cell office:value-type="float" office:value="-9.78629076" calcext:value-type="float">
            <text:p>-9.786290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7" calcext:value-type="float">
            <text:p>587</text:p>
          </table:table-cell>
          <table:table-cell table:formula="of:=[.H588]/[.I588]" office:value-type="float" office:value="-0.0740802440045221" calcext:value-type="float">
            <text:p>-0.074080244</text:p>
          </table:table-cell>
          <table:table-cell table:formula="of:=[.D588]/[.L588]" office:value-type="float" office:value="-0.688568871302398" calcext:value-type="float">
            <text:p>-0.6885688713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-3.6091532707" calcext:value-type="float">
            <text:p>-3.609153270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3333" calcext:value-type="float">
            <text:p>0.05103333</text:p>
          </table:table-cell>
          <table:table-cell office:value-type="float" office:value="0.047997" calcext:value-type="float">
            <text:p>0.04799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1349409" calcext:value-type="float">
            <text:p>0.7281349409</text:p>
          </table:table-cell>
          <table:table-cell office:value-type="float" office:value="-9.7849246025" calcext:value-type="float">
            <text:p>-9.784924602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8" calcext:value-type="float">
            <text:p>588</text:p>
          </table:table-cell>
          <table:table-cell table:formula="of:=[.H589]/[.I589]" office:value-type="float" office:value="-0.0744139551891861" calcext:value-type="float">
            <text:p>-0.0744139552</text:p>
          </table:table-cell>
          <table:table-cell table:formula="of:=[.D589]/[.L589]" office:value-type="float" office:value="-0.685803218902362" calcext:value-type="float">
            <text:p>-0.6858032189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-3.6088447571" calcext:value-type="float">
            <text:p>-3.60884475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859" calcext:value-type="float">
            <text:p>0.05105859</text:p>
          </table:table-cell>
          <table:table-cell office:value-type="float" office:value="0.04796755" calcext:value-type="float">
            <text:p>0.0479675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77031314" calcext:value-type="float">
            <text:p>0.7277031314</text:p>
          </table:table-cell>
          <table:table-cell office:value-type="float" office:value="-9.7851264763" calcext:value-type="float">
            <text:p>-9.785126476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89" calcext:value-type="float">
            <text:p>589</text:p>
          </table:table-cell>
          <table:table-cell table:formula="of:=[.H590]/[.I590]" office:value-type="float" office:value="-0.0743682908097845" calcext:value-type="float">
            <text:p>-0.0743682908</text:p>
          </table:table-cell>
          <table:table-cell table:formula="of:=[.D590]/[.L590]" office:value-type="float" office:value="-0.686563983709067" calcext:value-type="float">
            <text:p>-0.6865639837</text:p>
          </table:table-cell>
        </table:table-row>
        <table:table-row table:style-name="ro1">
          <table:table-cell office:value-type="float" office:value="29.47" calcext:value-type="float">
            <text:p>29.47</text:p>
          </table:table-cell>
          <table:table-cell office:value-type="float" office:value="-3.6093571186" calcext:value-type="float">
            <text:p>-3.609357118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8524" calcext:value-type="float">
            <text:p>0.05108524</text:p>
          </table:table-cell>
          <table:table-cell office:value-type="float" office:value="0.04807817" calcext:value-type="float">
            <text:p>0.0480781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3927854" calcext:value-type="float">
            <text:p>0.7293927854</text:p>
          </table:table-cell>
          <table:table-cell office:value-type="float" office:value="-9.7852798271" calcext:value-type="float">
            <text:p>-9.78527982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0" calcext:value-type="float">
            <text:p>590</text:p>
          </table:table-cell>
          <table:table-cell table:formula="of:=[.H591]/[.I591]" office:value-type="float" office:value="-0.0745397983795999" calcext:value-type="float">
            <text:p>-0.0745397984</text:p>
          </table:table-cell>
          <table:table-cell table:formula="of:=[.D591]/[.L591]" office:value-type="float" office:value="-0.685341805458667" calcext:value-type="float">
            <text:p>-0.6853418055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-3.6092627048" calcext:value-type="float">
            <text:p>-3.60926270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1231" calcext:value-type="float">
            <text:p>0.05111231</text:p>
          </table:table-cell>
          <table:table-cell office:value-type="float" office:value="0.04823493" calcext:value-type="float">
            <text:p>0.0482349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7753422" calcext:value-type="float">
            <text:p>0.7317753422</text:p>
          </table:table-cell>
          <table:table-cell office:value-type="float" office:value="-9.7853384209" calcext:value-type="float">
            <text:p>-9.78533842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1" calcext:value-type="float">
            <text:p>591</text:p>
          </table:table-cell>
          <table:table-cell table:formula="of:=[.H592]/[.I592]" office:value-type="float" office:value="-0.0747828343511389" calcext:value-type="float">
            <text:p>-0.0747828344</text:p>
          </table:table-cell>
          <table:table-cell table:formula="of:=[.D592]/[.L592]" office:value-type="float" office:value="-0.683476501572604" calcext:value-type="float">
            <text:p>-0.6834765016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-3.6095831394" calcext:value-type="float">
            <text:p>-3.609583139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1231" calcext:value-type="float">
            <text:p>0.05111231</text:p>
          </table:table-cell>
          <table:table-cell office:value-type="float" office:value="0.0481403" calcext:value-type="float">
            <text:p>0.048140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03346765" calcext:value-type="float">
            <text:p>0.7303346765</text:p>
          </table:table-cell>
          <table:table-cell office:value-type="float" office:value="-9.7852713776" calcext:value-type="float">
            <text:p>-9.785271377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2" calcext:value-type="float">
            <text:p>592</text:p>
          </table:table-cell>
          <table:table-cell table:formula="of:=[.H593]/[.I593]" office:value-type="float" office:value="-0.0746361187459603" calcext:value-type="float">
            <text:p>-0.0746361187</text:p>
          </table:table-cell>
          <table:table-cell table:formula="of:=[.D593]/[.L593]" office:value-type="float" office:value="-0.684820042343995" calcext:value-type="float">
            <text:p>-0.6848200423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-3.6096451283" calcext:value-type="float">
            <text:p>-3.609645128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744" calcext:value-type="float">
            <text:p>0.05114744</text:p>
          </table:table-cell>
          <table:table-cell office:value-type="float" office:value="0.0482642" calcext:value-type="float">
            <text:p>0.048264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2154066" calcext:value-type="float">
            <text:p>0.732154066</text:p>
          </table:table-cell>
          <table:table-cell office:value-type="float" office:value="-9.784464283" calcext:value-type="float">
            <text:p>-9.78446428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3" calcext:value-type="float">
            <text:p>593</text:p>
          </table:table-cell>
          <table:table-cell table:formula="of:=[.H594]/[.I594]" office:value-type="float" office:value="-0.0748282220491192" calcext:value-type="float">
            <text:p>-0.074828222</text:p>
          </table:table-cell>
          <table:table-cell table:formula="of:=[.D594]/[.L594]" office:value-type="float" office:value="-0.683531408329139" calcext:value-type="float">
            <text:p>-0.6835314083</text:p>
          </table:table-cell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-3.609531641" calcext:value-type="float">
            <text:p>-3.6095316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6671" calcext:value-type="float">
            <text:p>0.05116671</text:p>
          </table:table-cell>
          <table:table-cell office:value-type="float" office:value="0.04781498" calcext:value-type="float">
            <text:p>0.047814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53251731" calcext:value-type="float">
            <text:p>0.7253251731</text:p>
          </table:table-cell>
          <table:table-cell office:value-type="float" office:value="-9.7842719841" calcext:value-type="float">
            <text:p>-9.784271984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4" calcext:value-type="float">
            <text:p>594</text:p>
          </table:table-cell>
          <table:table-cell table:formula="of:=[.H595]/[.I595]" office:value-type="float" office:value="-0.0741317467746905" calcext:value-type="float">
            <text:p>-0.0741317468</text:p>
          </table:table-cell>
          <table:table-cell table:formula="of:=[.D595]/[.L595]" office:value-type="float" office:value="-0.690213197801902" calcext:value-type="float">
            <text:p>-0.6902131978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-3.6100549698" calcext:value-type="float">
            <text:p>-3.61005496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386" calcext:value-type="float">
            <text:p>0.05119386</text:p>
          </table:table-cell>
          <table:table-cell office:value-type="float" office:value="0.04767986" calcext:value-type="float">
            <text:p>0.0476798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420521" calcext:value-type="float">
            <text:p>0.723420521</text:p>
          </table:table-cell>
          <table:table-cell office:value-type="float" office:value="-9.7862339401" calcext:value-type="float">
            <text:p>-9.786233940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5" calcext:value-type="float">
            <text:p>595</text:p>
          </table:table-cell>
          <table:table-cell table:formula="of:=[.H596]/[.I596]" office:value-type="float" office:value="-0.0739222591068171" calcext:value-type="float">
            <text:p>-0.0739222591</text:p>
          </table:table-cell>
          <table:table-cell table:formula="of:=[.D596]/[.L596]" office:value-type="float" office:value="-0.692536464910052" calcext:value-type="float">
            <text:p>-0.6925364649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-3.6098418236" calcext:value-type="float">
            <text:p>-3.60984182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968" calcext:value-type="float">
            <text:p>0.05119968</text:p>
          </table:table-cell>
          <table:table-cell office:value-type="float" office:value="0.04765557" calcext:value-type="float">
            <text:p>0.0476555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1276512" calcext:value-type="float">
            <text:p>0.7231276512</text:p>
          </table:table-cell>
          <table:table-cell office:value-type="float" office:value="-9.7872572327" calcext:value-type="float">
            <text:p>-9.787257232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6" calcext:value-type="float">
            <text:p>596</text:p>
          </table:table-cell>
          <table:table-cell table:formula="of:=[.H597]/[.I597]" office:value-type="float" office:value="-0.0738846066887844" calcext:value-type="float">
            <text:p>-0.0738846067</text:p>
          </table:table-cell>
          <table:table-cell table:formula="of:=[.D597]/[.L597]" office:value-type="float" office:value="-0.692968160684167" calcext:value-type="float">
            <text:p>-0.6929681607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-3.6102733612" calcext:value-type="float">
            <text:p>-3.610273361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9968" calcext:value-type="float">
            <text:p>0.05119968</text:p>
          </table:table-cell>
          <table:table-cell office:value-type="float" office:value="0.04736438" calcext:value-type="float">
            <text:p>0.0473643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87785983" calcext:value-type="float">
            <text:p>0.7187785983</text:p>
          </table:table-cell>
          <table:table-cell office:value-type="float" office:value="-9.7882037735" calcext:value-type="float">
            <text:p>-9.788203773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7" calcext:value-type="float">
            <text:p>597</text:p>
          </table:table-cell>
          <table:table-cell table:formula="of:=[.H598]/[.I598]" office:value-type="float" office:value="-0.0734331461555774" calcext:value-type="float">
            <text:p>-0.0734331462</text:p>
          </table:table-cell>
          <table:table-cell table:formula="of:=[.D598]/[.L598]" office:value-type="float" office:value="-0.697228468075261" calcext:value-type="float">
            <text:p>-0.6972284681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-3.6099951267" calcext:value-type="float">
            <text:p>-3.609995126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1568" calcext:value-type="float">
            <text:p>0.05121568</text:p>
          </table:table-cell>
          <table:table-cell office:value-type="float" office:value="0.04734751" calcext:value-type="float">
            <text:p>0.0473475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86070085" calcext:value-type="float">
            <text:p>0.7186070085</text:p>
          </table:table-cell>
          <table:table-cell office:value-type="float" office:value="-9.7893546867" calcext:value-type="float">
            <text:p>-9.789354686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8" calcext:value-type="float">
            <text:p>598</text:p>
          </table:table-cell>
          <table:table-cell table:formula="of:=[.H599]/[.I599]" office:value-type="float" office:value="-0.0734069845764515" calcext:value-type="float">
            <text:p>-0.0734069846</text:p>
          </table:table-cell>
          <table:table-cell table:formula="of:=[.D599]/[.L599]" office:value-type="float" office:value="-0.697694916846233" calcext:value-type="float">
            <text:p>-0.6976949168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-3.6101675034" calcext:value-type="float">
            <text:p>-3.61016750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054" calcext:value-type="float">
            <text:p>0.05122054</text:p>
          </table:table-cell>
          <table:table-cell office:value-type="float" office:value="0.04710992" calcext:value-type="float">
            <text:p>0.0471099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51083839" calcext:value-type="float">
            <text:p>0.7151083839</text:p>
          </table:table-cell>
          <table:table-cell office:value-type="float" office:value="-9.7908233643" calcext:value-type="float">
            <text:p>-9.790823364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599" calcext:value-type="float">
            <text:p>599</text:p>
          </table:table-cell>
          <table:table-cell table:formula="of:=[.H600]/[.I600]" office:value-type="float" office:value="-0.0730386360055763" calcext:value-type="float">
            <text:p>-0.073038636</text:p>
          </table:table-cell>
          <table:table-cell table:formula="of:=[.D600]/[.L600]" office:value-type="float" office:value="-0.701280073139502" calcext:value-type="float">
            <text:p>-0.7012800731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-3.6102597713" calcext:value-type="float">
            <text:p>-3.610259771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855" calcext:value-type="float">
            <text:p>0.05122855</text:p>
          </table:table-cell>
          <table:table-cell office:value-type="float" office:value="0.04718372" calcext:value-type="float">
            <text:p>0.047183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61465406" calcext:value-type="float">
            <text:p>0.7161465406</text:p>
          </table:table-cell>
          <table:table-cell office:value-type="float" office:value="-9.7897016907" calcext:value-type="float">
            <text:p>-9.789701690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0" calcext:value-type="float">
            <text:p>600</text:p>
          </table:table-cell>
          <table:table-cell table:formula="of:=[.H601]/[.I601]" office:value-type="float" office:value="-0.0731530503406782" calcext:value-type="float">
            <text:p>-0.0731530503</text:p>
          </table:table-cell>
          <table:table-cell table:formula="of:=[.D601]/[.L601]" office:value-type="float" office:value="-0.700292739146563" calcext:value-type="float">
            <text:p>-0.7002927391</text:p>
          </table:table-cell>
        </table:table-row>
        <table:table-row table:style-name="ro1">
          <table:table-cell office:value-type="float" office:value="30.02" calcext:value-type="float">
            <text:p>30.02</text:p>
          </table:table-cell>
          <table:table-cell office:value-type="float" office:value="-3.6102054119" calcext:value-type="float">
            <text:p>-3.610205411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2855" calcext:value-type="float">
            <text:p>0.05122855</text:p>
          </table:table-cell>
          <table:table-cell office:value-type="float" office:value="0.04729894" calcext:value-type="float">
            <text:p>0.0472989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7871716" calcext:value-type="float">
            <text:p>0.717871716</text:p>
          </table:table-cell>
          <table:table-cell office:value-type="float" office:value="-9.7893785477" calcext:value-type="float">
            <text:p>-9.789378547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-3.6103360653" calcext:value-type="float">
            <text:p>-3.61033606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1567" calcext:value-type="float">
            <text:p>0.05121567</text:p>
          </table:table-cell>
          <table:table-cell office:value-type="float" office:value="0.04721622" calcext:value-type="float">
            <text:p>0.047216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65195394" calcext:value-type="float">
            <text:p>0.7165195394</text:p>
          </table:table-cell>
          <table:table-cell office:value-type="float" office:value="-9.7880580711" calcext:value-type="float">
            <text:p>-9.788058071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(SUM([.M500:.M600]))/101" office:value-type="float" office:value="-0.67585553047838" calcext:value-type="float">
            <text:p>-0.6758555305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-3.6102283001" calcext:value-type="float">
            <text:p>-3.6102283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1567" calcext:value-type="float">
            <text:p>0.05121567</text:p>
          </table:table-cell>
          <table:table-cell office:value-type="float" office:value="0.04709715" calcext:value-type="float">
            <text:p>0.0470971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8062515" calcext:value-type="float">
            <text:p>0.7148062515</text:p>
          </table:table-cell>
          <table:table-cell office:value-type="float" office:value="-9.7893401718" calcext:value-type="float">
            <text:p>-9.78934017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30.17" calcext:value-type="float">
            <text:p>30.17</text:p>
          </table:table-cell>
          <table:table-cell office:value-type="float" office:value="-3.6101431847" calcext:value-type="float">
            <text:p>-3.61014318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0141" calcext:value-type="float">
            <text:p>0.05120141</text:p>
          </table:table-cell>
          <table:table-cell office:value-type="float" office:value="0.04713308" calcext:value-type="float">
            <text:p>0.0471330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5431689" calcext:value-type="float">
            <text:p>0.715431689</text:p>
          </table:table-cell>
          <table:table-cell office:value-type="float" office:value="-9.7904377747" calcext:value-type="float">
            <text:p>-9.790437774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30.22" calcext:value-type="float">
            <text:p>30.22</text:p>
          </table:table-cell>
          <table:table-cell office:value-type="float" office:value="-3.6102392673" calcext:value-type="float">
            <text:p>-3.610239267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0141" calcext:value-type="float">
            <text:p>0.05120141</text:p>
          </table:table-cell>
          <table:table-cell office:value-type="float" office:value="0.04684236" calcext:value-type="float">
            <text:p>0.0468423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10183632" calcext:value-type="float">
            <text:p>0.7110183632</text:p>
          </table:table-cell>
          <table:table-cell office:value-type="float" office:value="-9.7904289818" calcext:value-type="float">
            <text:p>-9.79042898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-3.6099927425" calcext:value-type="float">
            <text:p>-3.60999274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776" calcext:value-type="float">
            <text:p>0.05117776</text:p>
          </table:table-cell>
          <table:table-cell office:value-type="float" office:value="0.0468912" calcext:value-type="float">
            <text:p>0.046891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16986156" calcext:value-type="float">
            <text:p>0.7116986156</text:p>
          </table:table-cell>
          <table:table-cell office:value-type="float" office:value="-9.789589119" calcext:value-type="float">
            <text:p>-9.78958911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-3.6101973057" calcext:value-type="float">
            <text:p>-3.610197305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776" calcext:value-type="float">
            <text:p>0.05117776</text:p>
          </table:table-cell>
          <table:table-cell office:value-type="float" office:value="0.04706746" calcext:value-type="float">
            <text:p>0.0470674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2753887" calcext:value-type="float">
            <text:p>0.7142753887</text:p>
          </table:table-cell>
          <table:table-cell office:value-type="float" office:value="-9.7882415199" calcext:value-type="float">
            <text:p>-9.788241519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30.37" calcext:value-type="float">
            <text:p>30.37</text:p>
          </table:table-cell>
          <table:table-cell office:value-type="float" office:value="-3.6097664833" calcext:value-type="float">
            <text:p>-3.609766483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6176" calcext:value-type="float">
            <text:p>0.05116176</text:p>
          </table:table-cell>
          <table:table-cell office:value-type="float" office:value="0.04692821" calcext:value-type="float">
            <text:p>0.0469282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21196067" calcext:value-type="float">
            <text:p>0.7121196067</text:p>
          </table:table-cell>
          <table:table-cell office:value-type="float" office:value="-9.787654686" calcext:value-type="float">
            <text:p>-9.78765468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30.42" calcext:value-type="float">
            <text:p>30.42</text:p>
          </table:table-cell>
          <table:table-cell office:value-type="float" office:value="-3.610117197" calcext:value-type="float">
            <text:p>-3.6101171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308" calcext:value-type="float">
            <text:p>0.05114308</text:p>
          </table:table-cell>
          <table:table-cell office:value-type="float" office:value="0.04704684" calcext:value-type="float">
            <text:p>0.0470468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3840028" calcext:value-type="float">
            <text:p>0.713840028</text:p>
          </table:table-cell>
          <table:table-cell office:value-type="float" office:value="-9.7865614891" calcext:value-type="float">
            <text:p>-9.78656148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-3.60968256" calcext:value-type="float">
            <text:p>-3.6096825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308" calcext:value-type="float">
            <text:p>0.05114308</text:p>
          </table:table-cell>
          <table:table-cell office:value-type="float" office:value="0.04711415" calcext:value-type="float">
            <text:p>0.0471141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6641517" calcext:value-type="float">
            <text:p>0.7146641517</text:p>
          </table:table-cell>
          <table:table-cell office:value-type="float" office:value="-9.7838628769" calcext:value-type="float">
            <text:p>-9.783862876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-3.6097803116" calcext:value-type="float">
            <text:p>-3.609780311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2126" calcext:value-type="float">
            <text:p>0.05112126</text:p>
          </table:table-cell>
          <table:table-cell office:value-type="float" office:value="0.0471222" calcext:value-type="float">
            <text:p>0.04712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45473087" calcext:value-type="float">
            <text:p>0.7145473087</text:p>
          </table:table-cell>
          <table:table-cell office:value-type="float" office:value="-9.7805924416" calcext:value-type="float">
            <text:p>-9.780592441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-3.6097707748" calcext:value-type="float">
            <text:p>-3.609770774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052" calcext:value-type="float">
            <text:p>0.0511052</text:p>
          </table:table-cell>
          <table:table-cell office:value-type="float" office:value="0.04736572" calcext:value-type="float">
            <text:p>0.047365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82348782" calcext:value-type="float">
            <text:p>0.7182348782</text:p>
          </table:table-cell>
          <table:table-cell office:value-type="float" office:value="-9.7805226898" calcext:value-type="float">
            <text:p>-9.78052268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-3.6094930172" calcext:value-type="float">
            <text:p>-3.609493017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052" calcext:value-type="float">
            <text:p>0.0511052</text:p>
          </table:table-cell>
          <table:table-cell office:value-type="float" office:value="0.04732983" calcext:value-type="float">
            <text:p>0.0473298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176596147" calcext:value-type="float">
            <text:p>0.7176596147</text:p>
          </table:table-cell>
          <table:table-cell office:value-type="float" office:value="-9.7800991249" calcext:value-type="float">
            <text:p>-9.780099124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-3.6095468998" calcext:value-type="float">
            <text:p>-3.60954689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7429" calcext:value-type="float">
            <text:p>0.05107429</text:p>
          </table:table-cell>
          <table:table-cell office:value-type="float" office:value="0.04763153" calcext:value-type="float">
            <text:p>0.0476315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1601552" calcext:value-type="float">
            <text:p>0.7221601552</text:p>
          </table:table-cell>
          <table:table-cell office:value-type="float" office:value="-9.7790968132" calcext:value-type="float">
            <text:p>-9.779096813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-3.6095488071" calcext:value-type="float">
            <text:p>-3.609548807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7429" calcext:value-type="float">
            <text:p>0.05107429</text:p>
          </table:table-cell>
          <table:table-cell office:value-type="float" office:value="0.04768028" calcext:value-type="float">
            <text:p>0.0476802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8769833" calcext:value-type="float">
            <text:p>0.7228769833</text:p>
          </table:table-cell>
          <table:table-cell office:value-type="float" office:value="-9.7787943077" calcext:value-type="float">
            <text:p>-9.778794307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-3.609156847" calcext:value-type="float">
            <text:p>-3.60915684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563" calcext:value-type="float">
            <text:p>0.05105563</text:p>
          </table:table-cell>
          <table:table-cell office:value-type="float" office:value="0.0476133" calcext:value-type="float">
            <text:p>0.047613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18735009" calcext:value-type="float">
            <text:p>0.7218735009</text:p>
          </table:table-cell>
          <table:table-cell office:value-type="float" office:value="-9.7789569092" calcext:value-type="float">
            <text:p>-9.778956909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-3.6095092297" calcext:value-type="float">
            <text:p>-3.609509229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4861" calcext:value-type="float">
            <text:p>0.05104861</text:p>
          </table:table-cell>
          <table:table-cell office:value-type="float" office:value="0.04772274" calcext:value-type="float">
            <text:p>0.0477227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5121912" calcext:value-type="float">
            <text:p>0.7235121912</text:p>
          </table:table-cell>
          <table:table-cell office:value-type="float" office:value="-9.7786782455" calcext:value-type="float">
            <text:p>-9.778678245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-3.6090333462" calcext:value-type="float">
            <text:p>-3.609033346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4861" calcext:value-type="float">
            <text:p>0.05104861</text:p>
          </table:table-cell>
          <table:table-cell office:value-type="float" office:value="0.04775119" calcext:value-type="float">
            <text:p>0.0477511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9066368" calcext:value-type="float">
            <text:p>0.7239066368</text:p>
          </table:table-cell>
          <table:table-cell office:value-type="float" office:value="-9.7781810379" calcext:value-type="float">
            <text:p>-9.778181037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-3.6093113422" calcext:value-type="float">
            <text:p>-3.609311342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75" calcext:value-type="float">
            <text:p>0.05102775</text:p>
          </table:table-cell>
          <table:table-cell office:value-type="float" office:value="0.04756727" calcext:value-type="float">
            <text:p>0.04756727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11226469" calcext:value-type="float">
            <text:p>0.7211226469</text:p>
          </table:table-cell>
          <table:table-cell office:value-type="float" office:value="-9.7782374191" calcext:value-type="float">
            <text:p>-9.778237419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30.97" calcext:value-type="float">
            <text:p>30.97</text:p>
          </table:table-cell>
          <table:table-cell office:value-type="float" office:value="-3.6091470718" calcext:value-type="float">
            <text:p>-3.609147071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775" calcext:value-type="float">
            <text:p>0.05102775</text:p>
          </table:table-cell>
          <table:table-cell office:value-type="float" office:value="0.04752484" calcext:value-type="float">
            <text:p>0.0475248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5580205" calcext:value-type="float">
            <text:p>0.7205580205</text:p>
          </table:table-cell>
          <table:table-cell office:value-type="float" office:value="-9.7793049812" calcext:value-type="float">
            <text:p>-9.779304981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31.02" calcext:value-type="float">
            <text:p>31.02</text:p>
          </table:table-cell>
          <table:table-cell office:value-type="float" office:value="-3.6089878082" calcext:value-type="float">
            <text:p>-3.608987808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1975" calcext:value-type="float">
            <text:p>0.05101975</text:p>
          </table:table-cell>
          <table:table-cell office:value-type="float" office:value="0.04768011" calcext:value-type="float">
            <text:p>0.0476801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0152315" calcext:value-type="float">
            <text:p>0.7230152315</text:p>
          </table:table-cell>
          <table:table-cell office:value-type="float" office:value="-9.7806991005" calcext:value-type="float">
            <text:p>-9.780699100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31.07" calcext:value-type="float">
            <text:p>31.07</text:p>
          </table:table-cell>
          <table:table-cell office:value-type="float" office:value="-3.6091609001" calcext:value-type="float">
            <text:p>-3.609160900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316" calcext:value-type="float">
            <text:p>0.05102316</text:p>
          </table:table-cell>
          <table:table-cell office:value-type="float" office:value="0.04753672" calcext:value-type="float">
            <text:p>0.0475367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8582228" calcext:value-type="float">
            <text:p>0.7208582228</text:p>
          </table:table-cell>
          <table:table-cell office:value-type="float" office:value="-9.7809342766" calcext:value-type="float">
            <text:p>-9.780934276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-3.6089355946" calcext:value-type="float">
            <text:p>-3.608935594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316" calcext:value-type="float">
            <text:p>0.05102316</text:p>
          </table:table-cell>
          <table:table-cell office:value-type="float" office:value="0.04751331" calcext:value-type="float">
            <text:p>0.047513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5983764" calcext:value-type="float">
            <text:p>0.7205983764</text:p>
          </table:table-cell>
          <table:table-cell office:value-type="float" office:value="-9.7822273636" calcext:value-type="float">
            <text:p>-9.782227363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31.17" calcext:value-type="float">
            <text:p>31.17</text:p>
          </table:table-cell>
          <table:table-cell office:value-type="float" office:value="-3.6091489792" calcext:value-type="float">
            <text:p>-3.6091489792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535" calcext:value-type="float">
            <text:p>0.05102535</text:p>
          </table:table-cell>
          <table:table-cell office:value-type="float" office:value="0.0475276" calcext:value-type="float">
            <text:p>0.047527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08927089" calcext:value-type="float">
            <text:p>0.7208927089</text:p>
          </table:table-cell>
          <table:table-cell office:value-type="float" office:value="-9.7832804871" calcext:value-type="float">
            <text:p>-9.783280487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31.22" calcext:value-type="float">
            <text:p>31.22</text:p>
          </table:table-cell>
          <table:table-cell office:value-type="float" office:value="-3.6089975834" calcext:value-type="float">
            <text:p>-3.608997583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535" calcext:value-type="float">
            <text:p>0.05102535</text:p>
          </table:table-cell>
          <table:table-cell office:value-type="float" office:value="0.04760866" calcext:value-type="float">
            <text:p>0.047608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2345477" calcext:value-type="float">
            <text:p>0.7222345477</text:p>
          </table:table-cell>
          <table:table-cell office:value-type="float" office:value="-9.7848004723" calcext:value-type="float">
            <text:p>-9.784800472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31.27" calcext:value-type="float">
            <text:p>31.27</text:p>
          </table:table-cell>
          <table:table-cell office:value-type="float" office:value="-3.6091222763" calcext:value-type="float">
            <text:p>-3.609122276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2943" calcext:value-type="float">
            <text:p>0.05102943</text:p>
          </table:table-cell>
          <table:table-cell office:value-type="float" office:value="0.04766374" calcext:value-type="float">
            <text:p>0.0476637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29410666" calcext:value-type="float">
            <text:p>0.7229410666</text:p>
          </table:table-cell>
          <table:table-cell office:value-type="float" office:value="-9.783054924" calcext:value-type="float">
            <text:p>-9.78305492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-3.6090373993" calcext:value-type="float">
            <text:p>-3.609037399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3986" calcext:value-type="float">
            <text:p>0.05103986</text:p>
          </table:table-cell>
          <table:table-cell office:value-type="float" office:value="0.0476814" calcext:value-type="float">
            <text:p>0.047681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31799859" calcext:value-type="float">
            <text:p>0.7231799859</text:p>
          </table:table-cell>
          <table:table-cell office:value-type="float" office:value="-9.7826642418" calcext:value-type="float">
            <text:p>-9.782664241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31.37" calcext:value-type="float">
            <text:p>31.37</text:p>
          </table:table-cell>
          <table:table-cell office:value-type="float" office:value="-3.6091413498" calcext:value-type="float">
            <text:p>-3.6091413498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3986" calcext:value-type="float">
            <text:p>0.05103986</text:p>
          </table:table-cell>
          <table:table-cell office:value-type="float" office:value="0.04799375" calcext:value-type="float">
            <text:p>0.0479937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79456347" calcext:value-type="float">
            <text:p>0.7279456347</text:p>
          </table:table-cell>
          <table:table-cell office:value-type="float" office:value="-9.7830427933" calcext:value-type="float">
            <text:p>-9.783042793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float" office:value="-3.6091916561" calcext:value-type="float">
            <text:p>-3.60919165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5051" calcext:value-type="float">
            <text:p>0.05105051</text:p>
          </table:table-cell>
          <table:table-cell office:value-type="float" office:value="0.0479418" calcext:value-type="float">
            <text:p>0.047941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73010594" calcext:value-type="float">
            <text:p>0.7273010594</text:p>
          </table:table-cell>
          <table:table-cell office:value-type="float" office:value="-9.7849721146" calcext:value-type="float">
            <text:p>-9.7849721146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31.47" calcext:value-type="float">
            <text:p>31.47</text:p>
          </table:table-cell>
          <table:table-cell office:value-type="float" office:value="-3.6091277599" calcext:value-type="float">
            <text:p>-3.609127759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535" calcext:value-type="float">
            <text:p>0.05106535</text:p>
          </table:table-cell>
          <table:table-cell office:value-type="float" office:value="0.047998" calcext:value-type="float">
            <text:p>0.047998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2670158" calcext:value-type="float">
            <text:p>0.7282670158</text:p>
          </table:table-cell>
          <table:table-cell office:value-type="float" office:value="-9.7864949608" calcext:value-type="float">
            <text:p>-9.786494960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-3.6093072891" calcext:value-type="float">
            <text:p>-3.60930728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6535" calcext:value-type="float">
            <text:p>0.05106535</text:p>
          </table:table-cell>
          <table:table-cell office:value-type="float" office:value="0.04798909" calcext:value-type="float">
            <text:p>0.0479890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057397" calcext:value-type="float">
            <text:p>0.728057397</text:p>
          </table:table-cell>
          <table:table-cell office:value-type="float" office:value="-9.7854950523" calcext:value-type="float">
            <text:p>-9.785495052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31.57" calcext:value-type="float">
            <text:p>31.57</text:p>
          </table:table-cell>
          <table:table-cell office:value-type="float" office:value="-3.6093397141" calcext:value-type="float">
            <text:p>-3.60933971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787" calcext:value-type="float">
            <text:p>0.05109787</text:p>
          </table:table-cell>
          <table:table-cell office:value-type="float" office:value="0.04816242" calcext:value-type="float">
            <text:p>0.0481624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08690894" calcext:value-type="float">
            <text:p>0.7308690894</text:p>
          </table:table-cell>
          <table:table-cell office:value-type="float" office:value="-9.7879339409" calcext:value-type="float">
            <text:p>-9.787933940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31.62" calcext:value-type="float">
            <text:p>31.62</text:p>
          </table:table-cell>
          <table:table-cell office:value-type="float" office:value="-3.6092779636" calcext:value-type="float">
            <text:p>-3.609277963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09787" calcext:value-type="float">
            <text:p>0.05109787</text:p>
          </table:table-cell>
          <table:table-cell office:value-type="float" office:value="0.04806664" calcext:value-type="float">
            <text:p>0.04806664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4286036" calcext:value-type="float">
            <text:p>0.7294286036</text:p>
          </table:table-cell>
          <table:table-cell office:value-type="float" office:value="-9.7881083298" calcext:value-type="float">
            <text:p>-9.78810832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1.67" calcext:value-type="float">
            <text:p>31.67</text:p>
          </table:table-cell>
          <table:table-cell office:value-type="float" office:value="-3.6097280979" calcext:value-type="float">
            <text:p>-3.6097280979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2083" calcext:value-type="float">
            <text:p>0.05112083</text:p>
          </table:table-cell>
          <table:table-cell office:value-type="float" office:value="0.04802759" calcext:value-type="float">
            <text:p>0.04802759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7579036" calcext:value-type="float">
            <text:p>0.7287579036</text:p>
          </table:table-cell>
          <table:table-cell office:value-type="float" office:value="-9.7870583534" calcext:value-type="float">
            <text:p>-9.7870583534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31.73" calcext:value-type="float">
            <text:p>31.73</text:p>
          </table:table-cell>
          <table:table-cell office:value-type="float" office:value="-3.6093342304" calcext:value-type="float">
            <text:p>-3.609334230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2083" calcext:value-type="float">
            <text:p>0.05112083</text:p>
          </table:table-cell>
          <table:table-cell office:value-type="float" office:value="0.04827016" calcext:value-type="float">
            <text:p>0.0482701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25188184" calcext:value-type="float">
            <text:p>0.7325188184</text:p>
          </table:table-cell>
          <table:table-cell office:value-type="float" office:value="-9.7881316757" calcext:value-type="float">
            <text:p>-9.7881316757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31.77" calcext:value-type="float">
            <text:p>31.77</text:p>
          </table:table-cell>
          <table:table-cell office:value-type="float" office:value="-3.6098899841" calcext:value-type="float">
            <text:p>-3.609889984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2083" calcext:value-type="float">
            <text:p>0.05112083</text:p>
          </table:table-cell>
          <table:table-cell office:value-type="float" office:value="0.04822502" calcext:value-type="float">
            <text:p>0.0482250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18354249" calcext:value-type="float">
            <text:p>0.7318354249</text:p>
          </table:table-cell>
          <table:table-cell office:value-type="float" office:value="-9.7881522179" calcext:value-type="float">
            <text:p>-9.7881522179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31.82" calcext:value-type="float">
            <text:p>31.82</text:p>
          </table:table-cell>
          <table:table-cell office:value-type="float" office:value="-3.6094610691" calcext:value-type="float">
            <text:p>-3.609461069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429" calcext:value-type="float">
            <text:p>0.05114429</text:p>
          </table:table-cell>
          <table:table-cell office:value-type="float" office:value="0.04807831" calcext:value-type="float">
            <text:p>0.0480783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465791" calcext:value-type="float">
            <text:p>0.729465791</text:p>
          </table:table-cell>
          <table:table-cell office:value-type="float" office:value="-9.7862298775" calcext:value-type="float">
            <text:p>-9.786229877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-3.6097464561" calcext:value-type="float">
            <text:p>-3.6097464561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429" calcext:value-type="float">
            <text:p>0.05114429</text:p>
          </table:table-cell>
          <table:table-cell office:value-type="float" office:value="0.04810922" calcext:value-type="float">
            <text:p>0.04810922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00453472" calcext:value-type="float">
            <text:p>0.7300453472</text:p>
          </table:table-cell>
          <table:table-cell office:value-type="float" office:value="-9.7877136421" calcext:value-type="float">
            <text:p>-9.787713642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1.93" calcext:value-type="float">
            <text:p>31.93</text:p>
          </table:table-cell>
          <table:table-cell office:value-type="float" office:value="-3.6098561287" calcext:value-type="float">
            <text:p>-3.6098561287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4429" calcext:value-type="float">
            <text:p>0.05114429</text:p>
          </table:table-cell>
          <table:table-cell office:value-type="float" office:value="0.04804981" calcext:value-type="float">
            <text:p>0.048049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0875417" calcext:value-type="float">
            <text:p>0.7290875417</text:p>
          </table:table-cell>
          <table:table-cell office:value-type="float" office:value="-9.7869587898" calcext:value-type="float">
            <text:p>-9.7869587898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31.97" calcext:value-type="float">
            <text:p>31.97</text:p>
          </table:table-cell>
          <table:table-cell office:value-type="float" office:value="-3.609705925" calcext:value-type="float">
            <text:p>-3.609705925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939" calcext:value-type="float">
            <text:p>0.05115939</text:p>
          </table:table-cell>
          <table:table-cell office:value-type="float" office:value="0.04806681" calcext:value-type="float">
            <text:p>0.04806681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93808562" calcext:value-type="float">
            <text:p>0.7293808562</text:p>
          </table:table-cell>
          <table:table-cell office:value-type="float" office:value="-9.7874328232" calcext:value-type="float">
            <text:p>-9.7874328232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32.03" calcext:value-type="float">
            <text:p>32.03</text:p>
          </table:table-cell>
          <table:table-cell office:value-type="float" office:value="-3.6098213196" calcext:value-type="float">
            <text:p>-3.609821319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5939" calcext:value-type="float">
            <text:p>0.05115939</text:p>
          </table:table-cell>
          <table:table-cell office:value-type="float" office:value="0.04798233" calcext:value-type="float">
            <text:p>0.04798233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036322" calcext:value-type="float">
            <text:p>0.728036322</text:p>
          </table:table-cell>
          <table:table-cell office:value-type="float" office:value="-9.7865908051" calcext:value-type="float">
            <text:p>-9.7865908051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32.07" calcext:value-type="float">
            <text:p>32.07</text:p>
          </table:table-cell>
          <table:table-cell office:value-type="float" office:value="-3.6099305153" calcext:value-type="float">
            <text:p>-3.6099305153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621" calcext:value-type="float">
            <text:p>0.05117621</text:p>
          </table:table-cell>
          <table:table-cell office:value-type="float" office:value="0.0479966" calcext:value-type="float">
            <text:p>0.0479966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282377547" calcext:value-type="float">
            <text:p>0.7282377547</text:p>
          </table:table-cell>
          <table:table-cell office:value-type="float" office:value="-9.7863879585" calcext:value-type="float">
            <text:p>-9.7863879585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32.13" calcext:value-type="float">
            <text:p>32.13</text:p>
          </table:table-cell>
          <table:table-cell office:value-type="float" office:value="-3.609811306" calcext:value-type="float">
            <text:p>-3.609811306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17621" calcext:value-type="float">
            <text:p>0.05117621</text:p>
          </table:table-cell>
          <table:table-cell office:value-type="float" office:value="0.04816665" calcext:value-type="float">
            <text:p>0.04816665</text:p>
          </table:table-cell>
          <table:table-cell office:value-type="float" office:value="9.9712991714" calcext:value-type="float">
            <text:p>9.9712991714</text:p>
          </table:table-cell>
          <table:table-cell office:value-type="float" office:value="50.2740745544" calcext:value-type="float">
            <text:p>50.2740745544</text:p>
          </table:table-cell>
          <table:table-cell office:value-type="float" office:value="0.7309428376" calcext:value-type="float">
            <text:p>0.7309428376</text:p>
          </table:table-cell>
          <table:table-cell office:value-type="float" office:value="-9.7880622673" calcext:value-type="float">
            <text:p>-9.7880622673</text:p>
          </table:table-cell>
          <table:table-cell office:value-type="float" office:value="-0.1282931715" calcext:value-type="float">
            <text:p>-0.128293171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0:13:54.488750844</dc:date>
    <meta:editing-duration>PT1M54S</meta:editing-duration>
    <meta:editing-cycles>1</meta:editing-cycles>
    <meta:document-statistic meta:table-count="1" meta:cell-count="8287" meta:object-count="0"/>
    <meta:generator>LibreOffice/5.1.6.2$Linux_X86_64 LibreOffice_project/10m0$Build-2</meta:generator>
  </office:meta>
</office:document-meta>
</file>